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efense</text:p>
          </table:table-cell>
          <table:table-cell office:value-type="string">
            <text:p>attack</text:p>
          </table:table-cell>
          <table:table-cell office:value-type="string">
            <text:p>agility</text:p>
          </table:table-cell>
          <table:table-cell office:value-type="string">
            <text:p>stamina</text:p>
          </table:table-cell>
          <table:table-cell office:value-type="string">
            <text:p>class</text:p>
          </table:table-cell>
          <table:table-cell/>
        </table:table-row>
        <table:table-row table:style-name="ro1">
          <table:table-cell table:formula="of:=RAND()*5+1" office:value-type="float" office:value="1.33250039676204">
            <text:p>1.3325003968</text:p>
          </table:table-cell>
          <table:table-cell table:formula="of:=RAND()*5+1" office:value-type="float" office:value="4.32972489763051">
            <text:p>4.3297248976</text:p>
          </table:table-cell>
          <table:table-cell table:formula="of:=RAND()*5+1" office:value-type="float" office:value="4.92356519121677">
            <text:p>4.9235651912</text:p>
          </table:table-cell>
          <table:table-cell table:formula="of:=RAND()*5+1" office:value-type="float" office:value="5.87503110198304">
            <text:p>5.875031102</text:p>
          </table:table-cell>
          <table:table-cell table:formula="of:=IF([.A2]/[.B2]&gt;=1.4;&quot;defender&quot;;IF([.C2]/[.D2]&gt;=1.3;&quot;demon hunter&quot;;IF([.D2]&gt;[.B2];&quot;monk&quot;;&quot;wizard&quot;)))" office:value-type="string" office:string-value="monk">
            <text:p>monk</text:p>
          </table:table-cell>
          <table:table-cell table:formula="of:=COUNTIF([.E$2:.E$614];&quot;defender&quot;)" office:value-type="float" office:value="172">
            <text:p>172</text:p>
          </table:table-cell>
        </table:table-row>
        <table:table-row table:style-name="ro1">
          <table:table-cell table:formula="of:=RAND()*5+1" office:value-type="float" office:value="3.42207933682948">
            <text:p>3.4220793368</text:p>
          </table:table-cell>
          <table:table-cell table:formula="of:=RAND()*5+1" office:value-type="float" office:value="5.76199618075043">
            <text:p>5.7619961808</text:p>
          </table:table-cell>
          <table:table-cell table:formula="of:=RAND()*5+1" office:value-type="float" office:value="4.75368896871805">
            <text:p>4.7536889687</text:p>
          </table:table-cell>
          <table:table-cell table:formula="of:=RAND()*5+1" office:value-type="float" office:value="4.62044676207006">
            <text:p>4.6204467621</text:p>
          </table:table-cell>
          <table:table-cell table:formula="of:=IF([.A3]/[.B3]&gt;=1.4;&quot;defender&quot;;IF([.C3]/[.D3]&gt;=1.3;&quot;demon hunter&quot;;IF([.D3]&gt;[.B3];&quot;monk&quot;;&quot;wizard&quot;)))" office:value-type="string" office:string-value="wizard">
            <text:p>wizard</text:p>
          </table:table-cell>
          <table:table-cell table:formula="of:=COUNTIF([.E$2:.E$614];&quot;demon hunter&quot;)" office:value-type="float" office:value="158">
            <text:p>158</text:p>
          </table:table-cell>
        </table:table-row>
        <table:table-row table:style-name="ro1">
          <table:table-cell table:formula="of:=RAND()*5+1" office:value-type="float" office:value="4.83935255464166">
            <text:p>4.8393525546</text:p>
          </table:table-cell>
          <table:table-cell table:formula="of:=RAND()*5+1" office:value-type="float" office:value="1.84592532599345">
            <text:p>1.845925326</text:p>
          </table:table-cell>
          <table:table-cell table:formula="of:=RAND()*5+1" office:value-type="float" office:value="2.38153056614101">
            <text:p>2.3815305661</text:p>
          </table:table-cell>
          <table:table-cell table:formula="of:=RAND()*5+1" office:value-type="float" office:value="5.82198203681037">
            <text:p>5.8219820368</text:p>
          </table:table-cell>
          <table:table-cell table:formula="of:=IF([.A4]/[.B4]&gt;=1.4;&quot;defender&quot;;IF([.C4]/[.D4]&gt;=1.3;&quot;demon hunter&quot;;IF([.D4]&gt;[.B4];&quot;monk&quot;;&quot;wizard&quot;)))" office:value-type="string" office:string-value="defender">
            <text:p>defender</text:p>
          </table:table-cell>
          <table:table-cell table:formula="of:=COUNTIF([.E$2:.E$614];&quot;wizard&quot;)" office:value-type="float" office:value="133">
            <text:p>133</text:p>
          </table:table-cell>
        </table:table-row>
        <table:table-row table:style-name="ro1">
          <table:table-cell table:formula="of:=RAND()*5+1" office:value-type="float" office:value="2.13730626646429">
            <text:p>2.1373062665</text:p>
          </table:table-cell>
          <table:table-cell table:formula="of:=RAND()*5+1" office:value-type="float" office:value="2.76932084141299">
            <text:p>2.7693208414</text:p>
          </table:table-cell>
          <table:table-cell table:formula="of:=RAND()*5+1" office:value-type="float" office:value="3.57404896430671">
            <text:p>3.5740489643</text:p>
          </table:table-cell>
          <table:table-cell table:formula="of:=RAND()*5+1" office:value-type="float" office:value="1.95296942163259">
            <text:p>1.9529694216</text:p>
          </table:table-cell>
          <table:table-cell table:formula="of:=IF([.A5]/[.B5]&gt;=1.4;&quot;defender&quot;;IF([.C5]/[.D5]&gt;=1.3;&quot;demon hunter&quot;;IF([.D5]&gt;[.B5];&quot;monk&quot;;&quot;wizard&quot;)))" office:value-type="string" office:string-value="demon hunter">
            <text:p>demon hunter</text:p>
          </table:table-cell>
          <table:table-cell table:formula="of:=COUNTIF([.E$2:.E$614];&quot;monk&quot;)" office:value-type="float" office:value="150">
            <text:p>150</text:p>
          </table:table-cell>
        </table:table-row>
        <table:table-row table:style-name="ro1">
          <table:table-cell table:formula="of:=RAND()*5+1" office:value-type="float" office:value="1.70912595838308">
            <text:p>1.7091259584</text:p>
          </table:table-cell>
          <table:table-cell table:formula="of:=RAND()*5+1" office:value-type="float" office:value="4.34405245957896">
            <text:p>4.3440524596</text:p>
          </table:table-cell>
          <table:table-cell table:formula="of:=RAND()*5+1" office:value-type="float" office:value="5.97921984875575">
            <text:p>5.9792198488</text:p>
          </table:table-cell>
          <table:table-cell table:formula="of:=RAND()*5+1" office:value-type="float" office:value="3.10789651144296">
            <text:p>3.1078965114</text:p>
          </table:table-cell>
          <table:table-cell table:formula="of:=IF([.A6]/[.B6]&gt;=1.4;&quot;defender&quot;;IF([.C6]/[.D6]&gt;=1.3;&quot;demon hunter&quot;;IF([.D6]&gt;[.B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65461751166731">
            <text:p>2.6546175117</text:p>
          </table:table-cell>
          <table:table-cell table:formula="of:=RAND()*5+1" office:value-type="float" office:value="5.83493051957339">
            <text:p>5.8349305196</text:p>
          </table:table-cell>
          <table:table-cell table:formula="of:=RAND()*5+1" office:value-type="float" office:value="3.36504547297955">
            <text:p>3.365045473</text:p>
          </table:table-cell>
          <table:table-cell table:formula="of:=RAND()*5+1" office:value-type="float" office:value="5.69146609306335">
            <text:p>5.6914660931</text:p>
          </table:table-cell>
          <table:table-cell table:formula="of:=IF([.A7]/[.B7]&gt;=1.4;&quot;defender&quot;;IF([.C7]/[.D7]&gt;=1.3;&quot;demon hunter&quot;;IF([.D7]&gt;[.B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3060282692313">
            <text:p>1.2306028269</text:p>
          </table:table-cell>
          <table:table-cell table:formula="of:=RAND()*5+1" office:value-type="float" office:value="5.33844221523032">
            <text:p>5.3384422152</text:p>
          </table:table-cell>
          <table:table-cell table:formula="of:=RAND()*5+1" office:value-type="float" office:value="4.92002169508487">
            <text:p>4.9200216951</text:p>
          </table:table-cell>
          <table:table-cell table:formula="of:=RAND()*5+1" office:value-type="float" office:value="2.19136570952833">
            <text:p>2.1913657095</text:p>
          </table:table-cell>
          <table:table-cell table:formula="of:=IF([.A8]/[.B8]&gt;=1.4;&quot;defender&quot;;IF([.C8]/[.D8]&gt;=1.3;&quot;demon hunter&quot;;IF([.D8]&gt;[.B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68117356719449">
            <text:p>2.6811735672</text:p>
          </table:table-cell>
          <table:table-cell table:formula="of:=RAND()*5+1" office:value-type="float" office:value="3.52338243182749">
            <text:p>3.5233824318</text:p>
          </table:table-cell>
          <table:table-cell table:formula="of:=RAND()*5+1" office:value-type="float" office:value="4.84477258194238">
            <text:p>4.8447725819</text:p>
          </table:table-cell>
          <table:table-cell table:formula="of:=RAND()*5+1" office:value-type="float" office:value="1.40914069395512">
            <text:p>1.409140694</text:p>
          </table:table-cell>
          <table:table-cell table:formula="of:=IF([.A9]/[.B9]&gt;=1.4;&quot;defender&quot;;IF([.C9]/[.D9]&gt;=1.3;&quot;demon hunter&quot;;IF([.D9]&gt;[.B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87537308176979">
            <text:p>3.8753730818</text:p>
          </table:table-cell>
          <table:table-cell table:formula="of:=RAND()*5+1" office:value-type="float" office:value="4.82015274837613">
            <text:p>4.8201527484</text:p>
          </table:table-cell>
          <table:table-cell table:formula="of:=RAND()*5+1" office:value-type="float" office:value="3.16748162172735">
            <text:p>3.1674816217</text:p>
          </table:table-cell>
          <table:table-cell table:formula="of:=RAND()*5+1" office:value-type="float" office:value="5.13393171271309">
            <text:p>5.1339317127</text:p>
          </table:table-cell>
          <table:table-cell table:formula="of:=IF([.A10]/[.B10]&gt;=1.4;&quot;defender&quot;;IF([.C10]/[.D10]&gt;=1.3;&quot;demon hunter&quot;;IF([.D10]&gt;[.B1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89592789346352">
            <text:p>4.8959278935</text:p>
          </table:table-cell>
          <table:table-cell table:formula="of:=RAND()*5+1" office:value-type="float" office:value="1.12565858894959">
            <text:p>1.1256585889</text:p>
          </table:table-cell>
          <table:table-cell table:formula="of:=RAND()*5+1" office:value-type="float" office:value="4.37227974785492">
            <text:p>4.3722797479</text:p>
          </table:table-cell>
          <table:table-cell table:formula="of:=RAND()*5+1" office:value-type="float" office:value="1.4346573445946">
            <text:p>1.4346573446</text:p>
          </table:table-cell>
          <table:table-cell table:formula="of:=IF([.A11]/[.B11]&gt;=1.4;&quot;defender&quot;;IF([.C11]/[.D11]&gt;=1.3;&quot;demon hunter&quot;;IF([.D11]&gt;[.B1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74610535101965">
            <text:p>4.746105351</text:p>
          </table:table-cell>
          <table:table-cell table:formula="of:=RAND()*5+1" office:value-type="float" office:value="5.58956095855683">
            <text:p>5.5895609586</text:p>
          </table:table-cell>
          <table:table-cell table:formula="of:=RAND()*5+1" office:value-type="float" office:value="1.43548628455028">
            <text:p>1.4354862846</text:p>
          </table:table-cell>
          <table:table-cell table:formula="of:=RAND()*5+1" office:value-type="float" office:value="3.64961686218157">
            <text:p>3.6496168622</text:p>
          </table:table-cell>
          <table:table-cell table:formula="of:=IF([.A12]/[.B12]&gt;=1.4;&quot;defender&quot;;IF([.C12]/[.D12]&gt;=1.3;&quot;demon hunter&quot;;IF([.D12]&gt;[.B1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41893770359457">
            <text:p>5.4189377036</text:p>
          </table:table-cell>
          <table:table-cell table:formula="of:=RAND()*5+1" office:value-type="float" office:value="3.58545790566131">
            <text:p>3.5854579057</text:p>
          </table:table-cell>
          <table:table-cell table:formula="of:=RAND()*5+1" office:value-type="float" office:value="3.46761192101985">
            <text:p>3.467611921</text:p>
          </table:table-cell>
          <table:table-cell table:formula="of:=RAND()*5+1" office:value-type="float" office:value="5.26657979842275">
            <text:p>5.2665797984</text:p>
          </table:table-cell>
          <table:table-cell table:formula="of:=IF([.A13]/[.B13]&gt;=1.4;&quot;defender&quot;;IF([.C13]/[.D13]&gt;=1.3;&quot;demon hunter&quot;;IF([.D13]&gt;[.B1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5384273272939">
            <text:p>4.5384273273</text:p>
          </table:table-cell>
          <table:table-cell table:formula="of:=RAND()*5+1" office:value-type="float" office:value="2.57279255101457">
            <text:p>2.572792551</text:p>
          </table:table-cell>
          <table:table-cell table:formula="of:=RAND()*5+1" office:value-type="float" office:value="3.86542763700709">
            <text:p>3.865427637</text:p>
          </table:table-cell>
          <table:table-cell table:formula="of:=RAND()*5+1" office:value-type="float" office:value="5.19096185592935">
            <text:p>5.1909618559</text:p>
          </table:table-cell>
          <table:table-cell table:formula="of:=IF([.A14]/[.B14]&gt;=1.4;&quot;defender&quot;;IF([.C14]/[.D14]&gt;=1.3;&quot;demon hunter&quot;;IF([.D14]&gt;[.B1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1684501059353">
            <text:p>5.9168450106</text:p>
          </table:table-cell>
          <table:table-cell table:formula="of:=RAND()*5+1" office:value-type="float" office:value="2.99298666790128">
            <text:p>2.9929866679</text:p>
          </table:table-cell>
          <table:table-cell table:formula="of:=RAND()*5+1" office:value-type="float" office:value="4.22964028688148">
            <text:p>4.2296402869</text:p>
          </table:table-cell>
          <table:table-cell table:formula="of:=RAND()*5+1" office:value-type="float" office:value="4.3056744444184">
            <text:p>4.3056744444</text:p>
          </table:table-cell>
          <table:table-cell table:formula="of:=IF([.A15]/[.B15]&gt;=1.4;&quot;defender&quot;;IF([.C15]/[.D15]&gt;=1.3;&quot;demon hunter&quot;;IF([.D15]&gt;[.B1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10088317934424">
            <text:p>5.1008831793</text:p>
          </table:table-cell>
          <table:table-cell table:formula="of:=RAND()*5+1" office:value-type="float" office:value="5.24755328800529">
            <text:p>5.247553288</text:p>
          </table:table-cell>
          <table:table-cell table:formula="of:=RAND()*5+1" office:value-type="float" office:value="5.08248380757868">
            <text:p>5.0824838076</text:p>
          </table:table-cell>
          <table:table-cell table:formula="of:=RAND()*5+1" office:value-type="float" office:value="5.89606486167759">
            <text:p>5.8960648617</text:p>
          </table:table-cell>
          <table:table-cell table:formula="of:=IF([.A16]/[.B16]&gt;=1.4;&quot;defender&quot;;IF([.C16]/[.D16]&gt;=1.3;&quot;demon hunter&quot;;IF([.D16]&gt;[.B1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58753095474094">
            <text:p>5.5875309547</text:p>
          </table:table-cell>
          <table:table-cell table:formula="of:=RAND()*5+1" office:value-type="float" office:value="1.75550069101155">
            <text:p>1.755500691</text:p>
          </table:table-cell>
          <table:table-cell table:formula="of:=RAND()*5+1" office:value-type="float" office:value="4.25588783249259">
            <text:p>4.2558878325</text:p>
          </table:table-cell>
          <table:table-cell table:formula="of:=RAND()*5+1" office:value-type="float" office:value="5.91233453387395">
            <text:p>5.9123345339</text:p>
          </table:table-cell>
          <table:table-cell table:formula="of:=IF([.A17]/[.B17]&gt;=1.4;&quot;defender&quot;;IF([.C17]/[.D17]&gt;=1.3;&quot;demon hunter&quot;;IF([.D17]&gt;[.B1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9394290624186">
            <text:p>1.0939429062</text:p>
          </table:table-cell>
          <table:table-cell table:formula="of:=RAND()*5+1" office:value-type="float" office:value="2.44752928055823">
            <text:p>2.4475292806</text:p>
          </table:table-cell>
          <table:table-cell table:formula="of:=RAND()*5+1" office:value-type="float" office:value="3.63889499008656">
            <text:p>3.6388949901</text:p>
          </table:table-cell>
          <table:table-cell table:formula="of:=RAND()*5+1" office:value-type="float" office:value="5.81813378166407">
            <text:p>5.8181337817</text:p>
          </table:table-cell>
          <table:table-cell table:formula="of:=IF([.A18]/[.B18]&gt;=1.4;&quot;defender&quot;;IF([.C18]/[.D18]&gt;=1.3;&quot;demon hunter&quot;;IF([.D18]&gt;[.B1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34151621349156">
            <text:p>3.3415162135</text:p>
          </table:table-cell>
          <table:table-cell table:formula="of:=RAND()*5+1" office:value-type="float" office:value="5.01396460365504">
            <text:p>5.0139646037</text:p>
          </table:table-cell>
          <table:table-cell table:formula="of:=RAND()*5+1" office:value-type="float" office:value="5.42310529761016">
            <text:p>5.4231052976</text:p>
          </table:table-cell>
          <table:table-cell table:formula="of:=RAND()*5+1" office:value-type="float" office:value="5.32006855728105">
            <text:p>5.3200685573</text:p>
          </table:table-cell>
          <table:table-cell table:formula="of:=IF([.A19]/[.B19]&gt;=1.4;&quot;defender&quot;;IF([.C19]/[.D19]&gt;=1.3;&quot;demon hunter&quot;;IF([.D19]&gt;[.B1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14022130565718">
            <text:p>4.1402213057</text:p>
          </table:table-cell>
          <table:table-cell table:formula="of:=RAND()*5+1" office:value-type="float" office:value="2.18628879543394">
            <text:p>2.1862887954</text:p>
          </table:table-cell>
          <table:table-cell table:formula="of:=RAND()*5+1" office:value-type="float" office:value="5.93944499874488">
            <text:p>5.9394449987</text:p>
          </table:table-cell>
          <table:table-cell table:formula="of:=RAND()*5+1" office:value-type="float" office:value="4.10395975597203">
            <text:p>4.103959756</text:p>
          </table:table-cell>
          <table:table-cell table:formula="of:=IF([.A20]/[.B20]&gt;=1.4;&quot;defender&quot;;IF([.C20]/[.D20]&gt;=1.3;&quot;demon hunter&quot;;IF([.D20]&gt;[.B2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32022051047534">
            <text:p>1.3202205105</text:p>
          </table:table-cell>
          <table:table-cell table:formula="of:=RAND()*5+1" office:value-type="float" office:value="3.29847838170826">
            <text:p>3.2984783817</text:p>
          </table:table-cell>
          <table:table-cell table:formula="of:=RAND()*5+1" office:value-type="float" office:value="3.42413697065786">
            <text:p>3.4241369707</text:p>
          </table:table-cell>
          <table:table-cell table:formula="of:=RAND()*5+1" office:value-type="float" office:value="1.30770292738453">
            <text:p>1.3077029274</text:p>
          </table:table-cell>
          <table:table-cell table:formula="of:=IF([.A21]/[.B21]&gt;=1.4;&quot;defender&quot;;IF([.C21]/[.D21]&gt;=1.3;&quot;demon hunter&quot;;IF([.D21]&gt;[.B2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89726388594136">
            <text:p>5.8972638859</text:p>
          </table:table-cell>
          <table:table-cell table:formula="of:=RAND()*5+1" office:value-type="float" office:value="5.21614840393886">
            <text:p>5.2161484039</text:p>
          </table:table-cell>
          <table:table-cell table:formula="of:=RAND()*5+1" office:value-type="float" office:value="2.86576526844874">
            <text:p>2.8657652684</text:p>
          </table:table-cell>
          <table:table-cell table:formula="of:=RAND()*5+1" office:value-type="float" office:value="2.17024232167751">
            <text:p>2.1702423217</text:p>
          </table:table-cell>
          <table:table-cell table:formula="of:=IF([.A22]/[.B22]&gt;=1.4;&quot;defender&quot;;IF([.C22]/[.D22]&gt;=1.3;&quot;demon hunter&quot;;IF([.D22]&gt;[.B2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75570022733882">
            <text:p>4.7557002273</text:p>
          </table:table-cell>
          <table:table-cell table:formula="of:=RAND()*5+1" office:value-type="float" office:value="1.33275017281994">
            <text:p>1.3327501728</text:p>
          </table:table-cell>
          <table:table-cell table:formula="of:=RAND()*5+1" office:value-type="float" office:value="3.83949912991375">
            <text:p>3.8394991299</text:p>
          </table:table-cell>
          <table:table-cell table:formula="of:=RAND()*5+1" office:value-type="float" office:value="4.35998782189563">
            <text:p>4.3599878219</text:p>
          </table:table-cell>
          <table:table-cell table:formula="of:=IF([.A23]/[.B23]&gt;=1.4;&quot;defender&quot;;IF([.C23]/[.D23]&gt;=1.3;&quot;demon hunter&quot;;IF([.D23]&gt;[.B2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0554272383451">
            <text:p>2.9055427238</text:p>
          </table:table-cell>
          <table:table-cell table:formula="of:=RAND()*5+1" office:value-type="float" office:value="2.28470297204331">
            <text:p>2.284702972</text:p>
          </table:table-cell>
          <table:table-cell table:formula="of:=RAND()*5+1" office:value-type="float" office:value="4.27768964227289">
            <text:p>4.2776896423</text:p>
          </table:table-cell>
          <table:table-cell table:formula="of:=RAND()*5+1" office:value-type="float" office:value="3.29412755696103">
            <text:p>3.294127557</text:p>
          </table:table-cell>
          <table:table-cell table:formula="of:=IF([.A24]/[.B24]&gt;=1.4;&quot;defender&quot;;IF([.C24]/[.D24]&gt;=1.3;&quot;demon hunter&quot;;IF([.D24]&gt;[.B2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54168084496632">
            <text:p>2.541680845</text:p>
          </table:table-cell>
          <table:table-cell table:formula="of:=RAND()*5+1" office:value-type="float" office:value="2.82238773675635">
            <text:p>2.8223877368</text:p>
          </table:table-cell>
          <table:table-cell table:formula="of:=RAND()*5+1" office:value-type="float" office:value="2.71845259843394">
            <text:p>2.7184525984</text:p>
          </table:table-cell>
          <table:table-cell table:formula="of:=RAND()*5+1" office:value-type="float" office:value="3.37857282161713">
            <text:p>3.3785728216</text:p>
          </table:table-cell>
          <table:table-cell table:formula="of:=IF([.A25]/[.B25]&gt;=1.4;&quot;defender&quot;;IF([.C25]/[.D25]&gt;=1.3;&quot;demon hunter&quot;;IF([.D25]&gt;[.B2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13407351495698">
            <text:p>4.134073515</text:p>
          </table:table-cell>
          <table:table-cell table:formula="of:=RAND()*5+1" office:value-type="float" office:value="1.62416465254501">
            <text:p>1.6241646525</text:p>
          </table:table-cell>
          <table:table-cell table:formula="of:=RAND()*5+1" office:value-type="float" office:value="2.33070442592725">
            <text:p>2.3307044259</text:p>
          </table:table-cell>
          <table:table-cell table:formula="of:=RAND()*5+1" office:value-type="float" office:value="3.75962610263377">
            <text:p>3.7596261026</text:p>
          </table:table-cell>
          <table:table-cell table:formula="of:=IF([.A26]/[.B26]&gt;=1.4;&quot;defender&quot;;IF([.C26]/[.D26]&gt;=1.3;&quot;demon hunter&quot;;IF([.D26]&gt;[.B2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07169393310323">
            <text:p>3.0716939331</text:p>
          </table:table-cell>
          <table:table-cell table:formula="of:=RAND()*5+1" office:value-type="float" office:value="2.30598355317488">
            <text:p>2.3059835532</text:p>
          </table:table-cell>
          <table:table-cell table:formula="of:=RAND()*5+1" office:value-type="float" office:value="2.12411733483896">
            <text:p>2.1241173348</text:p>
          </table:table-cell>
          <table:table-cell table:formula="of:=RAND()*5+1" office:value-type="float" office:value="4.22801642119885">
            <text:p>4.2280164212</text:p>
          </table:table-cell>
          <table:table-cell table:formula="of:=IF([.A27]/[.B27]&gt;=1.4;&quot;defender&quot;;IF([.C27]/[.D27]&gt;=1.3;&quot;demon hunter&quot;;IF([.D27]&gt;[.B2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24198102485389">
            <text:p>3.2419810249</text:p>
          </table:table-cell>
          <table:table-cell table:formula="of:=RAND()*5+1" office:value-type="float" office:value="5.71058892318979">
            <text:p>5.7105889232</text:p>
          </table:table-cell>
          <table:table-cell table:formula="of:=RAND()*5+1" office:value-type="float" office:value="5.03065748047084">
            <text:p>5.0306574805</text:p>
          </table:table-cell>
          <table:table-cell table:formula="of:=RAND()*5+1" office:value-type="float" office:value="4.46563354833052">
            <text:p>4.4656335483</text:p>
          </table:table-cell>
          <table:table-cell table:formula="of:=IF([.A28]/[.B28]&gt;=1.4;&quot;defender&quot;;IF([.C28]/[.D28]&gt;=1.3;&quot;demon hunter&quot;;IF([.D28]&gt;[.B2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65192234376445">
            <text:p>5.6519223438</text:p>
          </table:table-cell>
          <table:table-cell table:formula="of:=RAND()*5+1" office:value-type="float" office:value="2.66508632479236">
            <text:p>2.6650863248</text:p>
          </table:table-cell>
          <table:table-cell table:formula="of:=RAND()*5+1" office:value-type="float" office:value="2.74739517504349">
            <text:p>2.747395175</text:p>
          </table:table-cell>
          <table:table-cell table:formula="of:=RAND()*5+1" office:value-type="float" office:value="3.89233107818291">
            <text:p>3.8923310782</text:p>
          </table:table-cell>
          <table:table-cell table:formula="of:=IF([.A29]/[.B29]&gt;=1.4;&quot;defender&quot;;IF([.C29]/[.D29]&gt;=1.3;&quot;demon hunter&quot;;IF([.D29]&gt;[.B2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96356470650062">
            <text:p>4.9635647065</text:p>
          </table:table-cell>
          <table:table-cell table:formula="of:=RAND()*5+1" office:value-type="float" office:value="3.17087878612801">
            <text:p>3.1708787861</text:p>
          </table:table-cell>
          <table:table-cell table:formula="of:=RAND()*5+1" office:value-type="float" office:value="2.33200053824112">
            <text:p>2.3320005382</text:p>
          </table:table-cell>
          <table:table-cell table:formula="of:=RAND()*5+1" office:value-type="float" office:value="1.08725108578801">
            <text:p>1.0872510858</text:p>
          </table:table-cell>
          <table:table-cell table:formula="of:=IF([.A30]/[.B30]&gt;=1.4;&quot;defender&quot;;IF([.C30]/[.D30]&gt;=1.3;&quot;demon hunter&quot;;IF([.D30]&gt;[.B3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47858171584085">
            <text:p>3.4785817158</text:p>
          </table:table-cell>
          <table:table-cell table:formula="of:=RAND()*5+1" office:value-type="float" office:value="5.97214285423979">
            <text:p>5.9721428542</text:p>
          </table:table-cell>
          <table:table-cell table:formula="of:=RAND()*5+1" office:value-type="float" office:value="5.18829126050696">
            <text:p>5.1882912605</text:p>
          </table:table-cell>
          <table:table-cell table:formula="of:=RAND()*5+1" office:value-type="float" office:value="2.38770167715847">
            <text:p>2.3877016772</text:p>
          </table:table-cell>
          <table:table-cell table:formula="of:=IF([.A31]/[.B31]&gt;=1.4;&quot;defender&quot;;IF([.C31]/[.D31]&gt;=1.3;&quot;demon hunter&quot;;IF([.D31]&gt;[.B3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55794399883598">
            <text:p>3.5579439988</text:p>
          </table:table-cell>
          <table:table-cell table:formula="of:=RAND()*5+1" office:value-type="float" office:value="3.3758456017822">
            <text:p>3.3758456018</text:p>
          </table:table-cell>
          <table:table-cell table:formula="of:=RAND()*5+1" office:value-type="float" office:value="3.70859577460214">
            <text:p>3.7085957746</text:p>
          </table:table-cell>
          <table:table-cell table:formula="of:=RAND()*5+1" office:value-type="float" office:value="2.0540565289557">
            <text:p>2.054056529</text:p>
          </table:table-cell>
          <table:table-cell table:formula="of:=IF([.A32]/[.B32]&gt;=1.4;&quot;defender&quot;;IF([.C32]/[.D32]&gt;=1.3;&quot;demon hunter&quot;;IF([.D32]&gt;[.B3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338759500999">
            <text:p>3.338759501</text:p>
          </table:table-cell>
          <table:table-cell table:formula="of:=RAND()*5+1" office:value-type="float" office:value="2.3136442261748">
            <text:p>2.3136442262</text:p>
          </table:table-cell>
          <table:table-cell table:formula="of:=RAND()*5+1" office:value-type="float" office:value="3.17611963860691">
            <text:p>3.1761196386</text:p>
          </table:table-cell>
          <table:table-cell table:formula="of:=RAND()*5+1" office:value-type="float" office:value="1.8489518519491">
            <text:p>1.8489518519</text:p>
          </table:table-cell>
          <table:table-cell table:formula="of:=IF([.A33]/[.B33]&gt;=1.4;&quot;defender&quot;;IF([.C33]/[.D33]&gt;=1.3;&quot;demon hunter&quot;;IF([.D33]&gt;[.B3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0777178313583">
            <text:p>4.6077717831</text:p>
          </table:table-cell>
          <table:table-cell table:formula="of:=RAND()*5+1" office:value-type="float" office:value="5.61413850076497">
            <text:p>5.6141385008</text:p>
          </table:table-cell>
          <table:table-cell table:formula="of:=RAND()*5+1" office:value-type="float" office:value="2.43652623752132">
            <text:p>2.4365262375</text:p>
          </table:table-cell>
          <table:table-cell table:formula="of:=RAND()*5+1" office:value-type="float" office:value="1.61644914327189">
            <text:p>1.6164491433</text:p>
          </table:table-cell>
          <table:table-cell table:formula="of:=IF([.A34]/[.B34]&gt;=1.4;&quot;defender&quot;;IF([.C34]/[.D34]&gt;=1.3;&quot;demon hunter&quot;;IF([.D34]&gt;[.B3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99502196721733">
            <text:p>3.9950219672</text:p>
          </table:table-cell>
          <table:table-cell table:formula="of:=RAND()*5+1" office:value-type="float" office:value="1.14945262810215">
            <text:p>1.1494526281</text:p>
          </table:table-cell>
          <table:table-cell table:formula="of:=RAND()*5+1" office:value-type="float" office:value="3.88691855501384">
            <text:p>3.886918555</text:p>
          </table:table-cell>
          <table:table-cell table:formula="of:=RAND()*5+1" office:value-type="float" office:value="2.18125207256526">
            <text:p>2.1812520726</text:p>
          </table:table-cell>
          <table:table-cell table:formula="of:=IF([.A35]/[.B35]&gt;=1.4;&quot;defender&quot;;IF([.C35]/[.D35]&gt;=1.3;&quot;demon hunter&quot;;IF([.D35]&gt;[.B3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77361728064716">
            <text:p>1.7736172806</text:p>
          </table:table-cell>
          <table:table-cell table:formula="of:=RAND()*5+1" office:value-type="float" office:value="4.15497883595526">
            <text:p>4.154978836</text:p>
          </table:table-cell>
          <table:table-cell table:formula="of:=RAND()*5+1" office:value-type="float" office:value="5.46096238913015">
            <text:p>5.4609623891</text:p>
          </table:table-cell>
          <table:table-cell table:formula="of:=RAND()*5+1" office:value-type="float" office:value="2.12909548217431">
            <text:p>2.1290954822</text:p>
          </table:table-cell>
          <table:table-cell table:formula="of:=IF([.A36]/[.B36]&gt;=1.4;&quot;defender&quot;;IF([.C36]/[.D36]&gt;=1.3;&quot;demon hunter&quot;;IF([.D36]&gt;[.B3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35711190337315">
            <text:p>5.3571119034</text:p>
          </table:table-cell>
          <table:table-cell table:formula="of:=RAND()*5+1" office:value-type="float" office:value="3.84531121375039">
            <text:p>3.8453112138</text:p>
          </table:table-cell>
          <table:table-cell table:formula="of:=RAND()*5+1" office:value-type="float" office:value="3.55590013694018">
            <text:p>3.5559001369</text:p>
          </table:table-cell>
          <table:table-cell table:formula="of:=RAND()*5+1" office:value-type="float" office:value="1.5850797239691">
            <text:p>1.585079724</text:p>
          </table:table-cell>
          <table:table-cell table:formula="of:=IF([.A37]/[.B37]&gt;=1.4;&quot;defender&quot;;IF([.C37]/[.D37]&gt;=1.3;&quot;demon hunter&quot;;IF([.D37]&gt;[.B3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05071327229962">
            <text:p>5.0507132723</text:p>
          </table:table-cell>
          <table:table-cell table:formula="of:=RAND()*5+1" office:value-type="float" office:value="2.59909293055534">
            <text:p>2.5990929306</text:p>
          </table:table-cell>
          <table:table-cell table:formula="of:=RAND()*5+1" office:value-type="float" office:value="5.94358130265027">
            <text:p>5.9435813027</text:p>
          </table:table-cell>
          <table:table-cell table:formula="of:=RAND()*5+1" office:value-type="float" office:value="4.21941895177588">
            <text:p>4.2194189518</text:p>
          </table:table-cell>
          <table:table-cell table:formula="of:=IF([.A38]/[.B38]&gt;=1.4;&quot;defender&quot;;IF([.C38]/[.D38]&gt;=1.3;&quot;demon hunter&quot;;IF([.D38]&gt;[.B3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641792553477">
            <text:p>4.2641792553</text:p>
          </table:table-cell>
          <table:table-cell table:formula="of:=RAND()*5+1" office:value-type="float" office:value="2.58655761741102">
            <text:p>2.5865576174</text:p>
          </table:table-cell>
          <table:table-cell table:formula="of:=RAND()*5+1" office:value-type="float" office:value="5.51097697252408">
            <text:p>5.5109769725</text:p>
          </table:table-cell>
          <table:table-cell table:formula="of:=RAND()*5+1" office:value-type="float" office:value="4.86714649386704">
            <text:p>4.8671464939</text:p>
          </table:table-cell>
          <table:table-cell table:formula="of:=IF([.A39]/[.B39]&gt;=1.4;&quot;defender&quot;;IF([.C39]/[.D39]&gt;=1.3;&quot;demon hunter&quot;;IF([.D39]&gt;[.B3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75743640586734">
            <text:p>4.7574364059</text:p>
          </table:table-cell>
          <table:table-cell table:formula="of:=RAND()*5+1" office:value-type="float" office:value="4.70263561606407">
            <text:p>4.7026356161</text:p>
          </table:table-cell>
          <table:table-cell table:formula="of:=RAND()*5+1" office:value-type="float" office:value="4.67477847263217">
            <text:p>4.6747784726</text:p>
          </table:table-cell>
          <table:table-cell table:formula="of:=RAND()*5+1" office:value-type="float" office:value="3.22774396184832">
            <text:p>3.2277439618</text:p>
          </table:table-cell>
          <table:table-cell table:formula="of:=IF([.A40]/[.B40]&gt;=1.4;&quot;defender&quot;;IF([.C40]/[.D40]&gt;=1.3;&quot;demon hunter&quot;;IF([.D40]&gt;[.B4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1544563900679">
            <text:p>4.615445639</text:p>
          </table:table-cell>
          <table:table-cell table:formula="of:=RAND()*5+1" office:value-type="float" office:value="2.23601812170818">
            <text:p>2.2360181217</text:p>
          </table:table-cell>
          <table:table-cell table:formula="of:=RAND()*5+1" office:value-type="float" office:value="4.09445005375892">
            <text:p>4.0944500538</text:p>
          </table:table-cell>
          <table:table-cell table:formula="of:=RAND()*5+1" office:value-type="float" office:value="1.89250753866509">
            <text:p>1.8925075387</text:p>
          </table:table-cell>
          <table:table-cell table:formula="of:=IF([.A41]/[.B41]&gt;=1.4;&quot;defender&quot;;IF([.C41]/[.D41]&gt;=1.3;&quot;demon hunter&quot;;IF([.D41]&gt;[.B4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1186372349039">
            <text:p>4.6118637235</text:p>
          </table:table-cell>
          <table:table-cell table:formula="of:=RAND()*5+1" office:value-type="float" office:value="3.86306973313913">
            <text:p>3.8630697331</text:p>
          </table:table-cell>
          <table:table-cell table:formula="of:=RAND()*5+1" office:value-type="float" office:value="4.91712626209483">
            <text:p>4.9171262621</text:p>
          </table:table-cell>
          <table:table-cell table:formula="of:=RAND()*5+1" office:value-type="float" office:value="2.17338963784277">
            <text:p>2.1733896378</text:p>
          </table:table-cell>
          <table:table-cell table:formula="of:=IF([.A42]/[.B42]&gt;=1.4;&quot;defender&quot;;IF([.C42]/[.D42]&gt;=1.3;&quot;demon hunter&quot;;IF([.D42]&gt;[.B4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48703386401758">
            <text:p>3.487033864</text:p>
          </table:table-cell>
          <table:table-cell table:formula="of:=RAND()*5+1" office:value-type="float" office:value="2.32045950042084">
            <text:p>2.3204595004</text:p>
          </table:table-cell>
          <table:table-cell table:formula="of:=RAND()*5+1" office:value-type="float" office:value="4.68912853067741">
            <text:p>4.6891285307</text:p>
          </table:table-cell>
          <table:table-cell table:formula="of:=RAND()*5+1" office:value-type="float" office:value="2.46672980394214">
            <text:p>2.4667298039</text:p>
          </table:table-cell>
          <table:table-cell table:formula="of:=IF([.A43]/[.B43]&gt;=1.4;&quot;defender&quot;;IF([.C43]/[.D43]&gt;=1.3;&quot;demon hunter&quot;;IF([.D43]&gt;[.B4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9345980011858">
            <text:p>1.9345980012</text:p>
          </table:table-cell>
          <table:table-cell table:formula="of:=RAND()*5+1" office:value-type="float" office:value="2.25588576309383">
            <text:p>2.2558857631</text:p>
          </table:table-cell>
          <table:table-cell table:formula="of:=RAND()*5+1" office:value-type="float" office:value="2.87233490869403">
            <text:p>2.8723349087</text:p>
          </table:table-cell>
          <table:table-cell table:formula="of:=RAND()*5+1" office:value-type="float" office:value="2.09480564948171">
            <text:p>2.0948056495</text:p>
          </table:table-cell>
          <table:table-cell table:formula="of:=IF([.A44]/[.B44]&gt;=1.4;&quot;defender&quot;;IF([.C44]/[.D44]&gt;=1.3;&quot;demon hunter&quot;;IF([.D44]&gt;[.B4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24425827758387">
            <text:p>2.2442582776</text:p>
          </table:table-cell>
          <table:table-cell table:formula="of:=RAND()*5+1" office:value-type="float" office:value="3.37112423870713">
            <text:p>3.3711242387</text:p>
          </table:table-cell>
          <table:table-cell table:formula="of:=RAND()*5+1" office:value-type="float" office:value="1.52610307466239">
            <text:p>1.5261030747</text:p>
          </table:table-cell>
          <table:table-cell table:formula="of:=RAND()*5+1" office:value-type="float" office:value="5.86735687591136">
            <text:p>5.8673568759</text:p>
          </table:table-cell>
          <table:table-cell table:formula="of:=IF([.A45]/[.B45]&gt;=1.4;&quot;defender&quot;;IF([.C45]/[.D45]&gt;=1.3;&quot;demon hunter&quot;;IF([.D45]&gt;[.B4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99645235808566">
            <text:p>1.9964523581</text:p>
          </table:table-cell>
          <table:table-cell table:formula="of:=RAND()*5+1" office:value-type="float" office:value="3.01787556055933">
            <text:p>3.0178755606</text:p>
          </table:table-cell>
          <table:table-cell table:formula="of:=RAND()*5+1" office:value-type="float" office:value="5.86318677430972">
            <text:p>5.8631867743</text:p>
          </table:table-cell>
          <table:table-cell table:formula="of:=RAND()*5+1" office:value-type="float" office:value="5.98706546379253">
            <text:p>5.9870654638</text:p>
          </table:table-cell>
          <table:table-cell table:formula="of:=IF([.A46]/[.B46]&gt;=1.4;&quot;defender&quot;;IF([.C46]/[.D46]&gt;=1.3;&quot;demon hunter&quot;;IF([.D46]&gt;[.B4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57214518776163">
            <text:p>1.5721451878</text:p>
          </table:table-cell>
          <table:table-cell table:formula="of:=RAND()*5+1" office:value-type="float" office:value="1.35356426145881">
            <text:p>1.3535642615</text:p>
          </table:table-cell>
          <table:table-cell table:formula="of:=RAND()*5+1" office:value-type="float" office:value="2.95265719201416">
            <text:p>2.952657192</text:p>
          </table:table-cell>
          <table:table-cell table:formula="of:=RAND()*5+1" office:value-type="float" office:value="3.41908691357821">
            <text:p>3.4190869136</text:p>
          </table:table-cell>
          <table:table-cell table:formula="of:=IF([.A47]/[.B47]&gt;=1.4;&quot;defender&quot;;IF([.C47]/[.D47]&gt;=1.3;&quot;demon hunter&quot;;IF([.D47]&gt;[.B4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00564453098923">
            <text:p>5.005644531</text:p>
          </table:table-cell>
          <table:table-cell table:formula="of:=RAND()*5+1" office:value-type="float" office:value="5.62285846006125">
            <text:p>5.6228584601</text:p>
          </table:table-cell>
          <table:table-cell table:formula="of:=RAND()*5+1" office:value-type="float" office:value="4.32549407612532">
            <text:p>4.3254940761</text:p>
          </table:table-cell>
          <table:table-cell table:formula="of:=RAND()*5+1" office:value-type="float" office:value="1.21683644736186">
            <text:p>1.2168364474</text:p>
          </table:table-cell>
          <table:table-cell table:formula="of:=IF([.A48]/[.B48]&gt;=1.4;&quot;defender&quot;;IF([.C48]/[.D48]&gt;=1.3;&quot;demon hunter&quot;;IF([.D48]&gt;[.B4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44458040921018">
            <text:p>3.4445804092</text:p>
          </table:table-cell>
          <table:table-cell table:formula="of:=RAND()*5+1" office:value-type="float" office:value="3.76308093685657">
            <text:p>3.7630809369</text:p>
          </table:table-cell>
          <table:table-cell table:formula="of:=RAND()*5+1" office:value-type="float" office:value="4.99909905856475">
            <text:p>4.9990990586</text:p>
          </table:table-cell>
          <table:table-cell table:formula="of:=RAND()*5+1" office:value-type="float" office:value="3.00027254875749">
            <text:p>3.0002725488</text:p>
          </table:table-cell>
          <table:table-cell table:formula="of:=IF([.A49]/[.B49]&gt;=1.4;&quot;defender&quot;;IF([.C49]/[.D49]&gt;=1.3;&quot;demon hunter&quot;;IF([.D49]&gt;[.B4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86334228189662">
            <text:p>5.8633422819</text:p>
          </table:table-cell>
          <table:table-cell table:formula="of:=RAND()*5+1" office:value-type="float" office:value="2.06002604821697">
            <text:p>2.0600260482</text:p>
          </table:table-cell>
          <table:table-cell table:formula="of:=RAND()*5+1" office:value-type="float" office:value="2.32716488325968">
            <text:p>2.3271648833</text:p>
          </table:table-cell>
          <table:table-cell table:formula="of:=RAND()*5+1" office:value-type="float" office:value="2.15674045169726">
            <text:p>2.1567404517</text:p>
          </table:table-cell>
          <table:table-cell table:formula="of:=IF([.A50]/[.B50]&gt;=1.4;&quot;defender&quot;;IF([.C50]/[.D50]&gt;=1.3;&quot;demon hunter&quot;;IF([.D50]&gt;[.B5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3341568605974">
            <text:p>3.2334156861</text:p>
          </table:table-cell>
          <table:table-cell table:formula="of:=RAND()*5+1" office:value-type="float" office:value="3.61096278438345">
            <text:p>3.6109627844</text:p>
          </table:table-cell>
          <table:table-cell table:formula="of:=RAND()*5+1" office:value-type="float" office:value="4.93142228480428">
            <text:p>4.9314222848</text:p>
          </table:table-cell>
          <table:table-cell table:formula="of:=RAND()*5+1" office:value-type="float" office:value="4.78046854399145">
            <text:p>4.780468544</text:p>
          </table:table-cell>
          <table:table-cell table:formula="of:=IF([.A51]/[.B51]&gt;=1.4;&quot;defender&quot;;IF([.C51]/[.D51]&gt;=1.3;&quot;demon hunter&quot;;IF([.D51]&gt;[.B5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03635430941358">
            <text:p>1.0363543094</text:p>
          </table:table-cell>
          <table:table-cell table:formula="of:=RAND()*5+1" office:value-type="float" office:value="5.72044955240563">
            <text:p>5.7204495524</text:p>
          </table:table-cell>
          <table:table-cell table:formula="of:=RAND()*5+1" office:value-type="float" office:value="1.81525520188734">
            <text:p>1.8152552019</text:p>
          </table:table-cell>
          <table:table-cell table:formula="of:=RAND()*5+1" office:value-type="float" office:value="5.86602028599009">
            <text:p>5.866020286</text:p>
          </table:table-cell>
          <table:table-cell table:formula="of:=IF([.A52]/[.B52]&gt;=1.4;&quot;defender&quot;;IF([.C52]/[.D52]&gt;=1.3;&quot;demon hunter&quot;;IF([.D52]&gt;[.B5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23714452469721">
            <text:p>3.2371445247</text:p>
          </table:table-cell>
          <table:table-cell table:formula="of:=RAND()*5+1" office:value-type="float" office:value="2.90868921810761">
            <text:p>2.9086892181</text:p>
          </table:table-cell>
          <table:table-cell table:formula="of:=RAND()*5+1" office:value-type="float" office:value="2.77604609401897">
            <text:p>2.776046094</text:p>
          </table:table-cell>
          <table:table-cell table:formula="of:=RAND()*5+1" office:value-type="float" office:value="3.05951347947121">
            <text:p>3.0595134795</text:p>
          </table:table-cell>
          <table:table-cell table:formula="of:=IF([.A53]/[.B53]&gt;=1.4;&quot;defender&quot;;IF([.C53]/[.D53]&gt;=1.3;&quot;demon hunter&quot;;IF([.D53]&gt;[.B5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07738904003054">
            <text:p>5.07738904</text:p>
          </table:table-cell>
          <table:table-cell table:formula="of:=RAND()*5+1" office:value-type="float" office:value="3.7632475993596">
            <text:p>3.7632475994</text:p>
          </table:table-cell>
          <table:table-cell table:formula="of:=RAND()*5+1" office:value-type="float" office:value="3.75031306315213">
            <text:p>3.7503130632</text:p>
          </table:table-cell>
          <table:table-cell table:formula="of:=RAND()*5+1" office:value-type="float" office:value="3.77249845210463">
            <text:p>3.7724984521</text:p>
          </table:table-cell>
          <table:table-cell table:formula="of:=IF([.A54]/[.B54]&gt;=1.4;&quot;defender&quot;;IF([.C54]/[.D54]&gt;=1.3;&quot;demon hunter&quot;;IF([.D54]&gt;[.B5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12606271356344">
            <text:p>4.1260627136</text:p>
          </table:table-cell>
          <table:table-cell table:formula="of:=RAND()*5+1" office:value-type="float" office:value="4.94057581666857">
            <text:p>4.9405758167</text:p>
          </table:table-cell>
          <table:table-cell table:formula="of:=RAND()*5+1" office:value-type="float" office:value="2.35966273024678">
            <text:p>2.3596627302</text:p>
          </table:table-cell>
          <table:table-cell table:formula="of:=RAND()*5+1" office:value-type="float" office:value="4.32245825091377">
            <text:p>4.3224582509</text:p>
          </table:table-cell>
          <table:table-cell table:formula="of:=IF([.A55]/[.B55]&gt;=1.4;&quot;defender&quot;;IF([.C55]/[.D55]&gt;=1.3;&quot;demon hunter&quot;;IF([.D55]&gt;[.B5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94531671097502">
            <text:p>3.945316711</text:p>
          </table:table-cell>
          <table:table-cell table:formula="of:=RAND()*5+1" office:value-type="float" office:value="1.07871990790591">
            <text:p>1.0787199079</text:p>
          </table:table-cell>
          <table:table-cell table:formula="of:=RAND()*5+1" office:value-type="float" office:value="1.7333096023649">
            <text:p>1.7333096024</text:p>
          </table:table-cell>
          <table:table-cell table:formula="of:=RAND()*5+1" office:value-type="float" office:value="5.19259252026677">
            <text:p>5.1925925203</text:p>
          </table:table-cell>
          <table:table-cell table:formula="of:=IF([.A56]/[.B56]&gt;=1.4;&quot;defender&quot;;IF([.C56]/[.D56]&gt;=1.3;&quot;demon hunter&quot;;IF([.D56]&gt;[.B5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9555635526776">
            <text:p>1.2955563553</text:p>
          </table:table-cell>
          <table:table-cell table:formula="of:=RAND()*5+1" office:value-type="float" office:value="1.36530726123601">
            <text:p>1.3653072612</text:p>
          </table:table-cell>
          <table:table-cell table:formula="of:=RAND()*5+1" office:value-type="float" office:value="4.12838820042089">
            <text:p>4.1283882004</text:p>
          </table:table-cell>
          <table:table-cell table:formula="of:=RAND()*5+1" office:value-type="float" office:value="2.27081078710034">
            <text:p>2.2708107871</text:p>
          </table:table-cell>
          <table:table-cell table:formula="of:=IF([.A57]/[.B57]&gt;=1.4;&quot;defender&quot;;IF([.C57]/[.D57]&gt;=1.3;&quot;demon hunter&quot;;IF([.D57]&gt;[.B5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27108333818615">
            <text:p>4.2710833382</text:p>
          </table:table-cell>
          <table:table-cell table:formula="of:=RAND()*5+1" office:value-type="float" office:value="3.74013676680624">
            <text:p>3.7401367668</text:p>
          </table:table-cell>
          <table:table-cell table:formula="of:=RAND()*5+1" office:value-type="float" office:value="4.80016281502321">
            <text:p>4.800162815</text:p>
          </table:table-cell>
          <table:table-cell table:formula="of:=RAND()*5+1" office:value-type="float" office:value="3.12748725898564">
            <text:p>3.127487259</text:p>
          </table:table-cell>
          <table:table-cell table:formula="of:=IF([.A58]/[.B58]&gt;=1.4;&quot;defender&quot;;IF([.C58]/[.D58]&gt;=1.3;&quot;demon hunter&quot;;IF([.D58]&gt;[.B5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73845004336908">
            <text:p>5.7384500434</text:p>
          </table:table-cell>
          <table:table-cell table:formula="of:=RAND()*5+1" office:value-type="float" office:value="4.13442562008277">
            <text:p>4.1344256201</text:p>
          </table:table-cell>
          <table:table-cell table:formula="of:=RAND()*5+1" office:value-type="float" office:value="2.91489416640252">
            <text:p>2.9148941664</text:p>
          </table:table-cell>
          <table:table-cell table:formula="of:=RAND()*5+1" office:value-type="float" office:value="2.03357850341126">
            <text:p>2.0335785034</text:p>
          </table:table-cell>
          <table:table-cell table:formula="of:=IF([.A59]/[.B59]&gt;=1.4;&quot;defender&quot;;IF([.C59]/[.D59]&gt;=1.3;&quot;demon hunter&quot;;IF([.D59]&gt;[.B5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75402805581689">
            <text:p>1.7540280558</text:p>
          </table:table-cell>
          <table:table-cell table:formula="of:=RAND()*5+1" office:value-type="float" office:value="4.66987232817337">
            <text:p>4.6698723282</text:p>
          </table:table-cell>
          <table:table-cell table:formula="of:=RAND()*5+1" office:value-type="float" office:value="4.53589261416346">
            <text:p>4.5358926142</text:p>
          </table:table-cell>
          <table:table-cell table:formula="of:=RAND()*5+1" office:value-type="float" office:value="2.9512484758161">
            <text:p>2.9512484758</text:p>
          </table:table-cell>
          <table:table-cell table:formula="of:=IF([.A60]/[.B60]&gt;=1.4;&quot;defender&quot;;IF([.C60]/[.D60]&gt;=1.3;&quot;demon hunter&quot;;IF([.D60]&gt;[.B6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85993769392371">
            <text:p>4.8599376939</text:p>
          </table:table-cell>
          <table:table-cell table:formula="of:=RAND()*5+1" office:value-type="float" office:value="2.56928325770423">
            <text:p>2.5692832577</text:p>
          </table:table-cell>
          <table:table-cell table:formula="of:=RAND()*5+1" office:value-type="float" office:value="1.34770230995491">
            <text:p>1.34770231</text:p>
          </table:table-cell>
          <table:table-cell table:formula="of:=RAND()*5+1" office:value-type="float" office:value="4.96294988924637">
            <text:p>4.9629498892</text:p>
          </table:table-cell>
          <table:table-cell table:formula="of:=IF([.A61]/[.B61]&gt;=1.4;&quot;defender&quot;;IF([.C61]/[.D61]&gt;=1.3;&quot;demon hunter&quot;;IF([.D61]&gt;[.B6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2879673717544">
            <text:p>4.6287967372</text:p>
          </table:table-cell>
          <table:table-cell table:formula="of:=RAND()*5+1" office:value-type="float" office:value="1.77303713886067">
            <text:p>1.7730371389</text:p>
          </table:table-cell>
          <table:table-cell table:formula="of:=RAND()*5+1" office:value-type="float" office:value="3.49826696701348">
            <text:p>3.498266967</text:p>
          </table:table-cell>
          <table:table-cell table:formula="of:=RAND()*5+1" office:value-type="float" office:value="4.6035901424475">
            <text:p>4.6035901424</text:p>
          </table:table-cell>
          <table:table-cell table:formula="of:=IF([.A62]/[.B62]&gt;=1.4;&quot;defender&quot;;IF([.C62]/[.D62]&gt;=1.3;&quot;demon hunter&quot;;IF([.D62]&gt;[.B6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53628473822027">
            <text:p>4.5362847382</text:p>
          </table:table-cell>
          <table:table-cell table:formula="of:=RAND()*5+1" office:value-type="float" office:value="1.63598378794268">
            <text:p>1.6359837879</text:p>
          </table:table-cell>
          <table:table-cell table:formula="of:=RAND()*5+1" office:value-type="float" office:value="4.87528442312032">
            <text:p>4.8752844231</text:p>
          </table:table-cell>
          <table:table-cell table:formula="of:=RAND()*5+1" office:value-type="float" office:value="3.43771196575835">
            <text:p>3.4377119658</text:p>
          </table:table-cell>
          <table:table-cell table:formula="of:=IF([.A63]/[.B63]&gt;=1.4;&quot;defender&quot;;IF([.C63]/[.D63]&gt;=1.3;&quot;demon hunter&quot;;IF([.D63]&gt;[.B6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0848224004731">
            <text:p>4.40848224</text:p>
          </table:table-cell>
          <table:table-cell table:formula="of:=RAND()*5+1" office:value-type="float" office:value="3.70618577953428">
            <text:p>3.7061857795</text:p>
          </table:table-cell>
          <table:table-cell table:formula="of:=RAND()*5+1" office:value-type="float" office:value="2.64676159620285">
            <text:p>2.6467615962</text:p>
          </table:table-cell>
          <table:table-cell table:formula="of:=RAND()*5+1" office:value-type="float" office:value="2.28659780137241">
            <text:p>2.2865978014</text:p>
          </table:table-cell>
          <table:table-cell table:formula="of:=IF([.A64]/[.B64]&gt;=1.4;&quot;defender&quot;;IF([.C64]/[.D64]&gt;=1.3;&quot;demon hunter&quot;;IF([.D64]&gt;[.B6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60905605228618">
            <text:p>5.6090560523</text:p>
          </table:table-cell>
          <table:table-cell table:formula="of:=RAND()*5+1" office:value-type="float" office:value="2.53454495361075">
            <text:p>2.5345449536</text:p>
          </table:table-cell>
          <table:table-cell table:formula="of:=RAND()*5+1" office:value-type="float" office:value="5.05312677612528">
            <text:p>5.0531267761</text:p>
          </table:table-cell>
          <table:table-cell table:formula="of:=RAND()*5+1" office:value-type="float" office:value="3.64562988420948">
            <text:p>3.6456298842</text:p>
          </table:table-cell>
          <table:table-cell table:formula="of:=IF([.A65]/[.B65]&gt;=1.4;&quot;defender&quot;;IF([.C65]/[.D65]&gt;=1.3;&quot;demon hunter&quot;;IF([.D65]&gt;[.B6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61326486151665">
            <text:p>2.6132648615</text:p>
          </table:table-cell>
          <table:table-cell table:formula="of:=RAND()*5+1" office:value-type="float" office:value="4.00642432644963">
            <text:p>4.0064243264</text:p>
          </table:table-cell>
          <table:table-cell table:formula="of:=RAND()*5+1" office:value-type="float" office:value="4.37173158768564">
            <text:p>4.3717315877</text:p>
          </table:table-cell>
          <table:table-cell table:formula="of:=RAND()*5+1" office:value-type="float" office:value="3.5543727632612">
            <text:p>3.5543727633</text:p>
          </table:table-cell>
          <table:table-cell table:formula="of:=IF([.A66]/[.B66]&gt;=1.4;&quot;defender&quot;;IF([.C66]/[.D66]&gt;=1.3;&quot;demon hunter&quot;;IF([.D66]&gt;[.B6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82518355268985">
            <text:p>4.8251835527</text:p>
          </table:table-cell>
          <table:table-cell table:formula="of:=RAND()*5+1" office:value-type="float" office:value="2.90882121911272">
            <text:p>2.9088212191</text:p>
          </table:table-cell>
          <table:table-cell table:formula="of:=RAND()*5+1" office:value-type="float" office:value="1.89430005056784">
            <text:p>1.8943000506</text:p>
          </table:table-cell>
          <table:table-cell table:formula="of:=RAND()*5+1" office:value-type="float" office:value="3.43077029241249">
            <text:p>3.4307702924</text:p>
          </table:table-cell>
          <table:table-cell table:formula="of:=IF([.A67]/[.B67]&gt;=1.4;&quot;defender&quot;;IF([.C67]/[.D67]&gt;=1.3;&quot;demon hunter&quot;;IF([.D67]&gt;[.B6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64895798591897">
            <text:p>5.6489579859</text:p>
          </table:table-cell>
          <table:table-cell table:formula="of:=RAND()*5+1" office:value-type="float" office:value="2.50011978810653">
            <text:p>2.5001197881</text:p>
          </table:table-cell>
          <table:table-cell table:formula="of:=RAND()*5+1" office:value-type="float" office:value="2.72334993490949">
            <text:p>2.7233499349</text:p>
          </table:table-cell>
          <table:table-cell table:formula="of:=RAND()*5+1" office:value-type="float" office:value="4.96306048613042">
            <text:p>4.9630604861</text:p>
          </table:table-cell>
          <table:table-cell table:formula="of:=IF([.A68]/[.B68]&gt;=1.4;&quot;defender&quot;;IF([.C68]/[.D68]&gt;=1.3;&quot;demon hunter&quot;;IF([.D68]&gt;[.B6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2760704942048">
            <text:p>4.6276070494</text:p>
          </table:table-cell>
          <table:table-cell table:formula="of:=RAND()*5+1" office:value-type="float" office:value="3.096266890876">
            <text:p>3.0962668909</text:p>
          </table:table-cell>
          <table:table-cell table:formula="of:=RAND()*5+1" office:value-type="float" office:value="1.44024680741131">
            <text:p>1.4402468074</text:p>
          </table:table-cell>
          <table:table-cell table:formula="of:=RAND()*5+1" office:value-type="float" office:value="5.06492597423494">
            <text:p>5.0649259742</text:p>
          </table:table-cell>
          <table:table-cell table:formula="of:=IF([.A69]/[.B69]&gt;=1.4;&quot;defender&quot;;IF([.C69]/[.D69]&gt;=1.3;&quot;demon hunter&quot;;IF([.D69]&gt;[.B6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3069251095876">
            <text:p>1.230692511</text:p>
          </table:table-cell>
          <table:table-cell table:formula="of:=RAND()*5+1" office:value-type="float" office:value="4.44912080094218">
            <text:p>4.4491208009</text:p>
          </table:table-cell>
          <table:table-cell table:formula="of:=RAND()*5+1" office:value-type="float" office:value="5.48269930435345">
            <text:p>5.4826993044</text:p>
          </table:table-cell>
          <table:table-cell table:formula="of:=RAND()*5+1" office:value-type="float" office:value="4.36605709278956">
            <text:p>4.3660570928</text:p>
          </table:table-cell>
          <table:table-cell table:formula="of:=IF([.A70]/[.B70]&gt;=1.4;&quot;defender&quot;;IF([.C70]/[.D70]&gt;=1.3;&quot;demon hunter&quot;;IF([.D70]&gt;[.B7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03592942329124">
            <text:p>3.0359294233</text:p>
          </table:table-cell>
          <table:table-cell table:formula="of:=RAND()*5+1" office:value-type="float" office:value="3.14558667736128">
            <text:p>3.1455866774</text:p>
          </table:table-cell>
          <table:table-cell table:formula="of:=RAND()*5+1" office:value-type="float" office:value="5.09683515317738">
            <text:p>5.0968351532</text:p>
          </table:table-cell>
          <table:table-cell table:formula="of:=RAND()*5+1" office:value-type="float" office:value="1.23672736017033">
            <text:p>1.2367273602</text:p>
          </table:table-cell>
          <table:table-cell table:formula="of:=IF([.A71]/[.B71]&gt;=1.4;&quot;defender&quot;;IF([.C71]/[.D71]&gt;=1.3;&quot;demon hunter&quot;;IF([.D71]&gt;[.B7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80601061787456">
            <text:p>2.8060106179</text:p>
          </table:table-cell>
          <table:table-cell table:formula="of:=RAND()*5+1" office:value-type="float" office:value="1.57182203745469">
            <text:p>1.5718220375</text:p>
          </table:table-cell>
          <table:table-cell table:formula="of:=RAND()*5+1" office:value-type="float" office:value="2.68269424699247">
            <text:p>2.682694247</text:p>
          </table:table-cell>
          <table:table-cell table:formula="of:=RAND()*5+1" office:value-type="float" office:value="2.63377055432647">
            <text:p>2.6337705543</text:p>
          </table:table-cell>
          <table:table-cell table:formula="of:=IF([.A72]/[.B72]&gt;=1.4;&quot;defender&quot;;IF([.C72]/[.D72]&gt;=1.3;&quot;demon hunter&quot;;IF([.D72]&gt;[.B7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34485917864367">
            <text:p>2.3448591786</text:p>
          </table:table-cell>
          <table:table-cell table:formula="of:=RAND()*5+1" office:value-type="float" office:value="3.95677284710109">
            <text:p>3.9567728471</text:p>
          </table:table-cell>
          <table:table-cell table:formula="of:=RAND()*5+1" office:value-type="float" office:value="4.59275663504377">
            <text:p>4.592756635</text:p>
          </table:table-cell>
          <table:table-cell table:formula="of:=RAND()*5+1" office:value-type="float" office:value="1.4348073573783">
            <text:p>1.4348073574</text:p>
          </table:table-cell>
          <table:table-cell table:formula="of:=IF([.A73]/[.B73]&gt;=1.4;&quot;defender&quot;;IF([.C73]/[.D73]&gt;=1.3;&quot;demon hunter&quot;;IF([.D73]&gt;[.B7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14099313691258">
            <text:p>4.1409931369</text:p>
          </table:table-cell>
          <table:table-cell table:formula="of:=RAND()*5+1" office:value-type="float" office:value="5.88114391686395">
            <text:p>5.8811439169</text:p>
          </table:table-cell>
          <table:table-cell table:formula="of:=RAND()*5+1" office:value-type="float" office:value="2.16774172056466">
            <text:p>2.1677417206</text:p>
          </table:table-cell>
          <table:table-cell table:formula="of:=RAND()*5+1" office:value-type="float" office:value="3.00123887509108">
            <text:p>3.0012388751</text:p>
          </table:table-cell>
          <table:table-cell table:formula="of:=IF([.A74]/[.B74]&gt;=1.4;&quot;defender&quot;;IF([.C74]/[.D74]&gt;=1.3;&quot;demon hunter&quot;;IF([.D74]&gt;[.B7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3578383103013">
            <text:p>4.535783831</text:p>
          </table:table-cell>
          <table:table-cell table:formula="of:=RAND()*5+1" office:value-type="float" office:value="5.78775473311543">
            <text:p>5.7877547331</text:p>
          </table:table-cell>
          <table:table-cell table:formula="of:=RAND()*5+1" office:value-type="float" office:value="3.79417905956507">
            <text:p>3.7941790596</text:p>
          </table:table-cell>
          <table:table-cell table:formula="of:=RAND()*5+1" office:value-type="float" office:value="1.77679777285084">
            <text:p>1.7767977729</text:p>
          </table:table-cell>
          <table:table-cell table:formula="of:=IF([.A75]/[.B75]&gt;=1.4;&quot;defender&quot;;IF([.C75]/[.D75]&gt;=1.3;&quot;demon hunter&quot;;IF([.D75]&gt;[.B7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3117053844035">
            <text:p>4.3311705384</text:p>
          </table:table-cell>
          <table:table-cell table:formula="of:=RAND()*5+1" office:value-type="float" office:value="1.14904869254678">
            <text:p>1.1490486925</text:p>
          </table:table-cell>
          <table:table-cell table:formula="of:=RAND()*5+1" office:value-type="float" office:value="5.84807192347944">
            <text:p>5.8480719235</text:p>
          </table:table-cell>
          <table:table-cell table:formula="of:=RAND()*5+1" office:value-type="float" office:value="3.9271645960398">
            <text:p>3.927164596</text:p>
          </table:table-cell>
          <table:table-cell table:formula="of:=IF([.A76]/[.B76]&gt;=1.4;&quot;defender&quot;;IF([.C76]/[.D76]&gt;=1.3;&quot;demon hunter&quot;;IF([.D76]&gt;[.B7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05786991165951">
            <text:p>3.0578699117</text:p>
          </table:table-cell>
          <table:table-cell table:formula="of:=RAND()*5+1" office:value-type="float" office:value="2.16591064725071">
            <text:p>2.1659106473</text:p>
          </table:table-cell>
          <table:table-cell table:formula="of:=RAND()*5+1" office:value-type="float" office:value="4.42054282315075">
            <text:p>4.4205428232</text:p>
          </table:table-cell>
          <table:table-cell table:formula="of:=RAND()*5+1" office:value-type="float" office:value="4.22674466995522">
            <text:p>4.22674467</text:p>
          </table:table-cell>
          <table:table-cell table:formula="of:=IF([.A77]/[.B77]&gt;=1.4;&quot;defender&quot;;IF([.C77]/[.D77]&gt;=1.3;&quot;demon hunter&quot;;IF([.D77]&gt;[.B7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6603043768555">
            <text:p>3.6660304377</text:p>
          </table:table-cell>
          <table:table-cell table:formula="of:=RAND()*5+1" office:value-type="float" office:value="3.1563540911302">
            <text:p>3.1563540911</text:p>
          </table:table-cell>
          <table:table-cell table:formula="of:=RAND()*5+1" office:value-type="float" office:value="5.25262098200619">
            <text:p>5.252620982</text:p>
          </table:table-cell>
          <table:table-cell table:formula="of:=RAND()*5+1" office:value-type="float" office:value="2.70682789757848">
            <text:p>2.7068278976</text:p>
          </table:table-cell>
          <table:table-cell table:formula="of:=IF([.A78]/[.B78]&gt;=1.4;&quot;defender&quot;;IF([.C78]/[.D78]&gt;=1.3;&quot;demon hunter&quot;;IF([.D78]&gt;[.B7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15594870084897">
            <text:p>1.1559487008</text:p>
          </table:table-cell>
          <table:table-cell table:formula="of:=RAND()*5+1" office:value-type="float" office:value="2.29363748710603">
            <text:p>2.2936374871</text:p>
          </table:table-cell>
          <table:table-cell table:formula="of:=RAND()*5+1" office:value-type="float" office:value="5.65969457989559">
            <text:p>5.6596945799</text:p>
          </table:table-cell>
          <table:table-cell table:formula="of:=RAND()*5+1" office:value-type="float" office:value="5.48331349296495">
            <text:p>5.483313493</text:p>
          </table:table-cell>
          <table:table-cell table:formula="of:=IF([.A79]/[.B79]&gt;=1.4;&quot;defender&quot;;IF([.C79]/[.D79]&gt;=1.3;&quot;demon hunter&quot;;IF([.D79]&gt;[.B7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62890017265454">
            <text:p>2.6289001727</text:p>
          </table:table-cell>
          <table:table-cell table:formula="of:=RAND()*5+1" office:value-type="float" office:value="5.63864800520241">
            <text:p>5.6386480052</text:p>
          </table:table-cell>
          <table:table-cell table:formula="of:=RAND()*5+1" office:value-type="float" office:value="5.87537536770105">
            <text:p>5.8753753677</text:p>
          </table:table-cell>
          <table:table-cell table:formula="of:=RAND()*5+1" office:value-type="float" office:value="2.69562400318682">
            <text:p>2.6956240032</text:p>
          </table:table-cell>
          <table:table-cell table:formula="of:=IF([.A80]/[.B80]&gt;=1.4;&quot;defender&quot;;IF([.C80]/[.D80]&gt;=1.3;&quot;demon hunter&quot;;IF([.D80]&gt;[.B8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6744604296982">
            <text:p>3.267446043</text:p>
          </table:table-cell>
          <table:table-cell table:formula="of:=RAND()*5+1" office:value-type="float" office:value="1.72573532583192">
            <text:p>1.7257353258</text:p>
          </table:table-cell>
          <table:table-cell table:formula="of:=RAND()*5+1" office:value-type="float" office:value="5.92012697272003">
            <text:p>5.9201269727</text:p>
          </table:table-cell>
          <table:table-cell table:formula="of:=RAND()*5+1" office:value-type="float" office:value="4.38740735314786">
            <text:p>4.3874073531</text:p>
          </table:table-cell>
          <table:table-cell table:formula="of:=IF([.A81]/[.B81]&gt;=1.4;&quot;defender&quot;;IF([.C81]/[.D81]&gt;=1.3;&quot;demon hunter&quot;;IF([.D81]&gt;[.B8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8250817526132">
            <text:p>4.6825081753</text:p>
          </table:table-cell>
          <table:table-cell table:formula="of:=RAND()*5+1" office:value-type="float" office:value="2.68138598557562">
            <text:p>2.6813859856</text:p>
          </table:table-cell>
          <table:table-cell table:formula="of:=RAND()*5+1" office:value-type="float" office:value="2.56162665225565">
            <text:p>2.5616266523</text:p>
          </table:table-cell>
          <table:table-cell table:formula="of:=RAND()*5+1" office:value-type="float" office:value="4.57237443560734">
            <text:p>4.5723744356</text:p>
          </table:table-cell>
          <table:table-cell table:formula="of:=IF([.A82]/[.B82]&gt;=1.4;&quot;defender&quot;;IF([.C82]/[.D82]&gt;=1.3;&quot;demon hunter&quot;;IF([.D82]&gt;[.B8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1619334295392">
            <text:p>3.116193343</text:p>
          </table:table-cell>
          <table:table-cell table:formula="of:=RAND()*5+1" office:value-type="float" office:value="4.6123052216135">
            <text:p>4.6123052216</text:p>
          </table:table-cell>
          <table:table-cell table:formula="of:=RAND()*5+1" office:value-type="float" office:value="4.49344913847744">
            <text:p>4.4934491385</text:p>
          </table:table-cell>
          <table:table-cell table:formula="of:=RAND()*5+1" office:value-type="float" office:value="3.27526481030509">
            <text:p>3.2752648103</text:p>
          </table:table-cell>
          <table:table-cell table:formula="of:=IF([.A83]/[.B83]&gt;=1.4;&quot;defender&quot;;IF([.C83]/[.D83]&gt;=1.3;&quot;demon hunter&quot;;IF([.D83]&gt;[.B8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27650368772447">
            <text:p>5.2765036877</text:p>
          </table:table-cell>
          <table:table-cell table:formula="of:=RAND()*5+1" office:value-type="float" office:value="1.2571864798665">
            <text:p>1.2571864799</text:p>
          </table:table-cell>
          <table:table-cell table:formula="of:=RAND()*5+1" office:value-type="float" office:value="4.33985591074452">
            <text:p>4.3398559107</text:p>
          </table:table-cell>
          <table:table-cell table:formula="of:=RAND()*5+1" office:value-type="float" office:value="5.28378855809569">
            <text:p>5.2837885581</text:p>
          </table:table-cell>
          <table:table-cell table:formula="of:=IF([.A84]/[.B84]&gt;=1.4;&quot;defender&quot;;IF([.C84]/[.D84]&gt;=1.3;&quot;demon hunter&quot;;IF([.D84]&gt;[.B8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4494121298194">
            <text:p>1.044941213</text:p>
          </table:table-cell>
          <table:table-cell table:formula="of:=RAND()*5+1" office:value-type="float" office:value="5.66119085904211">
            <text:p>5.661190859</text:p>
          </table:table-cell>
          <table:table-cell table:formula="of:=RAND()*5+1" office:value-type="float" office:value="1.43798863422126">
            <text:p>1.4379886342</text:p>
          </table:table-cell>
          <table:table-cell table:formula="of:=RAND()*5+1" office:value-type="float" office:value="3.8122875187546">
            <text:p>3.8122875188</text:p>
          </table:table-cell>
          <table:table-cell table:formula="of:=IF([.A85]/[.B85]&gt;=1.4;&quot;defender&quot;;IF([.C85]/[.D85]&gt;=1.3;&quot;demon hunter&quot;;IF([.D85]&gt;[.B8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96133621130139">
            <text:p>3.9613362113</text:p>
          </table:table-cell>
          <table:table-cell table:formula="of:=RAND()*5+1" office:value-type="float" office:value="3.83912027254701">
            <text:p>3.8391202725</text:p>
          </table:table-cell>
          <table:table-cell table:formula="of:=RAND()*5+1" office:value-type="float" office:value="5.00503092212603">
            <text:p>5.0050309221</text:p>
          </table:table-cell>
          <table:table-cell table:formula="of:=RAND()*5+1" office:value-type="float" office:value="4.7691591726616">
            <text:p>4.7691591727</text:p>
          </table:table-cell>
          <table:table-cell table:formula="of:=IF([.A86]/[.B86]&gt;=1.4;&quot;defender&quot;;IF([.C86]/[.D86]&gt;=1.3;&quot;demon hunter&quot;;IF([.D86]&gt;[.B8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9255132637918">
            <text:p>1.9255132638</text:p>
          </table:table-cell>
          <table:table-cell table:formula="of:=RAND()*5+1" office:value-type="float" office:value="1.0192061252892">
            <text:p>1.0192061253</text:p>
          </table:table-cell>
          <table:table-cell table:formula="of:=RAND()*5+1" office:value-type="float" office:value="5.51695131137967">
            <text:p>5.5169513114</text:p>
          </table:table-cell>
          <table:table-cell table:formula="of:=RAND()*5+1" office:value-type="float" office:value="3.79966746922582">
            <text:p>3.7996674692</text:p>
          </table:table-cell>
          <table:table-cell table:formula="of:=IF([.A87]/[.B87]&gt;=1.4;&quot;defender&quot;;IF([.C87]/[.D87]&gt;=1.3;&quot;demon hunter&quot;;IF([.D87]&gt;[.B8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72603402286768">
            <text:p>2.7260340229</text:p>
          </table:table-cell>
          <table:table-cell table:formula="of:=RAND()*5+1" office:value-type="float" office:value="2.67106135981157">
            <text:p>2.6710613598</text:p>
          </table:table-cell>
          <table:table-cell table:formula="of:=RAND()*5+1" office:value-type="float" office:value="3.9646988469176">
            <text:p>3.9646988469</text:p>
          </table:table-cell>
          <table:table-cell table:formula="of:=RAND()*5+1" office:value-type="float" office:value="1.17813424579799">
            <text:p>1.1781342458</text:p>
          </table:table-cell>
          <table:table-cell table:formula="of:=IF([.A88]/[.B88]&gt;=1.4;&quot;defender&quot;;IF([.C88]/[.D88]&gt;=1.3;&quot;demon hunter&quot;;IF([.D88]&gt;[.B8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66144773876295">
            <text:p>5.6614477388</text:p>
          </table:table-cell>
          <table:table-cell table:formula="of:=RAND()*5+1" office:value-type="float" office:value="2.88198272371665">
            <text:p>2.8819827237</text:p>
          </table:table-cell>
          <table:table-cell table:formula="of:=RAND()*5+1" office:value-type="float" office:value="5.00513243395835">
            <text:p>5.005132434</text:p>
          </table:table-cell>
          <table:table-cell table:formula="of:=RAND()*5+1" office:value-type="float" office:value="5.09462945070118">
            <text:p>5.0946294507</text:p>
          </table:table-cell>
          <table:table-cell table:formula="of:=IF([.A89]/[.B89]&gt;=1.4;&quot;defender&quot;;IF([.C89]/[.D89]&gt;=1.3;&quot;demon hunter&quot;;IF([.D89]&gt;[.B8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52063073124737">
            <text:p>2.5206307312</text:p>
          </table:table-cell>
          <table:table-cell table:formula="of:=RAND()*5+1" office:value-type="float" office:value="3.62439342681319">
            <text:p>3.6243934268</text:p>
          </table:table-cell>
          <table:table-cell table:formula="of:=RAND()*5+1" office:value-type="float" office:value="5.32001743232831">
            <text:p>5.3200174323</text:p>
          </table:table-cell>
          <table:table-cell table:formula="of:=RAND()*5+1" office:value-type="float" office:value="2.29034791141748">
            <text:p>2.2903479114</text:p>
          </table:table-cell>
          <table:table-cell table:formula="of:=IF([.A90]/[.B90]&gt;=1.4;&quot;defender&quot;;IF([.C90]/[.D90]&gt;=1.3;&quot;demon hunter&quot;;IF([.D90]&gt;[.B9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1608323957771">
            <text:p>3.0160832396</text:p>
          </table:table-cell>
          <table:table-cell table:formula="of:=RAND()*5+1" office:value-type="float" office:value="2.39600609894842">
            <text:p>2.3960060989</text:p>
          </table:table-cell>
          <table:table-cell table:formula="of:=RAND()*5+1" office:value-type="float" office:value="4.07739208452404">
            <text:p>4.0773920845</text:p>
          </table:table-cell>
          <table:table-cell table:formula="of:=RAND()*5+1" office:value-type="float" office:value="2.58746347529814">
            <text:p>2.5874634753</text:p>
          </table:table-cell>
          <table:table-cell table:formula="of:=IF([.A91]/[.B91]&gt;=1.4;&quot;defender&quot;;IF([.C91]/[.D91]&gt;=1.3;&quot;demon hunter&quot;;IF([.D91]&gt;[.B9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19976869691163">
            <text:p>1.1997686969</text:p>
          </table:table-cell>
          <table:table-cell table:formula="of:=RAND()*5+1" office:value-type="float" office:value="1.69859141483903">
            <text:p>1.6985914148</text:p>
          </table:table-cell>
          <table:table-cell table:formula="of:=RAND()*5+1" office:value-type="float" office:value="3.97385622514412">
            <text:p>3.9738562251</text:p>
          </table:table-cell>
          <table:table-cell table:formula="of:=RAND()*5+1" office:value-type="float" office:value="1.19358542980626">
            <text:p>1.1935854298</text:p>
          </table:table-cell>
          <table:table-cell table:formula="of:=IF([.A92]/[.B92]&gt;=1.4;&quot;defender&quot;;IF([.C92]/[.D92]&gt;=1.3;&quot;demon hunter&quot;;IF([.D92]&gt;[.B9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45077190967277">
            <text:p>1.4507719097</text:p>
          </table:table-cell>
          <table:table-cell table:formula="of:=RAND()*5+1" office:value-type="float" office:value="4.69321783538908">
            <text:p>4.6932178354</text:p>
          </table:table-cell>
          <table:table-cell table:formula="of:=RAND()*5+1" office:value-type="float" office:value="4.35440869675949">
            <text:p>4.3544086968</text:p>
          </table:table-cell>
          <table:table-cell table:formula="of:=RAND()*5+1" office:value-type="float" office:value="3.25035991286859">
            <text:p>3.2503599129</text:p>
          </table:table-cell>
          <table:table-cell table:formula="of:=IF([.A93]/[.B93]&gt;=1.4;&quot;defender&quot;;IF([.C93]/[.D93]&gt;=1.3;&quot;demon hunter&quot;;IF([.D93]&gt;[.B9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06264743162319">
            <text:p>1.0626474316</text:p>
          </table:table-cell>
          <table:table-cell table:formula="of:=RAND()*5+1" office:value-type="float" office:value="1.49571312498301">
            <text:p>1.495713125</text:p>
          </table:table-cell>
          <table:table-cell table:formula="of:=RAND()*5+1" office:value-type="float" office:value="4.33483339753002">
            <text:p>4.3348333975</text:p>
          </table:table-cell>
          <table:table-cell table:formula="of:=RAND()*5+1" office:value-type="float" office:value="4.79239733098075">
            <text:p>4.792397331</text:p>
          </table:table-cell>
          <table:table-cell table:formula="of:=IF([.A94]/[.B94]&gt;=1.4;&quot;defender&quot;;IF([.C94]/[.D94]&gt;=1.3;&quot;demon hunter&quot;;IF([.D94]&gt;[.B9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56155650364235">
            <text:p>3.5615565036</text:p>
          </table:table-cell>
          <table:table-cell table:formula="of:=RAND()*5+1" office:value-type="float" office:value="4.02398364525288">
            <text:p>4.0239836453</text:p>
          </table:table-cell>
          <table:table-cell table:formula="of:=RAND()*5+1" office:value-type="float" office:value="4.04318977054209">
            <text:p>4.0431897705</text:p>
          </table:table-cell>
          <table:table-cell table:formula="of:=RAND()*5+1" office:value-type="float" office:value="3.33986431965604">
            <text:p>3.3398643197</text:p>
          </table:table-cell>
          <table:table-cell table:formula="of:=IF([.A95]/[.B95]&gt;=1.4;&quot;defender&quot;;IF([.C95]/[.D95]&gt;=1.3;&quot;demon hunter&quot;;IF([.D95]&gt;[.B9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01092567946762">
            <text:p>5.0109256795</text:p>
          </table:table-cell>
          <table:table-cell table:formula="of:=RAND()*5+1" office:value-type="float" office:value="4.48706976743415">
            <text:p>4.4870697674</text:p>
          </table:table-cell>
          <table:table-cell table:formula="of:=RAND()*5+1" office:value-type="float" office:value="4.66520401323214">
            <text:p>4.6652040132</text:p>
          </table:table-cell>
          <table:table-cell table:formula="of:=RAND()*5+1" office:value-type="float" office:value="5.76922379340977">
            <text:p>5.7692237934</text:p>
          </table:table-cell>
          <table:table-cell table:formula="of:=IF([.A96]/[.B96]&gt;=1.4;&quot;defender&quot;;IF([.C96]/[.D96]&gt;=1.3;&quot;demon hunter&quot;;IF([.D96]&gt;[.B9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65120651945472">
            <text:p>2.6512065195</text:p>
          </table:table-cell>
          <table:table-cell table:formula="of:=RAND()*5+1" office:value-type="float" office:value="2.97562452638522">
            <text:p>2.9756245264</text:p>
          </table:table-cell>
          <table:table-cell table:formula="of:=RAND()*5+1" office:value-type="float" office:value="5.60001795552671">
            <text:p>5.6000179555</text:p>
          </table:table-cell>
          <table:table-cell table:formula="of:=RAND()*5+1" office:value-type="float" office:value="4.32665175199509">
            <text:p>4.326651752</text:p>
          </table:table-cell>
          <table:table-cell table:formula="of:=IF([.A97]/[.B97]&gt;=1.4;&quot;defender&quot;;IF([.C97]/[.D97]&gt;=1.3;&quot;demon hunter&quot;;IF([.D97]&gt;[.B9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61699966574088">
            <text:p>5.6169996657</text:p>
          </table:table-cell>
          <table:table-cell table:formula="of:=RAND()*5+1" office:value-type="float" office:value="4.17183725070208">
            <text:p>4.1718372507</text:p>
          </table:table-cell>
          <table:table-cell table:formula="of:=RAND()*5+1" office:value-type="float" office:value="5.5678433496505">
            <text:p>5.5678433497</text:p>
          </table:table-cell>
          <table:table-cell table:formula="of:=RAND()*5+1" office:value-type="float" office:value="4.92003538785502">
            <text:p>4.9200353879</text:p>
          </table:table-cell>
          <table:table-cell table:formula="of:=IF([.A98]/[.B98]&gt;=1.4;&quot;defender&quot;;IF([.C98]/[.D98]&gt;=1.3;&quot;demon hunter&quot;;IF([.D98]&gt;[.B9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50749886315316">
            <text:p>1.5074988632</text:p>
          </table:table-cell>
          <table:table-cell table:formula="of:=RAND()*5+1" office:value-type="float" office:value="2.63308290531859">
            <text:p>2.6330829053</text:p>
          </table:table-cell>
          <table:table-cell table:formula="of:=RAND()*5+1" office:value-type="float" office:value="3.33167432015762">
            <text:p>3.3316743202</text:p>
          </table:table-cell>
          <table:table-cell table:formula="of:=RAND()*5+1" office:value-type="float" office:value="3.64523543417454">
            <text:p>3.6452354342</text:p>
          </table:table-cell>
          <table:table-cell table:formula="of:=IF([.A99]/[.B99]&gt;=1.4;&quot;defender&quot;;IF([.C99]/[.D99]&gt;=1.3;&quot;demon hunter&quot;;IF([.D99]&gt;[.B9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8388208639808">
            <text:p>3.838820864</text:p>
          </table:table-cell>
          <table:table-cell table:formula="of:=RAND()*5+1" office:value-type="float" office:value="1.70726756006479">
            <text:p>1.7072675601</text:p>
          </table:table-cell>
          <table:table-cell table:formula="of:=RAND()*5+1" office:value-type="float" office:value="5.96686452999711">
            <text:p>5.96686453</text:p>
          </table:table-cell>
          <table:table-cell table:formula="of:=RAND()*5+1" office:value-type="float" office:value="4.33488198230043">
            <text:p>4.3348819823</text:p>
          </table:table-cell>
          <table:table-cell table:formula="of:=IF([.A100]/[.B100]&gt;=1.4;&quot;defender&quot;;IF([.C100]/[.D100]&gt;=1.3;&quot;demon hunter&quot;;IF([.D100]&gt;[.B10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0048539545387">
            <text:p>5.4004853955</text:p>
          </table:table-cell>
          <table:table-cell table:formula="of:=RAND()*5+1" office:value-type="float" office:value="1.30553054530174">
            <text:p>1.3055305453</text:p>
          </table:table-cell>
          <table:table-cell table:formula="of:=RAND()*5+1" office:value-type="float" office:value="4.65224746055901">
            <text:p>4.6522474606</text:p>
          </table:table-cell>
          <table:table-cell table:formula="of:=RAND()*5+1" office:value-type="float" office:value="5.95244855759665">
            <text:p>5.9524485576</text:p>
          </table:table-cell>
          <table:table-cell table:formula="of:=IF([.A101]/[.B101]&gt;=1.4;&quot;defender&quot;;IF([.C101]/[.D101]&gt;=1.3;&quot;demon hunter&quot;;IF([.D101]&gt;[.B10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5589046049863">
            <text:p>3.5558904605</text:p>
          </table:table-cell>
          <table:table-cell table:formula="of:=RAND()*5+1" office:value-type="float" office:value="4.28959277598187">
            <text:p>4.289592776</text:p>
          </table:table-cell>
          <table:table-cell table:formula="of:=RAND()*5+1" office:value-type="float" office:value="4.78530590096489">
            <text:p>4.785305901</text:p>
          </table:table-cell>
          <table:table-cell table:formula="of:=RAND()*5+1" office:value-type="float" office:value="3.75489409221336">
            <text:p>3.7548940922</text:p>
          </table:table-cell>
          <table:table-cell table:formula="of:=IF([.A102]/[.B102]&gt;=1.4;&quot;defender&quot;;IF([.C102]/[.D102]&gt;=1.3;&quot;demon hunter&quot;;IF([.D102]&gt;[.B10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54729142319411">
            <text:p>2.5472914232</text:p>
          </table:table-cell>
          <table:table-cell table:formula="of:=RAND()*5+1" office:value-type="float" office:value="3.61853789212182">
            <text:p>3.6185378921</text:p>
          </table:table-cell>
          <table:table-cell table:formula="of:=RAND()*5+1" office:value-type="float" office:value="1.64252153737471">
            <text:p>1.6425215374</text:p>
          </table:table-cell>
          <table:table-cell table:formula="of:=RAND()*5+1" office:value-type="float" office:value="3.12013929849491">
            <text:p>3.1201392985</text:p>
          </table:table-cell>
          <table:table-cell table:formula="of:=IF([.A103]/[.B103]&gt;=1.4;&quot;defender&quot;;IF([.C103]/[.D103]&gt;=1.3;&quot;demon hunter&quot;;IF([.D103]&gt;[.B10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46000362047926">
            <text:p>5.4600036205</text:p>
          </table:table-cell>
          <table:table-cell table:formula="of:=RAND()*5+1" office:value-type="float" office:value="5.10884792683646">
            <text:p>5.1088479268</text:p>
          </table:table-cell>
          <table:table-cell table:formula="of:=RAND()*5+1" office:value-type="float" office:value="3.59591769427061">
            <text:p>3.5959176943</text:p>
          </table:table-cell>
          <table:table-cell table:formula="of:=RAND()*5+1" office:value-type="float" office:value="4.68571130791679">
            <text:p>4.6857113079</text:p>
          </table:table-cell>
          <table:table-cell table:formula="of:=IF([.A104]/[.B104]&gt;=1.4;&quot;defender&quot;;IF([.C104]/[.D104]&gt;=1.3;&quot;demon hunter&quot;;IF([.D104]&gt;[.B10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45493510365486">
            <text:p>4.4549351037</text:p>
          </table:table-cell>
          <table:table-cell table:formula="of:=RAND()*5+1" office:value-type="float" office:value="4.47092929994687">
            <text:p>4.4709292999</text:p>
          </table:table-cell>
          <table:table-cell table:formula="of:=RAND()*5+1" office:value-type="float" office:value="1.4465538286604">
            <text:p>1.4465538287</text:p>
          </table:table-cell>
          <table:table-cell table:formula="of:=RAND()*5+1" office:value-type="float" office:value="2.26112170750275">
            <text:p>2.2611217075</text:p>
          </table:table-cell>
          <table:table-cell table:formula="of:=IF([.A105]/[.B105]&gt;=1.4;&quot;defender&quot;;IF([.C105]/[.D105]&gt;=1.3;&quot;demon hunter&quot;;IF([.D105]&gt;[.B10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58777346182615">
            <text:p>5.5877734618</text:p>
          </table:table-cell>
          <table:table-cell table:formula="of:=RAND()*5+1" office:value-type="float" office:value="1.10614162310958">
            <text:p>1.1061416231</text:p>
          </table:table-cell>
          <table:table-cell table:formula="of:=RAND()*5+1" office:value-type="float" office:value="3.72216190584004">
            <text:p>3.7221619058</text:p>
          </table:table-cell>
          <table:table-cell table:formula="of:=RAND()*5+1" office:value-type="float" office:value="1.94457687577233">
            <text:p>1.9445768758</text:p>
          </table:table-cell>
          <table:table-cell table:formula="of:=IF([.A106]/[.B106]&gt;=1.4;&quot;defender&quot;;IF([.C106]/[.D106]&gt;=1.3;&quot;demon hunter&quot;;IF([.D106]&gt;[.B10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7797887381166">
            <text:p>4.2779788738</text:p>
          </table:table-cell>
          <table:table-cell table:formula="of:=RAND()*5+1" office:value-type="float" office:value="1.04657178418711">
            <text:p>1.0465717842</text:p>
          </table:table-cell>
          <table:table-cell table:formula="of:=RAND()*5+1" office:value-type="float" office:value="5.45981155848131">
            <text:p>5.4598115585</text:p>
          </table:table-cell>
          <table:table-cell table:formula="of:=RAND()*5+1" office:value-type="float" office:value="5.72134387586266">
            <text:p>5.7213438759</text:p>
          </table:table-cell>
          <table:table-cell table:formula="of:=IF([.A107]/[.B107]&gt;=1.4;&quot;defender&quot;;IF([.C107]/[.D107]&gt;=1.3;&quot;demon hunter&quot;;IF([.D107]&gt;[.B10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96660717204213">
            <text:p>4.966607172</text:p>
          </table:table-cell>
          <table:table-cell table:formula="of:=RAND()*5+1" office:value-type="float" office:value="5.20477312756702">
            <text:p>5.2047731276</text:p>
          </table:table-cell>
          <table:table-cell table:formula="of:=RAND()*5+1" office:value-type="float" office:value="1.83785603288561">
            <text:p>1.8378560329</text:p>
          </table:table-cell>
          <table:table-cell table:formula="of:=RAND()*5+1" office:value-type="float" office:value="3.84582222346216">
            <text:p>3.8458222235</text:p>
          </table:table-cell>
          <table:table-cell table:formula="of:=IF([.A108]/[.B108]&gt;=1.4;&quot;defender&quot;;IF([.C108]/[.D108]&gt;=1.3;&quot;demon hunter&quot;;IF([.D108]&gt;[.B10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4910576576367">
            <text:p>1.4910576576</text:p>
          </table:table-cell>
          <table:table-cell table:formula="of:=RAND()*5+1" office:value-type="float" office:value="5.47410603519529">
            <text:p>5.4741060352</text:p>
          </table:table-cell>
          <table:table-cell table:formula="of:=RAND()*5+1" office:value-type="float" office:value="1.18137359526008">
            <text:p>1.1813735953</text:p>
          </table:table-cell>
          <table:table-cell table:formula="of:=RAND()*5+1" office:value-type="float" office:value="4.16953035304323">
            <text:p>4.169530353</text:p>
          </table:table-cell>
          <table:table-cell table:formula="of:=IF([.A109]/[.B109]&gt;=1.4;&quot;defender&quot;;IF([.C109]/[.D109]&gt;=1.3;&quot;demon hunter&quot;;IF([.D109]&gt;[.B10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47506089834496">
            <text:p>4.4750608983</text:p>
          </table:table-cell>
          <table:table-cell table:formula="of:=RAND()*5+1" office:value-type="float" office:value="4.32987852394581">
            <text:p>4.3298785239</text:p>
          </table:table-cell>
          <table:table-cell table:formula="of:=RAND()*5+1" office:value-type="float" office:value="2.61947129992768">
            <text:p>2.6194712999</text:p>
          </table:table-cell>
          <table:table-cell table:formula="of:=RAND()*5+1" office:value-type="float" office:value="5.58185899071395">
            <text:p>5.5818589907</text:p>
          </table:table-cell>
          <table:table-cell table:formula="of:=IF([.A110]/[.B110]&gt;=1.4;&quot;defender&quot;;IF([.C110]/[.D110]&gt;=1.3;&quot;demon hunter&quot;;IF([.D110]&gt;[.B11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33675308525562">
            <text:p>3.3367530853</text:p>
          </table:table-cell>
          <table:table-cell table:formula="of:=RAND()*5+1" office:value-type="float" office:value="2.03095135884359">
            <text:p>2.0309513588</text:p>
          </table:table-cell>
          <table:table-cell table:formula="of:=RAND()*5+1" office:value-type="float" office:value="5.5776781369932">
            <text:p>5.577678137</text:p>
          </table:table-cell>
          <table:table-cell table:formula="of:=RAND()*5+1" office:value-type="float" office:value="3.53283292753622">
            <text:p>3.5328329275</text:p>
          </table:table-cell>
          <table:table-cell table:formula="of:=IF([.A111]/[.B111]&gt;=1.4;&quot;defender&quot;;IF([.C111]/[.D111]&gt;=1.3;&quot;demon hunter&quot;;IF([.D111]&gt;[.B11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4948925329372">
            <text:p>4.6494892533</text:p>
          </table:table-cell>
          <table:table-cell table:formula="of:=RAND()*5+1" office:value-type="float" office:value="1.40477720089257">
            <text:p>1.4047772009</text:p>
          </table:table-cell>
          <table:table-cell table:formula="of:=RAND()*5+1" office:value-type="float" office:value="5.32459246367216">
            <text:p>5.3245924637</text:p>
          </table:table-cell>
          <table:table-cell table:formula="of:=RAND()*5+1" office:value-type="float" office:value="5.82893574051559">
            <text:p>5.8289357405</text:p>
          </table:table-cell>
          <table:table-cell table:formula="of:=IF([.A112]/[.B112]&gt;=1.4;&quot;defender&quot;;IF([.C112]/[.D112]&gt;=1.3;&quot;demon hunter&quot;;IF([.D112]&gt;[.B11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2491649938747">
            <text:p>3.5249164994</text:p>
          </table:table-cell>
          <table:table-cell table:formula="of:=RAND()*5+1" office:value-type="float" office:value="4.88404450844973">
            <text:p>4.8840445084</text:p>
          </table:table-cell>
          <table:table-cell table:formula="of:=RAND()*5+1" office:value-type="float" office:value="3.9928924376145">
            <text:p>3.9928924376</text:p>
          </table:table-cell>
          <table:table-cell table:formula="of:=RAND()*5+1" office:value-type="float" office:value="5.29201079066843">
            <text:p>5.2920107907</text:p>
          </table:table-cell>
          <table:table-cell table:formula="of:=IF([.A113]/[.B113]&gt;=1.4;&quot;defender&quot;;IF([.C113]/[.D113]&gt;=1.3;&quot;demon hunter&quot;;IF([.D113]&gt;[.B11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97772210091352">
            <text:p>3.9777221009</text:p>
          </table:table-cell>
          <table:table-cell table:formula="of:=RAND()*5+1" office:value-type="float" office:value="2.98492011986673">
            <text:p>2.9849201199</text:p>
          </table:table-cell>
          <table:table-cell table:formula="of:=RAND()*5+1" office:value-type="float" office:value="1.45584942214191">
            <text:p>1.4558494221</text:p>
          </table:table-cell>
          <table:table-cell table:formula="of:=RAND()*5+1" office:value-type="float" office:value="1.58881013188511">
            <text:p>1.5888101319</text:p>
          </table:table-cell>
          <table:table-cell table:formula="of:=IF([.A114]/[.B114]&gt;=1.4;&quot;defender&quot;;IF([.C114]/[.D114]&gt;=1.3;&quot;demon hunter&quot;;IF([.D114]&gt;[.B11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84993184171617">
            <text:p>2.8499318417</text:p>
          </table:table-cell>
          <table:table-cell table:formula="of:=RAND()*5+1" office:value-type="float" office:value="2.43265720456839">
            <text:p>2.4326572046</text:p>
          </table:table-cell>
          <table:table-cell table:formula="of:=RAND()*5+1" office:value-type="float" office:value="2.53879882767797">
            <text:p>2.5387988277</text:p>
          </table:table-cell>
          <table:table-cell table:formula="of:=RAND()*5+1" office:value-type="float" office:value="1.90240325080231">
            <text:p>1.9024032508</text:p>
          </table:table-cell>
          <table:table-cell table:formula="of:=IF([.A115]/[.B115]&gt;=1.4;&quot;defender&quot;;IF([.C115]/[.D115]&gt;=1.3;&quot;demon hunter&quot;;IF([.D115]&gt;[.B11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94897503498942">
            <text:p>1.948975035</text:p>
          </table:table-cell>
          <table:table-cell table:formula="of:=RAND()*5+1" office:value-type="float" office:value="2.43770530354232">
            <text:p>2.4377053035</text:p>
          </table:table-cell>
          <table:table-cell table:formula="of:=RAND()*5+1" office:value-type="float" office:value="1.64247843110934">
            <text:p>1.6424784311</text:p>
          </table:table-cell>
          <table:table-cell table:formula="of:=RAND()*5+1" office:value-type="float" office:value="5.81677770148963">
            <text:p>5.8167777015</text:p>
          </table:table-cell>
          <table:table-cell table:formula="of:=IF([.A116]/[.B116]&gt;=1.4;&quot;defender&quot;;IF([.C116]/[.D116]&gt;=1.3;&quot;demon hunter&quot;;IF([.D116]&gt;[.B11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66259992495179">
            <text:p>3.662599925</text:p>
          </table:table-cell>
          <table:table-cell table:formula="of:=RAND()*5+1" office:value-type="float" office:value="5.91558220703155">
            <text:p>5.915582207</text:p>
          </table:table-cell>
          <table:table-cell table:formula="of:=RAND()*5+1" office:value-type="float" office:value="5.38968824222684">
            <text:p>5.3896882422</text:p>
          </table:table-cell>
          <table:table-cell table:formula="of:=RAND()*5+1" office:value-type="float" office:value="2.48033446399495">
            <text:p>2.480334464</text:p>
          </table:table-cell>
          <table:table-cell table:formula="of:=IF([.A117]/[.B117]&gt;=1.4;&quot;defender&quot;;IF([.C117]/[.D117]&gt;=1.3;&quot;demon hunter&quot;;IF([.D117]&gt;[.B11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64986481703818">
            <text:p>5.649864817</text:p>
          </table:table-cell>
          <table:table-cell table:formula="of:=RAND()*5+1" office:value-type="float" office:value="4.15365758258849">
            <text:p>4.1536575826</text:p>
          </table:table-cell>
          <table:table-cell table:formula="of:=RAND()*5+1" office:value-type="float" office:value="2.4835361065343">
            <text:p>2.4835361065</text:p>
          </table:table-cell>
          <table:table-cell table:formula="of:=RAND()*5+1" office:value-type="float" office:value="5.57106183748692">
            <text:p>5.5710618375</text:p>
          </table:table-cell>
          <table:table-cell table:formula="of:=IF([.A118]/[.B118]&gt;=1.4;&quot;defender&quot;;IF([.C118]/[.D118]&gt;=1.3;&quot;demon hunter&quot;;IF([.D118]&gt;[.B11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15292082820088">
            <text:p>5.1529208282</text:p>
          </table:table-cell>
          <table:table-cell table:formula="of:=RAND()*5+1" office:value-type="float" office:value="4.12492571538314">
            <text:p>4.1249257154</text:p>
          </table:table-cell>
          <table:table-cell table:formula="of:=RAND()*5+1" office:value-type="float" office:value="5.15587707655504">
            <text:p>5.1558770766</text:p>
          </table:table-cell>
          <table:table-cell table:formula="of:=RAND()*5+1" office:value-type="float" office:value="4.10300740646198">
            <text:p>4.1030074065</text:p>
          </table:table-cell>
          <table:table-cell table:formula="of:=IF([.A119]/[.B119]&gt;=1.4;&quot;defender&quot;;IF([.C119]/[.D119]&gt;=1.3;&quot;demon hunter&quot;;IF([.D119]&gt;[.B11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0778460735455">
            <text:p>4.5077846074</text:p>
          </table:table-cell>
          <table:table-cell table:formula="of:=RAND()*5+1" office:value-type="float" office:value="2.4896739134565">
            <text:p>2.4896739135</text:p>
          </table:table-cell>
          <table:table-cell table:formula="of:=RAND()*5+1" office:value-type="float" office:value="5.542530705221">
            <text:p>5.5425307052</text:p>
          </table:table-cell>
          <table:table-cell table:formula="of:=RAND()*5+1" office:value-type="float" office:value="4.0518056685105">
            <text:p>4.0518056685</text:p>
          </table:table-cell>
          <table:table-cell table:formula="of:=IF([.A120]/[.B120]&gt;=1.4;&quot;defender&quot;;IF([.C120]/[.D120]&gt;=1.3;&quot;demon hunter&quot;;IF([.D120]&gt;[.B12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37371842423454">
            <text:p>1.3737184242</text:p>
          </table:table-cell>
          <table:table-cell table:formula="of:=RAND()*5+1" office:value-type="float" office:value="3.80536632984877">
            <text:p>3.8053663298</text:p>
          </table:table-cell>
          <table:table-cell table:formula="of:=RAND()*5+1" office:value-type="float" office:value="3.09737712051719">
            <text:p>3.0973771205</text:p>
          </table:table-cell>
          <table:table-cell table:formula="of:=RAND()*5+1" office:value-type="float" office:value="2.03270110907033">
            <text:p>2.0327011091</text:p>
          </table:table-cell>
          <table:table-cell table:formula="of:=IF([.A121]/[.B121]&gt;=1.4;&quot;defender&quot;;IF([.C121]/[.D121]&gt;=1.3;&quot;demon hunter&quot;;IF([.D121]&gt;[.B12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01762122893706">
            <text:p>4.0176212289</text:p>
          </table:table-cell>
          <table:table-cell table:formula="of:=RAND()*5+1" office:value-type="float" office:value="4.36661086184904">
            <text:p>4.3666108618</text:p>
          </table:table-cell>
          <table:table-cell table:formula="of:=RAND()*5+1" office:value-type="float" office:value="4.95542099373415">
            <text:p>4.9554209937</text:p>
          </table:table-cell>
          <table:table-cell table:formula="of:=RAND()*5+1" office:value-type="float" office:value="1.07509922143072">
            <text:p>1.0750992214</text:p>
          </table:table-cell>
          <table:table-cell table:formula="of:=IF([.A122]/[.B122]&gt;=1.4;&quot;defender&quot;;IF([.C122]/[.D122]&gt;=1.3;&quot;demon hunter&quot;;IF([.D122]&gt;[.B12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5077564259991">
            <text:p>2.507756426</text:p>
          </table:table-cell>
          <table:table-cell table:formula="of:=RAND()*5+1" office:value-type="float" office:value="4.47347065107897">
            <text:p>4.4734706511</text:p>
          </table:table-cell>
          <table:table-cell table:formula="of:=RAND()*5+1" office:value-type="float" office:value="5.37587390188128">
            <text:p>5.3758739019</text:p>
          </table:table-cell>
          <table:table-cell table:formula="of:=RAND()*5+1" office:value-type="float" office:value="1.80535283545032">
            <text:p>1.8053528355</text:p>
          </table:table-cell>
          <table:table-cell table:formula="of:=IF([.A123]/[.B123]&gt;=1.4;&quot;defender&quot;;IF([.C123]/[.D123]&gt;=1.3;&quot;demon hunter&quot;;IF([.D123]&gt;[.B12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4305813899264">
            <text:p>3.243058139</text:p>
          </table:table-cell>
          <table:table-cell table:formula="of:=RAND()*5+1" office:value-type="float" office:value="4.04655525367707">
            <text:p>4.0465552537</text:p>
          </table:table-cell>
          <table:table-cell table:formula="of:=RAND()*5+1" office:value-type="float" office:value="3.8633329551667">
            <text:p>3.8633329552</text:p>
          </table:table-cell>
          <table:table-cell table:formula="of:=RAND()*5+1" office:value-type="float" office:value="1.32484893687069">
            <text:p>1.3248489369</text:p>
          </table:table-cell>
          <table:table-cell table:formula="of:=IF([.A124]/[.B124]&gt;=1.4;&quot;defender&quot;;IF([.C124]/[.D124]&gt;=1.3;&quot;demon hunter&quot;;IF([.D124]&gt;[.B12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24043114390224">
            <text:p>1.2404311439</text:p>
          </table:table-cell>
          <table:table-cell table:formula="of:=RAND()*5+1" office:value-type="float" office:value="3.88553657010198">
            <text:p>3.8855365701</text:p>
          </table:table-cell>
          <table:table-cell table:formula="of:=RAND()*5+1" office:value-type="float" office:value="5.36587103409693">
            <text:p>5.3658710341</text:p>
          </table:table-cell>
          <table:table-cell table:formula="of:=RAND()*5+1" office:value-type="float" office:value="1.52593288011849">
            <text:p>1.5259328801</text:p>
          </table:table-cell>
          <table:table-cell table:formula="of:=IF([.A125]/[.B125]&gt;=1.4;&quot;defender&quot;;IF([.C125]/[.D125]&gt;=1.3;&quot;demon hunter&quot;;IF([.D125]&gt;[.B12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7959046503529">
            <text:p>4.679590465</text:p>
          </table:table-cell>
          <table:table-cell table:formula="of:=RAND()*5+1" office:value-type="float" office:value="5.63011938612908">
            <text:p>5.6301193861</text:p>
          </table:table-cell>
          <table:table-cell table:formula="of:=RAND()*5+1" office:value-type="float" office:value="5.201181223616">
            <text:p>5.2011812236</text:p>
          </table:table-cell>
          <table:table-cell table:formula="of:=RAND()*5+1" office:value-type="float" office:value="5.01573585113511">
            <text:p>5.0157358511</text:p>
          </table:table-cell>
          <table:table-cell table:formula="of:=IF([.A126]/[.B126]&gt;=1.4;&quot;defender&quot;;IF([.C126]/[.D126]&gt;=1.3;&quot;demon hunter&quot;;IF([.D126]&gt;[.B12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14066156884655">
            <text:p>3.1406615688</text:p>
          </table:table-cell>
          <table:table-cell table:formula="of:=RAND()*5+1" office:value-type="float" office:value="1.16312657156959">
            <text:p>1.1631265716</text:p>
          </table:table-cell>
          <table:table-cell table:formula="of:=RAND()*5+1" office:value-type="float" office:value="1.8984168432653">
            <text:p>1.8984168433</text:p>
          </table:table-cell>
          <table:table-cell table:formula="of:=RAND()*5+1" office:value-type="float" office:value="4.49724864587188">
            <text:p>4.4972486459</text:p>
          </table:table-cell>
          <table:table-cell table:formula="of:=IF([.A127]/[.B127]&gt;=1.4;&quot;defender&quot;;IF([.C127]/[.D127]&gt;=1.3;&quot;demon hunter&quot;;IF([.D127]&gt;[.B12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6613398035988">
            <text:p>4.2661339804</text:p>
          </table:table-cell>
          <table:table-cell table:formula="of:=RAND()*5+1" office:value-type="float" office:value="4.35410205414519">
            <text:p>4.3541020541</text:p>
          </table:table-cell>
          <table:table-cell table:formula="of:=RAND()*5+1" office:value-type="float" office:value="5.84377596760169">
            <text:p>5.8437759676</text:p>
          </table:table-cell>
          <table:table-cell table:formula="of:=RAND()*5+1" office:value-type="float" office:value="2.2965386454016">
            <text:p>2.2965386454</text:p>
          </table:table-cell>
          <table:table-cell table:formula="of:=IF([.A128]/[.B128]&gt;=1.4;&quot;defender&quot;;IF([.C128]/[.D128]&gt;=1.3;&quot;demon hunter&quot;;IF([.D128]&gt;[.B12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10190497525036">
            <text:p>5.1019049753</text:p>
          </table:table-cell>
          <table:table-cell table:formula="of:=RAND()*5+1" office:value-type="float" office:value="2.77391858771443">
            <text:p>2.7739185877</text:p>
          </table:table-cell>
          <table:table-cell table:formula="of:=RAND()*5+1" office:value-type="float" office:value="2.70754989841953">
            <text:p>2.7075498984</text:p>
          </table:table-cell>
          <table:table-cell table:formula="of:=RAND()*5+1" office:value-type="float" office:value="2.71478355303407">
            <text:p>2.714783553</text:p>
          </table:table-cell>
          <table:table-cell table:formula="of:=IF([.A129]/[.B129]&gt;=1.4;&quot;defender&quot;;IF([.C129]/[.D129]&gt;=1.3;&quot;demon hunter&quot;;IF([.D129]&gt;[.B12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80661969678476">
            <text:p>3.8066196968</text:p>
          </table:table-cell>
          <table:table-cell table:formula="of:=RAND()*5+1" office:value-type="float" office:value="1.21749439183623">
            <text:p>1.2174943918</text:p>
          </table:table-cell>
          <table:table-cell table:formula="of:=RAND()*5+1" office:value-type="float" office:value="1.79769978998229">
            <text:p>1.79769979</text:p>
          </table:table-cell>
          <table:table-cell table:formula="of:=RAND()*5+1" office:value-type="float" office:value="4.03825432434678">
            <text:p>4.0382543243</text:p>
          </table:table-cell>
          <table:table-cell table:formula="of:=IF([.A130]/[.B130]&gt;=1.4;&quot;defender&quot;;IF([.C130]/[.D130]&gt;=1.3;&quot;demon hunter&quot;;IF([.D130]&gt;[.B13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58410525368527">
            <text:p>4.5841052537</text:p>
          </table:table-cell>
          <table:table-cell table:formula="of:=RAND()*5+1" office:value-type="float" office:value="2.19928209576756">
            <text:p>2.1992820958</text:p>
          </table:table-cell>
          <table:table-cell table:formula="of:=RAND()*5+1" office:value-type="float" office:value="5.47440965799615">
            <text:p>5.474409658</text:p>
          </table:table-cell>
          <table:table-cell table:formula="of:=RAND()*5+1" office:value-type="float" office:value="3.54509496502578">
            <text:p>3.545094965</text:p>
          </table:table-cell>
          <table:table-cell table:formula="of:=IF([.A131]/[.B131]&gt;=1.4;&quot;defender&quot;;IF([.C131]/[.D131]&gt;=1.3;&quot;demon hunter&quot;;IF([.D131]&gt;[.B13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27438131952658">
            <text:p>2.2743813195</text:p>
          </table:table-cell>
          <table:table-cell table:formula="of:=RAND()*5+1" office:value-type="float" office:value="1.82424092805013">
            <text:p>1.8242409281</text:p>
          </table:table-cell>
          <table:table-cell table:formula="of:=RAND()*5+1" office:value-type="float" office:value="5.2977115791291">
            <text:p>5.2977115791</text:p>
          </table:table-cell>
          <table:table-cell table:formula="of:=RAND()*5+1" office:value-type="float" office:value="3.53952624974772">
            <text:p>3.5395262497</text:p>
          </table:table-cell>
          <table:table-cell table:formula="of:=IF([.A132]/[.B132]&gt;=1.4;&quot;defender&quot;;IF([.C132]/[.D132]&gt;=1.3;&quot;demon hunter&quot;;IF([.D132]&gt;[.B13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4487908519805">
            <text:p>4.3448790852</text:p>
          </table:table-cell>
          <table:table-cell table:formula="of:=RAND()*5+1" office:value-type="float" office:value="3.78213774552569">
            <text:p>3.7821377455</text:p>
          </table:table-cell>
          <table:table-cell table:formula="of:=RAND()*5+1" office:value-type="float" office:value="1.82869300153106">
            <text:p>1.8286930015</text:p>
          </table:table-cell>
          <table:table-cell table:formula="of:=RAND()*5+1" office:value-type="float" office:value="4.67358548333868">
            <text:p>4.6735854833</text:p>
          </table:table-cell>
          <table:table-cell table:formula="of:=IF([.A133]/[.B133]&gt;=1.4;&quot;defender&quot;;IF([.C133]/[.D133]&gt;=1.3;&quot;demon hunter&quot;;IF([.D133]&gt;[.B13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99843442020938">
            <text:p>4.9984344202</text:p>
          </table:table-cell>
          <table:table-cell table:formula="of:=RAND()*5+1" office:value-type="float" office:value="1.58793722651899">
            <text:p>1.5879372265</text:p>
          </table:table-cell>
          <table:table-cell table:formula="of:=RAND()*5+1" office:value-type="float" office:value="1.93058540252969">
            <text:p>1.9305854025</text:p>
          </table:table-cell>
          <table:table-cell table:formula="of:=RAND()*5+1" office:value-type="float" office:value="1.80641019623727">
            <text:p>1.8064101962</text:p>
          </table:table-cell>
          <table:table-cell table:formula="of:=IF([.A134]/[.B134]&gt;=1.4;&quot;defender&quot;;IF([.C134]/[.D134]&gt;=1.3;&quot;demon hunter&quot;;IF([.D134]&gt;[.B13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7347379662097">
            <text:p>4.4734737966</text:p>
          </table:table-cell>
          <table:table-cell table:formula="of:=RAND()*5+1" office:value-type="float" office:value="4.69202595669776">
            <text:p>4.6920259567</text:p>
          </table:table-cell>
          <table:table-cell table:formula="of:=RAND()*5+1" office:value-type="float" office:value="5.21795883914456">
            <text:p>5.2179588391</text:p>
          </table:table-cell>
          <table:table-cell table:formula="of:=RAND()*5+1" office:value-type="float" office:value="5.23886556643993">
            <text:p>5.2388655664</text:p>
          </table:table-cell>
          <table:table-cell table:formula="of:=IF([.A135]/[.B135]&gt;=1.4;&quot;defender&quot;;IF([.C135]/[.D135]&gt;=1.3;&quot;demon hunter&quot;;IF([.D135]&gt;[.B13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86898495256901">
            <text:p>4.8689849526</text:p>
          </table:table-cell>
          <table:table-cell table:formula="of:=RAND()*5+1" office:value-type="float" office:value="3.8393448330462">
            <text:p>3.839344833</text:p>
          </table:table-cell>
          <table:table-cell table:formula="of:=RAND()*5+1" office:value-type="float" office:value="2.8550806841813">
            <text:p>2.8550806842</text:p>
          </table:table-cell>
          <table:table-cell table:formula="of:=RAND()*5+1" office:value-type="float" office:value="3.89754930417985">
            <text:p>3.8975493042</text:p>
          </table:table-cell>
          <table:table-cell table:formula="of:=IF([.A136]/[.B136]&gt;=1.4;&quot;defender&quot;;IF([.C136]/[.D136]&gt;=1.3;&quot;demon hunter&quot;;IF([.D136]&gt;[.B13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06067587574944">
            <text:p>4.0606758757</text:p>
          </table:table-cell>
          <table:table-cell table:formula="of:=RAND()*5+1" office:value-type="float" office:value="4.07016617851332">
            <text:p>4.0701661785</text:p>
          </table:table-cell>
          <table:table-cell table:formula="of:=RAND()*5+1" office:value-type="float" office:value="2.42426823265851">
            <text:p>2.4242682327</text:p>
          </table:table-cell>
          <table:table-cell table:formula="of:=RAND()*5+1" office:value-type="float" office:value="4.99574225302786">
            <text:p>4.995742253</text:p>
          </table:table-cell>
          <table:table-cell table:formula="of:=IF([.A137]/[.B137]&gt;=1.4;&quot;defender&quot;;IF([.C137]/[.D137]&gt;=1.3;&quot;demon hunter&quot;;IF([.D137]&gt;[.B13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29228089842945">
            <text:p>1.2922808984</text:p>
          </table:table-cell>
          <table:table-cell table:formula="of:=RAND()*5+1" office:value-type="float" office:value="2.32680985610932">
            <text:p>2.3268098561</text:p>
          </table:table-cell>
          <table:table-cell table:formula="of:=RAND()*5+1" office:value-type="float" office:value="4.10072844615206">
            <text:p>4.1007284462</text:p>
          </table:table-cell>
          <table:table-cell table:formula="of:=RAND()*5+1" office:value-type="float" office:value="2.26804420026019">
            <text:p>2.2680442003</text:p>
          </table:table-cell>
          <table:table-cell table:formula="of:=IF([.A138]/[.B138]&gt;=1.4;&quot;defender&quot;;IF([.C138]/[.D138]&gt;=1.3;&quot;demon hunter&quot;;IF([.D138]&gt;[.B13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48553859442472">
            <text:p>2.4855385944</text:p>
          </table:table-cell>
          <table:table-cell table:formula="of:=RAND()*5+1" office:value-type="float" office:value="5.39418587367982">
            <text:p>5.3941858737</text:p>
          </table:table-cell>
          <table:table-cell table:formula="of:=RAND()*5+1" office:value-type="float" office:value="1.59346797177568">
            <text:p>1.5934679718</text:p>
          </table:table-cell>
          <table:table-cell table:formula="of:=RAND()*5+1" office:value-type="float" office:value="1.90734814293683">
            <text:p>1.9073481429</text:p>
          </table:table-cell>
          <table:table-cell table:formula="of:=IF([.A139]/[.B139]&gt;=1.4;&quot;defender&quot;;IF([.C139]/[.D139]&gt;=1.3;&quot;demon hunter&quot;;IF([.D139]&gt;[.B13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73158907098696">
            <text:p>2.731589071</text:p>
          </table:table-cell>
          <table:table-cell table:formula="of:=RAND()*5+1" office:value-type="float" office:value="1.06964384810999">
            <text:p>1.0696438481</text:p>
          </table:table-cell>
          <table:table-cell table:formula="of:=RAND()*5+1" office:value-type="float" office:value="3.6323460531421">
            <text:p>3.6323460531</text:p>
          </table:table-cell>
          <table:table-cell table:formula="of:=RAND()*5+1" office:value-type="float" office:value="4.10670504113659">
            <text:p>4.1067050411</text:p>
          </table:table-cell>
          <table:table-cell table:formula="of:=IF([.A140]/[.B140]&gt;=1.4;&quot;defender&quot;;IF([.C140]/[.D140]&gt;=1.3;&quot;demon hunter&quot;;IF([.D140]&gt;[.B14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0917009785771">
            <text:p>3.6091700979</text:p>
          </table:table-cell>
          <table:table-cell table:formula="of:=RAND()*5+1" office:value-type="float" office:value="2.86784929130226">
            <text:p>2.8678492913</text:p>
          </table:table-cell>
          <table:table-cell table:formula="of:=RAND()*5+1" office:value-type="float" office:value="5.64998703682795">
            <text:p>5.6499870368</text:p>
          </table:table-cell>
          <table:table-cell table:formula="of:=RAND()*5+1" office:value-type="float" office:value="2.02930065244436">
            <text:p>2.0293006524</text:p>
          </table:table-cell>
          <table:table-cell table:formula="of:=IF([.A141]/[.B141]&gt;=1.4;&quot;defender&quot;;IF([.C141]/[.D141]&gt;=1.3;&quot;demon hunter&quot;;IF([.D141]&gt;[.B14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70288613578305">
            <text:p>5.7028861358</text:p>
          </table:table-cell>
          <table:table-cell table:formula="of:=RAND()*5+1" office:value-type="float" office:value="1.95404918538407">
            <text:p>1.9540491854</text:p>
          </table:table-cell>
          <table:table-cell table:formula="of:=RAND()*5+1" office:value-type="float" office:value="2.65536204818636">
            <text:p>2.6553620482</text:p>
          </table:table-cell>
          <table:table-cell table:formula="of:=RAND()*5+1" office:value-type="float" office:value="1.51926460815594">
            <text:p>1.5192646082</text:p>
          </table:table-cell>
          <table:table-cell table:formula="of:=IF([.A142]/[.B142]&gt;=1.4;&quot;defender&quot;;IF([.C142]/[.D142]&gt;=1.3;&quot;demon hunter&quot;;IF([.D142]&gt;[.B14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54198641190305">
            <text:p>2.5419864119</text:p>
          </table:table-cell>
          <table:table-cell table:formula="of:=RAND()*5+1" office:value-type="float" office:value="1.47868003835902">
            <text:p>1.4786800384</text:p>
          </table:table-cell>
          <table:table-cell table:formula="of:=RAND()*5+1" office:value-type="float" office:value="5.28795711603016">
            <text:p>5.287957116</text:p>
          </table:table-cell>
          <table:table-cell table:formula="of:=RAND()*5+1" office:value-type="float" office:value="2.59894335083663">
            <text:p>2.5989433508</text:p>
          </table:table-cell>
          <table:table-cell table:formula="of:=IF([.A143]/[.B143]&gt;=1.4;&quot;defender&quot;;IF([.C143]/[.D143]&gt;=1.3;&quot;demon hunter&quot;;IF([.D143]&gt;[.B14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17070599738508">
            <text:p>5.1707059974</text:p>
          </table:table-cell>
          <table:table-cell table:formula="of:=RAND()*5+1" office:value-type="float" office:value="4.70132055599242">
            <text:p>4.701320556</text:p>
          </table:table-cell>
          <table:table-cell table:formula="of:=RAND()*5+1" office:value-type="float" office:value="3.94018612243235">
            <text:p>3.9401861224</text:p>
          </table:table-cell>
          <table:table-cell table:formula="of:=RAND()*5+1" office:value-type="float" office:value="1.01546020852402">
            <text:p>1.0154602085</text:p>
          </table:table-cell>
          <table:table-cell table:formula="of:=IF([.A144]/[.B144]&gt;=1.4;&quot;defender&quot;;IF([.C144]/[.D144]&gt;=1.3;&quot;demon hunter&quot;;IF([.D144]&gt;[.B14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85480504157022">
            <text:p>3.8548050416</text:p>
          </table:table-cell>
          <table:table-cell table:formula="of:=RAND()*5+1" office:value-type="float" office:value="4.38866483652964">
            <text:p>4.3886648365</text:p>
          </table:table-cell>
          <table:table-cell table:formula="of:=RAND()*5+1" office:value-type="float" office:value="2.28621414070949">
            <text:p>2.2862141407</text:p>
          </table:table-cell>
          <table:table-cell table:formula="of:=RAND()*5+1" office:value-type="float" office:value="2.80917107732967">
            <text:p>2.8091710773</text:p>
          </table:table-cell>
          <table:table-cell table:formula="of:=IF([.A145]/[.B145]&gt;=1.4;&quot;defender&quot;;IF([.C145]/[.D145]&gt;=1.3;&quot;demon hunter&quot;;IF([.D145]&gt;[.B14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87933725584298">
            <text:p>5.8793372558</text:p>
          </table:table-cell>
          <table:table-cell table:formula="of:=RAND()*5+1" office:value-type="float" office:value="5.70988572807983">
            <text:p>5.7098857281</text:p>
          </table:table-cell>
          <table:table-cell table:formula="of:=RAND()*5+1" office:value-type="float" office:value="4.70562798110768">
            <text:p>4.7056279811</text:p>
          </table:table-cell>
          <table:table-cell table:formula="of:=RAND()*5+1" office:value-type="float" office:value="5.34689001645893">
            <text:p>5.3468900165</text:p>
          </table:table-cell>
          <table:table-cell table:formula="of:=IF([.A146]/[.B146]&gt;=1.4;&quot;defender&quot;;IF([.C146]/[.D146]&gt;=1.3;&quot;demon hunter&quot;;IF([.D146]&gt;[.B14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67369987489656">
            <text:p>1.6736998749</text:p>
          </table:table-cell>
          <table:table-cell table:formula="of:=RAND()*5+1" office:value-type="float" office:value="2.30360548850149">
            <text:p>2.3036054885</text:p>
          </table:table-cell>
          <table:table-cell table:formula="of:=RAND()*5+1" office:value-type="float" office:value="3.57164968876168">
            <text:p>3.5716496888</text:p>
          </table:table-cell>
          <table:table-cell table:formula="of:=RAND()*5+1" office:value-type="float" office:value="4.99790888186544">
            <text:p>4.9979088819</text:p>
          </table:table-cell>
          <table:table-cell table:formula="of:=IF([.A147]/[.B147]&gt;=1.4;&quot;defender&quot;;IF([.C147]/[.D147]&gt;=1.3;&quot;demon hunter&quot;;IF([.D147]&gt;[.B14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39209475554526">
            <text:p>4.3920947555</text:p>
          </table:table-cell>
          <table:table-cell table:formula="of:=RAND()*5+1" office:value-type="float" office:value="4.77442832104862">
            <text:p>4.774428321</text:p>
          </table:table-cell>
          <table:table-cell table:formula="of:=RAND()*5+1" office:value-type="float" office:value="5.68177646398544">
            <text:p>5.681776464</text:p>
          </table:table-cell>
          <table:table-cell table:formula="of:=RAND()*5+1" office:value-type="float" office:value="5.05718828318641">
            <text:p>5.0571882832</text:p>
          </table:table-cell>
          <table:table-cell table:formula="of:=IF([.A148]/[.B148]&gt;=1.4;&quot;defender&quot;;IF([.C148]/[.D148]&gt;=1.3;&quot;demon hunter&quot;;IF([.D148]&gt;[.B14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1268321336247">
            <text:p>5.1268321336</text:p>
          </table:table-cell>
          <table:table-cell table:formula="of:=RAND()*5+1" office:value-type="float" office:value="4.98556272732094">
            <text:p>4.9855627273</text:p>
          </table:table-cell>
          <table:table-cell table:formula="of:=RAND()*5+1" office:value-type="float" office:value="1.8534120186232">
            <text:p>1.8534120186</text:p>
          </table:table-cell>
          <table:table-cell table:formula="of:=RAND()*5+1" office:value-type="float" office:value="2.41336553730071">
            <text:p>2.4133655373</text:p>
          </table:table-cell>
          <table:table-cell table:formula="of:=IF([.A149]/[.B149]&gt;=1.4;&quot;defender&quot;;IF([.C149]/[.D149]&gt;=1.3;&quot;demon hunter&quot;;IF([.D149]&gt;[.B14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4266618974507">
            <text:p>3.4426661897</text:p>
          </table:table-cell>
          <table:table-cell table:formula="of:=RAND()*5+1" office:value-type="float" office:value="2.73600223148242">
            <text:p>2.7360022315</text:p>
          </table:table-cell>
          <table:table-cell table:formula="of:=RAND()*5+1" office:value-type="float" office:value="3.69005141686648">
            <text:p>3.6900514169</text:p>
          </table:table-cell>
          <table:table-cell table:formula="of:=RAND()*5+1" office:value-type="float" office:value="1.50339905777946">
            <text:p>1.5033990578</text:p>
          </table:table-cell>
          <table:table-cell table:formula="of:=IF([.A150]/[.B150]&gt;=1.4;&quot;defender&quot;;IF([.C150]/[.D150]&gt;=1.3;&quot;demon hunter&quot;;IF([.D150]&gt;[.B15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98207909613848">
            <text:p>1.9820790961</text:p>
          </table:table-cell>
          <table:table-cell table:formula="of:=RAND()*5+1" office:value-type="float" office:value="3.14555232552811">
            <text:p>3.1455523255</text:p>
          </table:table-cell>
          <table:table-cell table:formula="of:=RAND()*5+1" office:value-type="float" office:value="1.84687288152054">
            <text:p>1.8468728815</text:p>
          </table:table-cell>
          <table:table-cell table:formula="of:=RAND()*5+1" office:value-type="float" office:value="5.23203782876954">
            <text:p>5.2320378288</text:p>
          </table:table-cell>
          <table:table-cell table:formula="of:=IF([.A151]/[.B151]&gt;=1.4;&quot;defender&quot;;IF([.C151]/[.D151]&gt;=1.3;&quot;demon hunter&quot;;IF([.D151]&gt;[.B15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24749803962186">
            <text:p>5.2474980396</text:p>
          </table:table-cell>
          <table:table-cell table:formula="of:=RAND()*5+1" office:value-type="float" office:value="1.15278509352356">
            <text:p>1.1527850935</text:p>
          </table:table-cell>
          <table:table-cell table:formula="of:=RAND()*5+1" office:value-type="float" office:value="4.73868356226012">
            <text:p>4.7386835623</text:p>
          </table:table-cell>
          <table:table-cell table:formula="of:=RAND()*5+1" office:value-type="float" office:value="4.79893408855423">
            <text:p>4.7989340886</text:p>
          </table:table-cell>
          <table:table-cell table:formula="of:=IF([.A152]/[.B152]&gt;=1.4;&quot;defender&quot;;IF([.C152]/[.D152]&gt;=1.3;&quot;demon hunter&quot;;IF([.D152]&gt;[.B15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5414499300532">
            <text:p>4.5414499301</text:p>
          </table:table-cell>
          <table:table-cell table:formula="of:=RAND()*5+1" office:value-type="float" office:value="4.7870590062812">
            <text:p>4.7870590063</text:p>
          </table:table-cell>
          <table:table-cell table:formula="of:=RAND()*5+1" office:value-type="float" office:value="1.59623008361086">
            <text:p>1.5962300836</text:p>
          </table:table-cell>
          <table:table-cell table:formula="of:=RAND()*5+1" office:value-type="float" office:value="3.10230308119208">
            <text:p>3.1023030812</text:p>
          </table:table-cell>
          <table:table-cell table:formula="of:=IF([.A153]/[.B153]&gt;=1.4;&quot;defender&quot;;IF([.C153]/[.D153]&gt;=1.3;&quot;demon hunter&quot;;IF([.D153]&gt;[.B15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8121888092719">
            <text:p>2.8121888093</text:p>
          </table:table-cell>
          <table:table-cell table:formula="of:=RAND()*5+1" office:value-type="float" office:value="5.82766407076269">
            <text:p>5.8276640708</text:p>
          </table:table-cell>
          <table:table-cell table:formula="of:=RAND()*5+1" office:value-type="float" office:value="5.17455408954993">
            <text:p>5.1745540895</text:p>
          </table:table-cell>
          <table:table-cell table:formula="of:=RAND()*5+1" office:value-type="float" office:value="1.47556733945385">
            <text:p>1.4755673395</text:p>
          </table:table-cell>
          <table:table-cell table:formula="of:=IF([.A154]/[.B154]&gt;=1.4;&quot;defender&quot;;IF([.C154]/[.D154]&gt;=1.3;&quot;demon hunter&quot;;IF([.D154]&gt;[.B15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77917282795534">
            <text:p>2.779172828</text:p>
          </table:table-cell>
          <table:table-cell table:formula="of:=RAND()*5+1" office:value-type="float" office:value="1.51781679270789">
            <text:p>1.5178167927</text:p>
          </table:table-cell>
          <table:table-cell table:formula="of:=RAND()*5+1" office:value-type="float" office:value="1.46608984703198">
            <text:p>1.466089847</text:p>
          </table:table-cell>
          <table:table-cell table:formula="of:=RAND()*5+1" office:value-type="float" office:value="2.83313361601904">
            <text:p>2.833133616</text:p>
          </table:table-cell>
          <table:table-cell table:formula="of:=IF([.A155]/[.B155]&gt;=1.4;&quot;defender&quot;;IF([.C155]/[.D155]&gt;=1.3;&quot;demon hunter&quot;;IF([.D155]&gt;[.B15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1572567457333">
            <text:p>5.5157256746</text:p>
          </table:table-cell>
          <table:table-cell table:formula="of:=RAND()*5+1" office:value-type="float" office:value="5.84825396444649">
            <text:p>5.8482539644</text:p>
          </table:table-cell>
          <table:table-cell table:formula="of:=RAND()*5+1" office:value-type="float" office:value="4.6226822854951">
            <text:p>4.6226822855</text:p>
          </table:table-cell>
          <table:table-cell table:formula="of:=RAND()*5+1" office:value-type="float" office:value="5.35082251671702">
            <text:p>5.3508225167</text:p>
          </table:table-cell>
          <table:table-cell table:formula="of:=IF([.A156]/[.B156]&gt;=1.4;&quot;defender&quot;;IF([.C156]/[.D156]&gt;=1.3;&quot;demon hunter&quot;;IF([.D156]&gt;[.B15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40801080223173">
            <text:p>4.4080108022</text:p>
          </table:table-cell>
          <table:table-cell table:formula="of:=RAND()*5+1" office:value-type="float" office:value="3.90782043011859">
            <text:p>3.9078204301</text:p>
          </table:table-cell>
          <table:table-cell table:formula="of:=RAND()*5+1" office:value-type="float" office:value="2.89338315976784">
            <text:p>2.8933831598</text:p>
          </table:table-cell>
          <table:table-cell table:formula="of:=RAND()*5+1" office:value-type="float" office:value="4.30445874948055">
            <text:p>4.3044587495</text:p>
          </table:table-cell>
          <table:table-cell table:formula="of:=IF([.A157]/[.B157]&gt;=1.4;&quot;defender&quot;;IF([.C157]/[.D157]&gt;=1.3;&quot;demon hunter&quot;;IF([.D157]&gt;[.B15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71782428678125">
            <text:p>5.7178242868</text:p>
          </table:table-cell>
          <table:table-cell table:formula="of:=RAND()*5+1" office:value-type="float" office:value="3.53484293585643">
            <text:p>3.5348429359</text:p>
          </table:table-cell>
          <table:table-cell table:formula="of:=RAND()*5+1" office:value-type="float" office:value="5.69144162721932">
            <text:p>5.6914416272</text:p>
          </table:table-cell>
          <table:table-cell table:formula="of:=RAND()*5+1" office:value-type="float" office:value="5.15521837770939">
            <text:p>5.1552183777</text:p>
          </table:table-cell>
          <table:table-cell table:formula="of:=IF([.A158]/[.B158]&gt;=1.4;&quot;defender&quot;;IF([.C158]/[.D158]&gt;=1.3;&quot;demon hunter&quot;;IF([.D158]&gt;[.B15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7084516733885">
            <text:p>5.2708451673</text:p>
          </table:table-cell>
          <table:table-cell table:formula="of:=RAND()*5+1" office:value-type="float" office:value="3.74679517839104">
            <text:p>3.7467951784</text:p>
          </table:table-cell>
          <table:table-cell table:formula="of:=RAND()*5+1" office:value-type="float" office:value="4.29986341996118">
            <text:p>4.29986342</text:p>
          </table:table-cell>
          <table:table-cell table:formula="of:=RAND()*5+1" office:value-type="float" office:value="2.01860651280731">
            <text:p>2.0186065128</text:p>
          </table:table-cell>
          <table:table-cell table:formula="of:=IF([.A159]/[.B159]&gt;=1.4;&quot;defender&quot;;IF([.C159]/[.D159]&gt;=1.3;&quot;demon hunter&quot;;IF([.D159]&gt;[.B15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501942361705">
            <text:p>4.2501942362</text:p>
          </table:table-cell>
          <table:table-cell table:formula="of:=RAND()*5+1" office:value-type="float" office:value="3.16049047652632">
            <text:p>3.1604904765</text:p>
          </table:table-cell>
          <table:table-cell table:formula="of:=RAND()*5+1" office:value-type="float" office:value="5.30604280205444">
            <text:p>5.3060428021</text:p>
          </table:table-cell>
          <table:table-cell table:formula="of:=RAND()*5+1" office:value-type="float" office:value="2.96089658653364">
            <text:p>2.9608965865</text:p>
          </table:table-cell>
          <table:table-cell table:formula="of:=IF([.A160]/[.B160]&gt;=1.4;&quot;defender&quot;;IF([.C160]/[.D160]&gt;=1.3;&quot;demon hunter&quot;;IF([.D160]&gt;[.B16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19293441530317">
            <text:p>2.1929344153</text:p>
          </table:table-cell>
          <table:table-cell table:formula="of:=RAND()*5+1" office:value-type="float" office:value="5.23227333463728">
            <text:p>5.2322733346</text:p>
          </table:table-cell>
          <table:table-cell table:formula="of:=RAND()*5+1" office:value-type="float" office:value="5.38505842816085">
            <text:p>5.3850584282</text:p>
          </table:table-cell>
          <table:table-cell table:formula="of:=RAND()*5+1" office:value-type="float" office:value="1.15291568590328">
            <text:p>1.1529156859</text:p>
          </table:table-cell>
          <table:table-cell table:formula="of:=IF([.A161]/[.B161]&gt;=1.4;&quot;defender&quot;;IF([.C161]/[.D161]&gt;=1.3;&quot;demon hunter&quot;;IF([.D161]&gt;[.B16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93997469218448">
            <text:p>4.9399746922</text:p>
          </table:table-cell>
          <table:table-cell table:formula="of:=RAND()*5+1" office:value-type="float" office:value="1.44043245492503">
            <text:p>1.4404324549</text:p>
          </table:table-cell>
          <table:table-cell table:formula="of:=RAND()*5+1" office:value-type="float" office:value="1.31195883173496">
            <text:p>1.3119588317</text:p>
          </table:table-cell>
          <table:table-cell table:formula="of:=RAND()*5+1" office:value-type="float" office:value="5.03317302465439">
            <text:p>5.0331730247</text:p>
          </table:table-cell>
          <table:table-cell table:formula="of:=IF([.A162]/[.B162]&gt;=1.4;&quot;defender&quot;;IF([.C162]/[.D162]&gt;=1.3;&quot;demon hunter&quot;;IF([.D162]&gt;[.B16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4273553844541">
            <text:p>3.5427355384</text:p>
          </table:table-cell>
          <table:table-cell table:formula="of:=RAND()*5+1" office:value-type="float" office:value="3.92650836054236">
            <text:p>3.9265083605</text:p>
          </table:table-cell>
          <table:table-cell table:formula="of:=RAND()*5+1" office:value-type="float" office:value="3.75417243130505">
            <text:p>3.7541724313</text:p>
          </table:table-cell>
          <table:table-cell table:formula="of:=RAND()*5+1" office:value-type="float" office:value="5.53620477579534">
            <text:p>5.5362047758</text:p>
          </table:table-cell>
          <table:table-cell table:formula="of:=IF([.A163]/[.B163]&gt;=1.4;&quot;defender&quot;;IF([.C163]/[.D163]&gt;=1.3;&quot;demon hunter&quot;;IF([.D163]&gt;[.B16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01177211524919">
            <text:p>1.0117721152</text:p>
          </table:table-cell>
          <table:table-cell table:formula="of:=RAND()*5+1" office:value-type="float" office:value="5.35492434771732">
            <text:p>5.3549243477</text:p>
          </table:table-cell>
          <table:table-cell table:formula="of:=RAND()*5+1" office:value-type="float" office:value="5.87274114042521">
            <text:p>5.8727411404</text:p>
          </table:table-cell>
          <table:table-cell table:formula="of:=RAND()*5+1" office:value-type="float" office:value="2.92872652085498">
            <text:p>2.9287265209</text:p>
          </table:table-cell>
          <table:table-cell table:formula="of:=IF([.A164]/[.B164]&gt;=1.4;&quot;defender&quot;;IF([.C164]/[.D164]&gt;=1.3;&quot;demon hunter&quot;;IF([.D164]&gt;[.B16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77698048530146">
            <text:p>2.7769804853</text:p>
          </table:table-cell>
          <table:table-cell table:formula="of:=RAND()*5+1" office:value-type="float" office:value="2.79094494320452">
            <text:p>2.7909449432</text:p>
          </table:table-cell>
          <table:table-cell table:formula="of:=RAND()*5+1" office:value-type="float" office:value="2.14176745992154">
            <text:p>2.1417674599</text:p>
          </table:table-cell>
          <table:table-cell table:formula="of:=RAND()*5+1" office:value-type="float" office:value="5.38846681499854">
            <text:p>5.388466815</text:p>
          </table:table-cell>
          <table:table-cell table:formula="of:=IF([.A165]/[.B165]&gt;=1.4;&quot;defender&quot;;IF([.C165]/[.D165]&gt;=1.3;&quot;demon hunter&quot;;IF([.D165]&gt;[.B16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29628724744543">
            <text:p>3.2962872474</text:p>
          </table:table-cell>
          <table:table-cell table:formula="of:=RAND()*5+1" office:value-type="float" office:value="1.39966277079657">
            <text:p>1.3996627708</text:p>
          </table:table-cell>
          <table:table-cell table:formula="of:=RAND()*5+1" office:value-type="float" office:value="1.21119903307408">
            <text:p>1.2111990331</text:p>
          </table:table-cell>
          <table:table-cell table:formula="of:=RAND()*5+1" office:value-type="float" office:value="1.65966114168987">
            <text:p>1.6596611417</text:p>
          </table:table-cell>
          <table:table-cell table:formula="of:=IF([.A166]/[.B166]&gt;=1.4;&quot;defender&quot;;IF([.C166]/[.D166]&gt;=1.3;&quot;demon hunter&quot;;IF([.D166]&gt;[.B16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70412152260542">
            <text:p>4.7041215226</text:p>
          </table:table-cell>
          <table:table-cell table:formula="of:=RAND()*5+1" office:value-type="float" office:value="5.54977826215327">
            <text:p>5.5497782622</text:p>
          </table:table-cell>
          <table:table-cell table:formula="of:=RAND()*5+1" office:value-type="float" office:value="3.0846211980097">
            <text:p>3.084621198</text:p>
          </table:table-cell>
          <table:table-cell table:formula="of:=RAND()*5+1" office:value-type="float" office:value="5.18967040721327">
            <text:p>5.1896704072</text:p>
          </table:table-cell>
          <table:table-cell table:formula="of:=IF([.A167]/[.B167]&gt;=1.4;&quot;defender&quot;;IF([.C167]/[.D167]&gt;=1.3;&quot;demon hunter&quot;;IF([.D167]&gt;[.B16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93646558560431">
            <text:p>2.9364655856</text:p>
          </table:table-cell>
          <table:table-cell table:formula="of:=RAND()*5+1" office:value-type="float" office:value="4.42194580938667">
            <text:p>4.4219458094</text:p>
          </table:table-cell>
          <table:table-cell table:formula="of:=RAND()*5+1" office:value-type="float" office:value="1.5824362882413">
            <text:p>1.5824362882</text:p>
          </table:table-cell>
          <table:table-cell table:formula="of:=RAND()*5+1" office:value-type="float" office:value="2.35546636767685">
            <text:p>2.3554663677</text:p>
          </table:table-cell>
          <table:table-cell table:formula="of:=IF([.A168]/[.B168]&gt;=1.4;&quot;defender&quot;;IF([.C168]/[.D168]&gt;=1.3;&quot;demon hunter&quot;;IF([.D168]&gt;[.B16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31636295421049">
            <text:p>4.3163629542</text:p>
          </table:table-cell>
          <table:table-cell table:formula="of:=RAND()*5+1" office:value-type="float" office:value="1.18665982410312">
            <text:p>1.1866598241</text:p>
          </table:table-cell>
          <table:table-cell table:formula="of:=RAND()*5+1" office:value-type="float" office:value="3.99612291390076">
            <text:p>3.9961229139</text:p>
          </table:table-cell>
          <table:table-cell table:formula="of:=RAND()*5+1" office:value-type="float" office:value="3.70946600008756">
            <text:p>3.7094660001</text:p>
          </table:table-cell>
          <table:table-cell table:formula="of:=IF([.A169]/[.B169]&gt;=1.4;&quot;defender&quot;;IF([.C169]/[.D169]&gt;=1.3;&quot;demon hunter&quot;;IF([.D169]&gt;[.B16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189331587404">
            <text:p>5.4189331587</text:p>
          </table:table-cell>
          <table:table-cell table:formula="of:=RAND()*5+1" office:value-type="float" office:value="5.88847909029573">
            <text:p>5.8884790903</text:p>
          </table:table-cell>
          <table:table-cell table:formula="of:=RAND()*5+1" office:value-type="float" office:value="1.04139477619901">
            <text:p>1.0413947762</text:p>
          </table:table-cell>
          <table:table-cell table:formula="of:=RAND()*5+1" office:value-type="float" office:value="5.50929736951366">
            <text:p>5.5092973695</text:p>
          </table:table-cell>
          <table:table-cell table:formula="of:=IF([.A170]/[.B170]&gt;=1.4;&quot;defender&quot;;IF([.C170]/[.D170]&gt;=1.3;&quot;demon hunter&quot;;IF([.D170]&gt;[.B17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949729826767">
            <text:p>5.9497298268</text:p>
          </table:table-cell>
          <table:table-cell table:formula="of:=RAND()*5+1" office:value-type="float" office:value="4.80399158690125">
            <text:p>4.8039915869</text:p>
          </table:table-cell>
          <table:table-cell table:formula="of:=RAND()*5+1" office:value-type="float" office:value="2.7304999474436">
            <text:p>2.7304999474</text:p>
          </table:table-cell>
          <table:table-cell table:formula="of:=RAND()*5+1" office:value-type="float" office:value="4.98136946838349">
            <text:p>4.9813694684</text:p>
          </table:table-cell>
          <table:table-cell table:formula="of:=IF([.A171]/[.B171]&gt;=1.4;&quot;defender&quot;;IF([.C171]/[.D171]&gt;=1.3;&quot;demon hunter&quot;;IF([.D171]&gt;[.B17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51757424417883">
            <text:p>4.5175742442</text:p>
          </table:table-cell>
          <table:table-cell table:formula="of:=RAND()*5+1" office:value-type="float" office:value="3.49246536521241">
            <text:p>3.4924653652</text:p>
          </table:table-cell>
          <table:table-cell table:formula="of:=RAND()*5+1" office:value-type="float" office:value="2.84738971292973">
            <text:p>2.8473897129</text:p>
          </table:table-cell>
          <table:table-cell table:formula="of:=RAND()*5+1" office:value-type="float" office:value="5.48467238107696">
            <text:p>5.4846723811</text:p>
          </table:table-cell>
          <table:table-cell table:formula="of:=IF([.A172]/[.B172]&gt;=1.4;&quot;defender&quot;;IF([.C172]/[.D172]&gt;=1.3;&quot;demon hunter&quot;;IF([.D172]&gt;[.B17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41339890193194">
            <text:p>2.4133989019</text:p>
          </table:table-cell>
          <table:table-cell table:formula="of:=RAND()*5+1" office:value-type="float" office:value="4.52934635942802">
            <text:p>4.5293463594</text:p>
          </table:table-cell>
          <table:table-cell table:formula="of:=RAND()*5+1" office:value-type="float" office:value="1.32029130263254">
            <text:p>1.3202913026</text:p>
          </table:table-cell>
          <table:table-cell table:formula="of:=RAND()*5+1" office:value-type="float" office:value="2.72013085568324">
            <text:p>2.7201308557</text:p>
          </table:table-cell>
          <table:table-cell table:formula="of:=IF([.A173]/[.B173]&gt;=1.4;&quot;defender&quot;;IF([.C173]/[.D173]&gt;=1.3;&quot;demon hunter&quot;;IF([.D173]&gt;[.B17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10859767068177">
            <text:p>2.1085976707</text:p>
          </table:table-cell>
          <table:table-cell table:formula="of:=RAND()*5+1" office:value-type="float" office:value="4.19037938956171">
            <text:p>4.1903793896</text:p>
          </table:table-cell>
          <table:table-cell table:formula="of:=RAND()*5+1" office:value-type="float" office:value="4.59004216035828">
            <text:p>4.5900421604</text:p>
          </table:table-cell>
          <table:table-cell table:formula="of:=RAND()*5+1" office:value-type="float" office:value="2.46205876488239">
            <text:p>2.4620587649</text:p>
          </table:table-cell>
          <table:table-cell table:formula="of:=IF([.A174]/[.B174]&gt;=1.4;&quot;defender&quot;;IF([.C174]/[.D174]&gt;=1.3;&quot;demon hunter&quot;;IF([.D174]&gt;[.B17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01183702703565">
            <text:p>2.011837027</text:p>
          </table:table-cell>
          <table:table-cell table:formula="of:=RAND()*5+1" office:value-type="float" office:value="4.40488491812721">
            <text:p>4.4048849181</text:p>
          </table:table-cell>
          <table:table-cell table:formula="of:=RAND()*5+1" office:value-type="float" office:value="3.59455532534048">
            <text:p>3.5945553253</text:p>
          </table:table-cell>
          <table:table-cell table:formula="of:=RAND()*5+1" office:value-type="float" office:value="3.2941636829637">
            <text:p>3.294163683</text:p>
          </table:table-cell>
          <table:table-cell table:formula="of:=IF([.A175]/[.B175]&gt;=1.4;&quot;defender&quot;;IF([.C175]/[.D175]&gt;=1.3;&quot;demon hunter&quot;;IF([.D175]&gt;[.B17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71610949467868">
            <text:p>1.7161094947</text:p>
          </table:table-cell>
          <table:table-cell table:formula="of:=RAND()*5+1" office:value-type="float" office:value="4.09645822737366">
            <text:p>4.0964582274</text:p>
          </table:table-cell>
          <table:table-cell table:formula="of:=RAND()*5+1" office:value-type="float" office:value="5.45192459505051">
            <text:p>5.4519245951</text:p>
          </table:table-cell>
          <table:table-cell table:formula="of:=RAND()*5+1" office:value-type="float" office:value="5.5310209132731">
            <text:p>5.5310209133</text:p>
          </table:table-cell>
          <table:table-cell table:formula="of:=IF([.A176]/[.B176]&gt;=1.4;&quot;defender&quot;;IF([.C176]/[.D176]&gt;=1.3;&quot;demon hunter&quot;;IF([.D176]&gt;[.B17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71768073737621">
            <text:p>5.7176807374</text:p>
          </table:table-cell>
          <table:table-cell table:formula="of:=RAND()*5+1" office:value-type="float" office:value="2.29854578291997">
            <text:p>2.2985457829</text:p>
          </table:table-cell>
          <table:table-cell table:formula="of:=RAND()*5+1" office:value-type="float" office:value="5.26325128413737">
            <text:p>5.2632512841</text:p>
          </table:table-cell>
          <table:table-cell table:formula="of:=RAND()*5+1" office:value-type="float" office:value="2.87140733934939">
            <text:p>2.8714073393</text:p>
          </table:table-cell>
          <table:table-cell table:formula="of:=IF([.A177]/[.B177]&gt;=1.4;&quot;defender&quot;;IF([.C177]/[.D177]&gt;=1.3;&quot;demon hunter&quot;;IF([.D177]&gt;[.B17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18702487321571">
            <text:p>2.1870248732</text:p>
          </table:table-cell>
          <table:table-cell table:formula="of:=RAND()*5+1" office:value-type="float" office:value="3.768287549261">
            <text:p>3.7682875493</text:p>
          </table:table-cell>
          <table:table-cell table:formula="of:=RAND()*5+1" office:value-type="float" office:value="3.27758491877466">
            <text:p>3.2775849188</text:p>
          </table:table-cell>
          <table:table-cell table:formula="of:=RAND()*5+1" office:value-type="float" office:value="5.13661389611661">
            <text:p>5.1366138961</text:p>
          </table:table-cell>
          <table:table-cell table:formula="of:=IF([.A178]/[.B178]&gt;=1.4;&quot;defender&quot;;IF([.C178]/[.D178]&gt;=1.3;&quot;demon hunter&quot;;IF([.D178]&gt;[.B17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94060548301786">
            <text:p>3.940605483</text:p>
          </table:table-cell>
          <table:table-cell table:formula="of:=RAND()*5+1" office:value-type="float" office:value="2.22841965174302">
            <text:p>2.2284196517</text:p>
          </table:table-cell>
          <table:table-cell table:formula="of:=RAND()*5+1" office:value-type="float" office:value="1.14717796817422">
            <text:p>1.1471779682</text:p>
          </table:table-cell>
          <table:table-cell table:formula="of:=RAND()*5+1" office:value-type="float" office:value="1.9708011825569">
            <text:p>1.9708011826</text:p>
          </table:table-cell>
          <table:table-cell table:formula="of:=IF([.A179]/[.B179]&gt;=1.4;&quot;defender&quot;;IF([.C179]/[.D179]&gt;=1.3;&quot;demon hunter&quot;;IF([.D179]&gt;[.B17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0978912012652">
            <text:p>1.2097891201</text:p>
          </table:table-cell>
          <table:table-cell table:formula="of:=RAND()*5+1" office:value-type="float" office:value="3.22731474554166">
            <text:p>3.2273147455</text:p>
          </table:table-cell>
          <table:table-cell table:formula="of:=RAND()*5+1" office:value-type="float" office:value="5.71978011075407">
            <text:p>5.7197801108</text:p>
          </table:table-cell>
          <table:table-cell table:formula="of:=RAND()*5+1" office:value-type="float" office:value="5.67110543278977">
            <text:p>5.6711054328</text:p>
          </table:table-cell>
          <table:table-cell table:formula="of:=IF([.A180]/[.B180]&gt;=1.4;&quot;defender&quot;;IF([.C180]/[.D180]&gt;=1.3;&quot;demon hunter&quot;;IF([.D180]&gt;[.B18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15577781386673">
            <text:p>5.1557778139</text:p>
          </table:table-cell>
          <table:table-cell table:formula="of:=RAND()*5+1" office:value-type="float" office:value="4.72736336663365">
            <text:p>4.7273633666</text:p>
          </table:table-cell>
          <table:table-cell table:formula="of:=RAND()*5+1" office:value-type="float" office:value="3.25670972606167">
            <text:p>3.2567097261</text:p>
          </table:table-cell>
          <table:table-cell table:formula="of:=RAND()*5+1" office:value-type="float" office:value="2.5671698260121">
            <text:p>2.567169826</text:p>
          </table:table-cell>
          <table:table-cell table:formula="of:=IF([.A181]/[.B181]&gt;=1.4;&quot;defender&quot;;IF([.C181]/[.D181]&gt;=1.3;&quot;demon hunter&quot;;IF([.D181]&gt;[.B18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28730068169534">
            <text:p>4.2873006817</text:p>
          </table:table-cell>
          <table:table-cell table:formula="of:=RAND()*5+1" office:value-type="float" office:value="1.56917671579868">
            <text:p>1.5691767158</text:p>
          </table:table-cell>
          <table:table-cell table:formula="of:=RAND()*5+1" office:value-type="float" office:value="4.58619089238346">
            <text:p>4.5861908924</text:p>
          </table:table-cell>
          <table:table-cell table:formula="of:=RAND()*5+1" office:value-type="float" office:value="1.94487775815651">
            <text:p>1.9448777582</text:p>
          </table:table-cell>
          <table:table-cell table:formula="of:=IF([.A182]/[.B182]&gt;=1.4;&quot;defender&quot;;IF([.C182]/[.D182]&gt;=1.3;&quot;demon hunter&quot;;IF([.D182]&gt;[.B18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75955610536039">
            <text:p>4.7595561054</text:p>
          </table:table-cell>
          <table:table-cell table:formula="of:=RAND()*5+1" office:value-type="float" office:value="3.57700103102252">
            <text:p>3.577001031</text:p>
          </table:table-cell>
          <table:table-cell table:formula="of:=RAND()*5+1" office:value-type="float" office:value="5.0390597959049">
            <text:p>5.0390597959</text:p>
          </table:table-cell>
          <table:table-cell table:formula="of:=RAND()*5+1" office:value-type="float" office:value="5.39589835237712">
            <text:p>5.3958983524</text:p>
          </table:table-cell>
          <table:table-cell table:formula="of:=IF([.A183]/[.B183]&gt;=1.4;&quot;defender&quot;;IF([.C183]/[.D183]&gt;=1.3;&quot;demon hunter&quot;;IF([.D183]&gt;[.B18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80078327283263">
            <text:p>3.8007832728</text:p>
          </table:table-cell>
          <table:table-cell table:formula="of:=RAND()*5+1" office:value-type="float" office:value="3.34959826804698">
            <text:p>3.349598268</text:p>
          </table:table-cell>
          <table:table-cell table:formula="of:=RAND()*5+1" office:value-type="float" office:value="5.64376195101067">
            <text:p>5.643761951</text:p>
          </table:table-cell>
          <table:table-cell table:formula="of:=RAND()*5+1" office:value-type="float" office:value="1.05089682294056">
            <text:p>1.0508968229</text:p>
          </table:table-cell>
          <table:table-cell table:formula="of:=IF([.A184]/[.B184]&gt;=1.4;&quot;defender&quot;;IF([.C184]/[.D184]&gt;=1.3;&quot;demon hunter&quot;;IF([.D184]&gt;[.B18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14735505031422">
            <text:p>4.1473550503</text:p>
          </table:table-cell>
          <table:table-cell table:formula="of:=RAND()*5+1" office:value-type="float" office:value="1.39533859817311">
            <text:p>1.3953385982</text:p>
          </table:table-cell>
          <table:table-cell table:formula="of:=RAND()*5+1" office:value-type="float" office:value="5.00905550690368">
            <text:p>5.0090555069</text:p>
          </table:table-cell>
          <table:table-cell table:formula="of:=RAND()*5+1" office:value-type="float" office:value="4.0606005503796">
            <text:p>4.0606005504</text:p>
          </table:table-cell>
          <table:table-cell table:formula="of:=IF([.A185]/[.B185]&gt;=1.4;&quot;defender&quot;;IF([.C185]/[.D185]&gt;=1.3;&quot;demon hunter&quot;;IF([.D185]&gt;[.B18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2635951144621">
            <text:p>5.9263595114</text:p>
          </table:table-cell>
          <table:table-cell table:formula="of:=RAND()*5+1" office:value-type="float" office:value="1.35987144568935">
            <text:p>1.3598714457</text:p>
          </table:table-cell>
          <table:table-cell table:formula="of:=RAND()*5+1" office:value-type="float" office:value="4.48997272318229">
            <text:p>4.4899727232</text:p>
          </table:table-cell>
          <table:table-cell table:formula="of:=RAND()*5+1" office:value-type="float" office:value="5.93964090943337">
            <text:p>5.9396409094</text:p>
          </table:table-cell>
          <table:table-cell table:formula="of:=IF([.A186]/[.B186]&gt;=1.4;&quot;defender&quot;;IF([.C186]/[.D186]&gt;=1.3;&quot;demon hunter&quot;;IF([.D186]&gt;[.B18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65841722860932">
            <text:p>2.6584172286</text:p>
          </table:table-cell>
          <table:table-cell table:formula="of:=RAND()*5+1" office:value-type="float" office:value="3.59927964536473">
            <text:p>3.5992796454</text:p>
          </table:table-cell>
          <table:table-cell table:formula="of:=RAND()*5+1" office:value-type="float" office:value="1.36756719462574">
            <text:p>1.3675671946</text:p>
          </table:table-cell>
          <table:table-cell table:formula="of:=RAND()*5+1" office:value-type="float" office:value="5.64404024882242">
            <text:p>5.6440402488</text:p>
          </table:table-cell>
          <table:table-cell table:formula="of:=IF([.A187]/[.B187]&gt;=1.4;&quot;defender&quot;;IF([.C187]/[.D187]&gt;=1.3;&quot;demon hunter&quot;;IF([.D187]&gt;[.B18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78065414493904">
            <text:p>4.7806541449</text:p>
          </table:table-cell>
          <table:table-cell table:formula="of:=RAND()*5+1" office:value-type="float" office:value="3.84544210415334">
            <text:p>3.8454421042</text:p>
          </table:table-cell>
          <table:table-cell table:formula="of:=RAND()*5+1" office:value-type="float" office:value="5.07386175589636">
            <text:p>5.0738617559</text:p>
          </table:table-cell>
          <table:table-cell table:formula="of:=RAND()*5+1" office:value-type="float" office:value="3.64515211572871">
            <text:p>3.6451521157</text:p>
          </table:table-cell>
          <table:table-cell table:formula="of:=IF([.A188]/[.B188]&gt;=1.4;&quot;defender&quot;;IF([.C188]/[.D188]&gt;=1.3;&quot;demon hunter&quot;;IF([.D188]&gt;[.B18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87246686127037">
            <text:p>5.8724668613</text:p>
          </table:table-cell>
          <table:table-cell table:formula="of:=RAND()*5+1" office:value-type="float" office:value="2.7212596302852">
            <text:p>2.7212596303</text:p>
          </table:table-cell>
          <table:table-cell table:formula="of:=RAND()*5+1" office:value-type="float" office:value="2.74721303861588">
            <text:p>2.7472130386</text:p>
          </table:table-cell>
          <table:table-cell table:formula="of:=RAND()*5+1" office:value-type="float" office:value="3.39705140236765">
            <text:p>3.3970514024</text:p>
          </table:table-cell>
          <table:table-cell table:formula="of:=IF([.A189]/[.B189]&gt;=1.4;&quot;defender&quot;;IF([.C189]/[.D189]&gt;=1.3;&quot;demon hunter&quot;;IF([.D189]&gt;[.B18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39236506307498">
            <text:p>2.3923650631</text:p>
          </table:table-cell>
          <table:table-cell table:formula="of:=RAND()*5+1" office:value-type="float" office:value="5.28365087602288">
            <text:p>5.283650876</text:p>
          </table:table-cell>
          <table:table-cell table:formula="of:=RAND()*5+1" office:value-type="float" office:value="4.01101424265653">
            <text:p>4.0110142427</text:p>
          </table:table-cell>
          <table:table-cell table:formula="of:=RAND()*5+1" office:value-type="float" office:value="5.59224697435275">
            <text:p>5.5922469744</text:p>
          </table:table-cell>
          <table:table-cell table:formula="of:=IF([.A190]/[.B190]&gt;=1.4;&quot;defender&quot;;IF([.C190]/[.D190]&gt;=1.3;&quot;demon hunter&quot;;IF([.D190]&gt;[.B19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15941680036485">
            <text:p>2.1594168004</text:p>
          </table:table-cell>
          <table:table-cell table:formula="of:=RAND()*5+1" office:value-type="float" office:value="1.54814287694171">
            <text:p>1.5481428769</text:p>
          </table:table-cell>
          <table:table-cell table:formula="of:=RAND()*5+1" office:value-type="float" office:value="2.11731959274039">
            <text:p>2.1173195927</text:p>
          </table:table-cell>
          <table:table-cell table:formula="of:=RAND()*5+1" office:value-type="float" office:value="1.26772397104651">
            <text:p>1.267723971</text:p>
          </table:table-cell>
          <table:table-cell table:formula="of:=IF([.A191]/[.B191]&gt;=1.4;&quot;defender&quot;;IF([.C191]/[.D191]&gt;=1.3;&quot;demon hunter&quot;;IF([.D191]&gt;[.B19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84472500206903">
            <text:p>3.8447250021</text:p>
          </table:table-cell>
          <table:table-cell table:formula="of:=RAND()*5+1" office:value-type="float" office:value="5.44671748206019">
            <text:p>5.4467174821</text:p>
          </table:table-cell>
          <table:table-cell table:formula="of:=RAND()*5+1" office:value-type="float" office:value="4.84261583443731">
            <text:p>4.8426158344</text:p>
          </table:table-cell>
          <table:table-cell table:formula="of:=RAND()*5+1" office:value-type="float" office:value="5.87687570042908">
            <text:p>5.8768757004</text:p>
          </table:table-cell>
          <table:table-cell table:formula="of:=IF([.A192]/[.B192]&gt;=1.4;&quot;defender&quot;;IF([.C192]/[.D192]&gt;=1.3;&quot;demon hunter&quot;;IF([.D192]&gt;[.B19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22647396847606">
            <text:p>3.2264739685</text:p>
          </table:table-cell>
          <table:table-cell table:formula="of:=RAND()*5+1" office:value-type="float" office:value="2.88378479797393">
            <text:p>2.883784798</text:p>
          </table:table-cell>
          <table:table-cell table:formula="of:=RAND()*5+1" office:value-type="float" office:value="2.93468162091449">
            <text:p>2.9346816209</text:p>
          </table:table-cell>
          <table:table-cell table:formula="of:=RAND()*5+1" office:value-type="float" office:value="2.64339910726994">
            <text:p>2.6433991073</text:p>
          </table:table-cell>
          <table:table-cell table:formula="of:=IF([.A193]/[.B193]&gt;=1.4;&quot;defender&quot;;IF([.C193]/[.D193]&gt;=1.3;&quot;demon hunter&quot;;IF([.D193]&gt;[.B19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03873770777136">
            <text:p>3.0387377078</text:p>
          </table:table-cell>
          <table:table-cell table:formula="of:=RAND()*5+1" office:value-type="float" office:value="2.87023591948673">
            <text:p>2.8702359195</text:p>
          </table:table-cell>
          <table:table-cell table:formula="of:=RAND()*5+1" office:value-type="float" office:value="3.23010736750439">
            <text:p>3.2301073675</text:p>
          </table:table-cell>
          <table:table-cell table:formula="of:=RAND()*5+1" office:value-type="float" office:value="1.08203667355701">
            <text:p>1.0820366736</text:p>
          </table:table-cell>
          <table:table-cell table:formula="of:=IF([.A194]/[.B194]&gt;=1.4;&quot;defender&quot;;IF([.C194]/[.D194]&gt;=1.3;&quot;demon hunter&quot;;IF([.D194]&gt;[.B19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68131631892174">
            <text:p>3.6813163189</text:p>
          </table:table-cell>
          <table:table-cell table:formula="of:=RAND()*5+1" office:value-type="float" office:value="2.96509721921757">
            <text:p>2.9650972192</text:p>
          </table:table-cell>
          <table:table-cell table:formula="of:=RAND()*5+1" office:value-type="float" office:value="2.6091374703683">
            <text:p>2.6091374704</text:p>
          </table:table-cell>
          <table:table-cell table:formula="of:=RAND()*5+1" office:value-type="float" office:value="4.88852459611371">
            <text:p>4.8885245961</text:p>
          </table:table-cell>
          <table:table-cell table:formula="of:=IF([.A195]/[.B195]&gt;=1.4;&quot;defender&quot;;IF([.C195]/[.D195]&gt;=1.3;&quot;demon hunter&quot;;IF([.D195]&gt;[.B19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73396670026705">
            <text:p>2.7339667003</text:p>
          </table:table-cell>
          <table:table-cell table:formula="of:=RAND()*5+1" office:value-type="float" office:value="4.04888351587579">
            <text:p>4.0488835159</text:p>
          </table:table-cell>
          <table:table-cell table:formula="of:=RAND()*5+1" office:value-type="float" office:value="1.69403563160449">
            <text:p>1.6940356316</text:p>
          </table:table-cell>
          <table:table-cell table:formula="of:=RAND()*5+1" office:value-type="float" office:value="1.38979161530733">
            <text:p>1.3897916153</text:p>
          </table:table-cell>
          <table:table-cell table:formula="of:=IF([.A196]/[.B196]&gt;=1.4;&quot;defender&quot;;IF([.C196]/[.D196]&gt;=1.3;&quot;demon hunter&quot;;IF([.D196]&gt;[.B19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11105124559253">
            <text:p>3.1110512456</text:p>
          </table:table-cell>
          <table:table-cell table:formula="of:=RAND()*5+1" office:value-type="float" office:value="1.80782845616341">
            <text:p>1.8078284562</text:p>
          </table:table-cell>
          <table:table-cell table:formula="of:=RAND()*5+1" office:value-type="float" office:value="4.3776435139589">
            <text:p>4.377643514</text:p>
          </table:table-cell>
          <table:table-cell table:formula="of:=RAND()*5+1" office:value-type="float" office:value="5.07772005070001">
            <text:p>5.0777200507</text:p>
          </table:table-cell>
          <table:table-cell table:formula="of:=IF([.A197]/[.B197]&gt;=1.4;&quot;defender&quot;;IF([.C197]/[.D197]&gt;=1.3;&quot;demon hunter&quot;;IF([.D197]&gt;[.B19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9147933451459">
            <text:p>1.0914793345</text:p>
          </table:table-cell>
          <table:table-cell table:formula="of:=RAND()*5+1" office:value-type="float" office:value="1.56650249287486">
            <text:p>1.5665024929</text:p>
          </table:table-cell>
          <table:table-cell table:formula="of:=RAND()*5+1" office:value-type="float" office:value="1.15874946722761">
            <text:p>1.1587494672</text:p>
          </table:table-cell>
          <table:table-cell table:formula="of:=RAND()*5+1" office:value-type="float" office:value="4.50341630866751">
            <text:p>4.5034163087</text:p>
          </table:table-cell>
          <table:table-cell table:formula="of:=IF([.A198]/[.B198]&gt;=1.4;&quot;defender&quot;;IF([.C198]/[.D198]&gt;=1.3;&quot;demon hunter&quot;;IF([.D198]&gt;[.B19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05155918560922">
            <text:p>5.0515591856</text:p>
          </table:table-cell>
          <table:table-cell table:formula="of:=RAND()*5+1" office:value-type="float" office:value="4.10249357717112">
            <text:p>4.1024935772</text:p>
          </table:table-cell>
          <table:table-cell table:formula="of:=RAND()*5+1" office:value-type="float" office:value="4.37021754821762">
            <text:p>4.3702175482</text:p>
          </table:table-cell>
          <table:table-cell table:formula="of:=RAND()*5+1" office:value-type="float" office:value="2.31816626759246">
            <text:p>2.3181662676</text:p>
          </table:table-cell>
          <table:table-cell table:formula="of:=IF([.A199]/[.B199]&gt;=1.4;&quot;defender&quot;;IF([.C199]/[.D199]&gt;=1.3;&quot;demon hunter&quot;;IF([.D199]&gt;[.B19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76488374965265">
            <text:p>1.7648837497</text:p>
          </table:table-cell>
          <table:table-cell table:formula="of:=RAND()*5+1" office:value-type="float" office:value="1.16887878067791">
            <text:p>1.1688787807</text:p>
          </table:table-cell>
          <table:table-cell table:formula="of:=RAND()*5+1" office:value-type="float" office:value="4.06876043556258">
            <text:p>4.0687604356</text:p>
          </table:table-cell>
          <table:table-cell table:formula="of:=RAND()*5+1" office:value-type="float" office:value="4.00947651499882">
            <text:p>4.009476515</text:p>
          </table:table-cell>
          <table:table-cell table:formula="of:=IF([.A200]/[.B200]&gt;=1.4;&quot;defender&quot;;IF([.C200]/[.D200]&gt;=1.3;&quot;demon hunter&quot;;IF([.D200]&gt;[.B20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45754481107">
            <text:p>1.0457544811</text:p>
          </table:table-cell>
          <table:table-cell table:formula="of:=RAND()*5+1" office:value-type="float" office:value="2.21494255028665">
            <text:p>2.2149425503</text:p>
          </table:table-cell>
          <table:table-cell table:formula="of:=RAND()*5+1" office:value-type="float" office:value="4.09872734826058">
            <text:p>4.0987273483</text:p>
          </table:table-cell>
          <table:table-cell table:formula="of:=RAND()*5+1" office:value-type="float" office:value="5.60749958641827">
            <text:p>5.6074995864</text:p>
          </table:table-cell>
          <table:table-cell table:formula="of:=IF([.A201]/[.B201]&gt;=1.4;&quot;defender&quot;;IF([.C201]/[.D201]&gt;=1.3;&quot;demon hunter&quot;;IF([.D201]&gt;[.B20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25089869368821">
            <text:p>2.2508986937</text:p>
          </table:table-cell>
          <table:table-cell table:formula="of:=RAND()*5+1" office:value-type="float" office:value="3.27222844958305">
            <text:p>3.2722284496</text:p>
          </table:table-cell>
          <table:table-cell table:formula="of:=RAND()*5+1" office:value-type="float" office:value="5.14246436906979">
            <text:p>5.1424643691</text:p>
          </table:table-cell>
          <table:table-cell table:formula="of:=RAND()*5+1" office:value-type="float" office:value="1.03340897150338">
            <text:p>1.0334089715</text:p>
          </table:table-cell>
          <table:table-cell table:formula="of:=IF([.A202]/[.B202]&gt;=1.4;&quot;defender&quot;;IF([.C202]/[.D202]&gt;=1.3;&quot;demon hunter&quot;;IF([.D202]&gt;[.B20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11544564506039">
            <text:p>1.1154456451</text:p>
          </table:table-cell>
          <table:table-cell table:formula="of:=RAND()*5+1" office:value-type="float" office:value="4.28963640145958">
            <text:p>4.2896364015</text:p>
          </table:table-cell>
          <table:table-cell table:formula="of:=RAND()*5+1" office:value-type="float" office:value="1.25473362300545">
            <text:p>1.254733623</text:p>
          </table:table-cell>
          <table:table-cell table:formula="of:=RAND()*5+1" office:value-type="float" office:value="2.37257173657417">
            <text:p>2.3725717366</text:p>
          </table:table-cell>
          <table:table-cell table:formula="of:=IF([.A203]/[.B203]&gt;=1.4;&quot;defender&quot;;IF([.C203]/[.D203]&gt;=1.3;&quot;demon hunter&quot;;IF([.D203]&gt;[.B20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6109633501619">
            <text:p>1.261096335</text:p>
          </table:table-cell>
          <table:table-cell table:formula="of:=RAND()*5+1" office:value-type="float" office:value="3.79676196398213">
            <text:p>3.796761964</text:p>
          </table:table-cell>
          <table:table-cell table:formula="of:=RAND()*5+1" office:value-type="float" office:value="1.84564547985792">
            <text:p>1.8456454799</text:p>
          </table:table-cell>
          <table:table-cell table:formula="of:=RAND()*5+1" office:value-type="float" office:value="2.86387109337375">
            <text:p>2.8638710934</text:p>
          </table:table-cell>
          <table:table-cell table:formula="of:=IF([.A204]/[.B204]&gt;=1.4;&quot;defender&quot;;IF([.C204]/[.D204]&gt;=1.3;&quot;demon hunter&quot;;IF([.D204]&gt;[.B20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25366270868108">
            <text:p>3.2536627087</text:p>
          </table:table-cell>
          <table:table-cell table:formula="of:=RAND()*5+1" office:value-type="float" office:value="2.99506303528324">
            <text:p>2.9950630353</text:p>
          </table:table-cell>
          <table:table-cell table:formula="of:=RAND()*5+1" office:value-type="float" office:value="3.80289149377495">
            <text:p>3.8028914938</text:p>
          </table:table-cell>
          <table:table-cell table:formula="of:=RAND()*5+1" office:value-type="float" office:value="2.53968111146241">
            <text:p>2.5396811115</text:p>
          </table:table-cell>
          <table:table-cell table:formula="of:=IF([.A205]/[.B205]&gt;=1.4;&quot;defender&quot;;IF([.C205]/[.D205]&gt;=1.3;&quot;demon hunter&quot;;IF([.D205]&gt;[.B20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10618360666558">
            <text:p>3.1061836067</text:p>
          </table:table-cell>
          <table:table-cell table:formula="of:=RAND()*5+1" office:value-type="float" office:value="5.36471395660192">
            <text:p>5.3647139566</text:p>
          </table:table-cell>
          <table:table-cell table:formula="of:=RAND()*5+1" office:value-type="float" office:value="3.86813026526943">
            <text:p>3.8681302653</text:p>
          </table:table-cell>
          <table:table-cell table:formula="of:=RAND()*5+1" office:value-type="float" office:value="3.89437082828954">
            <text:p>3.8943708283</text:p>
          </table:table-cell>
          <table:table-cell table:formula="of:=IF([.A206]/[.B206]&gt;=1.4;&quot;defender&quot;;IF([.C206]/[.D206]&gt;=1.3;&quot;demon hunter&quot;;IF([.D206]&gt;[.B20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99686440546066">
            <text:p>1.9968644055</text:p>
          </table:table-cell>
          <table:table-cell table:formula="of:=RAND()*5+1" office:value-type="float" office:value="3.26493307389319">
            <text:p>3.2649330739</text:p>
          </table:table-cell>
          <table:table-cell table:formula="of:=RAND()*5+1" office:value-type="float" office:value="4.58309934381396">
            <text:p>4.5830993438</text:p>
          </table:table-cell>
          <table:table-cell table:formula="of:=RAND()*5+1" office:value-type="float" office:value="2.91968945320696">
            <text:p>2.9196894532</text:p>
          </table:table-cell>
          <table:table-cell table:formula="of:=IF([.A207]/[.B207]&gt;=1.4;&quot;defender&quot;;IF([.C207]/[.D207]&gt;=1.3;&quot;demon hunter&quot;;IF([.D207]&gt;[.B20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8856823388487">
            <text:p>3.0885682339</text:p>
          </table:table-cell>
          <table:table-cell table:formula="of:=RAND()*5+1" office:value-type="float" office:value="5.36708195600659">
            <text:p>5.367081956</text:p>
          </table:table-cell>
          <table:table-cell table:formula="of:=RAND()*5+1" office:value-type="float" office:value="1.58202450629324">
            <text:p>1.5820245063</text:p>
          </table:table-cell>
          <table:table-cell table:formula="of:=RAND()*5+1" office:value-type="float" office:value="5.34798309346661">
            <text:p>5.3479830935</text:p>
          </table:table-cell>
          <table:table-cell table:formula="of:=IF([.A208]/[.B208]&gt;=1.4;&quot;defender&quot;;IF([.C208]/[.D208]&gt;=1.3;&quot;demon hunter&quot;;IF([.D208]&gt;[.B20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5548267988488">
            <text:p>4.9554826799</text:p>
          </table:table-cell>
          <table:table-cell table:formula="of:=RAND()*5+1" office:value-type="float" office:value="3.13432271499187">
            <text:p>3.134322715</text:p>
          </table:table-cell>
          <table:table-cell table:formula="of:=RAND()*5+1" office:value-type="float" office:value="3.34157603932545">
            <text:p>3.3415760393</text:p>
          </table:table-cell>
          <table:table-cell table:formula="of:=RAND()*5+1" office:value-type="float" office:value="3.71963375853375">
            <text:p>3.7196337585</text:p>
          </table:table-cell>
          <table:table-cell table:formula="of:=IF([.A209]/[.B209]&gt;=1.4;&quot;defender&quot;;IF([.C209]/[.D209]&gt;=1.3;&quot;demon hunter&quot;;IF([.D209]&gt;[.B20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0655116457492">
            <text:p>5.4065511646</text:p>
          </table:table-cell>
          <table:table-cell table:formula="of:=RAND()*5+1" office:value-type="float" office:value="4.68075185688213">
            <text:p>4.6807518569</text:p>
          </table:table-cell>
          <table:table-cell table:formula="of:=RAND()*5+1" office:value-type="float" office:value="4.7141608283855">
            <text:p>4.7141608284</text:p>
          </table:table-cell>
          <table:table-cell table:formula="of:=RAND()*5+1" office:value-type="float" office:value="1.2063813759014">
            <text:p>1.2063813759</text:p>
          </table:table-cell>
          <table:table-cell table:formula="of:=IF([.A210]/[.B210]&gt;=1.4;&quot;defender&quot;;IF([.C210]/[.D210]&gt;=1.3;&quot;demon hunter&quot;;IF([.D210]&gt;[.B21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49601777736098">
            <text:p>4.4960177774</text:p>
          </table:table-cell>
          <table:table-cell table:formula="of:=RAND()*5+1" office:value-type="float" office:value="4.54901553364471">
            <text:p>4.5490155336</text:p>
          </table:table-cell>
          <table:table-cell table:formula="of:=RAND()*5+1" office:value-type="float" office:value="5.92158727254719">
            <text:p>5.9215872725</text:p>
          </table:table-cell>
          <table:table-cell table:formula="of:=RAND()*5+1" office:value-type="float" office:value="4.82960647344589">
            <text:p>4.8296064734</text:p>
          </table:table-cell>
          <table:table-cell table:formula="of:=IF([.A211]/[.B211]&gt;=1.4;&quot;defender&quot;;IF([.C211]/[.D211]&gt;=1.3;&quot;demon hunter&quot;;IF([.D211]&gt;[.B21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62636843742803">
            <text:p>2.6263684374</text:p>
          </table:table-cell>
          <table:table-cell table:formula="of:=RAND()*5+1" office:value-type="float" office:value="4.75075140036643">
            <text:p>4.7507514004</text:p>
          </table:table-cell>
          <table:table-cell table:formula="of:=RAND()*5+1" office:value-type="float" office:value="1.61462249374017">
            <text:p>1.6146224937</text:p>
          </table:table-cell>
          <table:table-cell table:formula="of:=RAND()*5+1" office:value-type="float" office:value="1.18268360756338">
            <text:p>1.1826836076</text:p>
          </table:table-cell>
          <table:table-cell table:formula="of:=IF([.A212]/[.B212]&gt;=1.4;&quot;defender&quot;;IF([.C212]/[.D212]&gt;=1.3;&quot;demon hunter&quot;;IF([.D212]&gt;[.B21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17774664284661">
            <text:p>3.1777466428</text:p>
          </table:table-cell>
          <table:table-cell table:formula="of:=RAND()*5+1" office:value-type="float" office:value="3.47201391961426">
            <text:p>3.4720139196</text:p>
          </table:table-cell>
          <table:table-cell table:formula="of:=RAND()*5+1" office:value-type="float" office:value="5.01169503107667">
            <text:p>5.0116950311</text:p>
          </table:table-cell>
          <table:table-cell table:formula="of:=RAND()*5+1" office:value-type="float" office:value="3.86828520474955">
            <text:p>3.8682852047</text:p>
          </table:table-cell>
          <table:table-cell table:formula="of:=IF([.A213]/[.B213]&gt;=1.4;&quot;defender&quot;;IF([.C213]/[.D213]&gt;=1.3;&quot;demon hunter&quot;;IF([.D213]&gt;[.B21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23299916135147">
            <text:p>3.2329991614</text:p>
          </table:table-cell>
          <table:table-cell table:formula="of:=RAND()*5+1" office:value-type="float" office:value="5.98063813662156">
            <text:p>5.9806381366</text:p>
          </table:table-cell>
          <table:table-cell table:formula="of:=RAND()*5+1" office:value-type="float" office:value="3.8750089649111">
            <text:p>3.8750089649</text:p>
          </table:table-cell>
          <table:table-cell table:formula="of:=RAND()*5+1" office:value-type="float" office:value="2.11787863774225">
            <text:p>2.1178786377</text:p>
          </table:table-cell>
          <table:table-cell table:formula="of:=IF([.A214]/[.B214]&gt;=1.4;&quot;defender&quot;;IF([.C214]/[.D214]&gt;=1.3;&quot;demon hunter&quot;;IF([.D214]&gt;[.B21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8281171396375">
            <text:p>4.382811714</text:p>
          </table:table-cell>
          <table:table-cell table:formula="of:=RAND()*5+1" office:value-type="float" office:value="1.1011294266209">
            <text:p>1.1011294266</text:p>
          </table:table-cell>
          <table:table-cell table:formula="of:=RAND()*5+1" office:value-type="float" office:value="2.19352374458686">
            <text:p>2.1935237446</text:p>
          </table:table-cell>
          <table:table-cell table:formula="of:=RAND()*5+1" office:value-type="float" office:value="1.78314594691619">
            <text:p>1.7831459469</text:p>
          </table:table-cell>
          <table:table-cell table:formula="of:=IF([.A215]/[.B215]&gt;=1.4;&quot;defender&quot;;IF([.C215]/[.D215]&gt;=1.3;&quot;demon hunter&quot;;IF([.D215]&gt;[.B21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02081887982786">
            <text:p>3.0208188798</text:p>
          </table:table-cell>
          <table:table-cell table:formula="of:=RAND()*5+1" office:value-type="float" office:value="4.87187337270007">
            <text:p>4.8718733727</text:p>
          </table:table-cell>
          <table:table-cell table:formula="of:=RAND()*5+1" office:value-type="float" office:value="4.23895532870665">
            <text:p>4.2389553287</text:p>
          </table:table-cell>
          <table:table-cell table:formula="of:=RAND()*5+1" office:value-type="float" office:value="2.9659110577777">
            <text:p>2.9659110578</text:p>
          </table:table-cell>
          <table:table-cell table:formula="of:=IF([.A216]/[.B216]&gt;=1.4;&quot;defender&quot;;IF([.C216]/[.D216]&gt;=1.3;&quot;demon hunter&quot;;IF([.D216]&gt;[.B21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1389415124431">
            <text:p>2.3138941512</text:p>
          </table:table-cell>
          <table:table-cell table:formula="of:=RAND()*5+1" office:value-type="float" office:value="5.10938711371273">
            <text:p>5.1093871137</text:p>
          </table:table-cell>
          <table:table-cell table:formula="of:=RAND()*5+1" office:value-type="float" office:value="2.2437098287046">
            <text:p>2.2437098287</text:p>
          </table:table-cell>
          <table:table-cell table:formula="of:=RAND()*5+1" office:value-type="float" office:value="4.82097983499989">
            <text:p>4.820979835</text:p>
          </table:table-cell>
          <table:table-cell table:formula="of:=IF([.A217]/[.B217]&gt;=1.4;&quot;defender&quot;;IF([.C217]/[.D217]&gt;=1.3;&quot;demon hunter&quot;;IF([.D217]&gt;[.B21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50173169188201">
            <text:p>3.5017316919</text:p>
          </table:table-cell>
          <table:table-cell table:formula="of:=RAND()*5+1" office:value-type="float" office:value="1.2693768334575">
            <text:p>1.2693768335</text:p>
          </table:table-cell>
          <table:table-cell table:formula="of:=RAND()*5+1" office:value-type="float" office:value="2.24447034904733">
            <text:p>2.244470349</text:p>
          </table:table-cell>
          <table:table-cell table:formula="of:=RAND()*5+1" office:value-type="float" office:value="2.78677226882428">
            <text:p>2.7867722688</text:p>
          </table:table-cell>
          <table:table-cell table:formula="of:=IF([.A218]/[.B218]&gt;=1.4;&quot;defender&quot;;IF([.C218]/[.D218]&gt;=1.3;&quot;demon hunter&quot;;IF([.D218]&gt;[.B21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4757582093589">
            <text:p>1.4757582094</text:p>
          </table:table-cell>
          <table:table-cell table:formula="of:=RAND()*5+1" office:value-type="float" office:value="1.65026099327952">
            <text:p>1.6502609933</text:p>
          </table:table-cell>
          <table:table-cell table:formula="of:=RAND()*5+1" office:value-type="float" office:value="5.19927652925253">
            <text:p>5.1992765293</text:p>
          </table:table-cell>
          <table:table-cell table:formula="of:=RAND()*5+1" office:value-type="float" office:value="2.21589252026752">
            <text:p>2.2158925203</text:p>
          </table:table-cell>
          <table:table-cell table:formula="of:=IF([.A219]/[.B219]&gt;=1.4;&quot;defender&quot;;IF([.C219]/[.D219]&gt;=1.3;&quot;demon hunter&quot;;IF([.D219]&gt;[.B21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04549899371341">
            <text:p>1.0454989937</text:p>
          </table:table-cell>
          <table:table-cell table:formula="of:=RAND()*5+1" office:value-type="float" office:value="4.97177598671988">
            <text:p>4.9717759867</text:p>
          </table:table-cell>
          <table:table-cell table:formula="of:=RAND()*5+1" office:value-type="float" office:value="3.72252738941461">
            <text:p>3.7225273894</text:p>
          </table:table-cell>
          <table:table-cell table:formula="of:=RAND()*5+1" office:value-type="float" office:value="5.12086380179971">
            <text:p>5.1208638018</text:p>
          </table:table-cell>
          <table:table-cell table:formula="of:=IF([.A220]/[.B220]&gt;=1.4;&quot;defender&quot;;IF([.C220]/[.D220]&gt;=1.3;&quot;demon hunter&quot;;IF([.D220]&gt;[.B22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30354740936309">
            <text:p>5.3035474094</text:p>
          </table:table-cell>
          <table:table-cell table:formula="of:=RAND()*5+1" office:value-type="float" office:value="2.67186743346974">
            <text:p>2.6718674335</text:p>
          </table:table-cell>
          <table:table-cell table:formula="of:=RAND()*5+1" office:value-type="float" office:value="4.37867274647579">
            <text:p>4.3786727465</text:p>
          </table:table-cell>
          <table:table-cell table:formula="of:=RAND()*5+1" office:value-type="float" office:value="2.99296237668023">
            <text:p>2.9929623767</text:p>
          </table:table-cell>
          <table:table-cell table:formula="of:=IF([.A221]/[.B221]&gt;=1.4;&quot;defender&quot;;IF([.C221]/[.D221]&gt;=1.3;&quot;demon hunter&quot;;IF([.D221]&gt;[.B22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143881353084">
            <text:p>5.1438813531</text:p>
          </table:table-cell>
          <table:table-cell table:formula="of:=RAND()*5+1" office:value-type="float" office:value="4.33714988315478">
            <text:p>4.3371498832</text:p>
          </table:table-cell>
          <table:table-cell table:formula="of:=RAND()*5+1" office:value-type="float" office:value="2.20543508790433">
            <text:p>2.2054350879</text:p>
          </table:table-cell>
          <table:table-cell table:formula="of:=RAND()*5+1" office:value-type="float" office:value="2.4812940522097">
            <text:p>2.4812940522</text:p>
          </table:table-cell>
          <table:table-cell table:formula="of:=IF([.A222]/[.B222]&gt;=1.4;&quot;defender&quot;;IF([.C222]/[.D222]&gt;=1.3;&quot;demon hunter&quot;;IF([.D222]&gt;[.B22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46193219115958">
            <text:p>2.4619321912</text:p>
          </table:table-cell>
          <table:table-cell table:formula="of:=RAND()*5+1" office:value-type="float" office:value="4.15557638416067">
            <text:p>4.1555763842</text:p>
          </table:table-cell>
          <table:table-cell table:formula="of:=RAND()*5+1" office:value-type="float" office:value="5.27345502423123">
            <text:p>5.2734550242</text:p>
          </table:table-cell>
          <table:table-cell table:formula="of:=RAND()*5+1" office:value-type="float" office:value="4.43843424925581">
            <text:p>4.4384342493</text:p>
          </table:table-cell>
          <table:table-cell table:formula="of:=IF([.A223]/[.B223]&gt;=1.4;&quot;defender&quot;;IF([.C223]/[.D223]&gt;=1.3;&quot;demon hunter&quot;;IF([.D223]&gt;[.B22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53956367820501">
            <text:p>4.5395636782</text:p>
          </table:table-cell>
          <table:table-cell table:formula="of:=RAND()*5+1" office:value-type="float" office:value="5.33694115607068">
            <text:p>5.3369411561</text:p>
          </table:table-cell>
          <table:table-cell table:formula="of:=RAND()*5+1" office:value-type="float" office:value="4.20881452877075">
            <text:p>4.2088145288</text:p>
          </table:table-cell>
          <table:table-cell table:formula="of:=RAND()*5+1" office:value-type="float" office:value="3.65626673819497">
            <text:p>3.6562667382</text:p>
          </table:table-cell>
          <table:table-cell table:formula="of:=IF([.A224]/[.B224]&gt;=1.4;&quot;defender&quot;;IF([.C224]/[.D224]&gt;=1.3;&quot;demon hunter&quot;;IF([.D224]&gt;[.B22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62217779597268">
            <text:p>5.622177796</text:p>
          </table:table-cell>
          <table:table-cell table:formula="of:=RAND()*5+1" office:value-type="float" office:value="1.56038255803287">
            <text:p>1.560382558</text:p>
          </table:table-cell>
          <table:table-cell table:formula="of:=RAND()*5+1" office:value-type="float" office:value="4.86701074894518">
            <text:p>4.8670107489</text:p>
          </table:table-cell>
          <table:table-cell table:formula="of:=RAND()*5+1" office:value-type="float" office:value="2.12231877632439">
            <text:p>2.1223187763</text:p>
          </table:table-cell>
          <table:table-cell table:formula="of:=IF([.A225]/[.B225]&gt;=1.4;&quot;defender&quot;;IF([.C225]/[.D225]&gt;=1.3;&quot;demon hunter&quot;;IF([.D225]&gt;[.B22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66976967407391">
            <text:p>5.6697696741</text:p>
          </table:table-cell>
          <table:table-cell table:formula="of:=RAND()*5+1" office:value-type="float" office:value="2.4477698574774">
            <text:p>2.4477698575</text:p>
          </table:table-cell>
          <table:table-cell table:formula="of:=RAND()*5+1" office:value-type="float" office:value="4.04634595289826">
            <text:p>4.0463459529</text:p>
          </table:table-cell>
          <table:table-cell table:formula="of:=RAND()*5+1" office:value-type="float" office:value="1.52237279713154">
            <text:p>1.5223727971</text:p>
          </table:table-cell>
          <table:table-cell table:formula="of:=IF([.A226]/[.B226]&gt;=1.4;&quot;defender&quot;;IF([.C226]/[.D226]&gt;=1.3;&quot;demon hunter&quot;;IF([.D226]&gt;[.B22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6874969480559">
            <text:p>1.2687496948</text:p>
          </table:table-cell>
          <table:table-cell table:formula="of:=RAND()*5+1" office:value-type="float" office:value="1.93607194721699">
            <text:p>1.9360719472</text:p>
          </table:table-cell>
          <table:table-cell table:formula="of:=RAND()*5+1" office:value-type="float" office:value="2.20544878067449">
            <text:p>2.2054487807</text:p>
          </table:table-cell>
          <table:table-cell table:formula="of:=RAND()*5+1" office:value-type="float" office:value="1.9134795027785">
            <text:p>1.9134795028</text:p>
          </table:table-cell>
          <table:table-cell table:formula="of:=IF([.A227]/[.B227]&gt;=1.4;&quot;defender&quot;;IF([.C227]/[.D227]&gt;=1.3;&quot;demon hunter&quot;;IF([.D227]&gt;[.B22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56374049838632">
            <text:p>2.5637404984</text:p>
          </table:table-cell>
          <table:table-cell table:formula="of:=RAND()*5+1" office:value-type="float" office:value="3.77048138668761">
            <text:p>3.7704813867</text:p>
          </table:table-cell>
          <table:table-cell table:formula="of:=RAND()*5+1" office:value-type="float" office:value="4.98637390928343">
            <text:p>4.9863739093</text:p>
          </table:table-cell>
          <table:table-cell table:formula="of:=RAND()*5+1" office:value-type="float" office:value="2.68120699003339">
            <text:p>2.68120699</text:p>
          </table:table-cell>
          <table:table-cell table:formula="of:=IF([.A228]/[.B228]&gt;=1.4;&quot;defender&quot;;IF([.C228]/[.D228]&gt;=1.3;&quot;demon hunter&quot;;IF([.D228]&gt;[.B22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65298297908157">
            <text:p>1.6529829791</text:p>
          </table:table-cell>
          <table:table-cell table:formula="of:=RAND()*5+1" office:value-type="float" office:value="1.76301702763885">
            <text:p>1.7630170276</text:p>
          </table:table-cell>
          <table:table-cell table:formula="of:=RAND()*5+1" office:value-type="float" office:value="5.88388082943857">
            <text:p>5.8838808294</text:p>
          </table:table-cell>
          <table:table-cell table:formula="of:=RAND()*5+1" office:value-type="float" office:value="5.03187290299684">
            <text:p>5.031872903</text:p>
          </table:table-cell>
          <table:table-cell table:formula="of:=IF([.A229]/[.B229]&gt;=1.4;&quot;defender&quot;;IF([.C229]/[.D229]&gt;=1.3;&quot;demon hunter&quot;;IF([.D229]&gt;[.B22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70374033646658">
            <text:p>1.7037403365</text:p>
          </table:table-cell>
          <table:table-cell table:formula="of:=RAND()*5+1" office:value-type="float" office:value="4.37551036849618">
            <text:p>4.3755103685</text:p>
          </table:table-cell>
          <table:table-cell table:formula="of:=RAND()*5+1" office:value-type="float" office:value="2.71266025165096">
            <text:p>2.7126602517</text:p>
          </table:table-cell>
          <table:table-cell table:formula="of:=RAND()*5+1" office:value-type="float" office:value="5.18742823880166">
            <text:p>5.1874282388</text:p>
          </table:table-cell>
          <table:table-cell table:formula="of:=IF([.A230]/[.B230]&gt;=1.4;&quot;defender&quot;;IF([.C230]/[.D230]&gt;=1.3;&quot;demon hunter&quot;;IF([.D230]&gt;[.B23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66872229101136">
            <text:p>1.668722291</text:p>
          </table:table-cell>
          <table:table-cell table:formula="of:=RAND()*5+1" office:value-type="float" office:value="5.84762168955058">
            <text:p>5.8476216896</text:p>
          </table:table-cell>
          <table:table-cell table:formula="of:=RAND()*5+1" office:value-type="float" office:value="4.00319807603955">
            <text:p>4.003198076</text:p>
          </table:table-cell>
          <table:table-cell table:formula="of:=RAND()*5+1" office:value-type="float" office:value="3.9180953418836">
            <text:p>3.9180953419</text:p>
          </table:table-cell>
          <table:table-cell table:formula="of:=IF([.A231]/[.B231]&gt;=1.4;&quot;defender&quot;;IF([.C231]/[.D231]&gt;=1.3;&quot;demon hunter&quot;;IF([.D231]&gt;[.B23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35652959113941">
            <text:p>2.3565295911</text:p>
          </table:table-cell>
          <table:table-cell table:formula="of:=RAND()*5+1" office:value-type="float" office:value="3.13065448217094">
            <text:p>3.1306544822</text:p>
          </table:table-cell>
          <table:table-cell table:formula="of:=RAND()*5+1" office:value-type="float" office:value="2.46759564056993">
            <text:p>2.4675956406</text:p>
          </table:table-cell>
          <table:table-cell table:formula="of:=RAND()*5+1" office:value-type="float" office:value="3.27665310027078">
            <text:p>3.2766531003</text:p>
          </table:table-cell>
          <table:table-cell table:formula="of:=IF([.A232]/[.B232]&gt;=1.4;&quot;defender&quot;;IF([.C232]/[.D232]&gt;=1.3;&quot;demon hunter&quot;;IF([.D232]&gt;[.B23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93291983846575">
            <text:p>5.9329198385</text:p>
          </table:table-cell>
          <table:table-cell table:formula="of:=RAND()*5+1" office:value-type="float" office:value="5.89609326934442">
            <text:p>5.8960932693</text:p>
          </table:table-cell>
          <table:table-cell table:formula="of:=RAND()*5+1" office:value-type="float" office:value="1.4564758297056">
            <text:p>1.4564758297</text:p>
          </table:table-cell>
          <table:table-cell table:formula="of:=RAND()*5+1" office:value-type="float" office:value="5.67641016934067">
            <text:p>5.6764101693</text:p>
          </table:table-cell>
          <table:table-cell table:formula="of:=IF([.A233]/[.B233]&gt;=1.4;&quot;defender&quot;;IF([.C233]/[.D233]&gt;=1.3;&quot;demon hunter&quot;;IF([.D233]&gt;[.B23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12418002914637">
            <text:p>2.1241800291</text:p>
          </table:table-cell>
          <table:table-cell table:formula="of:=RAND()*5+1" office:value-type="float" office:value="5.55509763443843">
            <text:p>5.5550976344</text:p>
          </table:table-cell>
          <table:table-cell table:formula="of:=RAND()*5+1" office:value-type="float" office:value="1.49116958165541">
            <text:p>1.4911695817</text:p>
          </table:table-cell>
          <table:table-cell table:formula="of:=RAND()*5+1" office:value-type="float" office:value="1.1262455037795">
            <text:p>1.1262455038</text:p>
          </table:table-cell>
          <table:table-cell table:formula="of:=IF([.A234]/[.B234]&gt;=1.4;&quot;defender&quot;;IF([.C234]/[.D234]&gt;=1.3;&quot;demon hunter&quot;;IF([.D234]&gt;[.B23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039725006558">
            <text:p>2.0397250066</text:p>
          </table:table-cell>
          <table:table-cell table:formula="of:=RAND()*5+1" office:value-type="float" office:value="2.39292972395197">
            <text:p>2.392929724</text:p>
          </table:table-cell>
          <table:table-cell table:formula="of:=RAND()*5+1" office:value-type="float" office:value="5.16341111063957">
            <text:p>5.1634111106</text:p>
          </table:table-cell>
          <table:table-cell table:formula="of:=RAND()*5+1" office:value-type="float" office:value="2.69661836465821">
            <text:p>2.6966183647</text:p>
          </table:table-cell>
          <table:table-cell table:formula="of:=IF([.A235]/[.B235]&gt;=1.4;&quot;defender&quot;;IF([.C235]/[.D235]&gt;=1.3;&quot;demon hunter&quot;;IF([.D235]&gt;[.B23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778253546916">
            <text:p>4.3778253547</text:p>
          </table:table-cell>
          <table:table-cell table:formula="of:=RAND()*5+1" office:value-type="float" office:value="3.60346550494432">
            <text:p>3.6034655049</text:p>
          </table:table-cell>
          <table:table-cell table:formula="of:=RAND()*5+1" office:value-type="float" office:value="4.36648253258318">
            <text:p>4.3664825326</text:p>
          </table:table-cell>
          <table:table-cell table:formula="of:=RAND()*5+1" office:value-type="float" office:value="4.149785019923">
            <text:p>4.1497850199</text:p>
          </table:table-cell>
          <table:table-cell table:formula="of:=IF([.A236]/[.B236]&gt;=1.4;&quot;defender&quot;;IF([.C236]/[.D236]&gt;=1.3;&quot;demon hunter&quot;;IF([.D236]&gt;[.B23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18165792524815">
            <text:p>3.1816579252</text:p>
          </table:table-cell>
          <table:table-cell table:formula="of:=RAND()*5+1" office:value-type="float" office:value="5.03080833377317">
            <text:p>5.0308083338</text:p>
          </table:table-cell>
          <table:table-cell table:formula="of:=RAND()*5+1" office:value-type="float" office:value="3.40631870226935">
            <text:p>3.4063187023</text:p>
          </table:table-cell>
          <table:table-cell table:formula="of:=RAND()*5+1" office:value-type="float" office:value="4.25036336202174">
            <text:p>4.250363362</text:p>
          </table:table-cell>
          <table:table-cell table:formula="of:=IF([.A237]/[.B237]&gt;=1.4;&quot;defender&quot;;IF([.C237]/[.D237]&gt;=1.3;&quot;demon hunter&quot;;IF([.D237]&gt;[.B23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377916008234">
            <text:p>3.4377916008</text:p>
          </table:table-cell>
          <table:table-cell table:formula="of:=RAND()*5+1" office:value-type="float" office:value="3.88539826171473">
            <text:p>3.8853982617</text:p>
          </table:table-cell>
          <table:table-cell table:formula="of:=RAND()*5+1" office:value-type="float" office:value="3.73301995359361">
            <text:p>3.7330199536</text:p>
          </table:table-cell>
          <table:table-cell table:formula="of:=RAND()*5+1" office:value-type="float" office:value="5.11897895624861">
            <text:p>5.1189789562</text:p>
          </table:table-cell>
          <table:table-cell table:formula="of:=IF([.A238]/[.B238]&gt;=1.4;&quot;defender&quot;;IF([.C238]/[.D238]&gt;=1.3;&quot;demon hunter&quot;;IF([.D238]&gt;[.B23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03707429813221">
            <text:p>3.0370742981</text:p>
          </table:table-cell>
          <table:table-cell table:formula="of:=RAND()*5+1" office:value-type="float" office:value="4.10651389416307">
            <text:p>4.1065138942</text:p>
          </table:table-cell>
          <table:table-cell table:formula="of:=RAND()*5+1" office:value-type="float" office:value="1.23716837633401">
            <text:p>1.2371683763</text:p>
          </table:table-cell>
          <table:table-cell table:formula="of:=RAND()*5+1" office:value-type="float" office:value="1.73621802963316">
            <text:p>1.7362180296</text:p>
          </table:table-cell>
          <table:table-cell table:formula="of:=IF([.A239]/[.B239]&gt;=1.4;&quot;defender&quot;;IF([.C239]/[.D239]&gt;=1.3;&quot;demon hunter&quot;;IF([.D239]&gt;[.B23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01287112990394">
            <text:p>4.0128711299</text:p>
          </table:table-cell>
          <table:table-cell table:formula="of:=RAND()*5+1" office:value-type="float" office:value="4.39360388927162">
            <text:p>4.3936038893</text:p>
          </table:table-cell>
          <table:table-cell table:formula="of:=RAND()*5+1" office:value-type="float" office:value="4.28969716094434">
            <text:p>4.2896971609</text:p>
          </table:table-cell>
          <table:table-cell table:formula="of:=RAND()*5+1" office:value-type="float" office:value="2.70476401690394">
            <text:p>2.7047640169</text:p>
          </table:table-cell>
          <table:table-cell table:formula="of:=IF([.A240]/[.B240]&gt;=1.4;&quot;defender&quot;;IF([.C240]/[.D240]&gt;=1.3;&quot;demon hunter&quot;;IF([.D240]&gt;[.B24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8117418857291">
            <text:p>2.3811741886</text:p>
          </table:table-cell>
          <table:table-cell table:formula="of:=RAND()*5+1" office:value-type="float" office:value="3.94579096836969">
            <text:p>3.9457909684</text:p>
          </table:table-cell>
          <table:table-cell table:formula="of:=RAND()*5+1" office:value-type="float" office:value="3.50088860280812">
            <text:p>3.5008886028</text:p>
          </table:table-cell>
          <table:table-cell table:formula="of:=RAND()*5+1" office:value-type="float" office:value="4.74617299064994">
            <text:p>4.7461729906</text:p>
          </table:table-cell>
          <table:table-cell table:formula="of:=IF([.A241]/[.B241]&gt;=1.4;&quot;defender&quot;;IF([.C241]/[.D241]&gt;=1.3;&quot;demon hunter&quot;;IF([.D241]&gt;[.B24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87241849442944">
            <text:p>4.8724184944</text:p>
          </table:table-cell>
          <table:table-cell table:formula="of:=RAND()*5+1" office:value-type="float" office:value="3.50535421771929">
            <text:p>3.5053542177</text:p>
          </table:table-cell>
          <table:table-cell table:formula="of:=RAND()*5+1" office:value-type="float" office:value="4.89828394167125">
            <text:p>4.8982839417</text:p>
          </table:table-cell>
          <table:table-cell table:formula="of:=RAND()*5+1" office:value-type="float" office:value="3.99205818446353">
            <text:p>3.9920581845</text:p>
          </table:table-cell>
          <table:table-cell table:formula="of:=IF([.A242]/[.B242]&gt;=1.4;&quot;defender&quot;;IF([.C242]/[.D242]&gt;=1.3;&quot;demon hunter&quot;;IF([.D242]&gt;[.B24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68867654912174">
            <text:p>5.6886765491</text:p>
          </table:table-cell>
          <table:table-cell table:formula="of:=RAND()*5+1" office:value-type="float" office:value="5.91214350098744">
            <text:p>5.912143501</text:p>
          </table:table-cell>
          <table:table-cell table:formula="of:=RAND()*5+1" office:value-type="float" office:value="3.51560900826007">
            <text:p>3.5156090083</text:p>
          </table:table-cell>
          <table:table-cell table:formula="of:=RAND()*5+1" office:value-type="float" office:value="4.06169505231082">
            <text:p>4.0616950523</text:p>
          </table:table-cell>
          <table:table-cell table:formula="of:=IF([.A243]/[.B243]&gt;=1.4;&quot;defender&quot;;IF([.C243]/[.D243]&gt;=1.3;&quot;demon hunter&quot;;IF([.D243]&gt;[.B24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21148007456213">
            <text:p>2.2114800746</text:p>
          </table:table-cell>
          <table:table-cell table:formula="of:=RAND()*5+1" office:value-type="float" office:value="4.06650190614164">
            <text:p>4.0665019061</text:p>
          </table:table-cell>
          <table:table-cell table:formula="of:=RAND()*5+1" office:value-type="float" office:value="3.0973102399148">
            <text:p>3.0973102399</text:p>
          </table:table-cell>
          <table:table-cell table:formula="of:=RAND()*5+1" office:value-type="float" office:value="1.88209154084325">
            <text:p>1.8820915408</text:p>
          </table:table-cell>
          <table:table-cell table:formula="of:=IF([.A244]/[.B244]&gt;=1.4;&quot;defender&quot;;IF([.C244]/[.D244]&gt;=1.3;&quot;demon hunter&quot;;IF([.D244]&gt;[.B24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1324549051933">
            <text:p>5.1324549052</text:p>
          </table:table-cell>
          <table:table-cell table:formula="of:=RAND()*5+1" office:value-type="float" office:value="4.39313799981028">
            <text:p>4.3931379998</text:p>
          </table:table-cell>
          <table:table-cell table:formula="of:=RAND()*5+1" office:value-type="float" office:value="2.278536261525">
            <text:p>2.2785362615</text:p>
          </table:table-cell>
          <table:table-cell table:formula="of:=RAND()*5+1" office:value-type="float" office:value="5.50362894451246">
            <text:p>5.5036289445</text:p>
          </table:table-cell>
          <table:table-cell table:formula="of:=IF([.A245]/[.B245]&gt;=1.4;&quot;defender&quot;;IF([.C245]/[.D245]&gt;=1.3;&quot;demon hunter&quot;;IF([.D245]&gt;[.B24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62260790076107">
            <text:p>4.6226079008</text:p>
          </table:table-cell>
          <table:table-cell table:formula="of:=RAND()*5+1" office:value-type="float" office:value="2.5702465060167">
            <text:p>2.570246506</text:p>
          </table:table-cell>
          <table:table-cell table:formula="of:=RAND()*5+1" office:value-type="float" office:value="2.64158338680863">
            <text:p>2.6415833868</text:p>
          </table:table-cell>
          <table:table-cell table:formula="of:=RAND()*5+1" office:value-type="float" office:value="3.33430306892842">
            <text:p>3.3343030689</text:p>
          </table:table-cell>
          <table:table-cell table:formula="of:=IF([.A246]/[.B246]&gt;=1.4;&quot;defender&quot;;IF([.C246]/[.D246]&gt;=1.3;&quot;demon hunter&quot;;IF([.D246]&gt;[.B24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67676040017977">
            <text:p>5.6767604002</text:p>
          </table:table-cell>
          <table:table-cell table:formula="of:=RAND()*5+1" office:value-type="float" office:value="5.01155621511862">
            <text:p>5.0115562151</text:p>
          </table:table-cell>
          <table:table-cell table:formula="of:=RAND()*5+1" office:value-type="float" office:value="5.74777424475178">
            <text:p>5.7477742448</text:p>
          </table:table-cell>
          <table:table-cell table:formula="of:=RAND()*5+1" office:value-type="float" office:value="1.65968219889328">
            <text:p>1.6596821989</text:p>
          </table:table-cell>
          <table:table-cell table:formula="of:=IF([.A247]/[.B247]&gt;=1.4;&quot;defender&quot;;IF([.C247]/[.D247]&gt;=1.3;&quot;demon hunter&quot;;IF([.D247]&gt;[.B24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0532860881649">
            <text:p>5.0532860882</text:p>
          </table:table-cell>
          <table:table-cell table:formula="of:=RAND()*5+1" office:value-type="float" office:value="5.91392877884209">
            <text:p>5.9139287788</text:p>
          </table:table-cell>
          <table:table-cell table:formula="of:=RAND()*5+1" office:value-type="float" office:value="2.61869279574603">
            <text:p>2.6186927957</text:p>
          </table:table-cell>
          <table:table-cell table:formula="of:=RAND()*5+1" office:value-type="float" office:value="3.76064537465572">
            <text:p>3.7606453747</text:p>
          </table:table-cell>
          <table:table-cell table:formula="of:=IF([.A248]/[.B248]&gt;=1.4;&quot;defender&quot;;IF([.C248]/[.D248]&gt;=1.3;&quot;demon hunter&quot;;IF([.D248]&gt;[.B24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70643634302542">
            <text:p>1.706436343</text:p>
          </table:table-cell>
          <table:table-cell table:formula="of:=RAND()*5+1" office:value-type="float" office:value="3.34298324910924">
            <text:p>3.3429832491</text:p>
          </table:table-cell>
          <table:table-cell table:formula="of:=RAND()*5+1" office:value-type="float" office:value="2.08915623975918">
            <text:p>2.0891562398</text:p>
          </table:table-cell>
          <table:table-cell table:formula="of:=RAND()*5+1" office:value-type="float" office:value="3.99986698431894">
            <text:p>3.9998669843</text:p>
          </table:table-cell>
          <table:table-cell table:formula="of:=IF([.A249]/[.B249]&gt;=1.4;&quot;defender&quot;;IF([.C249]/[.D249]&gt;=1.3;&quot;demon hunter&quot;;IF([.D249]&gt;[.B24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50522120203823">
            <text:p>1.505221202</text:p>
          </table:table-cell>
          <table:table-cell table:formula="of:=RAND()*5+1" office:value-type="float" office:value="4.20732494583353">
            <text:p>4.2073249458</text:p>
          </table:table-cell>
          <table:table-cell table:formula="of:=RAND()*5+1" office:value-type="float" office:value="2.19938313262537">
            <text:p>2.1993831326</text:p>
          </table:table-cell>
          <table:table-cell table:formula="of:=RAND()*5+1" office:value-type="float" office:value="5.96157473418862">
            <text:p>5.9615747342</text:p>
          </table:table-cell>
          <table:table-cell table:formula="of:=IF([.A250]/[.B250]&gt;=1.4;&quot;defender&quot;;IF([.C250]/[.D250]&gt;=1.3;&quot;demon hunter&quot;;IF([.D250]&gt;[.B25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87371823750436">
            <text:p>5.8737182375</text:p>
          </table:table-cell>
          <table:table-cell table:formula="of:=RAND()*5+1" office:value-type="float" office:value="5.40350514370948">
            <text:p>5.4035051437</text:p>
          </table:table-cell>
          <table:table-cell table:formula="of:=RAND()*5+1" office:value-type="float" office:value="3.46520019834861">
            <text:p>3.4652001983</text:p>
          </table:table-cell>
          <table:table-cell table:formula="of:=RAND()*5+1" office:value-type="float" office:value="1.88805968174711">
            <text:p>1.8880596817</text:p>
          </table:table-cell>
          <table:table-cell table:formula="of:=IF([.A251]/[.B251]&gt;=1.4;&quot;defender&quot;;IF([.C251]/[.D251]&gt;=1.3;&quot;demon hunter&quot;;IF([.D251]&gt;[.B25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95456158788875">
            <text:p>4.9545615879</text:p>
          </table:table-cell>
          <table:table-cell table:formula="of:=RAND()*5+1" office:value-type="float" office:value="3.38932724576443">
            <text:p>3.3893272458</text:p>
          </table:table-cell>
          <table:table-cell table:formula="of:=RAND()*5+1" office:value-type="float" office:value="3.12131615029648">
            <text:p>3.1213161503</text:p>
          </table:table-cell>
          <table:table-cell table:formula="of:=RAND()*5+1" office:value-type="float" office:value="1.38026694906876">
            <text:p>1.3802669491</text:p>
          </table:table-cell>
          <table:table-cell table:formula="of:=IF([.A252]/[.B252]&gt;=1.4;&quot;defender&quot;;IF([.C252]/[.D252]&gt;=1.3;&quot;demon hunter&quot;;IF([.D252]&gt;[.B25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7141878660768">
            <text:p>4.2714187866</text:p>
          </table:table-cell>
          <table:table-cell table:formula="of:=RAND()*5+1" office:value-type="float" office:value="4.67668027291074">
            <text:p>4.6766802729</text:p>
          </table:table-cell>
          <table:table-cell table:formula="of:=RAND()*5+1" office:value-type="float" office:value="3.06981827272102">
            <text:p>3.0698182727</text:p>
          </table:table-cell>
          <table:table-cell table:formula="of:=RAND()*5+1" office:value-type="float" office:value="2.05187183013186">
            <text:p>2.0518718301</text:p>
          </table:table-cell>
          <table:table-cell table:formula="of:=IF([.A253]/[.B253]&gt;=1.4;&quot;defender&quot;;IF([.C253]/[.D253]&gt;=1.3;&quot;demon hunter&quot;;IF([.D253]&gt;[.B25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55550077464432">
            <text:p>1.5555007746</text:p>
          </table:table-cell>
          <table:table-cell table:formula="of:=RAND()*5+1" office:value-type="float" office:value="3.40387369180098">
            <text:p>3.4038736918</text:p>
          </table:table-cell>
          <table:table-cell table:formula="of:=RAND()*5+1" office:value-type="float" office:value="4.97412020014599">
            <text:p>4.9741202001</text:p>
          </table:table-cell>
          <table:table-cell table:formula="of:=RAND()*5+1" office:value-type="float" office:value="4.34835453424603">
            <text:p>4.3483545342</text:p>
          </table:table-cell>
          <table:table-cell table:formula="of:=IF([.A254]/[.B254]&gt;=1.4;&quot;defender&quot;;IF([.C254]/[.D254]&gt;=1.3;&quot;demon hunter&quot;;IF([.D254]&gt;[.B25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35991075169295">
            <text:p>3.3599107517</text:p>
          </table:table-cell>
          <table:table-cell table:formula="of:=RAND()*5+1" office:value-type="float" office:value="5.17810867540538">
            <text:p>5.1781086754</text:p>
          </table:table-cell>
          <table:table-cell table:formula="of:=RAND()*5+1" office:value-type="float" office:value="5.83779087429866">
            <text:p>5.8377908743</text:p>
          </table:table-cell>
          <table:table-cell table:formula="of:=RAND()*5+1" office:value-type="float" office:value="4.65088060032576">
            <text:p>4.6508806003</text:p>
          </table:table-cell>
          <table:table-cell table:formula="of:=IF([.A255]/[.B255]&gt;=1.4;&quot;defender&quot;;IF([.C255]/[.D255]&gt;=1.3;&quot;demon hunter&quot;;IF([.D255]&gt;[.B25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6480937916786">
            <text:p>4.5648093792</text:p>
          </table:table-cell>
          <table:table-cell table:formula="of:=RAND()*5+1" office:value-type="float" office:value="3.10768499644473">
            <text:p>3.1076849964</text:p>
          </table:table-cell>
          <table:table-cell table:formula="of:=RAND()*5+1" office:value-type="float" office:value="2.13323715748265">
            <text:p>2.1332371575</text:p>
          </table:table-cell>
          <table:table-cell table:formula="of:=RAND()*5+1" office:value-type="float" office:value="3.58740599732846">
            <text:p>3.5874059973</text:p>
          </table:table-cell>
          <table:table-cell table:formula="of:=IF([.A256]/[.B256]&gt;=1.4;&quot;defender&quot;;IF([.C256]/[.D256]&gt;=1.3;&quot;demon hunter&quot;;IF([.D256]&gt;[.B25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86833037342876">
            <text:p>5.8683303734</text:p>
          </table:table-cell>
          <table:table-cell table:formula="of:=RAND()*5+1" office:value-type="float" office:value="4.89107696246356">
            <text:p>4.8910769625</text:p>
          </table:table-cell>
          <table:table-cell table:formula="of:=RAND()*5+1" office:value-type="float" office:value="2.2340602139011">
            <text:p>2.2340602139</text:p>
          </table:table-cell>
          <table:table-cell table:formula="of:=RAND()*5+1" office:value-type="float" office:value="1.18350217724219">
            <text:p>1.1835021772</text:p>
          </table:table-cell>
          <table:table-cell table:formula="of:=IF([.A257]/[.B257]&gt;=1.4;&quot;defender&quot;;IF([.C257]/[.D257]&gt;=1.3;&quot;demon hunter&quot;;IF([.D257]&gt;[.B25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18336916156113">
            <text:p>4.1833691616</text:p>
          </table:table-cell>
          <table:table-cell table:formula="of:=RAND()*5+1" office:value-type="float" office:value="1.57476671645418">
            <text:p>1.5747667165</text:p>
          </table:table-cell>
          <table:table-cell table:formula="of:=RAND()*5+1" office:value-type="float" office:value="3.2134005650878">
            <text:p>3.2134005651</text:p>
          </table:table-cell>
          <table:table-cell table:formula="of:=RAND()*5+1" office:value-type="float" office:value="1.82467878470197">
            <text:p>1.8246787847</text:p>
          </table:table-cell>
          <table:table-cell table:formula="of:=IF([.A258]/[.B258]&gt;=1.4;&quot;defender&quot;;IF([.C258]/[.D258]&gt;=1.3;&quot;demon hunter&quot;;IF([.D258]&gt;[.B25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78209166461602">
            <text:p>4.7820916646</text:p>
          </table:table-cell>
          <table:table-cell table:formula="of:=RAND()*5+1" office:value-type="float" office:value="3.32321645366028">
            <text:p>3.3232164537</text:p>
          </table:table-cell>
          <table:table-cell table:formula="of:=RAND()*5+1" office:value-type="float" office:value="2.74262437503785">
            <text:p>2.742624375</text:p>
          </table:table-cell>
          <table:table-cell table:formula="of:=RAND()*5+1" office:value-type="float" office:value="1.51326398737729">
            <text:p>1.5132639874</text:p>
          </table:table-cell>
          <table:table-cell table:formula="of:=IF([.A259]/[.B259]&gt;=1.4;&quot;defender&quot;;IF([.C259]/[.D259]&gt;=1.3;&quot;demon hunter&quot;;IF([.D259]&gt;[.B25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847911901772">
            <text:p>3.2847911902</text:p>
          </table:table-cell>
          <table:table-cell table:formula="of:=RAND()*5+1" office:value-type="float" office:value="4.68859036592767">
            <text:p>4.6885903659</text:p>
          </table:table-cell>
          <table:table-cell table:formula="of:=RAND()*5+1" office:value-type="float" office:value="4.09209550963715">
            <text:p>4.0920955096</text:p>
          </table:table-cell>
          <table:table-cell table:formula="of:=RAND()*5+1" office:value-type="float" office:value="5.98147479724139">
            <text:p>5.9814747972</text:p>
          </table:table-cell>
          <table:table-cell table:formula="of:=IF([.A260]/[.B260]&gt;=1.4;&quot;defender&quot;;IF([.C260]/[.D260]&gt;=1.3;&quot;demon hunter&quot;;IF([.D260]&gt;[.B26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8695344789885">
            <text:p>1.869534479</text:p>
          </table:table-cell>
          <table:table-cell table:formula="of:=RAND()*5+1" office:value-type="float" office:value="3.15850942768157">
            <text:p>3.1585094277</text:p>
          </table:table-cell>
          <table:table-cell table:formula="of:=RAND()*5+1" office:value-type="float" office:value="5.547836673446">
            <text:p>5.5478366734</text:p>
          </table:table-cell>
          <table:table-cell table:formula="of:=RAND()*5+1" office:value-type="float" office:value="1.55729570798576">
            <text:p>1.557295708</text:p>
          </table:table-cell>
          <table:table-cell table:formula="of:=IF([.A261]/[.B261]&gt;=1.4;&quot;defender&quot;;IF([.C261]/[.D261]&gt;=1.3;&quot;demon hunter&quot;;IF([.D261]&gt;[.B26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2339759808965">
            <text:p>5.2339759809</text:p>
          </table:table-cell>
          <table:table-cell table:formula="of:=RAND()*5+1" office:value-type="float" office:value="5.82409606920555">
            <text:p>5.8240960692</text:p>
          </table:table-cell>
          <table:table-cell table:formula="of:=RAND()*5+1" office:value-type="float" office:value="1.87596789933741">
            <text:p>1.8759678993</text:p>
          </table:table-cell>
          <table:table-cell table:formula="of:=RAND()*5+1" office:value-type="float" office:value="3.81925546005368">
            <text:p>3.8192554601</text:p>
          </table:table-cell>
          <table:table-cell table:formula="of:=IF([.A262]/[.B262]&gt;=1.4;&quot;defender&quot;;IF([.C262]/[.D262]&gt;=1.3;&quot;demon hunter&quot;;IF([.D262]&gt;[.B26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2312915418297">
            <text:p>1.2231291542</text:p>
          </table:table-cell>
          <table:table-cell table:formula="of:=RAND()*5+1" office:value-type="float" office:value="2.30379425361752">
            <text:p>2.3037942536</text:p>
          </table:table-cell>
          <table:table-cell table:formula="of:=RAND()*5+1" office:value-type="float" office:value="5.65214879019186">
            <text:p>5.6521487902</text:p>
          </table:table-cell>
          <table:table-cell table:formula="of:=RAND()*5+1" office:value-type="float" office:value="2.43146867398173">
            <text:p>2.431468674</text:p>
          </table:table-cell>
          <table:table-cell table:formula="of:=IF([.A263]/[.B263]&gt;=1.4;&quot;defender&quot;;IF([.C263]/[.D263]&gt;=1.3;&quot;demon hunter&quot;;IF([.D263]&gt;[.B26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60957734938711">
            <text:p>1.6095773494</text:p>
          </table:table-cell>
          <table:table-cell table:formula="of:=RAND()*5+1" office:value-type="float" office:value="5.19724935432896">
            <text:p>5.1972493543</text:p>
          </table:table-cell>
          <table:table-cell table:formula="of:=RAND()*5+1" office:value-type="float" office:value="3.84812995465472">
            <text:p>3.8481299547</text:p>
          </table:table-cell>
          <table:table-cell table:formula="of:=RAND()*5+1" office:value-type="float" office:value="3.01205954188481">
            <text:p>3.0120595419</text:p>
          </table:table-cell>
          <table:table-cell table:formula="of:=IF([.A264]/[.B264]&gt;=1.4;&quot;defender&quot;;IF([.C264]/[.D264]&gt;=1.3;&quot;demon hunter&quot;;IF([.D264]&gt;[.B26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11974453832954">
            <text:p>5.1197445383</text:p>
          </table:table-cell>
          <table:table-cell table:formula="of:=RAND()*5+1" office:value-type="float" office:value="1.44736822368577">
            <text:p>1.4473682237</text:p>
          </table:table-cell>
          <table:table-cell table:formula="of:=RAND()*5+1" office:value-type="float" office:value="2.84328529750928">
            <text:p>2.8432852975</text:p>
          </table:table-cell>
          <table:table-cell table:formula="of:=RAND()*5+1" office:value-type="float" office:value="3.0545832067728">
            <text:p>3.0545832068</text:p>
          </table:table-cell>
          <table:table-cell table:formula="of:=IF([.A265]/[.B265]&gt;=1.4;&quot;defender&quot;;IF([.C265]/[.D265]&gt;=1.3;&quot;demon hunter&quot;;IF([.D265]&gt;[.B26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33844518614933">
            <text:p>5.3384451861</text:p>
          </table:table-cell>
          <table:table-cell table:formula="of:=RAND()*5+1" office:value-type="float" office:value="2.41293933615088">
            <text:p>2.4129393362</text:p>
          </table:table-cell>
          <table:table-cell table:formula="of:=RAND()*5+1" office:value-type="float" office:value="5.54643701203167">
            <text:p>5.546437012</text:p>
          </table:table-cell>
          <table:table-cell table:formula="of:=RAND()*5+1" office:value-type="float" office:value="3.05448433291167">
            <text:p>3.0544843329</text:p>
          </table:table-cell>
          <table:table-cell table:formula="of:=IF([.A266]/[.B266]&gt;=1.4;&quot;defender&quot;;IF([.C266]/[.D266]&gt;=1.3;&quot;demon hunter&quot;;IF([.D266]&gt;[.B26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59644151339307">
            <text:p>2.5964415134</text:p>
          </table:table-cell>
          <table:table-cell table:formula="of:=RAND()*5+1" office:value-type="float" office:value="4.9880749117583">
            <text:p>4.9880749118</text:p>
          </table:table-cell>
          <table:table-cell table:formula="of:=RAND()*5+1" office:value-type="float" office:value="5.56284163054079">
            <text:p>5.5628416305</text:p>
          </table:table-cell>
          <table:table-cell table:formula="of:=RAND()*5+1" office:value-type="float" office:value="1.57250540005043">
            <text:p>1.5725054001</text:p>
          </table:table-cell>
          <table:table-cell table:formula="of:=IF([.A267]/[.B267]&gt;=1.4;&quot;defender&quot;;IF([.C267]/[.D267]&gt;=1.3;&quot;demon hunter&quot;;IF([.D267]&gt;[.B26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89572185603902">
            <text:p>3.895721856</text:p>
          </table:table-cell>
          <table:table-cell table:formula="of:=RAND()*5+1" office:value-type="float" office:value="5.77981067495421">
            <text:p>5.779810675</text:p>
          </table:table-cell>
          <table:table-cell table:formula="of:=RAND()*5+1" office:value-type="float" office:value="4.46840104088187">
            <text:p>4.4684010409</text:p>
          </table:table-cell>
          <table:table-cell table:formula="of:=RAND()*5+1" office:value-type="float" office:value="4.34493329515681">
            <text:p>4.3449332952</text:p>
          </table:table-cell>
          <table:table-cell table:formula="of:=IF([.A268]/[.B268]&gt;=1.4;&quot;defender&quot;;IF([.C268]/[.D268]&gt;=1.3;&quot;demon hunter&quot;;IF([.D268]&gt;[.B26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3264080923982">
            <text:p>4.3264080924</text:p>
          </table:table-cell>
          <table:table-cell table:formula="of:=RAND()*5+1" office:value-type="float" office:value="1.18051304621622">
            <text:p>1.1805130462</text:p>
          </table:table-cell>
          <table:table-cell table:formula="of:=RAND()*5+1" office:value-type="float" office:value="3.71424434846267">
            <text:p>3.7142443485</text:p>
          </table:table-cell>
          <table:table-cell table:formula="of:=RAND()*5+1" office:value-type="float" office:value="3.54255992593244">
            <text:p>3.5425599259</text:p>
          </table:table-cell>
          <table:table-cell table:formula="of:=IF([.A269]/[.B269]&gt;=1.4;&quot;defender&quot;;IF([.C269]/[.D269]&gt;=1.3;&quot;demon hunter&quot;;IF([.D269]&gt;[.B26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33902247389778">
            <text:p>3.3390224739</text:p>
          </table:table-cell>
          <table:table-cell table:formula="of:=RAND()*5+1" office:value-type="float" office:value="2.56049655284733">
            <text:p>2.5604965528</text:p>
          </table:table-cell>
          <table:table-cell table:formula="of:=RAND()*5+1" office:value-type="float" office:value="3.11779226083308">
            <text:p>3.1177922608</text:p>
          </table:table-cell>
          <table:table-cell table:formula="of:=RAND()*5+1" office:value-type="float" office:value="5.1959425713867">
            <text:p>5.1959425714</text:p>
          </table:table-cell>
          <table:table-cell table:formula="of:=IF([.A270]/[.B270]&gt;=1.4;&quot;defender&quot;;IF([.C270]/[.D270]&gt;=1.3;&quot;demon hunter&quot;;IF([.D270]&gt;[.B27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02003864059225">
            <text:p>5.0200386406</text:p>
          </table:table-cell>
          <table:table-cell table:formula="of:=RAND()*5+1" office:value-type="float" office:value="2.88685914734378">
            <text:p>2.8868591473</text:p>
          </table:table-cell>
          <table:table-cell table:formula="of:=RAND()*5+1" office:value-type="float" office:value="5.76395033299923">
            <text:p>5.763950333</text:p>
          </table:table-cell>
          <table:table-cell table:formula="of:=RAND()*5+1" office:value-type="float" office:value="2.97749563260004">
            <text:p>2.9774956326</text:p>
          </table:table-cell>
          <table:table-cell table:formula="of:=IF([.A271]/[.B271]&gt;=1.4;&quot;defender&quot;;IF([.C271]/[.D271]&gt;=1.3;&quot;demon hunter&quot;;IF([.D271]&gt;[.B27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70611460739747">
            <text:p>5.7061146074</text:p>
          </table:table-cell>
          <table:table-cell table:formula="of:=RAND()*5+1" office:value-type="float" office:value="2.35176824405789">
            <text:p>2.3517682441</text:p>
          </table:table-cell>
          <table:table-cell table:formula="of:=RAND()*5+1" office:value-type="float" office:value="5.41396726528183">
            <text:p>5.4139672653</text:p>
          </table:table-cell>
          <table:table-cell table:formula="of:=RAND()*5+1" office:value-type="float" office:value="5.91112830117345">
            <text:p>5.9111283012</text:p>
          </table:table-cell>
          <table:table-cell table:formula="of:=IF([.A272]/[.B272]&gt;=1.4;&quot;defender&quot;;IF([.C272]/[.D272]&gt;=1.3;&quot;demon hunter&quot;;IF([.D272]&gt;[.B27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5556249767542">
            <text:p>3.6555624977</text:p>
          </table:table-cell>
          <table:table-cell table:formula="of:=RAND()*5+1" office:value-type="float" office:value="5.89600653992966">
            <text:p>5.8960065399</text:p>
          </table:table-cell>
          <table:table-cell table:formula="of:=RAND()*5+1" office:value-type="float" office:value="2.32747521391138">
            <text:p>2.3274752139</text:p>
          </table:table-cell>
          <table:table-cell table:formula="of:=RAND()*5+1" office:value-type="float" office:value="5.92924376158044">
            <text:p>5.9292437616</text:p>
          </table:table-cell>
          <table:table-cell table:formula="of:=IF([.A273]/[.B273]&gt;=1.4;&quot;defender&quot;;IF([.C273]/[.D273]&gt;=1.3;&quot;demon hunter&quot;;IF([.D273]&gt;[.B27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1264931159094">
            <text:p>5.1264931159</text:p>
          </table:table-cell>
          <table:table-cell table:formula="of:=RAND()*5+1" office:value-type="float" office:value="3.30771128786728">
            <text:p>3.3077112879</text:p>
          </table:table-cell>
          <table:table-cell table:formula="of:=RAND()*5+1" office:value-type="float" office:value="3.94829681515694">
            <text:p>3.9482968152</text:p>
          </table:table-cell>
          <table:table-cell table:formula="of:=RAND()*5+1" office:value-type="float" office:value="4.00015815999359">
            <text:p>4.00015816</text:p>
          </table:table-cell>
          <table:table-cell table:formula="of:=IF([.A274]/[.B274]&gt;=1.4;&quot;defender&quot;;IF([.C274]/[.D274]&gt;=1.3;&quot;demon hunter&quot;;IF([.D274]&gt;[.B27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31977082975209">
            <text:p>5.3197708298</text:p>
          </table:table-cell>
          <table:table-cell table:formula="of:=RAND()*5+1" office:value-type="float" office:value="2.93705256329849">
            <text:p>2.9370525633</text:p>
          </table:table-cell>
          <table:table-cell table:formula="of:=RAND()*5+1" office:value-type="float" office:value="1.85600605932996">
            <text:p>1.8560060593</text:p>
          </table:table-cell>
          <table:table-cell table:formula="of:=RAND()*5+1" office:value-type="float" office:value="2.95735232206061">
            <text:p>2.9573523221</text:p>
          </table:table-cell>
          <table:table-cell table:formula="of:=IF([.A275]/[.B275]&gt;=1.4;&quot;defender&quot;;IF([.C275]/[.D275]&gt;=1.3;&quot;demon hunter&quot;;IF([.D275]&gt;[.B27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38442078698426">
            <text:p>3.384420787</text:p>
          </table:table-cell>
          <table:table-cell table:formula="of:=RAND()*5+1" office:value-type="float" office:value="2.97462307289243">
            <text:p>2.9746230729</text:p>
          </table:table-cell>
          <table:table-cell table:formula="of:=RAND()*5+1" office:value-type="float" office:value="4.38756240904331">
            <text:p>4.387562409</text:p>
          </table:table-cell>
          <table:table-cell table:formula="of:=RAND()*5+1" office:value-type="float" office:value="4.43951537040994">
            <text:p>4.4395153704</text:p>
          </table:table-cell>
          <table:table-cell table:formula="of:=IF([.A276]/[.B276]&gt;=1.4;&quot;defender&quot;;IF([.C276]/[.D276]&gt;=1.3;&quot;demon hunter&quot;;IF([.D276]&gt;[.B27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42759028216824">
            <text:p>3.4275902822</text:p>
          </table:table-cell>
          <table:table-cell table:formula="of:=RAND()*5+1" office:value-type="float" office:value="2.7228659754619">
            <text:p>2.7228659755</text:p>
          </table:table-cell>
          <table:table-cell table:formula="of:=RAND()*5+1" office:value-type="float" office:value="3.29537137551233">
            <text:p>3.2953713755</text:p>
          </table:table-cell>
          <table:table-cell table:formula="of:=RAND()*5+1" office:value-type="float" office:value="5.98400392243639">
            <text:p>5.9840039224</text:p>
          </table:table-cell>
          <table:table-cell table:formula="of:=IF([.A277]/[.B277]&gt;=1.4;&quot;defender&quot;;IF([.C277]/[.D277]&gt;=1.3;&quot;demon hunter&quot;;IF([.D277]&gt;[.B27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76381459739059">
            <text:p>5.7638145974</text:p>
          </table:table-cell>
          <table:table-cell table:formula="of:=RAND()*5+1" office:value-type="float" office:value="2.99043191270903">
            <text:p>2.9904319127</text:p>
          </table:table-cell>
          <table:table-cell table:formula="of:=RAND()*5+1" office:value-type="float" office:value="2.06075871037319">
            <text:p>2.0607587104</text:p>
          </table:table-cell>
          <table:table-cell table:formula="of:=RAND()*5+1" office:value-type="float" office:value="5.34597878484055">
            <text:p>5.3459787848</text:p>
          </table:table-cell>
          <table:table-cell table:formula="of:=IF([.A278]/[.B278]&gt;=1.4;&quot;defender&quot;;IF([.C278]/[.D278]&gt;=1.3;&quot;demon hunter&quot;;IF([.D278]&gt;[.B27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33536520786583">
            <text:p>1.3353652079</text:p>
          </table:table-cell>
          <table:table-cell table:formula="of:=RAND()*5+1" office:value-type="float" office:value="1.19109323155135">
            <text:p>1.1910932316</text:p>
          </table:table-cell>
          <table:table-cell table:formula="of:=RAND()*5+1" office:value-type="float" office:value="1.37160627776757">
            <text:p>1.3716062778</text:p>
          </table:table-cell>
          <table:table-cell table:formula="of:=RAND()*5+1" office:value-type="float" office:value="4.23221564060077">
            <text:p>4.2322156406</text:p>
          </table:table-cell>
          <table:table-cell table:formula="of:=IF([.A279]/[.B279]&gt;=1.4;&quot;defender&quot;;IF([.C279]/[.D279]&gt;=1.3;&quot;demon hunter&quot;;IF([.D279]&gt;[.B27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7927121934481">
            <text:p>5.7927121934</text:p>
          </table:table-cell>
          <table:table-cell table:formula="of:=RAND()*5+1" office:value-type="float" office:value="4.66177330026403">
            <text:p>4.6617733003</text:p>
          </table:table-cell>
          <table:table-cell table:formula="of:=RAND()*5+1" office:value-type="float" office:value="3.85771587397903">
            <text:p>3.857715874</text:p>
          </table:table-cell>
          <table:table-cell table:formula="of:=RAND()*5+1" office:value-type="float" office:value="3.71062875166535">
            <text:p>3.7106287517</text:p>
          </table:table-cell>
          <table:table-cell table:formula="of:=IF([.A280]/[.B280]&gt;=1.4;&quot;defender&quot;;IF([.C280]/[.D280]&gt;=1.3;&quot;demon hunter&quot;;IF([.D280]&gt;[.B28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59748789900914">
            <text:p>5.597487899</text:p>
          </table:table-cell>
          <table:table-cell table:formula="of:=RAND()*5+1" office:value-type="float" office:value="2.91050445428118">
            <text:p>2.9105044543</text:p>
          </table:table-cell>
          <table:table-cell table:formula="of:=RAND()*5+1" office:value-type="float" office:value="2.89699323382229">
            <text:p>2.8969932338</text:p>
          </table:table-cell>
          <table:table-cell table:formula="of:=RAND()*5+1" office:value-type="float" office:value="5.92776945931837">
            <text:p>5.9277694593</text:p>
          </table:table-cell>
          <table:table-cell table:formula="of:=IF([.A281]/[.B281]&gt;=1.4;&quot;defender&quot;;IF([.C281]/[.D281]&gt;=1.3;&quot;demon hunter&quot;;IF([.D281]&gt;[.B28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6227269833908">
            <text:p>4.2622726983</text:p>
          </table:table-cell>
          <table:table-cell table:formula="of:=RAND()*5+1" office:value-type="float" office:value="2.87775451457128">
            <text:p>2.8777545146</text:p>
          </table:table-cell>
          <table:table-cell table:formula="of:=RAND()*5+1" office:value-type="float" office:value="1.46829756116495">
            <text:p>1.4682975612</text:p>
          </table:table-cell>
          <table:table-cell table:formula="of:=RAND()*5+1" office:value-type="float" office:value="5.94333918672055">
            <text:p>5.9433391867</text:p>
          </table:table-cell>
          <table:table-cell table:formula="of:=IF([.A282]/[.B282]&gt;=1.4;&quot;defender&quot;;IF([.C282]/[.D282]&gt;=1.3;&quot;demon hunter&quot;;IF([.D282]&gt;[.B28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77376105682924">
            <text:p>2.7737610568</text:p>
          </table:table-cell>
          <table:table-cell table:formula="of:=RAND()*5+1" office:value-type="float" office:value="5.30360250873491">
            <text:p>5.3036025087</text:p>
          </table:table-cell>
          <table:table-cell table:formula="of:=RAND()*5+1" office:value-type="float" office:value="5.23284627031535">
            <text:p>5.2328462703</text:p>
          </table:table-cell>
          <table:table-cell table:formula="of:=RAND()*5+1" office:value-type="float" office:value="1.9178351983428">
            <text:p>1.9178351983</text:p>
          </table:table-cell>
          <table:table-cell table:formula="of:=IF([.A283]/[.B283]&gt;=1.4;&quot;defender&quot;;IF([.C283]/[.D283]&gt;=1.3;&quot;demon hunter&quot;;IF([.D283]&gt;[.B28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22554648621008">
            <text:p>4.2255464862</text:p>
          </table:table-cell>
          <table:table-cell table:formula="of:=RAND()*5+1" office:value-type="float" office:value="4.10123627074063">
            <text:p>4.1012362707</text:p>
          </table:table-cell>
          <table:table-cell table:formula="of:=RAND()*5+1" office:value-type="float" office:value="1.03828883636743">
            <text:p>1.0382888364</text:p>
          </table:table-cell>
          <table:table-cell table:formula="of:=RAND()*5+1" office:value-type="float" office:value="4.35933938855305">
            <text:p>4.3593393886</text:p>
          </table:table-cell>
          <table:table-cell table:formula="of:=IF([.A284]/[.B284]&gt;=1.4;&quot;defender&quot;;IF([.C284]/[.D284]&gt;=1.3;&quot;demon hunter&quot;;IF([.D284]&gt;[.B28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33396246144548">
            <text:p>1.3339624614</text:p>
          </table:table-cell>
          <table:table-cell table:formula="of:=RAND()*5+1" office:value-type="float" office:value="3.54531731829047">
            <text:p>3.5453173183</text:p>
          </table:table-cell>
          <table:table-cell table:formula="of:=RAND()*5+1" office:value-type="float" office:value="1.98483268870041">
            <text:p>1.9848326887</text:p>
          </table:table-cell>
          <table:table-cell table:formula="of:=RAND()*5+1" office:value-type="float" office:value="3.42270962335169">
            <text:p>3.4227096234</text:p>
          </table:table-cell>
          <table:table-cell table:formula="of:=IF([.A285]/[.B285]&gt;=1.4;&quot;defender&quot;;IF([.C285]/[.D285]&gt;=1.3;&quot;demon hunter&quot;;IF([.D285]&gt;[.B28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14557559881359">
            <text:p>5.1455755988</text:p>
          </table:table-cell>
          <table:table-cell table:formula="of:=RAND()*5+1" office:value-type="float" office:value="4.72152487048879">
            <text:p>4.7215248705</text:p>
          </table:table-cell>
          <table:table-cell table:formula="of:=RAND()*5+1" office:value-type="float" office:value="4.70552879292518">
            <text:p>4.7055287929</text:p>
          </table:table-cell>
          <table:table-cell table:formula="of:=RAND()*5+1" office:value-type="float" office:value="4.41242297086865">
            <text:p>4.4124229709</text:p>
          </table:table-cell>
          <table:table-cell table:formula="of:=IF([.A286]/[.B286]&gt;=1.4;&quot;defender&quot;;IF([.C286]/[.D286]&gt;=1.3;&quot;demon hunter&quot;;IF([.D286]&gt;[.B28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40285488590598">
            <text:p>1.4028548859</text:p>
          </table:table-cell>
          <table:table-cell table:formula="of:=RAND()*5+1" office:value-type="float" office:value="2.44094697665423">
            <text:p>2.4409469767</text:p>
          </table:table-cell>
          <table:table-cell table:formula="of:=RAND()*5+1" office:value-type="float" office:value="2.63204020820558">
            <text:p>2.6320402082</text:p>
          </table:table-cell>
          <table:table-cell table:formula="of:=RAND()*5+1" office:value-type="float" office:value="4.46934339031577">
            <text:p>4.4693433903</text:p>
          </table:table-cell>
          <table:table-cell table:formula="of:=IF([.A287]/[.B287]&gt;=1.4;&quot;defender&quot;;IF([.C287]/[.D287]&gt;=1.3;&quot;demon hunter&quot;;IF([.D287]&gt;[.B28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70155903091654">
            <text:p>2.7015590309</text:p>
          </table:table-cell>
          <table:table-cell table:formula="of:=RAND()*5+1" office:value-type="float" office:value="1.73822009377182">
            <text:p>1.7382200938</text:p>
          </table:table-cell>
          <table:table-cell table:formula="of:=RAND()*5+1" office:value-type="float" office:value="1.45014225877821">
            <text:p>1.4501422588</text:p>
          </table:table-cell>
          <table:table-cell table:formula="of:=RAND()*5+1" office:value-type="float" office:value="3.10988094797358">
            <text:p>3.109880948</text:p>
          </table:table-cell>
          <table:table-cell table:formula="of:=IF([.A288]/[.B288]&gt;=1.4;&quot;defender&quot;;IF([.C288]/[.D288]&gt;=1.3;&quot;demon hunter&quot;;IF([.D288]&gt;[.B28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39999339636415">
            <text:p>5.3999933964</text:p>
          </table:table-cell>
          <table:table-cell table:formula="of:=RAND()*5+1" office:value-type="float" office:value="3.00364648830146">
            <text:p>3.0036464883</text:p>
          </table:table-cell>
          <table:table-cell table:formula="of:=RAND()*5+1" office:value-type="float" office:value="3.27764225564897">
            <text:p>3.2776422556</text:p>
          </table:table-cell>
          <table:table-cell table:formula="of:=RAND()*5+1" office:value-type="float" office:value="3.57145840907469">
            <text:p>3.5714584091</text:p>
          </table:table-cell>
          <table:table-cell table:formula="of:=IF([.A289]/[.B289]&gt;=1.4;&quot;defender&quot;;IF([.C289]/[.D289]&gt;=1.3;&quot;demon hunter&quot;;IF([.D289]&gt;[.B28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71427523996681">
            <text:p>5.71427524</text:p>
          </table:table-cell>
          <table:table-cell table:formula="of:=RAND()*5+1" office:value-type="float" office:value="2.49427122436464">
            <text:p>2.4942712244</text:p>
          </table:table-cell>
          <table:table-cell table:formula="of:=RAND()*5+1" office:value-type="float" office:value="3.49014789704233">
            <text:p>3.490147897</text:p>
          </table:table-cell>
          <table:table-cell table:formula="of:=RAND()*5+1" office:value-type="float" office:value="4.41087941313162">
            <text:p>4.4108794131</text:p>
          </table:table-cell>
          <table:table-cell table:formula="of:=IF([.A290]/[.B290]&gt;=1.4;&quot;defender&quot;;IF([.C290]/[.D290]&gt;=1.3;&quot;demon hunter&quot;;IF([.D290]&gt;[.B29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0477568097413">
            <text:p>4.404775681</text:p>
          </table:table-cell>
          <table:table-cell table:formula="of:=RAND()*5+1" office:value-type="float" office:value="3.25770927034318">
            <text:p>3.2577092703</text:p>
          </table:table-cell>
          <table:table-cell table:formula="of:=RAND()*5+1" office:value-type="float" office:value="5.13546378491446">
            <text:p>5.1354637849</text:p>
          </table:table-cell>
          <table:table-cell table:formula="of:=RAND()*5+1" office:value-type="float" office:value="5.31176314130425">
            <text:p>5.3117631413</text:p>
          </table:table-cell>
          <table:table-cell table:formula="of:=IF([.A291]/[.B291]&gt;=1.4;&quot;defender&quot;;IF([.C291]/[.D291]&gt;=1.3;&quot;demon hunter&quot;;IF([.D291]&gt;[.B29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61536565003917">
            <text:p>4.61536565</text:p>
          </table:table-cell>
          <table:table-cell table:formula="of:=RAND()*5+1" office:value-type="float" office:value="2.6670483793132">
            <text:p>2.6670483793</text:p>
          </table:table-cell>
          <table:table-cell table:formula="of:=RAND()*5+1" office:value-type="float" office:value="1.15886440640315">
            <text:p>1.1588644064</text:p>
          </table:table-cell>
          <table:table-cell table:formula="of:=RAND()*5+1" office:value-type="float" office:value="5.70354846445844">
            <text:p>5.7035484645</text:p>
          </table:table-cell>
          <table:table-cell table:formula="of:=IF([.A292]/[.B292]&gt;=1.4;&quot;defender&quot;;IF([.C292]/[.D292]&gt;=1.3;&quot;demon hunter&quot;;IF([.D292]&gt;[.B29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84883577656">
            <text:p>3.5848835777</text:p>
          </table:table-cell>
          <table:table-cell table:formula="of:=RAND()*5+1" office:value-type="float" office:value="1.90922484174371">
            <text:p>1.9092248417</text:p>
          </table:table-cell>
          <table:table-cell table:formula="of:=RAND()*5+1" office:value-type="float" office:value="5.2355581978336">
            <text:p>5.2355581978</text:p>
          </table:table-cell>
          <table:table-cell table:formula="of:=RAND()*5+1" office:value-type="float" office:value="2.901488781441">
            <text:p>2.9014887814</text:p>
          </table:table-cell>
          <table:table-cell table:formula="of:=IF([.A293]/[.B293]&gt;=1.4;&quot;defender&quot;;IF([.C293]/[.D293]&gt;=1.3;&quot;demon hunter&quot;;IF([.D293]&gt;[.B29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01046111481264">
            <text:p>5.0104611148</text:p>
          </table:table-cell>
          <table:table-cell table:formula="of:=RAND()*5+1" office:value-type="float" office:value="3.84821192035452">
            <text:p>3.8482119204</text:p>
          </table:table-cell>
          <table:table-cell table:formula="of:=RAND()*5+1" office:value-type="float" office:value="2.20755130890757">
            <text:p>2.2075513089</text:p>
          </table:table-cell>
          <table:table-cell table:formula="of:=RAND()*5+1" office:value-type="float" office:value="1.81043006619439">
            <text:p>1.8104300662</text:p>
          </table:table-cell>
          <table:table-cell table:formula="of:=IF([.A294]/[.B294]&gt;=1.4;&quot;defender&quot;;IF([.C294]/[.D294]&gt;=1.3;&quot;demon hunter&quot;;IF([.D294]&gt;[.B29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35574738448486">
            <text:p>4.3557473845</text:p>
          </table:table-cell>
          <table:table-cell table:formula="of:=RAND()*5+1" office:value-type="float" office:value="5.04874995118007">
            <text:p>5.0487499512</text:p>
          </table:table-cell>
          <table:table-cell table:formula="of:=RAND()*5+1" office:value-type="float" office:value="2.47145957453176">
            <text:p>2.4714595745</text:p>
          </table:table-cell>
          <table:table-cell table:formula="of:=RAND()*5+1" office:value-type="float" office:value="2.54151377035305">
            <text:p>2.5415137704</text:p>
          </table:table-cell>
          <table:table-cell table:formula="of:=IF([.A295]/[.B295]&gt;=1.4;&quot;defender&quot;;IF([.C295]/[.D295]&gt;=1.3;&quot;demon hunter&quot;;IF([.D295]&gt;[.B29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6303864084184">
            <text:p>1.2630386408</text:p>
          </table:table-cell>
          <table:table-cell table:formula="of:=RAND()*5+1" office:value-type="float" office:value="5.34058007318527">
            <text:p>5.3405800732</text:p>
          </table:table-cell>
          <table:table-cell table:formula="of:=RAND()*5+1" office:value-type="float" office:value="3.75300304405391">
            <text:p>3.7530030441</text:p>
          </table:table-cell>
          <table:table-cell table:formula="of:=RAND()*5+1" office:value-type="float" office:value="1.61703517567366">
            <text:p>1.6170351757</text:p>
          </table:table-cell>
          <table:table-cell table:formula="of:=IF([.A296]/[.B296]&gt;=1.4;&quot;defender&quot;;IF([.C296]/[.D296]&gt;=1.3;&quot;demon hunter&quot;;IF([.D296]&gt;[.B29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579821523279">
            <text:p>3.0579821523</text:p>
          </table:table-cell>
          <table:table-cell table:formula="of:=RAND()*5+1" office:value-type="float" office:value="4.96856743376702">
            <text:p>4.9685674338</text:p>
          </table:table-cell>
          <table:table-cell table:formula="of:=RAND()*5+1" office:value-type="float" office:value="3.4379108264111">
            <text:p>3.4379108264</text:p>
          </table:table-cell>
          <table:table-cell table:formula="of:=RAND()*5+1" office:value-type="float" office:value="4.15585792995989">
            <text:p>4.15585793</text:p>
          </table:table-cell>
          <table:table-cell table:formula="of:=IF([.A297]/[.B297]&gt;=1.4;&quot;defender&quot;;IF([.C297]/[.D297]&gt;=1.3;&quot;demon hunter&quot;;IF([.D297]&gt;[.B29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89407802606002">
            <text:p>4.8940780261</text:p>
          </table:table-cell>
          <table:table-cell table:formula="of:=RAND()*5+1" office:value-type="float" office:value="4.69002236053348">
            <text:p>4.6900223605</text:p>
          </table:table-cell>
          <table:table-cell table:formula="of:=RAND()*5+1" office:value-type="float" office:value="1.69366884883493">
            <text:p>1.6936688488</text:p>
          </table:table-cell>
          <table:table-cell table:formula="of:=RAND()*5+1" office:value-type="float" office:value="5.13946985732764">
            <text:p>5.1394698573</text:p>
          </table:table-cell>
          <table:table-cell table:formula="of:=IF([.A298]/[.B298]&gt;=1.4;&quot;defender&quot;;IF([.C298]/[.D298]&gt;=1.3;&quot;demon hunter&quot;;IF([.D298]&gt;[.B29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63374108402058">
            <text:p>1.633741084</text:p>
          </table:table-cell>
          <table:table-cell table:formula="of:=RAND()*5+1" office:value-type="float" office:value="4.29407142242417">
            <text:p>4.2940714224</text:p>
          </table:table-cell>
          <table:table-cell table:formula="of:=RAND()*5+1" office:value-type="float" office:value="1.55178069276735">
            <text:p>1.5517806928</text:p>
          </table:table-cell>
          <table:table-cell table:formula="of:=RAND()*5+1" office:value-type="float" office:value="1.40794409113005">
            <text:p>1.4079440911</text:p>
          </table:table-cell>
          <table:table-cell table:formula="of:=IF([.A299]/[.B299]&gt;=1.4;&quot;defender&quot;;IF([.C299]/[.D299]&gt;=1.3;&quot;demon hunter&quot;;IF([.D299]&gt;[.B29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7197072324343">
            <text:p>5.7197072324</text:p>
          </table:table-cell>
          <table:table-cell table:formula="of:=RAND()*5+1" office:value-type="float" office:value="5.03851676499471">
            <text:p>5.038516765</text:p>
          </table:table-cell>
          <table:table-cell table:formula="of:=RAND()*5+1" office:value-type="float" office:value="1.70556514430791">
            <text:p>1.7055651443</text:p>
          </table:table-cell>
          <table:table-cell table:formula="of:=RAND()*5+1" office:value-type="float" office:value="5.68724447768182">
            <text:p>5.6872444777</text:p>
          </table:table-cell>
          <table:table-cell table:formula="of:=IF([.A300]/[.B300]&gt;=1.4;&quot;defender&quot;;IF([.C300]/[.D300]&gt;=1.3;&quot;demon hunter&quot;;IF([.D300]&gt;[.B30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59646932175383">
            <text:p>1.5964693218</text:p>
          </table:table-cell>
          <table:table-cell table:formula="of:=RAND()*5+1" office:value-type="float" office:value="4.33507288247347">
            <text:p>4.3350728825</text:p>
          </table:table-cell>
          <table:table-cell table:formula="of:=RAND()*5+1" office:value-type="float" office:value="2.18328480282798">
            <text:p>2.1832848028</text:p>
          </table:table-cell>
          <table:table-cell table:formula="of:=RAND()*5+1" office:value-type="float" office:value="4.29044872429222">
            <text:p>4.2904487243</text:p>
          </table:table-cell>
          <table:table-cell table:formula="of:=IF([.A301]/[.B301]&gt;=1.4;&quot;defender&quot;;IF([.C301]/[.D301]&gt;=1.3;&quot;demon hunter&quot;;IF([.D301]&gt;[.B30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1008787904866">
            <text:p>5.1008787905</text:p>
          </table:table-cell>
          <table:table-cell table:formula="of:=RAND()*5+1" office:value-type="float" office:value="5.60693043656647">
            <text:p>5.6069304366</text:p>
          </table:table-cell>
          <table:table-cell table:formula="of:=RAND()*5+1" office:value-type="float" office:value="4.65568038774654">
            <text:p>4.6556803877</text:p>
          </table:table-cell>
          <table:table-cell table:formula="of:=RAND()*5+1" office:value-type="float" office:value="3.39083611406386">
            <text:p>3.3908361141</text:p>
          </table:table-cell>
          <table:table-cell table:formula="of:=IF([.A302]/[.B302]&gt;=1.4;&quot;defender&quot;;IF([.C302]/[.D302]&gt;=1.3;&quot;demon hunter&quot;;IF([.D302]&gt;[.B30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93234988441691">
            <text:p>4.9323498844</text:p>
          </table:table-cell>
          <table:table-cell table:formula="of:=RAND()*5+1" office:value-type="float" office:value="3.45662617497146">
            <text:p>3.456626175</text:p>
          </table:table-cell>
          <table:table-cell table:formula="of:=RAND()*5+1" office:value-type="float" office:value="1.21681245183572">
            <text:p>1.2168124518</text:p>
          </table:table-cell>
          <table:table-cell table:formula="of:=RAND()*5+1" office:value-type="float" office:value="2.07884349767119">
            <text:p>2.0788434977</text:p>
          </table:table-cell>
          <table:table-cell table:formula="of:=IF([.A303]/[.B303]&gt;=1.4;&quot;defender&quot;;IF([.C303]/[.D303]&gt;=1.3;&quot;demon hunter&quot;;IF([.D303]&gt;[.B30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79720624815673">
            <text:p>2.7972062482</text:p>
          </table:table-cell>
          <table:table-cell table:formula="of:=RAND()*5+1" office:value-type="float" office:value="1.12713996227831">
            <text:p>1.1271399623</text:p>
          </table:table-cell>
          <table:table-cell table:formula="of:=RAND()*5+1" office:value-type="float" office:value="4.95607199054211">
            <text:p>4.9560719905</text:p>
          </table:table-cell>
          <table:table-cell table:formula="of:=RAND()*5+1" office:value-type="float" office:value="5.7632494638674">
            <text:p>5.7632494639</text:p>
          </table:table-cell>
          <table:table-cell table:formula="of:=IF([.A304]/[.B304]&gt;=1.4;&quot;defender&quot;;IF([.C304]/[.D304]&gt;=1.3;&quot;demon hunter&quot;;IF([.D304]&gt;[.B30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74417513795197">
            <text:p>1.744175138</text:p>
          </table:table-cell>
          <table:table-cell table:formula="of:=RAND()*5+1" office:value-type="float" office:value="5.19538852758706">
            <text:p>5.1953885276</text:p>
          </table:table-cell>
          <table:table-cell table:formula="of:=RAND()*5+1" office:value-type="float" office:value="4.16395596135408">
            <text:p>4.1639559614</text:p>
          </table:table-cell>
          <table:table-cell table:formula="of:=RAND()*5+1" office:value-type="float" office:value="5.55020929221064">
            <text:p>5.5502092922</text:p>
          </table:table-cell>
          <table:table-cell table:formula="of:=IF([.A305]/[.B305]&gt;=1.4;&quot;defender&quot;;IF([.C305]/[.D305]&gt;=1.3;&quot;demon hunter&quot;;IF([.D305]&gt;[.B30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70606722449884">
            <text:p>3.7060672245</text:p>
          </table:table-cell>
          <table:table-cell table:formula="of:=RAND()*5+1" office:value-type="float" office:value="3.80215729027987">
            <text:p>3.8021572903</text:p>
          </table:table-cell>
          <table:table-cell table:formula="of:=RAND()*5+1" office:value-type="float" office:value="2.49217965314165">
            <text:p>2.4921796531</text:p>
          </table:table-cell>
          <table:table-cell table:formula="of:=RAND()*5+1" office:value-type="float" office:value="1.60186678776518">
            <text:p>1.6018667878</text:p>
          </table:table-cell>
          <table:table-cell table:formula="of:=IF([.A306]/[.B306]&gt;=1.4;&quot;defender&quot;;IF([.C306]/[.D306]&gt;=1.3;&quot;demon hunter&quot;;IF([.D306]&gt;[.B30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74133664742112">
            <text:p>5.7413366474</text:p>
          </table:table-cell>
          <table:table-cell table:formula="of:=RAND()*5+1" office:value-type="float" office:value="2.60014525055885">
            <text:p>2.6001452506</text:p>
          </table:table-cell>
          <table:table-cell table:formula="of:=RAND()*5+1" office:value-type="float" office:value="4.13332783058286">
            <text:p>4.1333278306</text:p>
          </table:table-cell>
          <table:table-cell table:formula="of:=RAND()*5+1" office:value-type="float" office:value="2.67031633900478">
            <text:p>2.670316339</text:p>
          </table:table-cell>
          <table:table-cell table:formula="of:=IF([.A307]/[.B307]&gt;=1.4;&quot;defender&quot;;IF([.C307]/[.D307]&gt;=1.3;&quot;demon hunter&quot;;IF([.D307]&gt;[.B30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89421667298302">
            <text:p>5.894216673</text:p>
          </table:table-cell>
          <table:table-cell table:formula="of:=RAND()*5+1" office:value-type="float" office:value="3.18584850197658">
            <text:p>3.185848502</text:p>
          </table:table-cell>
          <table:table-cell table:formula="of:=RAND()*5+1" office:value-type="float" office:value="3.30580938979983">
            <text:p>3.3058093898</text:p>
          </table:table-cell>
          <table:table-cell table:formula="of:=RAND()*5+1" office:value-type="float" office:value="3.89727816358209">
            <text:p>3.8972781636</text:p>
          </table:table-cell>
          <table:table-cell table:formula="of:=IF([.A308]/[.B308]&gt;=1.4;&quot;defender&quot;;IF([.C308]/[.D308]&gt;=1.3;&quot;demon hunter&quot;;IF([.D308]&gt;[.B30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9379259310663">
            <text:p>3.5937925931</text:p>
          </table:table-cell>
          <table:table-cell table:formula="of:=RAND()*5+1" office:value-type="float" office:value="1.37507773144171">
            <text:p>1.3750777314</text:p>
          </table:table-cell>
          <table:table-cell table:formula="of:=RAND()*5+1" office:value-type="float" office:value="4.64781197393313">
            <text:p>4.6478119739</text:p>
          </table:table-cell>
          <table:table-cell table:formula="of:=RAND()*5+1" office:value-type="float" office:value="2.71977665740997">
            <text:p>2.7197766574</text:p>
          </table:table-cell>
          <table:table-cell table:formula="of:=IF([.A309]/[.B309]&gt;=1.4;&quot;defender&quot;;IF([.C309]/[.D309]&gt;=1.3;&quot;demon hunter&quot;;IF([.D309]&gt;[.B30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1359449643642">
            <text:p>5.4135944964</text:p>
          </table:table-cell>
          <table:table-cell table:formula="of:=RAND()*5+1" office:value-type="float" office:value="1.44599736575037">
            <text:p>1.4459973658</text:p>
          </table:table-cell>
          <table:table-cell table:formula="of:=RAND()*5+1" office:value-type="float" office:value="3.80840646708384">
            <text:p>3.8084064671</text:p>
          </table:table-cell>
          <table:table-cell table:formula="of:=RAND()*5+1" office:value-type="float" office:value="2.59610878909007">
            <text:p>2.5961087891</text:p>
          </table:table-cell>
          <table:table-cell table:formula="of:=IF([.A310]/[.B310]&gt;=1.4;&quot;defender&quot;;IF([.C310]/[.D310]&gt;=1.3;&quot;demon hunter&quot;;IF([.D310]&gt;[.B31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13324184343219">
            <text:p>1.1332418434</text:p>
          </table:table-cell>
          <table:table-cell table:formula="of:=RAND()*5+1" office:value-type="float" office:value="3.31349982554093">
            <text:p>3.3134998255</text:p>
          </table:table-cell>
          <table:table-cell table:formula="of:=RAND()*5+1" office:value-type="float" office:value="1.6485727080144">
            <text:p>1.648572708</text:p>
          </table:table-cell>
          <table:table-cell table:formula="of:=RAND()*5+1" office:value-type="float" office:value="1.11915964074433">
            <text:p>1.1191596407</text:p>
          </table:table-cell>
          <table:table-cell table:formula="of:=IF([.A311]/[.B311]&gt;=1.4;&quot;defender&quot;;IF([.C311]/[.D311]&gt;=1.3;&quot;demon hunter&quot;;IF([.D311]&gt;[.B31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40960836503655">
            <text:p>4.409608365</text:p>
          </table:table-cell>
          <table:table-cell table:formula="of:=RAND()*5+1" office:value-type="float" office:value="1.72971116518602">
            <text:p>1.7297111652</text:p>
          </table:table-cell>
          <table:table-cell table:formula="of:=RAND()*5+1" office:value-type="float" office:value="5.71993481740356">
            <text:p>5.7199348174</text:p>
          </table:table-cell>
          <table:table-cell table:formula="of:=RAND()*5+1" office:value-type="float" office:value="4.6644125264138">
            <text:p>4.6644125264</text:p>
          </table:table-cell>
          <table:table-cell table:formula="of:=IF([.A312]/[.B312]&gt;=1.4;&quot;defender&quot;;IF([.C312]/[.D312]&gt;=1.3;&quot;demon hunter&quot;;IF([.D312]&gt;[.B31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33664160175249">
            <text:p>1.3366416018</text:p>
          </table:table-cell>
          <table:table-cell table:formula="of:=RAND()*5+1" office:value-type="float" office:value="2.83185751317069">
            <text:p>2.8318575132</text:p>
          </table:table-cell>
          <table:table-cell table:formula="of:=RAND()*5+1" office:value-type="float" office:value="5.22269362723455">
            <text:p>5.2226936272</text:p>
          </table:table-cell>
          <table:table-cell table:formula="of:=RAND()*5+1" office:value-type="float" office:value="3.51048715552315">
            <text:p>3.5104871555</text:p>
          </table:table-cell>
          <table:table-cell table:formula="of:=IF([.A313]/[.B313]&gt;=1.4;&quot;defender&quot;;IF([.C313]/[.D313]&gt;=1.3;&quot;demon hunter&quot;;IF([.D313]&gt;[.B31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96711333049461">
            <text:p>5.9671133305</text:p>
          </table:table-cell>
          <table:table-cell table:formula="of:=RAND()*5+1" office:value-type="float" office:value="4.99232198949903">
            <text:p>4.9923219895</text:p>
          </table:table-cell>
          <table:table-cell table:formula="of:=RAND()*5+1" office:value-type="float" office:value="5.11946195410565">
            <text:p>5.1194619541</text:p>
          </table:table-cell>
          <table:table-cell table:formula="of:=RAND()*5+1" office:value-type="float" office:value="4.15504351165146">
            <text:p>4.1550435117</text:p>
          </table:table-cell>
          <table:table-cell table:formula="of:=IF([.A314]/[.B314]&gt;=1.4;&quot;defender&quot;;IF([.C314]/[.D314]&gt;=1.3;&quot;demon hunter&quot;;IF([.D314]&gt;[.B31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35043203923851">
            <text:p>3.3504320392</text:p>
          </table:table-cell>
          <table:table-cell table:formula="of:=RAND()*5+1" office:value-type="float" office:value="2.76431957865134">
            <text:p>2.7643195787</text:p>
          </table:table-cell>
          <table:table-cell table:formula="of:=RAND()*5+1" office:value-type="float" office:value="2.31452887319028">
            <text:p>2.3145288732</text:p>
          </table:table-cell>
          <table:table-cell table:formula="of:=RAND()*5+1" office:value-type="float" office:value="5.86363709205762">
            <text:p>5.8636370921</text:p>
          </table:table-cell>
          <table:table-cell table:formula="of:=IF([.A315]/[.B315]&gt;=1.4;&quot;defender&quot;;IF([.C315]/[.D315]&gt;=1.3;&quot;demon hunter&quot;;IF([.D315]&gt;[.B31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66579438466579">
            <text:p>3.6657943847</text:p>
          </table:table-cell>
          <table:table-cell table:formula="of:=RAND()*5+1" office:value-type="float" office:value="1.5143880029209">
            <text:p>1.5143880029</text:p>
          </table:table-cell>
          <table:table-cell table:formula="of:=RAND()*5+1" office:value-type="float" office:value="4.55346111347899">
            <text:p>4.5534611135</text:p>
          </table:table-cell>
          <table:table-cell table:formula="of:=RAND()*5+1" office:value-type="float" office:value="1.78069352777675">
            <text:p>1.7806935278</text:p>
          </table:table-cell>
          <table:table-cell table:formula="of:=IF([.A316]/[.B316]&gt;=1.4;&quot;defender&quot;;IF([.C316]/[.D316]&gt;=1.3;&quot;demon hunter&quot;;IF([.D316]&gt;[.B31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11625479068607">
            <text:p>2.1162547907</text:p>
          </table:table-cell>
          <table:table-cell table:formula="of:=RAND()*5+1" office:value-type="float" office:value="5.02059609768912">
            <text:p>5.0205960977</text:p>
          </table:table-cell>
          <table:table-cell table:formula="of:=RAND()*5+1" office:value-type="float" office:value="1.62074134824798">
            <text:p>1.6207413482</text:p>
          </table:table-cell>
          <table:table-cell table:formula="of:=RAND()*5+1" office:value-type="float" office:value="5.15797403780744">
            <text:p>5.1579740378</text:p>
          </table:table-cell>
          <table:table-cell table:formula="of:=IF([.A317]/[.B317]&gt;=1.4;&quot;defender&quot;;IF([.C317]/[.D317]&gt;=1.3;&quot;demon hunter&quot;;IF([.D317]&gt;[.B31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34382253978401">
            <text:p>2.3438225398</text:p>
          </table:table-cell>
          <table:table-cell table:formula="of:=RAND()*5+1" office:value-type="float" office:value="1.85759143810719">
            <text:p>1.8575914381</text:p>
          </table:table-cell>
          <table:table-cell table:formula="of:=RAND()*5+1" office:value-type="float" office:value="2.2326691695489">
            <text:p>2.2326691695</text:p>
          </table:table-cell>
          <table:table-cell table:formula="of:=RAND()*5+1" office:value-type="float" office:value="1.514958021231">
            <text:p>1.5149580212</text:p>
          </table:table-cell>
          <table:table-cell table:formula="of:=IF([.A318]/[.B318]&gt;=1.4;&quot;defender&quot;;IF([.C318]/[.D318]&gt;=1.3;&quot;demon hunter&quot;;IF([.D318]&gt;[.B31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96095538698137">
            <text:p>1.960955387</text:p>
          </table:table-cell>
          <table:table-cell table:formula="of:=RAND()*5+1" office:value-type="float" office:value="4.93761513521895">
            <text:p>4.9376151352</text:p>
          </table:table-cell>
          <table:table-cell table:formula="of:=RAND()*5+1" office:value-type="float" office:value="2.25111496075988">
            <text:p>2.2511149608</text:p>
          </table:table-cell>
          <table:table-cell table:formula="of:=RAND()*5+1" office:value-type="float" office:value="1.64626366598532">
            <text:p>1.646263666</text:p>
          </table:table-cell>
          <table:table-cell table:formula="of:=IF([.A319]/[.B319]&gt;=1.4;&quot;defender&quot;;IF([.C319]/[.D319]&gt;=1.3;&quot;demon hunter&quot;;IF([.D319]&gt;[.B31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76542330905795">
            <text:p>1.7654233091</text:p>
          </table:table-cell>
          <table:table-cell table:formula="of:=RAND()*5+1" office:value-type="float" office:value="2.09419723041356">
            <text:p>2.0941972304</text:p>
          </table:table-cell>
          <table:table-cell table:formula="of:=RAND()*5+1" office:value-type="float" office:value="2.82390839792788">
            <text:p>2.8239083979</text:p>
          </table:table-cell>
          <table:table-cell table:formula="of:=RAND()*5+1" office:value-type="float" office:value="2.89968767110258">
            <text:p>2.8996876711</text:p>
          </table:table-cell>
          <table:table-cell table:formula="of:=IF([.A320]/[.B320]&gt;=1.4;&quot;defender&quot;;IF([.C320]/[.D320]&gt;=1.3;&quot;demon hunter&quot;;IF([.D320]&gt;[.B32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73154518427327">
            <text:p>4.7315451843</text:p>
          </table:table-cell>
          <table:table-cell table:formula="of:=RAND()*5+1" office:value-type="float" office:value="5.1750316740945">
            <text:p>5.1750316741</text:p>
          </table:table-cell>
          <table:table-cell table:formula="of:=RAND()*5+1" office:value-type="float" office:value="2.68551883194596">
            <text:p>2.6855188319</text:p>
          </table:table-cell>
          <table:table-cell table:formula="of:=RAND()*5+1" office:value-type="float" office:value="3.16054999968037">
            <text:p>3.1605499997</text:p>
          </table:table-cell>
          <table:table-cell table:formula="of:=IF([.A321]/[.B321]&gt;=1.4;&quot;defender&quot;;IF([.C321]/[.D321]&gt;=1.3;&quot;demon hunter&quot;;IF([.D321]&gt;[.B32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15287199150771">
            <text:p>2.1528719915</text:p>
          </table:table-cell>
          <table:table-cell table:formula="of:=RAND()*5+1" office:value-type="float" office:value="3.95423881150782">
            <text:p>3.9542388115</text:p>
          </table:table-cell>
          <table:table-cell table:formula="of:=RAND()*5+1" office:value-type="float" office:value="2.10928232315928">
            <text:p>2.1092823232</text:p>
          </table:table-cell>
          <table:table-cell table:formula="of:=RAND()*5+1" office:value-type="float" office:value="2.65263216244057">
            <text:p>2.6526321624</text:p>
          </table:table-cell>
          <table:table-cell table:formula="of:=IF([.A322]/[.B322]&gt;=1.4;&quot;defender&quot;;IF([.C322]/[.D322]&gt;=1.3;&quot;demon hunter&quot;;IF([.D322]&gt;[.B32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41695174342021">
            <text:p>4.4169517434</text:p>
          </table:table-cell>
          <table:table-cell table:formula="of:=RAND()*5+1" office:value-type="float" office:value="1.27233394561335">
            <text:p>1.2723339456</text:p>
          </table:table-cell>
          <table:table-cell table:formula="of:=RAND()*5+1" office:value-type="float" office:value="2.99918197002262">
            <text:p>2.99918197</text:p>
          </table:table-cell>
          <table:table-cell table:formula="of:=RAND()*5+1" office:value-type="float" office:value="4.63310126122087">
            <text:p>4.6331012612</text:p>
          </table:table-cell>
          <table:table-cell table:formula="of:=IF([.A323]/[.B323]&gt;=1.4;&quot;defender&quot;;IF([.C323]/[.D323]&gt;=1.3;&quot;demon hunter&quot;;IF([.D323]&gt;[.B32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13597103767097">
            <text:p>1.1359710377</text:p>
          </table:table-cell>
          <table:table-cell table:formula="of:=RAND()*5+1" office:value-type="float" office:value="4.4597143647261">
            <text:p>4.4597143647</text:p>
          </table:table-cell>
          <table:table-cell table:formula="of:=RAND()*5+1" office:value-type="float" office:value="4.97410236764699">
            <text:p>4.9741023676</text:p>
          </table:table-cell>
          <table:table-cell table:formula="of:=RAND()*5+1" office:value-type="float" office:value="5.7314806166105">
            <text:p>5.7314806166</text:p>
          </table:table-cell>
          <table:table-cell table:formula="of:=IF([.A324]/[.B324]&gt;=1.4;&quot;defender&quot;;IF([.C324]/[.D324]&gt;=1.3;&quot;demon hunter&quot;;IF([.D324]&gt;[.B32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75207671429962">
            <text:p>4.7520767143</text:p>
          </table:table-cell>
          <table:table-cell table:formula="of:=RAND()*5+1" office:value-type="float" office:value="3.80176542233676">
            <text:p>3.8017654223</text:p>
          </table:table-cell>
          <table:table-cell table:formula="of:=RAND()*5+1" office:value-type="float" office:value="2.95973946014419">
            <text:p>2.9597394601</text:p>
          </table:table-cell>
          <table:table-cell table:formula="of:=RAND()*5+1" office:value-type="float" office:value="1.09035715833306">
            <text:p>1.0903571583</text:p>
          </table:table-cell>
          <table:table-cell table:formula="of:=IF([.A325]/[.B325]&gt;=1.4;&quot;defender&quot;;IF([.C325]/[.D325]&gt;=1.3;&quot;demon hunter&quot;;IF([.D325]&gt;[.B32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94794859876856">
            <text:p>1.9479485988</text:p>
          </table:table-cell>
          <table:table-cell table:formula="of:=RAND()*5+1" office:value-type="float" office:value="5.37281806254759">
            <text:p>5.3728180625</text:p>
          </table:table-cell>
          <table:table-cell table:formula="of:=RAND()*5+1" office:value-type="float" office:value="5.88777608377859">
            <text:p>5.8877760838</text:p>
          </table:table-cell>
          <table:table-cell table:formula="of:=RAND()*5+1" office:value-type="float" office:value="4.30356200225651">
            <text:p>4.3035620023</text:p>
          </table:table-cell>
          <table:table-cell table:formula="of:=IF([.A326]/[.B326]&gt;=1.4;&quot;defender&quot;;IF([.C326]/[.D326]&gt;=1.3;&quot;demon hunter&quot;;IF([.D326]&gt;[.B32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4117713747546">
            <text:p>3.2411771375</text:p>
          </table:table-cell>
          <table:table-cell table:formula="of:=RAND()*5+1" office:value-type="float" office:value="3.18061776831746">
            <text:p>3.1806177683</text:p>
          </table:table-cell>
          <table:table-cell table:formula="of:=RAND()*5+1" office:value-type="float" office:value="3.82688143663108">
            <text:p>3.8268814366</text:p>
          </table:table-cell>
          <table:table-cell table:formula="of:=RAND()*5+1" office:value-type="float" office:value="1.84873147075996">
            <text:p>1.8487314708</text:p>
          </table:table-cell>
          <table:table-cell table:formula="of:=IF([.A327]/[.B327]&gt;=1.4;&quot;defender&quot;;IF([.C327]/[.D327]&gt;=1.3;&quot;demon hunter&quot;;IF([.D327]&gt;[.B32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94292870117351">
            <text:p>2.9429287012</text:p>
          </table:table-cell>
          <table:table-cell table:formula="of:=RAND()*5+1" office:value-type="float" office:value="4.49229209823534">
            <text:p>4.4922920982</text:p>
          </table:table-cell>
          <table:table-cell table:formula="of:=RAND()*5+1" office:value-type="float" office:value="1.39197976933792">
            <text:p>1.3919797693</text:p>
          </table:table-cell>
          <table:table-cell table:formula="of:=RAND()*5+1" office:value-type="float" office:value="4.59230474568903">
            <text:p>4.5923047457</text:p>
          </table:table-cell>
          <table:table-cell table:formula="of:=IF([.A328]/[.B328]&gt;=1.4;&quot;defender&quot;;IF([.C328]/[.D328]&gt;=1.3;&quot;demon hunter&quot;;IF([.D328]&gt;[.B32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76733641978353">
            <text:p>3.7673364198</text:p>
          </table:table-cell>
          <table:table-cell table:formula="of:=RAND()*5+1" office:value-type="float" office:value="4.76683709910139">
            <text:p>4.7668370991</text:p>
          </table:table-cell>
          <table:table-cell table:formula="of:=RAND()*5+1" office:value-type="float" office:value="1.92738710111007">
            <text:p>1.9273871011</text:p>
          </table:table-cell>
          <table:table-cell table:formula="of:=RAND()*5+1" office:value-type="float" office:value="5.1235249536112">
            <text:p>5.1235249536</text:p>
          </table:table-cell>
          <table:table-cell table:formula="of:=IF([.A329]/[.B329]&gt;=1.4;&quot;defender&quot;;IF([.C329]/[.D329]&gt;=1.3;&quot;demon hunter&quot;;IF([.D329]&gt;[.B32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07776376511902">
            <text:p>3.0777637651</text:p>
          </table:table-cell>
          <table:table-cell table:formula="of:=RAND()*5+1" office:value-type="float" office:value="5.45285525172949">
            <text:p>5.4528552517</text:p>
          </table:table-cell>
          <table:table-cell table:formula="of:=RAND()*5+1" office:value-type="float" office:value="2.10548741649836">
            <text:p>2.1054874165</text:p>
          </table:table-cell>
          <table:table-cell table:formula="of:=RAND()*5+1" office:value-type="float" office:value="3.08025909261778">
            <text:p>3.0802590926</text:p>
          </table:table-cell>
          <table:table-cell table:formula="of:=IF([.A330]/[.B330]&gt;=1.4;&quot;defender&quot;;IF([.C330]/[.D330]&gt;=1.3;&quot;demon hunter&quot;;IF([.D330]&gt;[.B33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35259303823113">
            <text:p>3.3525930382</text:p>
          </table:table-cell>
          <table:table-cell table:formula="of:=RAND()*5+1" office:value-type="float" office:value="4.1870460906066">
            <text:p>4.1870460906</text:p>
          </table:table-cell>
          <table:table-cell table:formula="of:=RAND()*5+1" office:value-type="float" office:value="2.6467604553327">
            <text:p>2.6467604553</text:p>
          </table:table-cell>
          <table:table-cell table:formula="of:=RAND()*5+1" office:value-type="float" office:value="5.52243915991858">
            <text:p>5.5224391599</text:p>
          </table:table-cell>
          <table:table-cell table:formula="of:=IF([.A331]/[.B331]&gt;=1.4;&quot;defender&quot;;IF([.C331]/[.D331]&gt;=1.3;&quot;demon hunter&quot;;IF([.D331]&gt;[.B33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25391977652907">
            <text:p>5.2539197765</text:p>
          </table:table-cell>
          <table:table-cell table:formula="of:=RAND()*5+1" office:value-type="float" office:value="3.4885640759021">
            <text:p>3.4885640759</text:p>
          </table:table-cell>
          <table:table-cell table:formula="of:=RAND()*5+1" office:value-type="float" office:value="4.07302136905491">
            <text:p>4.0730213691</text:p>
          </table:table-cell>
          <table:table-cell table:formula="of:=RAND()*5+1" office:value-type="float" office:value="5.6032485878095">
            <text:p>5.6032485878</text:p>
          </table:table-cell>
          <table:table-cell table:formula="of:=IF([.A332]/[.B332]&gt;=1.4;&quot;defender&quot;;IF([.C332]/[.D332]&gt;=1.3;&quot;demon hunter&quot;;IF([.D332]&gt;[.B33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9032950056717">
            <text:p>1.2903295006</text:p>
          </table:table-cell>
          <table:table-cell table:formula="of:=RAND()*5+1" office:value-type="float" office:value="1.62086282297969">
            <text:p>1.620862823</text:p>
          </table:table-cell>
          <table:table-cell table:formula="of:=RAND()*5+1" office:value-type="float" office:value="1.71121998131275">
            <text:p>1.7112199813</text:p>
          </table:table-cell>
          <table:table-cell table:formula="of:=RAND()*5+1" office:value-type="float" office:value="4.00599649082869">
            <text:p>4.0059964908</text:p>
          </table:table-cell>
          <table:table-cell table:formula="of:=IF([.A333]/[.B333]&gt;=1.4;&quot;defender&quot;;IF([.C333]/[.D333]&gt;=1.3;&quot;demon hunter&quot;;IF([.D333]&gt;[.B33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37881455337629">
            <text:p>3.3788145534</text:p>
          </table:table-cell>
          <table:table-cell table:formula="of:=RAND()*5+1" office:value-type="float" office:value="3.25006896071136">
            <text:p>3.2500689607</text:p>
          </table:table-cell>
          <table:table-cell table:formula="of:=RAND()*5+1" office:value-type="float" office:value="1.55363096296787">
            <text:p>1.553630963</text:p>
          </table:table-cell>
          <table:table-cell table:formula="of:=RAND()*5+1" office:value-type="float" office:value="2.65916858008131">
            <text:p>2.6591685801</text:p>
          </table:table-cell>
          <table:table-cell table:formula="of:=IF([.A334]/[.B334]&gt;=1.4;&quot;defender&quot;;IF([.C334]/[.D334]&gt;=1.3;&quot;demon hunter&quot;;IF([.D334]&gt;[.B33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83978635072708">
            <text:p>4.8397863507</text:p>
          </table:table-cell>
          <table:table-cell table:formula="of:=RAND()*5+1" office:value-type="float" office:value="3.26659063715488">
            <text:p>3.2665906372</text:p>
          </table:table-cell>
          <table:table-cell table:formula="of:=RAND()*5+1" office:value-type="float" office:value="1.25125760352239">
            <text:p>1.2512576035</text:p>
          </table:table-cell>
          <table:table-cell table:formula="of:=RAND()*5+1" office:value-type="float" office:value="3.00969777768478">
            <text:p>3.0096977777</text:p>
          </table:table-cell>
          <table:table-cell table:formula="of:=IF([.A335]/[.B335]&gt;=1.4;&quot;defender&quot;;IF([.C335]/[.D335]&gt;=1.3;&quot;demon hunter&quot;;IF([.D335]&gt;[.B33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1532210791484">
            <text:p>4.1153221079</text:p>
          </table:table-cell>
          <table:table-cell table:formula="of:=RAND()*5+1" office:value-type="float" office:value="3.79480810044333">
            <text:p>3.7948081004</text:p>
          </table:table-cell>
          <table:table-cell table:formula="of:=RAND()*5+1" office:value-type="float" office:value="2.28710020100698">
            <text:p>2.287100201</text:p>
          </table:table-cell>
          <table:table-cell table:formula="of:=RAND()*5+1" office:value-type="float" office:value="2.66666778735816">
            <text:p>2.6666677874</text:p>
          </table:table-cell>
          <table:table-cell table:formula="of:=IF([.A336]/[.B336]&gt;=1.4;&quot;defender&quot;;IF([.C336]/[.D336]&gt;=1.3;&quot;demon hunter&quot;;IF([.D336]&gt;[.B33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589725330472">
            <text:p>1.258972533</text:p>
          </table:table-cell>
          <table:table-cell table:formula="of:=RAND()*5+1" office:value-type="float" office:value="1.05825080908835">
            <text:p>1.0582508091</text:p>
          </table:table-cell>
          <table:table-cell table:formula="of:=RAND()*5+1" office:value-type="float" office:value="4.82508791051805">
            <text:p>4.8250879105</text:p>
          </table:table-cell>
          <table:table-cell table:formula="of:=RAND()*5+1" office:value-type="float" office:value="2.6790799703449">
            <text:p>2.6790799703</text:p>
          </table:table-cell>
          <table:table-cell table:formula="of:=IF([.A337]/[.B337]&gt;=1.4;&quot;defender&quot;;IF([.C337]/[.D337]&gt;=1.3;&quot;demon hunter&quot;;IF([.D337]&gt;[.B33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8026049262844">
            <text:p>1.8026049263</text:p>
          </table:table-cell>
          <table:table-cell table:formula="of:=RAND()*5+1" office:value-type="float" office:value="4.02630895283073">
            <text:p>4.0263089528</text:p>
          </table:table-cell>
          <table:table-cell table:formula="of:=RAND()*5+1" office:value-type="float" office:value="3.47916420688853">
            <text:p>3.4791642069</text:p>
          </table:table-cell>
          <table:table-cell table:formula="of:=RAND()*5+1" office:value-type="float" office:value="5.75247501162812">
            <text:p>5.7524750116</text:p>
          </table:table-cell>
          <table:table-cell table:formula="of:=IF([.A338]/[.B338]&gt;=1.4;&quot;defender&quot;;IF([.C338]/[.D338]&gt;=1.3;&quot;demon hunter&quot;;IF([.D338]&gt;[.B33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8327341042459">
            <text:p>2.8327341042</text:p>
          </table:table-cell>
          <table:table-cell table:formula="of:=RAND()*5+1" office:value-type="float" office:value="3.88036869140342">
            <text:p>3.8803686914</text:p>
          </table:table-cell>
          <table:table-cell table:formula="of:=RAND()*5+1" office:value-type="float" office:value="2.06741478201002">
            <text:p>2.067414782</text:p>
          </table:table-cell>
          <table:table-cell table:formula="of:=RAND()*5+1" office:value-type="float" office:value="4.58465162338689">
            <text:p>4.5846516234</text:p>
          </table:table-cell>
          <table:table-cell table:formula="of:=IF([.A339]/[.B339]&gt;=1.4;&quot;defender&quot;;IF([.C339]/[.D339]&gt;=1.3;&quot;demon hunter&quot;;IF([.D339]&gt;[.B33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10709078330547">
            <text:p>4.1070907833</text:p>
          </table:table-cell>
          <table:table-cell table:formula="of:=RAND()*5+1" office:value-type="float" office:value="5.18532714247704">
            <text:p>5.1853271425</text:p>
          </table:table-cell>
          <table:table-cell table:formula="of:=RAND()*5+1" office:value-type="float" office:value="2.67389121837914">
            <text:p>2.6738912184</text:p>
          </table:table-cell>
          <table:table-cell table:formula="of:=RAND()*5+1" office:value-type="float" office:value="3.71417523734272">
            <text:p>3.7141752373</text:p>
          </table:table-cell>
          <table:table-cell table:formula="of:=IF([.A340]/[.B340]&gt;=1.4;&quot;defender&quot;;IF([.C340]/[.D340]&gt;=1.3;&quot;demon hunter&quot;;IF([.D340]&gt;[.B34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3350380603224">
            <text:p>4.3350380603</text:p>
          </table:table-cell>
          <table:table-cell table:formula="of:=RAND()*5+1" office:value-type="float" office:value="3.36101055983454">
            <text:p>3.3610105598</text:p>
          </table:table-cell>
          <table:table-cell table:formula="of:=RAND()*5+1" office:value-type="float" office:value="1.36700705066323">
            <text:p>1.3670070507</text:p>
          </table:table-cell>
          <table:table-cell table:formula="of:=RAND()*5+1" office:value-type="float" office:value="2.96422071894631">
            <text:p>2.9642207189</text:p>
          </table:table-cell>
          <table:table-cell table:formula="of:=IF([.A341]/[.B341]&gt;=1.4;&quot;defender&quot;;IF([.C341]/[.D341]&gt;=1.3;&quot;demon hunter&quot;;IF([.D341]&gt;[.B34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21428968198597">
            <text:p>5.214289682</text:p>
          </table:table-cell>
          <table:table-cell table:formula="of:=RAND()*5+1" office:value-type="float" office:value="5.04625804396346">
            <text:p>5.046258044</text:p>
          </table:table-cell>
          <table:table-cell table:formula="of:=RAND()*5+1" office:value-type="float" office:value="1.70542662404478">
            <text:p>1.705426624</text:p>
          </table:table-cell>
          <table:table-cell table:formula="of:=RAND()*5+1" office:value-type="float" office:value="3.74582160403952">
            <text:p>3.745821604</text:p>
          </table:table-cell>
          <table:table-cell table:formula="of:=IF([.A342]/[.B342]&gt;=1.4;&quot;defender&quot;;IF([.C342]/[.D342]&gt;=1.3;&quot;demon hunter&quot;;IF([.D342]&gt;[.B34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0124122411944">
            <text:p>1.0124122412</text:p>
          </table:table-cell>
          <table:table-cell table:formula="of:=RAND()*5+1" office:value-type="float" office:value="5.76792064495385">
            <text:p>5.767920645</text:p>
          </table:table-cell>
          <table:table-cell table:formula="of:=RAND()*5+1" office:value-type="float" office:value="3.56272874772549">
            <text:p>3.5627287477</text:p>
          </table:table-cell>
          <table:table-cell table:formula="of:=RAND()*5+1" office:value-type="float" office:value="5.54521297477186">
            <text:p>5.5452129748</text:p>
          </table:table-cell>
          <table:table-cell table:formula="of:=IF([.A343]/[.B343]&gt;=1.4;&quot;defender&quot;;IF([.C343]/[.D343]&gt;=1.3;&quot;demon hunter&quot;;IF([.D343]&gt;[.B34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21188076213002">
            <text:p>2.2118807621</text:p>
          </table:table-cell>
          <table:table-cell table:formula="of:=RAND()*5+1" office:value-type="float" office:value="4.12773434910923">
            <text:p>4.1277343491</text:p>
          </table:table-cell>
          <table:table-cell table:formula="of:=RAND()*5+1" office:value-type="float" office:value="4.18598515819758">
            <text:p>4.1859851582</text:p>
          </table:table-cell>
          <table:table-cell table:formula="of:=RAND()*5+1" office:value-type="float" office:value="4.84982894873247">
            <text:p>4.8498289487</text:p>
          </table:table-cell>
          <table:table-cell table:formula="of:=IF([.A344]/[.B344]&gt;=1.4;&quot;defender&quot;;IF([.C344]/[.D344]&gt;=1.3;&quot;demon hunter&quot;;IF([.D344]&gt;[.B34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52890891907737">
            <text:p>1.5289089191</text:p>
          </table:table-cell>
          <table:table-cell table:formula="of:=RAND()*5+1" office:value-type="float" office:value="2.47085329517722">
            <text:p>2.4708532952</text:p>
          </table:table-cell>
          <table:table-cell table:formula="of:=RAND()*5+1" office:value-type="float" office:value="5.49716225033626">
            <text:p>5.4971622503</text:p>
          </table:table-cell>
          <table:table-cell table:formula="of:=RAND()*5+1" office:value-type="float" office:value="3.01107306871563">
            <text:p>3.0110730687</text:p>
          </table:table-cell>
          <table:table-cell table:formula="of:=IF([.A345]/[.B345]&gt;=1.4;&quot;defender&quot;;IF([.C345]/[.D345]&gt;=1.3;&quot;demon hunter&quot;;IF([.D345]&gt;[.B34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76354808034375">
            <text:p>2.7635480803</text:p>
          </table:table-cell>
          <table:table-cell table:formula="of:=RAND()*5+1" office:value-type="float" office:value="2.33151384536177">
            <text:p>2.3315138454</text:p>
          </table:table-cell>
          <table:table-cell table:formula="of:=RAND()*5+1" office:value-type="float" office:value="5.21188253909349">
            <text:p>5.2118825391</text:p>
          </table:table-cell>
          <table:table-cell table:formula="of:=RAND()*5+1" office:value-type="float" office:value="2.97632645722479">
            <text:p>2.9763264572</text:p>
          </table:table-cell>
          <table:table-cell table:formula="of:=IF([.A346]/[.B346]&gt;=1.4;&quot;defender&quot;;IF([.C346]/[.D346]&gt;=1.3;&quot;demon hunter&quot;;IF([.D346]&gt;[.B34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56097808061168">
            <text:p>1.5609780806</text:p>
          </table:table-cell>
          <table:table-cell table:formula="of:=RAND()*5+1" office:value-type="float" office:value="4.59628218458965">
            <text:p>4.5962821846</text:p>
          </table:table-cell>
          <table:table-cell table:formula="of:=RAND()*5+1" office:value-type="float" office:value="3.78160932706669">
            <text:p>3.7816093271</text:p>
          </table:table-cell>
          <table:table-cell table:formula="of:=RAND()*5+1" office:value-type="float" office:value="1.27929732110351">
            <text:p>1.2792973211</text:p>
          </table:table-cell>
          <table:table-cell table:formula="of:=IF([.A347]/[.B347]&gt;=1.4;&quot;defender&quot;;IF([.C347]/[.D347]&gt;=1.3;&quot;demon hunter&quot;;IF([.D347]&gt;[.B34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99347256077453">
            <text:p>3.9934725608</text:p>
          </table:table-cell>
          <table:table-cell table:formula="of:=RAND()*5+1" office:value-type="float" office:value="4.66806886391714">
            <text:p>4.6680688639</text:p>
          </table:table-cell>
          <table:table-cell table:formula="of:=RAND()*5+1" office:value-type="float" office:value="2.02907942375168">
            <text:p>2.0290794238</text:p>
          </table:table-cell>
          <table:table-cell table:formula="of:=RAND()*5+1" office:value-type="float" office:value="5.45550054777414">
            <text:p>5.4555005478</text:p>
          </table:table-cell>
          <table:table-cell table:formula="of:=IF([.A348]/[.B348]&gt;=1.4;&quot;defender&quot;;IF([.C348]/[.D348]&gt;=1.3;&quot;demon hunter&quot;;IF([.D348]&gt;[.B34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41972126672044">
            <text:p>2.4197212667</text:p>
          </table:table-cell>
          <table:table-cell table:formula="of:=RAND()*5+1" office:value-type="float" office:value="2.32851062109694">
            <text:p>2.3285106211</text:p>
          </table:table-cell>
          <table:table-cell table:formula="of:=RAND()*5+1" office:value-type="float" office:value="1.3747686650604">
            <text:p>1.3747686651</text:p>
          </table:table-cell>
          <table:table-cell table:formula="of:=RAND()*5+1" office:value-type="float" office:value="2.39608647441491">
            <text:p>2.3960864744</text:p>
          </table:table-cell>
          <table:table-cell table:formula="of:=IF([.A349]/[.B349]&gt;=1.4;&quot;defender&quot;;IF([.C349]/[.D349]&gt;=1.3;&quot;demon hunter&quot;;IF([.D349]&gt;[.B34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14190807845444">
            <text:p>5.1419080785</text:p>
          </table:table-cell>
          <table:table-cell table:formula="of:=RAND()*5+1" office:value-type="float" office:value="1.63401094870642">
            <text:p>1.6340109487</text:p>
          </table:table-cell>
          <table:table-cell table:formula="of:=RAND()*5+1" office:value-type="float" office:value="4.72721320483834">
            <text:p>4.7272132048</text:p>
          </table:table-cell>
          <table:table-cell table:formula="of:=RAND()*5+1" office:value-type="float" office:value="2.06948110274971">
            <text:p>2.0694811027</text:p>
          </table:table-cell>
          <table:table-cell table:formula="of:=IF([.A350]/[.B350]&gt;=1.4;&quot;defender&quot;;IF([.C350]/[.D350]&gt;=1.3;&quot;demon hunter&quot;;IF([.D350]&gt;[.B35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40193159598857">
            <text:p>1.401931596</text:p>
          </table:table-cell>
          <table:table-cell table:formula="of:=RAND()*5+1" office:value-type="float" office:value="2.08019529143348">
            <text:p>2.0801952914</text:p>
          </table:table-cell>
          <table:table-cell table:formula="of:=RAND()*5+1" office:value-type="float" office:value="1.62540826620534">
            <text:p>1.6254082662</text:p>
          </table:table-cell>
          <table:table-cell table:formula="of:=RAND()*5+1" office:value-type="float" office:value="5.15432031964883">
            <text:p>5.1543203196</text:p>
          </table:table-cell>
          <table:table-cell table:formula="of:=IF([.A351]/[.B351]&gt;=1.4;&quot;defender&quot;;IF([.C351]/[.D351]&gt;=1.3;&quot;demon hunter&quot;;IF([.D351]&gt;[.B35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28205466875806">
            <text:p>3.2820546688</text:p>
          </table:table-cell>
          <table:table-cell table:formula="of:=RAND()*5+1" office:value-type="float" office:value="3.96466034371406">
            <text:p>3.9646603437</text:p>
          </table:table-cell>
          <table:table-cell table:formula="of:=RAND()*5+1" office:value-type="float" office:value="2.81448929244652">
            <text:p>2.8144892924</text:p>
          </table:table-cell>
          <table:table-cell table:formula="of:=RAND()*5+1" office:value-type="float" office:value="2.83728903066367">
            <text:p>2.8372890307</text:p>
          </table:table-cell>
          <table:table-cell table:formula="of:=IF([.A352]/[.B352]&gt;=1.4;&quot;defender&quot;;IF([.C352]/[.D352]&gt;=1.3;&quot;demon hunter&quot;;IF([.D352]&gt;[.B35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30814232584089">
            <text:p>4.3081423258</text:p>
          </table:table-cell>
          <table:table-cell table:formula="of:=RAND()*5+1" office:value-type="float" office:value="1.46803982695565">
            <text:p>1.468039827</text:p>
          </table:table-cell>
          <table:table-cell table:formula="of:=RAND()*5+1" office:value-type="float" office:value="4.95471794065088">
            <text:p>4.9547179407</text:p>
          </table:table-cell>
          <table:table-cell table:formula="of:=RAND()*5+1" office:value-type="float" office:value="2.00132110761479">
            <text:p>2.0013211076</text:p>
          </table:table-cell>
          <table:table-cell table:formula="of:=IF([.A353]/[.B353]&gt;=1.4;&quot;defender&quot;;IF([.C353]/[.D353]&gt;=1.3;&quot;demon hunter&quot;;IF([.D353]&gt;[.B35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47911289799958">
            <text:p>3.479112898</text:p>
          </table:table-cell>
          <table:table-cell table:formula="of:=RAND()*5+1" office:value-type="float" office:value="3.34339821152389">
            <text:p>3.3433982115</text:p>
          </table:table-cell>
          <table:table-cell table:formula="of:=RAND()*5+1" office:value-type="float" office:value="4.67491205921397">
            <text:p>4.6749120592</text:p>
          </table:table-cell>
          <table:table-cell table:formula="of:=RAND()*5+1" office:value-type="float" office:value="3.80530457617715">
            <text:p>3.8053045762</text:p>
          </table:table-cell>
          <table:table-cell table:formula="of:=IF([.A354]/[.B354]&gt;=1.4;&quot;defender&quot;;IF([.C354]/[.D354]&gt;=1.3;&quot;demon hunter&quot;;IF([.D354]&gt;[.B35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78163103340194">
            <text:p>5.7816310334</text:p>
          </table:table-cell>
          <table:table-cell table:formula="of:=RAND()*5+1" office:value-type="float" office:value="5.24266097834334">
            <text:p>5.2426609783</text:p>
          </table:table-cell>
          <table:table-cell table:formula="of:=RAND()*5+1" office:value-type="float" office:value="3.8389431652613">
            <text:p>3.8389431653</text:p>
          </table:table-cell>
          <table:table-cell table:formula="of:=RAND()*5+1" office:value-type="float" office:value="3.88679459830746">
            <text:p>3.8867945983</text:p>
          </table:table-cell>
          <table:table-cell table:formula="of:=IF([.A355]/[.B355]&gt;=1.4;&quot;defender&quot;;IF([.C355]/[.D355]&gt;=1.3;&quot;demon hunter&quot;;IF([.D355]&gt;[.B35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16609191941097">
            <text:p>4.1660919194</text:p>
          </table:table-cell>
          <table:table-cell table:formula="of:=RAND()*5+1" office:value-type="float" office:value="1.34260911401361">
            <text:p>1.342609114</text:p>
          </table:table-cell>
          <table:table-cell table:formula="of:=RAND()*5+1" office:value-type="float" office:value="4.01039131125435">
            <text:p>4.0103913113</text:p>
          </table:table-cell>
          <table:table-cell table:formula="of:=RAND()*5+1" office:value-type="float" office:value="1.45045434730127">
            <text:p>1.4504543473</text:p>
          </table:table-cell>
          <table:table-cell table:formula="of:=IF([.A356]/[.B356]&gt;=1.4;&quot;defender&quot;;IF([.C356]/[.D356]&gt;=1.3;&quot;demon hunter&quot;;IF([.D356]&gt;[.B35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01067797793075">
            <text:p>5.0106779779</text:p>
          </table:table-cell>
          <table:table-cell table:formula="of:=RAND()*5+1" office:value-type="float" office:value="1.62055249232799">
            <text:p>1.6205524923</text:p>
          </table:table-cell>
          <table:table-cell table:formula="of:=RAND()*5+1" office:value-type="float" office:value="1.70846298942342">
            <text:p>1.7084629894</text:p>
          </table:table-cell>
          <table:table-cell table:formula="of:=RAND()*5+1" office:value-type="float" office:value="4.4786888747476">
            <text:p>4.4786888747</text:p>
          </table:table-cell>
          <table:table-cell table:formula="of:=IF([.A357]/[.B357]&gt;=1.4;&quot;defender&quot;;IF([.C357]/[.D357]&gt;=1.3;&quot;demon hunter&quot;;IF([.D357]&gt;[.B35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7605304010212">
            <text:p>1.0760530401</text:p>
          </table:table-cell>
          <table:table-cell table:formula="of:=RAND()*5+1" office:value-type="float" office:value="2.15956448018551">
            <text:p>2.1595644802</text:p>
          </table:table-cell>
          <table:table-cell table:formula="of:=RAND()*5+1" office:value-type="float" office:value="3.48807510361075">
            <text:p>3.4880751036</text:p>
          </table:table-cell>
          <table:table-cell table:formula="of:=RAND()*5+1" office:value-type="float" office:value="1.03975740168244">
            <text:p>1.0397574017</text:p>
          </table:table-cell>
          <table:table-cell table:formula="of:=IF([.A358]/[.B358]&gt;=1.4;&quot;defender&quot;;IF([.C358]/[.D358]&gt;=1.3;&quot;demon hunter&quot;;IF([.D358]&gt;[.B35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43584387609735">
            <text:p>2.4358438761</text:p>
          </table:table-cell>
          <table:table-cell table:formula="of:=RAND()*5+1" office:value-type="float" office:value="2.49577430915087">
            <text:p>2.4957743092</text:p>
          </table:table-cell>
          <table:table-cell table:formula="of:=RAND()*5+1" office:value-type="float" office:value="3.12978525785729">
            <text:p>3.1297852579</text:p>
          </table:table-cell>
          <table:table-cell table:formula="of:=RAND()*5+1" office:value-type="float" office:value="3.86284376867115">
            <text:p>3.8628437687</text:p>
          </table:table-cell>
          <table:table-cell table:formula="of:=IF([.A359]/[.B359]&gt;=1.4;&quot;defender&quot;;IF([.C359]/[.D359]&gt;=1.3;&quot;demon hunter&quot;;IF([.D359]&gt;[.B35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94303906010464">
            <text:p>4.9430390601</text:p>
          </table:table-cell>
          <table:table-cell table:formula="of:=RAND()*5+1" office:value-type="float" office:value="1.57775195455179">
            <text:p>1.5777519546</text:p>
          </table:table-cell>
          <table:table-cell table:formula="of:=RAND()*5+1" office:value-type="float" office:value="1.39379353402182">
            <text:p>1.393793534</text:p>
          </table:table-cell>
          <table:table-cell table:formula="of:=RAND()*5+1" office:value-type="float" office:value="2.15860524820164">
            <text:p>2.1586052482</text:p>
          </table:table-cell>
          <table:table-cell table:formula="of:=IF([.A360]/[.B360]&gt;=1.4;&quot;defender&quot;;IF([.C360]/[.D360]&gt;=1.3;&quot;demon hunter&quot;;IF([.D360]&gt;[.B36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73207227420062">
            <text:p>5.7320722742</text:p>
          </table:table-cell>
          <table:table-cell table:formula="of:=RAND()*5+1" office:value-type="float" office:value="3.53171685384586">
            <text:p>3.5317168538</text:p>
          </table:table-cell>
          <table:table-cell table:formula="of:=RAND()*5+1" office:value-type="float" office:value="1.58856982272118">
            <text:p>1.5885698227</text:p>
          </table:table-cell>
          <table:table-cell table:formula="of:=RAND()*5+1" office:value-type="float" office:value="3.6714357896708">
            <text:p>3.6714357897</text:p>
          </table:table-cell>
          <table:table-cell table:formula="of:=IF([.A361]/[.B361]&gt;=1.4;&quot;defender&quot;;IF([.C361]/[.D361]&gt;=1.3;&quot;demon hunter&quot;;IF([.D361]&gt;[.B36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49637719755992">
            <text:p>1.4963771976</text:p>
          </table:table-cell>
          <table:table-cell table:formula="of:=RAND()*5+1" office:value-type="float" office:value="5.56844732863829">
            <text:p>5.5684473286</text:p>
          </table:table-cell>
          <table:table-cell table:formula="of:=RAND()*5+1" office:value-type="float" office:value="2.40573635930195">
            <text:p>2.4057363593</text:p>
          </table:table-cell>
          <table:table-cell table:formula="of:=RAND()*5+1" office:value-type="float" office:value="3.01412694295868">
            <text:p>3.014126943</text:p>
          </table:table-cell>
          <table:table-cell table:formula="of:=IF([.A362]/[.B362]&gt;=1.4;&quot;defender&quot;;IF([.C362]/[.D362]&gt;=1.3;&quot;demon hunter&quot;;IF([.D362]&gt;[.B36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8216677224264">
            <text:p>3.4821667722</text:p>
          </table:table-cell>
          <table:table-cell table:formula="of:=RAND()*5+1" office:value-type="float" office:value="3.31086649000645">
            <text:p>3.31086649</text:p>
          </table:table-cell>
          <table:table-cell table:formula="of:=RAND()*5+1" office:value-type="float" office:value="5.65426470385864">
            <text:p>5.6542647039</text:p>
          </table:table-cell>
          <table:table-cell table:formula="of:=RAND()*5+1" office:value-type="float" office:value="5.71387868514285">
            <text:p>5.7138786851</text:p>
          </table:table-cell>
          <table:table-cell table:formula="of:=IF([.A363]/[.B363]&gt;=1.4;&quot;defender&quot;;IF([.C363]/[.D363]&gt;=1.3;&quot;demon hunter&quot;;IF([.D363]&gt;[.B36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5191832636483">
            <text:p>3.5191832636</text:p>
          </table:table-cell>
          <table:table-cell table:formula="of:=RAND()*5+1" office:value-type="float" office:value="5.96127967024222">
            <text:p>5.9612796702</text:p>
          </table:table-cell>
          <table:table-cell table:formula="of:=RAND()*5+1" office:value-type="float" office:value="5.20394064858556">
            <text:p>5.2039406486</text:p>
          </table:table-cell>
          <table:table-cell table:formula="of:=RAND()*5+1" office:value-type="float" office:value="4.32917676307261">
            <text:p>4.3291767631</text:p>
          </table:table-cell>
          <table:table-cell table:formula="of:=IF([.A364]/[.B364]&gt;=1.4;&quot;defender&quot;;IF([.C364]/[.D364]&gt;=1.3;&quot;demon hunter&quot;;IF([.D364]&gt;[.B36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21597136138007">
            <text:p>2.2159713614</text:p>
          </table:table-cell>
          <table:table-cell table:formula="of:=RAND()*5+1" office:value-type="float" office:value="3.30081429705024">
            <text:p>3.3008142971</text:p>
          </table:table-cell>
          <table:table-cell table:formula="of:=RAND()*5+1" office:value-type="float" office:value="3.64342341339216">
            <text:p>3.6434234134</text:p>
          </table:table-cell>
          <table:table-cell table:formula="of:=RAND()*5+1" office:value-type="float" office:value="3.04288381384686">
            <text:p>3.0428838138</text:p>
          </table:table-cell>
          <table:table-cell table:formula="of:=IF([.A365]/[.B365]&gt;=1.4;&quot;defender&quot;;IF([.C365]/[.D365]&gt;=1.3;&quot;demon hunter&quot;;IF([.D365]&gt;[.B36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66343630850315">
            <text:p>3.6634363085</text:p>
          </table:table-cell>
          <table:table-cell table:formula="of:=RAND()*5+1" office:value-type="float" office:value="5.38206328079104">
            <text:p>5.3820632808</text:p>
          </table:table-cell>
          <table:table-cell table:formula="of:=RAND()*5+1" office:value-type="float" office:value="1.54162776330486">
            <text:p>1.5416277633</text:p>
          </table:table-cell>
          <table:table-cell table:formula="of:=RAND()*5+1" office:value-type="float" office:value="2.65410139132291">
            <text:p>2.6541013913</text:p>
          </table:table-cell>
          <table:table-cell table:formula="of:=IF([.A366]/[.B366]&gt;=1.4;&quot;defender&quot;;IF([.C366]/[.D366]&gt;=1.3;&quot;demon hunter&quot;;IF([.D366]&gt;[.B36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69385879533365">
            <text:p>2.6938587953</text:p>
          </table:table-cell>
          <table:table-cell table:formula="of:=RAND()*5+1" office:value-type="float" office:value="3.73948934860528">
            <text:p>3.7394893486</text:p>
          </table:table-cell>
          <table:table-cell table:formula="of:=RAND()*5+1" office:value-type="float" office:value="5.23526365775615">
            <text:p>5.2352636578</text:p>
          </table:table-cell>
          <table:table-cell table:formula="of:=RAND()*5+1" office:value-type="float" office:value="4.02970286691561">
            <text:p>4.0297028669</text:p>
          </table:table-cell>
          <table:table-cell table:formula="of:=IF([.A367]/[.B367]&gt;=1.4;&quot;defender&quot;;IF([.C367]/[.D367]&gt;=1.3;&quot;demon hunter&quot;;IF([.D367]&gt;[.B36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89254663558677">
            <text:p>1.8925466356</text:p>
          </table:table-cell>
          <table:table-cell table:formula="of:=RAND()*5+1" office:value-type="float" office:value="4.12970267143101">
            <text:p>4.1297026714</text:p>
          </table:table-cell>
          <table:table-cell table:formula="of:=RAND()*5+1" office:value-type="float" office:value="4.7074546283111">
            <text:p>4.7074546283</text:p>
          </table:table-cell>
          <table:table-cell table:formula="of:=RAND()*5+1" office:value-type="float" office:value="2.36504891794175">
            <text:p>2.3650489179</text:p>
          </table:table-cell>
          <table:table-cell table:formula="of:=IF([.A368]/[.B368]&gt;=1.4;&quot;defender&quot;;IF([.C368]/[.D368]&gt;=1.3;&quot;demon hunter&quot;;IF([.D368]&gt;[.B36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89676577178761">
            <text:p>4.8967657718</text:p>
          </table:table-cell>
          <table:table-cell table:formula="of:=RAND()*5+1" office:value-type="float" office:value="5.83558569801971">
            <text:p>5.835585698</text:p>
          </table:table-cell>
          <table:table-cell table:formula="of:=RAND()*5+1" office:value-type="float" office:value="5.404033026658">
            <text:p>5.4040330267</text:p>
          </table:table-cell>
          <table:table-cell table:formula="of:=RAND()*5+1" office:value-type="float" office:value="4.43952690251172">
            <text:p>4.4395269025</text:p>
          </table:table-cell>
          <table:table-cell table:formula="of:=IF([.A369]/[.B369]&gt;=1.4;&quot;defender&quot;;IF([.C369]/[.D369]&gt;=1.3;&quot;demon hunter&quot;;IF([.D369]&gt;[.B36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45365384779871">
            <text:p>1.4536538478</text:p>
          </table:table-cell>
          <table:table-cell table:formula="of:=RAND()*5+1" office:value-type="float" office:value="5.39314297167584">
            <text:p>5.3931429717</text:p>
          </table:table-cell>
          <table:table-cell table:formula="of:=RAND()*5+1" office:value-type="float" office:value="2.70400946168229">
            <text:p>2.7040094617</text:p>
          </table:table-cell>
          <table:table-cell table:formula="of:=RAND()*5+1" office:value-type="float" office:value="1.80976938595995">
            <text:p>1.809769386</text:p>
          </table:table-cell>
          <table:table-cell table:formula="of:=IF([.A370]/[.B370]&gt;=1.4;&quot;defender&quot;;IF([.C370]/[.D370]&gt;=1.3;&quot;demon hunter&quot;;IF([.D370]&gt;[.B37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5236480711028">
            <text:p>1.5236480711</text:p>
          </table:table-cell>
          <table:table-cell table:formula="of:=RAND()*5+1" office:value-type="float" office:value="3.93582062004134">
            <text:p>3.93582062</text:p>
          </table:table-cell>
          <table:table-cell table:formula="of:=RAND()*5+1" office:value-type="float" office:value="3.89710029028356">
            <text:p>3.8971002903</text:p>
          </table:table-cell>
          <table:table-cell table:formula="of:=RAND()*5+1" office:value-type="float" office:value="2.35827416554093">
            <text:p>2.3582741655</text:p>
          </table:table-cell>
          <table:table-cell table:formula="of:=IF([.A371]/[.B371]&gt;=1.4;&quot;defender&quot;;IF([.C371]/[.D371]&gt;=1.3;&quot;demon hunter&quot;;IF([.D371]&gt;[.B37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68745092861354">
            <text:p>5.6874509286</text:p>
          </table:table-cell>
          <table:table-cell table:formula="of:=RAND()*5+1" office:value-type="float" office:value="4.0428313347511">
            <text:p>4.0428313348</text:p>
          </table:table-cell>
          <table:table-cell table:formula="of:=RAND()*5+1" office:value-type="float" office:value="4.73006365727633">
            <text:p>4.7300636573</text:p>
          </table:table-cell>
          <table:table-cell table:formula="of:=RAND()*5+1" office:value-type="float" office:value="4.07871772209182">
            <text:p>4.0787177221</text:p>
          </table:table-cell>
          <table:table-cell table:formula="of:=IF([.A372]/[.B372]&gt;=1.4;&quot;defender&quot;;IF([.C372]/[.D372]&gt;=1.3;&quot;demon hunter&quot;;IF([.D372]&gt;[.B37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34364563412964">
            <text:p>1.3436456341</text:p>
          </table:table-cell>
          <table:table-cell table:formula="of:=RAND()*5+1" office:value-type="float" office:value="3.10104093886912">
            <text:p>3.1010409389</text:p>
          </table:table-cell>
          <table:table-cell table:formula="of:=RAND()*5+1" office:value-type="float" office:value="5.14392475504428">
            <text:p>5.143924755</text:p>
          </table:table-cell>
          <table:table-cell table:formula="of:=RAND()*5+1" office:value-type="float" office:value="1.90342228999361">
            <text:p>1.90342229</text:p>
          </table:table-cell>
          <table:table-cell table:formula="of:=IF([.A373]/[.B373]&gt;=1.4;&quot;defender&quot;;IF([.C373]/[.D373]&gt;=1.3;&quot;demon hunter&quot;;IF([.D373]&gt;[.B37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28548557311296">
            <text:p>1.2854855731</text:p>
          </table:table-cell>
          <table:table-cell table:formula="of:=RAND()*5+1" office:value-type="float" office:value="3.9870690475218">
            <text:p>3.9870690475</text:p>
          </table:table-cell>
          <table:table-cell table:formula="of:=RAND()*5+1" office:value-type="float" office:value="5.64117043884471">
            <text:p>5.6411704388</text:p>
          </table:table-cell>
          <table:table-cell table:formula="of:=RAND()*5+1" office:value-type="float" office:value="2.80736106354743">
            <text:p>2.8073610635</text:p>
          </table:table-cell>
          <table:table-cell table:formula="of:=IF([.A374]/[.B374]&gt;=1.4;&quot;defender&quot;;IF([.C374]/[.D374]&gt;=1.3;&quot;demon hunter&quot;;IF([.D374]&gt;[.B37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54685041215271">
            <text:p>5.5468504122</text:p>
          </table:table-cell>
          <table:table-cell table:formula="of:=RAND()*5+1" office:value-type="float" office:value="1.82711333641782">
            <text:p>1.8271133364</text:p>
          </table:table-cell>
          <table:table-cell table:formula="of:=RAND()*5+1" office:value-type="float" office:value="2.08231520280242">
            <text:p>2.0823152028</text:p>
          </table:table-cell>
          <table:table-cell table:formula="of:=RAND()*5+1" office:value-type="float" office:value="4.88892806367949">
            <text:p>4.8889280637</text:p>
          </table:table-cell>
          <table:table-cell table:formula="of:=IF([.A375]/[.B375]&gt;=1.4;&quot;defender&quot;;IF([.C375]/[.D375]&gt;=1.3;&quot;demon hunter&quot;;IF([.D375]&gt;[.B37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5681620333344">
            <text:p>4.8568162033</text:p>
          </table:table-cell>
          <table:table-cell table:formula="of:=RAND()*5+1" office:value-type="float" office:value="2.33502923417836">
            <text:p>2.3350292342</text:p>
          </table:table-cell>
          <table:table-cell table:formula="of:=RAND()*5+1" office:value-type="float" office:value="3.78226618655026">
            <text:p>3.7822661866</text:p>
          </table:table-cell>
          <table:table-cell table:formula="of:=RAND()*5+1" office:value-type="float" office:value="1.31787340063602">
            <text:p>1.3178734006</text:p>
          </table:table-cell>
          <table:table-cell table:formula="of:=IF([.A376]/[.B376]&gt;=1.4;&quot;defender&quot;;IF([.C376]/[.D376]&gt;=1.3;&quot;demon hunter&quot;;IF([.D376]&gt;[.B37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6473190793768">
            <text:p>5.4647319079</text:p>
          </table:table-cell>
          <table:table-cell table:formula="of:=RAND()*5+1" office:value-type="float" office:value="4.78211407223716">
            <text:p>4.7821140722</text:p>
          </table:table-cell>
          <table:table-cell table:formula="of:=RAND()*5+1" office:value-type="float" office:value="1.14716299017891">
            <text:p>1.1471629902</text:p>
          </table:table-cell>
          <table:table-cell table:formula="of:=RAND()*5+1" office:value-type="float" office:value="5.74936283892021">
            <text:p>5.7493628389</text:p>
          </table:table-cell>
          <table:table-cell table:formula="of:=IF([.A377]/[.B377]&gt;=1.4;&quot;defender&quot;;IF([.C377]/[.D377]&gt;=1.3;&quot;demon hunter&quot;;IF([.D377]&gt;[.B37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58494853693992">
            <text:p>5.5849485369</text:p>
          </table:table-cell>
          <table:table-cell table:formula="of:=RAND()*5+1" office:value-type="float" office:value="4.17218653624877">
            <text:p>4.1721865362</text:p>
          </table:table-cell>
          <table:table-cell table:formula="of:=RAND()*5+1" office:value-type="float" office:value="2.61171343876049">
            <text:p>2.6117134388</text:p>
          </table:table-cell>
          <table:table-cell table:formula="of:=RAND()*5+1" office:value-type="float" office:value="5.04392876196653">
            <text:p>5.043928762</text:p>
          </table:table-cell>
          <table:table-cell table:formula="of:=IF([.A378]/[.B378]&gt;=1.4;&quot;defender&quot;;IF([.C378]/[.D378]&gt;=1.3;&quot;demon hunter&quot;;IF([.D378]&gt;[.B37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43707173364237">
            <text:p>4.4370717336</text:p>
          </table:table-cell>
          <table:table-cell table:formula="of:=RAND()*5+1" office:value-type="float" office:value="4.98898156359792">
            <text:p>4.9889815636</text:p>
          </table:table-cell>
          <table:table-cell table:formula="of:=RAND()*5+1" office:value-type="float" office:value="5.79875094955787">
            <text:p>5.7987509496</text:p>
          </table:table-cell>
          <table:table-cell table:formula="of:=RAND()*5+1" office:value-type="float" office:value="3.06536728655919">
            <text:p>3.0653672866</text:p>
          </table:table-cell>
          <table:table-cell table:formula="of:=IF([.A379]/[.B379]&gt;=1.4;&quot;defender&quot;;IF([.C379]/[.D379]&gt;=1.3;&quot;demon hunter&quot;;IF([.D379]&gt;[.B37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00118790660054">
            <text:p>1.0011879066</text:p>
          </table:table-cell>
          <table:table-cell table:formula="of:=RAND()*5+1" office:value-type="float" office:value="1.14108119765297">
            <text:p>1.1410811977</text:p>
          </table:table-cell>
          <table:table-cell table:formula="of:=RAND()*5+1" office:value-type="float" office:value="2.4993553631939">
            <text:p>2.4993553632</text:p>
          </table:table-cell>
          <table:table-cell table:formula="of:=RAND()*5+1" office:value-type="float" office:value="1.32239902298898">
            <text:p>1.322399023</text:p>
          </table:table-cell>
          <table:table-cell table:formula="of:=IF([.A380]/[.B380]&gt;=1.4;&quot;defender&quot;;IF([.C380]/[.D380]&gt;=1.3;&quot;demon hunter&quot;;IF([.D380]&gt;[.B38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6523035774007">
            <text:p>4.3652303577</text:p>
          </table:table-cell>
          <table:table-cell table:formula="of:=RAND()*5+1" office:value-type="float" office:value="3.8982881968841">
            <text:p>3.8982881969</text:p>
          </table:table-cell>
          <table:table-cell table:formula="of:=RAND()*5+1" office:value-type="float" office:value="5.99932913808152">
            <text:p>5.9993291381</text:p>
          </table:table-cell>
          <table:table-cell table:formula="of:=RAND()*5+1" office:value-type="float" office:value="2.18680629413575">
            <text:p>2.1868062941</text:p>
          </table:table-cell>
          <table:table-cell table:formula="of:=IF([.A381]/[.B381]&gt;=1.4;&quot;defender&quot;;IF([.C381]/[.D381]&gt;=1.3;&quot;demon hunter&quot;;IF([.D381]&gt;[.B38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9022858412936">
            <text:p>3.0902285841</text:p>
          </table:table-cell>
          <table:table-cell table:formula="of:=RAND()*5+1" office:value-type="float" office:value="4.70887599186972">
            <text:p>4.7088759919</text:p>
          </table:table-cell>
          <table:table-cell table:formula="of:=RAND()*5+1" office:value-type="float" office:value="2.69594503939152">
            <text:p>2.6959450394</text:p>
          </table:table-cell>
          <table:table-cell table:formula="of:=RAND()*5+1" office:value-type="float" office:value="5.1432538931258">
            <text:p>5.1432538931</text:p>
          </table:table-cell>
          <table:table-cell table:formula="of:=IF([.A382]/[.B382]&gt;=1.4;&quot;defender&quot;;IF([.C382]/[.D382]&gt;=1.3;&quot;demon hunter&quot;;IF([.D382]&gt;[.B38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95061495667323">
            <text:p>1.9506149567</text:p>
          </table:table-cell>
          <table:table-cell table:formula="of:=RAND()*5+1" office:value-type="float" office:value="3.37571415724233">
            <text:p>3.3757141572</text:p>
          </table:table-cell>
          <table:table-cell table:formula="of:=RAND()*5+1" office:value-type="float" office:value="4.20282749366015">
            <text:p>4.2028274937</text:p>
          </table:table-cell>
          <table:table-cell table:formula="of:=RAND()*5+1" office:value-type="float" office:value="2.33711548056453">
            <text:p>2.3371154806</text:p>
          </table:table-cell>
          <table:table-cell table:formula="of:=IF([.A383]/[.B383]&gt;=1.4;&quot;defender&quot;;IF([.C383]/[.D383]&gt;=1.3;&quot;demon hunter&quot;;IF([.D383]&gt;[.B38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6721447147429">
            <text:p>3.6721447147</text:p>
          </table:table-cell>
          <table:table-cell table:formula="of:=RAND()*5+1" office:value-type="float" office:value="1.49746536882594">
            <text:p>1.4974653688</text:p>
          </table:table-cell>
          <table:table-cell table:formula="of:=RAND()*5+1" office:value-type="float" office:value="1.79041684512049">
            <text:p>1.7904168451</text:p>
          </table:table-cell>
          <table:table-cell table:formula="of:=RAND()*5+1" office:value-type="float" office:value="3.99907863838598">
            <text:p>3.9990786384</text:p>
          </table:table-cell>
          <table:table-cell table:formula="of:=IF([.A384]/[.B384]&gt;=1.4;&quot;defender&quot;;IF([.C384]/[.D384]&gt;=1.3;&quot;demon hunter&quot;;IF([.D384]&gt;[.B38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7957944106311">
            <text:p>5.2795794411</text:p>
          </table:table-cell>
          <table:table-cell table:formula="of:=RAND()*5+1" office:value-type="float" office:value="3.05964369699359">
            <text:p>3.059643697</text:p>
          </table:table-cell>
          <table:table-cell table:formula="of:=RAND()*5+1" office:value-type="float" office:value="2.3967168983072">
            <text:p>2.3967168983</text:p>
          </table:table-cell>
          <table:table-cell table:formula="of:=RAND()*5+1" office:value-type="float" office:value="5.7464888356626">
            <text:p>5.7464888357</text:p>
          </table:table-cell>
          <table:table-cell table:formula="of:=IF([.A385]/[.B385]&gt;=1.4;&quot;defender&quot;;IF([.C385]/[.D385]&gt;=1.3;&quot;demon hunter&quot;;IF([.D385]&gt;[.B38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8090065382421">
            <text:p>2.8090065382</text:p>
          </table:table-cell>
          <table:table-cell table:formula="of:=RAND()*5+1" office:value-type="float" office:value="3.13687662268057">
            <text:p>3.1368766227</text:p>
          </table:table-cell>
          <table:table-cell table:formula="of:=RAND()*5+1" office:value-type="float" office:value="1.30906315892935">
            <text:p>1.3090631589</text:p>
          </table:table-cell>
          <table:table-cell table:formula="of:=RAND()*5+1" office:value-type="float" office:value="5.42674243124202">
            <text:p>5.4267424312</text:p>
          </table:table-cell>
          <table:table-cell table:formula="of:=IF([.A386]/[.B386]&gt;=1.4;&quot;defender&quot;;IF([.C386]/[.D386]&gt;=1.3;&quot;demon hunter&quot;;IF([.D386]&gt;[.B38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47067119553685">
            <text:p>4.4706711955</text:p>
          </table:table-cell>
          <table:table-cell table:formula="of:=RAND()*5+1" office:value-type="float" office:value="2.39395507518202">
            <text:p>2.3939550752</text:p>
          </table:table-cell>
          <table:table-cell table:formula="of:=RAND()*5+1" office:value-type="float" office:value="3.76232810225338">
            <text:p>3.7623281023</text:p>
          </table:table-cell>
          <table:table-cell table:formula="of:=RAND()*5+1" office:value-type="float" office:value="5.53004472889006">
            <text:p>5.5300447289</text:p>
          </table:table-cell>
          <table:table-cell table:formula="of:=IF([.A387]/[.B387]&gt;=1.4;&quot;defender&quot;;IF([.C387]/[.D387]&gt;=1.3;&quot;demon hunter&quot;;IF([.D387]&gt;[.B38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38293664110824">
            <text:p>1.3829366411</text:p>
          </table:table-cell>
          <table:table-cell table:formula="of:=RAND()*5+1" office:value-type="float" office:value="2.92077660001814">
            <text:p>2.9207766</text:p>
          </table:table-cell>
          <table:table-cell table:formula="of:=RAND()*5+1" office:value-type="float" office:value="4.98614388657734">
            <text:p>4.9861438866</text:p>
          </table:table-cell>
          <table:table-cell table:formula="of:=RAND()*5+1" office:value-type="float" office:value="2.90774292917922">
            <text:p>2.9077429292</text:p>
          </table:table-cell>
          <table:table-cell table:formula="of:=IF([.A388]/[.B388]&gt;=1.4;&quot;defender&quot;;IF([.C388]/[.D388]&gt;=1.3;&quot;demon hunter&quot;;IF([.D388]&gt;[.B38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4882412683219">
            <text:p>3.0488241268</text:p>
          </table:table-cell>
          <table:table-cell table:formula="of:=RAND()*5+1" office:value-type="float" office:value="1.18168759066612">
            <text:p>1.1816875907</text:p>
          </table:table-cell>
          <table:table-cell table:formula="of:=RAND()*5+1" office:value-type="float" office:value="2.41680517699569">
            <text:p>2.416805177</text:p>
          </table:table-cell>
          <table:table-cell table:formula="of:=RAND()*5+1" office:value-type="float" office:value="1.06813749205321">
            <text:p>1.0681374921</text:p>
          </table:table-cell>
          <table:table-cell table:formula="of:=IF([.A389]/[.B389]&gt;=1.4;&quot;defender&quot;;IF([.C389]/[.D389]&gt;=1.3;&quot;demon hunter&quot;;IF([.D389]&gt;[.B38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50408661365509">
            <text:p>1.5040866137</text:p>
          </table:table-cell>
          <table:table-cell table:formula="of:=RAND()*5+1" office:value-type="float" office:value="4.98733179550618">
            <text:p>4.9873317955</text:p>
          </table:table-cell>
          <table:table-cell table:formula="of:=RAND()*5+1" office:value-type="float" office:value="2.88561999239027">
            <text:p>2.8856199924</text:p>
          </table:table-cell>
          <table:table-cell table:formula="of:=RAND()*5+1" office:value-type="float" office:value="4.54817949235439">
            <text:p>4.5481794924</text:p>
          </table:table-cell>
          <table:table-cell table:formula="of:=IF([.A390]/[.B390]&gt;=1.4;&quot;defender&quot;;IF([.C390]/[.D390]&gt;=1.3;&quot;demon hunter&quot;;IF([.D390]&gt;[.B39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73498578649014">
            <text:p>5.7349857865</text:p>
          </table:table-cell>
          <table:table-cell table:formula="of:=RAND()*5+1" office:value-type="float" office:value="4.86931697372347">
            <text:p>4.8693169737</text:p>
          </table:table-cell>
          <table:table-cell table:formula="of:=RAND()*5+1" office:value-type="float" office:value="3.57819296559319">
            <text:p>3.5781929656</text:p>
          </table:table-cell>
          <table:table-cell table:formula="of:=RAND()*5+1" office:value-type="float" office:value="2.8849491304718">
            <text:p>2.8849491305</text:p>
          </table:table-cell>
          <table:table-cell table:formula="of:=IF([.A391]/[.B391]&gt;=1.4;&quot;defender&quot;;IF([.C391]/[.D391]&gt;=1.3;&quot;demon hunter&quot;;IF([.D391]&gt;[.B39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0282030235976">
            <text:p>2.0282030236</text:p>
          </table:table-cell>
          <table:table-cell table:formula="of:=RAND()*5+1" office:value-type="float" office:value="2.82521437061951">
            <text:p>2.8252143706</text:p>
          </table:table-cell>
          <table:table-cell table:formula="of:=RAND()*5+1" office:value-type="float" office:value="5.20092853019014">
            <text:p>5.2009285302</text:p>
          </table:table-cell>
          <table:table-cell table:formula="of:=RAND()*5+1" office:value-type="float" office:value="5.27413800731301">
            <text:p>5.2741380073</text:p>
          </table:table-cell>
          <table:table-cell table:formula="of:=IF([.A392]/[.B392]&gt;=1.4;&quot;defender&quot;;IF([.C392]/[.D392]&gt;=1.3;&quot;demon hunter&quot;;IF([.D392]&gt;[.B39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61125348787755">
            <text:p>1.6112534879</text:p>
          </table:table-cell>
          <table:table-cell table:formula="of:=RAND()*5+1" office:value-type="float" office:value="2.97881798027083">
            <text:p>2.9788179803</text:p>
          </table:table-cell>
          <table:table-cell table:formula="of:=RAND()*5+1" office:value-type="float" office:value="3.47628335142508">
            <text:p>3.4762833514</text:p>
          </table:table-cell>
          <table:table-cell table:formula="of:=RAND()*5+1" office:value-type="float" office:value="3.40375602385029">
            <text:p>3.4037560239</text:p>
          </table:table-cell>
          <table:table-cell table:formula="of:=IF([.A393]/[.B393]&gt;=1.4;&quot;defender&quot;;IF([.C393]/[.D393]&gt;=1.3;&quot;demon hunter&quot;;IF([.D393]&gt;[.B39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46339972317219">
            <text:p>5.4633997232</text:p>
          </table:table-cell>
          <table:table-cell table:formula="of:=RAND()*5+1" office:value-type="float" office:value="4.28339820262045">
            <text:p>4.2833982026</text:p>
          </table:table-cell>
          <table:table-cell table:formula="of:=RAND()*5+1" office:value-type="float" office:value="1.42027482762933">
            <text:p>1.4202748276</text:p>
          </table:table-cell>
          <table:table-cell table:formula="of:=RAND()*5+1" office:value-type="float" office:value="2.75586279248819">
            <text:p>2.7558627925</text:p>
          </table:table-cell>
          <table:table-cell table:formula="of:=IF([.A394]/[.B394]&gt;=1.4;&quot;defender&quot;;IF([.C394]/[.D394]&gt;=1.3;&quot;demon hunter&quot;;IF([.D394]&gt;[.B39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18260522605851">
            <text:p>2.1826052261</text:p>
          </table:table-cell>
          <table:table-cell table:formula="of:=RAND()*5+1" office:value-type="float" office:value="2.27240626141429">
            <text:p>2.2724062614</text:p>
          </table:table-cell>
          <table:table-cell table:formula="of:=RAND()*5+1" office:value-type="float" office:value="3.66636133659631">
            <text:p>3.6663613366</text:p>
          </table:table-cell>
          <table:table-cell table:formula="of:=RAND()*5+1" office:value-type="float" office:value="1.72933798655868">
            <text:p>1.7293379866</text:p>
          </table:table-cell>
          <table:table-cell table:formula="of:=IF([.A395]/[.B395]&gt;=1.4;&quot;defender&quot;;IF([.C395]/[.D395]&gt;=1.3;&quot;demon hunter&quot;;IF([.D395]&gt;[.B39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65011458657682">
            <text:p>3.6501145866</text:p>
          </table:table-cell>
          <table:table-cell table:formula="of:=RAND()*5+1" office:value-type="float" office:value="5.65327642159537">
            <text:p>5.6532764216</text:p>
          </table:table-cell>
          <table:table-cell table:formula="of:=RAND()*5+1" office:value-type="float" office:value="2.56101935077459">
            <text:p>2.5610193508</text:p>
          </table:table-cell>
          <table:table-cell table:formula="of:=RAND()*5+1" office:value-type="float" office:value="4.04929797770456">
            <text:p>4.0492979777</text:p>
          </table:table-cell>
          <table:table-cell table:formula="of:=IF([.A396]/[.B396]&gt;=1.4;&quot;defender&quot;;IF([.C396]/[.D396]&gt;=1.3;&quot;demon hunter&quot;;IF([.D396]&gt;[.B39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23098557069898">
            <text:p>4.2309855707</text:p>
          </table:table-cell>
          <table:table-cell table:formula="of:=RAND()*5+1" office:value-type="float" office:value="2.63625847548246">
            <text:p>2.6362584755</text:p>
          </table:table-cell>
          <table:table-cell table:formula="of:=RAND()*5+1" office:value-type="float" office:value="3.27410790277645">
            <text:p>3.2741079028</text:p>
          </table:table-cell>
          <table:table-cell table:formula="of:=RAND()*5+1" office:value-type="float" office:value="1.67773193586618">
            <text:p>1.6777319359</text:p>
          </table:table-cell>
          <table:table-cell table:formula="of:=IF([.A397]/[.B397]&gt;=1.4;&quot;defender&quot;;IF([.C397]/[.D397]&gt;=1.3;&quot;demon hunter&quot;;IF([.D397]&gt;[.B39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62359027098864">
            <text:p>1.623590271</text:p>
          </table:table-cell>
          <table:table-cell table:formula="of:=RAND()*5+1" office:value-type="float" office:value="4.60984347993508">
            <text:p>4.6098434799</text:p>
          </table:table-cell>
          <table:table-cell table:formula="of:=RAND()*5+1" office:value-type="float" office:value="3.15802297228947">
            <text:p>3.1580229723</text:p>
          </table:table-cell>
          <table:table-cell table:formula="of:=RAND()*5+1" office:value-type="float" office:value="4.73507218435407">
            <text:p>4.7350721844</text:p>
          </table:table-cell>
          <table:table-cell table:formula="of:=IF([.A398]/[.B398]&gt;=1.4;&quot;defender&quot;;IF([.C398]/[.D398]&gt;=1.3;&quot;demon hunter&quot;;IF([.D398]&gt;[.B39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60438915807754">
            <text:p>3.6043891581</text:p>
          </table:table-cell>
          <table:table-cell table:formula="of:=RAND()*5+1" office:value-type="float" office:value="3.50921026337892">
            <text:p>3.5092102634</text:p>
          </table:table-cell>
          <table:table-cell table:formula="of:=RAND()*5+1" office:value-type="float" office:value="5.39415939617902">
            <text:p>5.3941593962</text:p>
          </table:table-cell>
          <table:table-cell table:formula="of:=RAND()*5+1" office:value-type="float" office:value="2.89300875877962">
            <text:p>2.8930087588</text:p>
          </table:table-cell>
          <table:table-cell table:formula="of:=IF([.A399]/[.B399]&gt;=1.4;&quot;defender&quot;;IF([.C399]/[.D399]&gt;=1.3;&quot;demon hunter&quot;;IF([.D399]&gt;[.B39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71822312939912">
            <text:p>4.7182231294</text:p>
          </table:table-cell>
          <table:table-cell table:formula="of:=RAND()*5+1" office:value-type="float" office:value="1.18258212599903">
            <text:p>1.182582126</text:p>
          </table:table-cell>
          <table:table-cell table:formula="of:=RAND()*5+1" office:value-type="float" office:value="4.44233346171677">
            <text:p>4.4423334617</text:p>
          </table:table-cell>
          <table:table-cell table:formula="of:=RAND()*5+1" office:value-type="float" office:value="3.37632240634412">
            <text:p>3.3763224063</text:p>
          </table:table-cell>
          <table:table-cell table:formula="of:=IF([.A400]/[.B400]&gt;=1.4;&quot;defender&quot;;IF([.C400]/[.D400]&gt;=1.3;&quot;demon hunter&quot;;IF([.D400]&gt;[.B40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5672013331205">
            <text:p>5.4567201333</text:p>
          </table:table-cell>
          <table:table-cell table:formula="of:=RAND()*5+1" office:value-type="float" office:value="1.42236241977662">
            <text:p>1.4223624198</text:p>
          </table:table-cell>
          <table:table-cell table:formula="of:=RAND()*5+1" office:value-type="float" office:value="3.33050701208413">
            <text:p>3.3305070121</text:p>
          </table:table-cell>
          <table:table-cell table:formula="of:=RAND()*5+1" office:value-type="float" office:value="1.67170903319493">
            <text:p>1.6717090332</text:p>
          </table:table-cell>
          <table:table-cell table:formula="of:=IF([.A401]/[.B401]&gt;=1.4;&quot;defender&quot;;IF([.C401]/[.D401]&gt;=1.3;&quot;demon hunter&quot;;IF([.D401]&gt;[.B40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40118040237576">
            <text:p>3.4011804024</text:p>
          </table:table-cell>
          <table:table-cell table:formula="of:=RAND()*5+1" office:value-type="float" office:value="3.91915165958926">
            <text:p>3.9191516596</text:p>
          </table:table-cell>
          <table:table-cell table:formula="of:=RAND()*5+1" office:value-type="float" office:value="1.32290768576786">
            <text:p>1.3229076858</text:p>
          </table:table-cell>
          <table:table-cell table:formula="of:=RAND()*5+1" office:value-type="float" office:value="1.06797362118959">
            <text:p>1.0679736212</text:p>
          </table:table-cell>
          <table:table-cell table:formula="of:=IF([.A402]/[.B402]&gt;=1.4;&quot;defender&quot;;IF([.C402]/[.D402]&gt;=1.3;&quot;demon hunter&quot;;IF([.D402]&gt;[.B40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35137182381004">
            <text:p>4.3513718238</text:p>
          </table:table-cell>
          <table:table-cell table:formula="of:=RAND()*5+1" office:value-type="float" office:value="5.87746375380084">
            <text:p>5.8774637538</text:p>
          </table:table-cell>
          <table:table-cell table:formula="of:=RAND()*5+1" office:value-type="float" office:value="2.63332654628903">
            <text:p>2.6333265463</text:p>
          </table:table-cell>
          <table:table-cell table:formula="of:=RAND()*5+1" office:value-type="float" office:value="5.78630740894005">
            <text:p>5.7863074089</text:p>
          </table:table-cell>
          <table:table-cell table:formula="of:=IF([.A403]/[.B403]&gt;=1.4;&quot;defender&quot;;IF([.C403]/[.D403]&gt;=1.3;&quot;demon hunter&quot;;IF([.D403]&gt;[.B40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05871367035434">
            <text:p>2.0587136704</text:p>
          </table:table-cell>
          <table:table-cell table:formula="of:=RAND()*5+1" office:value-type="float" office:value="4.77164665143937">
            <text:p>4.7716466514</text:p>
          </table:table-cell>
          <table:table-cell table:formula="of:=RAND()*5+1" office:value-type="float" office:value="5.50098464032635">
            <text:p>5.5009846403</text:p>
          </table:table-cell>
          <table:table-cell table:formula="of:=RAND()*5+1" office:value-type="float" office:value="3.81593177234754">
            <text:p>3.8159317723</text:p>
          </table:table-cell>
          <table:table-cell table:formula="of:=IF([.A404]/[.B404]&gt;=1.4;&quot;defender&quot;;IF([.C404]/[.D404]&gt;=1.3;&quot;demon hunter&quot;;IF([.D404]&gt;[.B40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4692081939429">
            <text:p>3.4692081939</text:p>
          </table:table-cell>
          <table:table-cell table:formula="of:=RAND()*5+1" office:value-type="float" office:value="4.72507500695065">
            <text:p>4.725075007</text:p>
          </table:table-cell>
          <table:table-cell table:formula="of:=RAND()*5+1" office:value-type="float" office:value="2.77437298698351">
            <text:p>2.774372987</text:p>
          </table:table-cell>
          <table:table-cell table:formula="of:=RAND()*5+1" office:value-type="float" office:value="3.15109922690317">
            <text:p>3.1510992269</text:p>
          </table:table-cell>
          <table:table-cell table:formula="of:=IF([.A405]/[.B405]&gt;=1.4;&quot;defender&quot;;IF([.C405]/[.D405]&gt;=1.3;&quot;demon hunter&quot;;IF([.D405]&gt;[.B40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78735770238563">
            <text:p>4.7873577024</text:p>
          </table:table-cell>
          <table:table-cell table:formula="of:=RAND()*5+1" office:value-type="float" office:value="5.0302275470458">
            <text:p>5.030227547</text:p>
          </table:table-cell>
          <table:table-cell table:formula="of:=RAND()*5+1" office:value-type="float" office:value="3.64007102698088">
            <text:p>3.640071027</text:p>
          </table:table-cell>
          <table:table-cell table:formula="of:=RAND()*5+1" office:value-type="float" office:value="1.00535855768248">
            <text:p>1.0053585577</text:p>
          </table:table-cell>
          <table:table-cell table:formula="of:=IF([.A406]/[.B406]&gt;=1.4;&quot;defender&quot;;IF([.C406]/[.D406]&gt;=1.3;&quot;demon hunter&quot;;IF([.D406]&gt;[.B40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74043074203655">
            <text:p>4.740430742</text:p>
          </table:table-cell>
          <table:table-cell table:formula="of:=RAND()*5+1" office:value-type="float" office:value="5.41094797337428">
            <text:p>5.4109479734</text:p>
          </table:table-cell>
          <table:table-cell table:formula="of:=RAND()*5+1" office:value-type="float" office:value="2.9201582390815">
            <text:p>2.9201582391</text:p>
          </table:table-cell>
          <table:table-cell table:formula="of:=RAND()*5+1" office:value-type="float" office:value="5.79809399927035">
            <text:p>5.7980939993</text:p>
          </table:table-cell>
          <table:table-cell table:formula="of:=IF([.A407]/[.B407]&gt;=1.4;&quot;defender&quot;;IF([.C407]/[.D407]&gt;=1.3;&quot;demon hunter&quot;;IF([.D407]&gt;[.B40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69110275804996">
            <text:p>2.691102758</text:p>
          </table:table-cell>
          <table:table-cell table:formula="of:=RAND()*5+1" office:value-type="float" office:value="2.3448199024424">
            <text:p>2.3448199024</text:p>
          </table:table-cell>
          <table:table-cell table:formula="of:=RAND()*5+1" office:value-type="float" office:value="2.52740202844143">
            <text:p>2.5274020284</text:p>
          </table:table-cell>
          <table:table-cell table:formula="of:=RAND()*5+1" office:value-type="float" office:value="2.31431763526052">
            <text:p>2.3143176353</text:p>
          </table:table-cell>
          <table:table-cell table:formula="of:=IF([.A408]/[.B408]&gt;=1.4;&quot;defender&quot;;IF([.C408]/[.D408]&gt;=1.3;&quot;demon hunter&quot;;IF([.D408]&gt;[.B40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73668005503714">
            <text:p>2.736680055</text:p>
          </table:table-cell>
          <table:table-cell table:formula="of:=RAND()*5+1" office:value-type="float" office:value="1.40932588744909">
            <text:p>1.4093258874</text:p>
          </table:table-cell>
          <table:table-cell table:formula="of:=RAND()*5+1" office:value-type="float" office:value="5.63183300103992">
            <text:p>5.631833001</text:p>
          </table:table-cell>
          <table:table-cell table:formula="of:=RAND()*5+1" office:value-type="float" office:value="4.26385598629713">
            <text:p>4.2638559863</text:p>
          </table:table-cell>
          <table:table-cell table:formula="of:=IF([.A409]/[.B409]&gt;=1.4;&quot;defender&quot;;IF([.C409]/[.D409]&gt;=1.3;&quot;demon hunter&quot;;IF([.D409]&gt;[.B40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32847754936665">
            <text:p>4.3284775494</text:p>
          </table:table-cell>
          <table:table-cell table:formula="of:=RAND()*5+1" office:value-type="float" office:value="1.98412216175348">
            <text:p>1.9841221618</text:p>
          </table:table-cell>
          <table:table-cell table:formula="of:=RAND()*5+1" office:value-type="float" office:value="5.65087332297117">
            <text:p>5.650873323</text:p>
          </table:table-cell>
          <table:table-cell table:formula="of:=RAND()*5+1" office:value-type="float" office:value="4.18404722958803">
            <text:p>4.1840472296</text:p>
          </table:table-cell>
          <table:table-cell table:formula="of:=IF([.A410]/[.B410]&gt;=1.4;&quot;defender&quot;;IF([.C410]/[.D410]&gt;=1.3;&quot;demon hunter&quot;;IF([.D410]&gt;[.B41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05209578294307">
            <text:p>2.0520957829</text:p>
          </table:table-cell>
          <table:table-cell table:formula="of:=RAND()*5+1" office:value-type="float" office:value="5.1378604574129">
            <text:p>5.1378604574</text:p>
          </table:table-cell>
          <table:table-cell table:formula="of:=RAND()*5+1" office:value-type="float" office:value="5.01532421121374">
            <text:p>5.0153242112</text:p>
          </table:table-cell>
          <table:table-cell table:formula="of:=RAND()*5+1" office:value-type="float" office:value="4.65138523513451">
            <text:p>4.6513852351</text:p>
          </table:table-cell>
          <table:table-cell table:formula="of:=IF([.A411]/[.B411]&gt;=1.4;&quot;defender&quot;;IF([.C411]/[.D411]&gt;=1.3;&quot;demon hunter&quot;;IF([.D411]&gt;[.B41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43769264407456">
            <text:p>4.4376926441</text:p>
          </table:table-cell>
          <table:table-cell table:formula="of:=RAND()*5+1" office:value-type="float" office:value="5.40346760675311">
            <text:p>5.4034676068</text:p>
          </table:table-cell>
          <table:table-cell table:formula="of:=RAND()*5+1" office:value-type="float" office:value="4.17511426052079">
            <text:p>4.1751142605</text:p>
          </table:table-cell>
          <table:table-cell table:formula="of:=RAND()*5+1" office:value-type="float" office:value="1.64865075983107">
            <text:p>1.6486507598</text:p>
          </table:table-cell>
          <table:table-cell table:formula="of:=IF([.A412]/[.B412]&gt;=1.4;&quot;defender&quot;;IF([.C412]/[.D412]&gt;=1.3;&quot;demon hunter&quot;;IF([.D412]&gt;[.B41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46458253217861">
            <text:p>4.4645825322</text:p>
          </table:table-cell>
          <table:table-cell table:formula="of:=RAND()*5+1" office:value-type="float" office:value="5.4964063144289">
            <text:p>5.4964063144</text:p>
          </table:table-cell>
          <table:table-cell table:formula="of:=RAND()*5+1" office:value-type="float" office:value="4.22148132137954">
            <text:p>4.2214813214</text:p>
          </table:table-cell>
          <table:table-cell table:formula="of:=RAND()*5+1" office:value-type="float" office:value="3.67609890084714">
            <text:p>3.6760989008</text:p>
          </table:table-cell>
          <table:table-cell table:formula="of:=IF([.A413]/[.B413]&gt;=1.4;&quot;defender&quot;;IF([.C413]/[.D413]&gt;=1.3;&quot;demon hunter&quot;;IF([.D413]&gt;[.B41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82719812775031">
            <text:p>5.8271981278</text:p>
          </table:table-cell>
          <table:table-cell table:formula="of:=RAND()*5+1" office:value-type="float" office:value="1.93379072844982">
            <text:p>1.9337907284</text:p>
          </table:table-cell>
          <table:table-cell table:formula="of:=RAND()*5+1" office:value-type="float" office:value="4.44156990759075">
            <text:p>4.4415699076</text:p>
          </table:table-cell>
          <table:table-cell table:formula="of:=RAND()*5+1" office:value-type="float" office:value="4.52483658818528">
            <text:p>4.5248365882</text:p>
          </table:table-cell>
          <table:table-cell table:formula="of:=IF([.A414]/[.B414]&gt;=1.4;&quot;defender&quot;;IF([.C414]/[.D414]&gt;=1.3;&quot;demon hunter&quot;;IF([.D414]&gt;[.B41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6401827549562">
            <text:p>5.9640182755</text:p>
          </table:table-cell>
          <table:table-cell table:formula="of:=RAND()*5+1" office:value-type="float" office:value="5.99585430836305">
            <text:p>5.9958543084</text:p>
          </table:table-cell>
          <table:table-cell table:formula="of:=RAND()*5+1" office:value-type="float" office:value="1.00121286604553">
            <text:p>1.001212866</text:p>
          </table:table-cell>
          <table:table-cell table:formula="of:=RAND()*5+1" office:value-type="float" office:value="4.61455583246425">
            <text:p>4.6145558325</text:p>
          </table:table-cell>
          <table:table-cell table:formula="of:=IF([.A415]/[.B415]&gt;=1.4;&quot;defender&quot;;IF([.C415]/[.D415]&gt;=1.3;&quot;demon hunter&quot;;IF([.D415]&gt;[.B41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02550380583853">
            <text:p>4.0255038058</text:p>
          </table:table-cell>
          <table:table-cell table:formula="of:=RAND()*5+1" office:value-type="float" office:value="3.6040893024765">
            <text:p>3.6040893025</text:p>
          </table:table-cell>
          <table:table-cell table:formula="of:=RAND()*5+1" office:value-type="float" office:value="3.40218330174685">
            <text:p>3.4021833017</text:p>
          </table:table-cell>
          <table:table-cell table:formula="of:=RAND()*5+1" office:value-type="float" office:value="4.74164361041039">
            <text:p>4.7416436104</text:p>
          </table:table-cell>
          <table:table-cell table:formula="of:=IF([.A416]/[.B416]&gt;=1.4;&quot;defender&quot;;IF([.C416]/[.D416]&gt;=1.3;&quot;demon hunter&quot;;IF([.D416]&gt;[.B41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08646351285279">
            <text:p>1.0864635129</text:p>
          </table:table-cell>
          <table:table-cell table:formula="of:=RAND()*5+1" office:value-type="float" office:value="5.94566204492003">
            <text:p>5.9456620449</text:p>
          </table:table-cell>
          <table:table-cell table:formula="of:=RAND()*5+1" office:value-type="float" office:value="2.25997968018055">
            <text:p>2.2599796802</text:p>
          </table:table-cell>
          <table:table-cell table:formula="of:=RAND()*5+1" office:value-type="float" office:value="5.09328605979681">
            <text:p>5.0932860598</text:p>
          </table:table-cell>
          <table:table-cell table:formula="of:=IF([.A417]/[.B417]&gt;=1.4;&quot;defender&quot;;IF([.C417]/[.D417]&gt;=1.3;&quot;demon hunter&quot;;IF([.D417]&gt;[.B41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5026119472459">
            <text:p>5.5026119472</text:p>
          </table:table-cell>
          <table:table-cell table:formula="of:=RAND()*5+1" office:value-type="float" office:value="2.61386554129422">
            <text:p>2.6138655413</text:p>
          </table:table-cell>
          <table:table-cell table:formula="of:=RAND()*5+1" office:value-type="float" office:value="1.59324852190912">
            <text:p>1.5932485219</text:p>
          </table:table-cell>
          <table:table-cell table:formula="of:=RAND()*5+1" office:value-type="float" office:value="3.59552679723129">
            <text:p>3.5955267972</text:p>
          </table:table-cell>
          <table:table-cell table:formula="of:=IF([.A418]/[.B418]&gt;=1.4;&quot;defender&quot;;IF([.C418]/[.D418]&gt;=1.3;&quot;demon hunter&quot;;IF([.D418]&gt;[.B41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9798770304769">
            <text:p>3.597987703</text:p>
          </table:table-cell>
          <table:table-cell table:formula="of:=RAND()*5+1" office:value-type="float" office:value="3.996659737546">
            <text:p>3.9966597375</text:p>
          </table:table-cell>
          <table:table-cell table:formula="of:=RAND()*5+1" office:value-type="float" office:value="3.1345201949589">
            <text:p>3.134520195</text:p>
          </table:table-cell>
          <table:table-cell table:formula="of:=RAND()*5+1" office:value-type="float" office:value="3.83108949661255">
            <text:p>3.8310894966</text:p>
          </table:table-cell>
          <table:table-cell table:formula="of:=IF([.A419]/[.B419]&gt;=1.4;&quot;defender&quot;;IF([.C419]/[.D419]&gt;=1.3;&quot;demon hunter&quot;;IF([.D419]&gt;[.B41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48247473174706">
            <text:p>2.4824747317</text:p>
          </table:table-cell>
          <table:table-cell table:formula="of:=RAND()*5+1" office:value-type="float" office:value="4.65008348599076">
            <text:p>4.650083486</text:p>
          </table:table-cell>
          <table:table-cell table:formula="of:=RAND()*5+1" office:value-type="float" office:value="4.05355109274387">
            <text:p>4.0535510927</text:p>
          </table:table-cell>
          <table:table-cell table:formula="of:=RAND()*5+1" office:value-type="float" office:value="2.14984440850094">
            <text:p>2.1498444085</text:p>
          </table:table-cell>
          <table:table-cell table:formula="of:=IF([.A420]/[.B420]&gt;=1.4;&quot;defender&quot;;IF([.C420]/[.D420]&gt;=1.3;&quot;demon hunter&quot;;IF([.D420]&gt;[.B42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79849516833201">
            <text:p>2.7984951683</text:p>
          </table:table-cell>
          <table:table-cell table:formula="of:=RAND()*5+1" office:value-type="float" office:value="5.92016737582162">
            <text:p>5.9201673758</text:p>
          </table:table-cell>
          <table:table-cell table:formula="of:=RAND()*5+1" office:value-type="float" office:value="5.41657369025052">
            <text:p>5.4165736903</text:p>
          </table:table-cell>
          <table:table-cell table:formula="of:=RAND()*5+1" office:value-type="float" office:value="2.22866535326466">
            <text:p>2.2286653533</text:p>
          </table:table-cell>
          <table:table-cell table:formula="of:=IF([.A421]/[.B421]&gt;=1.4;&quot;defender&quot;;IF([.C421]/[.D421]&gt;=1.3;&quot;demon hunter&quot;;IF([.D421]&gt;[.B42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9047642541118">
            <text:p>4.9047642541</text:p>
          </table:table-cell>
          <table:table-cell table:formula="of:=RAND()*5+1" office:value-type="float" office:value="1.26307770051062">
            <text:p>1.2630777005</text:p>
          </table:table-cell>
          <table:table-cell table:formula="of:=RAND()*5+1" office:value-type="float" office:value="1.74849202763289">
            <text:p>1.7484920276</text:p>
          </table:table-cell>
          <table:table-cell table:formula="of:=RAND()*5+1" office:value-type="float" office:value="4.18009226117283">
            <text:p>4.1800922612</text:p>
          </table:table-cell>
          <table:table-cell table:formula="of:=IF([.A422]/[.B422]&gt;=1.4;&quot;defender&quot;;IF([.C422]/[.D422]&gt;=1.3;&quot;demon hunter&quot;;IF([.D422]&gt;[.B42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19686842896044">
            <text:p>2.196868429</text:p>
          </table:table-cell>
          <table:table-cell table:formula="of:=RAND()*5+1" office:value-type="float" office:value="3.63805501395836">
            <text:p>3.638055014</text:p>
          </table:table-cell>
          <table:table-cell table:formula="of:=RAND()*5+1" office:value-type="float" office:value="3.63390932232141">
            <text:p>3.6339093223</text:p>
          </table:table-cell>
          <table:table-cell table:formula="of:=RAND()*5+1" office:value-type="float" office:value="4.73196238419041">
            <text:p>4.7319623842</text:p>
          </table:table-cell>
          <table:table-cell table:formula="of:=IF([.A423]/[.B423]&gt;=1.4;&quot;defender&quot;;IF([.C423]/[.D423]&gt;=1.3;&quot;demon hunter&quot;;IF([.D423]&gt;[.B42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34651821665466">
            <text:p>3.3465182167</text:p>
          </table:table-cell>
          <table:table-cell table:formula="of:=RAND()*5+1" office:value-type="float" office:value="2.16088670445606">
            <text:p>2.1608867045</text:p>
          </table:table-cell>
          <table:table-cell table:formula="of:=RAND()*5+1" office:value-type="float" office:value="5.95620923582464">
            <text:p>5.9562092358</text:p>
          </table:table-cell>
          <table:table-cell table:formula="of:=RAND()*5+1" office:value-type="float" office:value="2.65928508387879">
            <text:p>2.6592850839</text:p>
          </table:table-cell>
          <table:table-cell table:formula="of:=IF([.A424]/[.B424]&gt;=1.4;&quot;defender&quot;;IF([.C424]/[.D424]&gt;=1.3;&quot;demon hunter&quot;;IF([.D424]&gt;[.B42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76497600693256">
            <text:p>4.7649760069</text:p>
          </table:table-cell>
          <table:table-cell table:formula="of:=RAND()*5+1" office:value-type="float" office:value="3.63512219069526">
            <text:p>3.6351221907</text:p>
          </table:table-cell>
          <table:table-cell table:formula="of:=RAND()*5+1" office:value-type="float" office:value="2.37676580110565">
            <text:p>2.3767658011</text:p>
          </table:table-cell>
          <table:table-cell table:formula="of:=RAND()*5+1" office:value-type="float" office:value="1.37202202249318">
            <text:p>1.3720220225</text:p>
          </table:table-cell>
          <table:table-cell table:formula="of:=IF([.A425]/[.B425]&gt;=1.4;&quot;defender&quot;;IF([.C425]/[.D425]&gt;=1.3;&quot;demon hunter&quot;;IF([.D425]&gt;[.B42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31768406974152">
            <text:p>1.3176840697</text:p>
          </table:table-cell>
          <table:table-cell table:formula="of:=RAND()*5+1" office:value-type="float" office:value="2.1671593086794">
            <text:p>2.1671593087</text:p>
          </table:table-cell>
          <table:table-cell table:formula="of:=RAND()*5+1" office:value-type="float" office:value="1.26044536847621">
            <text:p>1.2604453685</text:p>
          </table:table-cell>
          <table:table-cell table:formula="of:=RAND()*5+1" office:value-type="float" office:value="2.46322931395844">
            <text:p>2.463229314</text:p>
          </table:table-cell>
          <table:table-cell table:formula="of:=IF([.A426]/[.B426]&gt;=1.4;&quot;defender&quot;;IF([.C426]/[.D426]&gt;=1.3;&quot;demon hunter&quot;;IF([.D426]&gt;[.B42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07709485525265">
            <text:p>4.0770948553</text:p>
          </table:table-cell>
          <table:table-cell table:formula="of:=RAND()*5+1" office:value-type="float" office:value="2.57766374992207">
            <text:p>2.5776637499</text:p>
          </table:table-cell>
          <table:table-cell table:formula="of:=RAND()*5+1" office:value-type="float" office:value="5.98558402759954">
            <text:p>5.9855840276</text:p>
          </table:table-cell>
          <table:table-cell table:formula="of:=RAND()*5+1" office:value-type="float" office:value="5.3872799212113">
            <text:p>5.3872799212</text:p>
          </table:table-cell>
          <table:table-cell table:formula="of:=IF([.A427]/[.B427]&gt;=1.4;&quot;defender&quot;;IF([.C427]/[.D427]&gt;=1.3;&quot;demon hunter&quot;;IF([.D427]&gt;[.B42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7432348746806">
            <text:p>5.5743234875</text:p>
          </table:table-cell>
          <table:table-cell table:formula="of:=RAND()*5+1" office:value-type="float" office:value="5.76305731805041">
            <text:p>5.7630573181</text:p>
          </table:table-cell>
          <table:table-cell table:formula="of:=RAND()*5+1" office:value-type="float" office:value="3.59414681466296">
            <text:p>3.5941468147</text:p>
          </table:table-cell>
          <table:table-cell table:formula="of:=RAND()*5+1" office:value-type="float" office:value="1.67508255830035">
            <text:p>1.6750825583</text:p>
          </table:table-cell>
          <table:table-cell table:formula="of:=IF([.A428]/[.B428]&gt;=1.4;&quot;defender&quot;;IF([.C428]/[.D428]&gt;=1.3;&quot;demon hunter&quot;;IF([.D428]&gt;[.B42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32516604429111">
            <text:p>5.3251660443</text:p>
          </table:table-cell>
          <table:table-cell table:formula="of:=RAND()*5+1" office:value-type="float" office:value="2.70884368475527">
            <text:p>2.7088436848</text:p>
          </table:table-cell>
          <table:table-cell table:formula="of:=RAND()*5+1" office:value-type="float" office:value="3.29232941521332">
            <text:p>3.2923294152</text:p>
          </table:table-cell>
          <table:table-cell table:formula="of:=RAND()*5+1" office:value-type="float" office:value="5.50736300088465">
            <text:p>5.5073630009</text:p>
          </table:table-cell>
          <table:table-cell table:formula="of:=IF([.A429]/[.B429]&gt;=1.4;&quot;defender&quot;;IF([.C429]/[.D429]&gt;=1.3;&quot;demon hunter&quot;;IF([.D429]&gt;[.B42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85868809325621">
            <text:p>3.8586880933</text:p>
          </table:table-cell>
          <table:table-cell table:formula="of:=RAND()*5+1" office:value-type="float" office:value="5.07662154873833">
            <text:p>5.0766215487</text:p>
          </table:table-cell>
          <table:table-cell table:formula="of:=RAND()*5+1" office:value-type="float" office:value="4.99678892455995">
            <text:p>4.9967889246</text:p>
          </table:table-cell>
          <table:table-cell table:formula="of:=RAND()*5+1" office:value-type="float" office:value="3.37871713703498">
            <text:p>3.378717137</text:p>
          </table:table-cell>
          <table:table-cell table:formula="of:=IF([.A430]/[.B430]&gt;=1.4;&quot;defender&quot;;IF([.C430]/[.D430]&gt;=1.3;&quot;demon hunter&quot;;IF([.D430]&gt;[.B43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0738249262795">
            <text:p>4.6073824926</text:p>
          </table:table-cell>
          <table:table-cell table:formula="of:=RAND()*5+1" office:value-type="float" office:value="5.65718326158822">
            <text:p>5.6571832616</text:p>
          </table:table-cell>
          <table:table-cell table:formula="of:=RAND()*5+1" office:value-type="float" office:value="5.92026096209884">
            <text:p>5.9202609621</text:p>
          </table:table-cell>
          <table:table-cell table:formula="of:=RAND()*5+1" office:value-type="float" office:value="4.41336261713877">
            <text:p>4.4133626171</text:p>
          </table:table-cell>
          <table:table-cell table:formula="of:=IF([.A431]/[.B431]&gt;=1.4;&quot;defender&quot;;IF([.C431]/[.D431]&gt;=1.3;&quot;demon hunter&quot;;IF([.D431]&gt;[.B43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05141763109714">
            <text:p>2.0514176311</text:p>
          </table:table-cell>
          <table:table-cell table:formula="of:=RAND()*5+1" office:value-type="float" office:value="3.51214674673975">
            <text:p>3.5121467467</text:p>
          </table:table-cell>
          <table:table-cell table:formula="of:=RAND()*5+1" office:value-type="float" office:value="2.24410913093016">
            <text:p>2.2441091309</text:p>
          </table:table-cell>
          <table:table-cell table:formula="of:=RAND()*5+1" office:value-type="float" office:value="2.11712939338759">
            <text:p>2.1171293934</text:p>
          </table:table-cell>
          <table:table-cell table:formula="of:=IF([.A432]/[.B432]&gt;=1.4;&quot;defender&quot;;IF([.C432]/[.D432]&gt;=1.3;&quot;demon hunter&quot;;IF([.D432]&gt;[.B43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27801609784365">
            <text:p>3.2780160978</text:p>
          </table:table-cell>
          <table:table-cell table:formula="of:=RAND()*5+1" office:value-type="float" office:value="4.68532695341855">
            <text:p>4.6853269534</text:p>
          </table:table-cell>
          <table:table-cell table:formula="of:=RAND()*5+1" office:value-type="float" office:value="2.32044914411381">
            <text:p>2.3204491441</text:p>
          </table:table-cell>
          <table:table-cell table:formula="of:=RAND()*5+1" office:value-type="float" office:value="4.59062734758481">
            <text:p>4.5906273476</text:p>
          </table:table-cell>
          <table:table-cell table:formula="of:=IF([.A433]/[.B433]&gt;=1.4;&quot;defender&quot;;IF([.C433]/[.D433]&gt;=1.3;&quot;demon hunter&quot;;IF([.D433]&gt;[.B43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626493724063">
            <text:p>4.9626493724</text:p>
          </table:table-cell>
          <table:table-cell table:formula="of:=RAND()*5+1" office:value-type="float" office:value="2.04299210710451">
            <text:p>2.0429921071</text:p>
          </table:table-cell>
          <table:table-cell table:formula="of:=RAND()*5+1" office:value-type="float" office:value="3.42732289480045">
            <text:p>3.4273228948</text:p>
          </table:table-cell>
          <table:table-cell table:formula="of:=RAND()*5+1" office:value-type="float" office:value="1.06461715092883">
            <text:p>1.0646171509</text:p>
          </table:table-cell>
          <table:table-cell table:formula="of:=IF([.A434]/[.B434]&gt;=1.4;&quot;defender&quot;;IF([.C434]/[.D434]&gt;=1.3;&quot;demon hunter&quot;;IF([.D434]&gt;[.B43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1015141578391">
            <text:p>3.2101514158</text:p>
          </table:table-cell>
          <table:table-cell table:formula="of:=RAND()*5+1" office:value-type="float" office:value="3.69721494521946">
            <text:p>3.6972149452</text:p>
          </table:table-cell>
          <table:table-cell table:formula="of:=RAND()*5+1" office:value-type="float" office:value="5.16044425917789">
            <text:p>5.1604442592</text:p>
          </table:table-cell>
          <table:table-cell table:formula="of:=RAND()*5+1" office:value-type="float" office:value="5.28033344214782">
            <text:p>5.2803334421</text:p>
          </table:table-cell>
          <table:table-cell table:formula="of:=IF([.A435]/[.B435]&gt;=1.4;&quot;defender&quot;;IF([.C435]/[.D435]&gt;=1.3;&quot;demon hunter&quot;;IF([.D435]&gt;[.B43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85799719206989">
            <text:p>1.8579971921</text:p>
          </table:table-cell>
          <table:table-cell table:formula="of:=RAND()*5+1" office:value-type="float" office:value="3.47059678658843">
            <text:p>3.4705967866</text:p>
          </table:table-cell>
          <table:table-cell table:formula="of:=RAND()*5+1" office:value-type="float" office:value="3.23365410463884">
            <text:p>3.2336541046</text:p>
          </table:table-cell>
          <table:table-cell table:formula="of:=RAND()*5+1" office:value-type="float" office:value="3.23753911443055">
            <text:p>3.2375391144</text:p>
          </table:table-cell>
          <table:table-cell table:formula="of:=IF([.A436]/[.B436]&gt;=1.4;&quot;defender&quot;;IF([.C436]/[.D436]&gt;=1.3;&quot;demon hunter&quot;;IF([.D436]&gt;[.B43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91262167273089">
            <text:p>3.9126216727</text:p>
          </table:table-cell>
          <table:table-cell table:formula="of:=RAND()*5+1" office:value-type="float" office:value="1.43232068186626">
            <text:p>1.4323206819</text:p>
          </table:table-cell>
          <table:table-cell table:formula="of:=RAND()*5+1" office:value-type="float" office:value="2.78791414946318">
            <text:p>2.7879141495</text:p>
          </table:table-cell>
          <table:table-cell table:formula="of:=RAND()*5+1" office:value-type="float" office:value="1.2357293618843">
            <text:p>1.2357293619</text:p>
          </table:table-cell>
          <table:table-cell table:formula="of:=IF([.A437]/[.B437]&gt;=1.4;&quot;defender&quot;;IF([.C437]/[.D437]&gt;=1.3;&quot;demon hunter&quot;;IF([.D437]&gt;[.B43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4116436662152">
            <text:p>3.1411643666</text:p>
          </table:table-cell>
          <table:table-cell table:formula="of:=RAND()*5+1" office:value-type="float" office:value="5.82780091930181">
            <text:p>5.8278009193</text:p>
          </table:table-cell>
          <table:table-cell table:formula="of:=RAND()*5+1" office:value-type="float" office:value="4.90442246804014">
            <text:p>4.904422468</text:p>
          </table:table-cell>
          <table:table-cell table:formula="of:=RAND()*5+1" office:value-type="float" office:value="3.237787717022">
            <text:p>3.237787717</text:p>
          </table:table-cell>
          <table:table-cell table:formula="of:=IF([.A438]/[.B438]&gt;=1.4;&quot;defender&quot;;IF([.C438]/[.D438]&gt;=1.3;&quot;demon hunter&quot;;IF([.D438]&gt;[.B43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61650485638529">
            <text:p>5.6165048564</text:p>
          </table:table-cell>
          <table:table-cell table:formula="of:=RAND()*5+1" office:value-type="float" office:value="5.99985245987773">
            <text:p>5.9998524599</text:p>
          </table:table-cell>
          <table:table-cell table:formula="of:=RAND()*5+1" office:value-type="float" office:value="5.65703572146595">
            <text:p>5.6570357215</text:p>
          </table:table-cell>
          <table:table-cell table:formula="of:=RAND()*5+1" office:value-type="float" office:value="3.9012113949284">
            <text:p>3.9012113949</text:p>
          </table:table-cell>
          <table:table-cell table:formula="of:=IF([.A439]/[.B439]&gt;=1.4;&quot;defender&quot;;IF([.C439]/[.D439]&gt;=1.3;&quot;demon hunter&quot;;IF([.D439]&gt;[.B43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1457401206717">
            <text:p>2.3145740121</text:p>
          </table:table-cell>
          <table:table-cell table:formula="of:=RAND()*5+1" office:value-type="float" office:value="4.22388734901324">
            <text:p>4.223887349</text:p>
          </table:table-cell>
          <table:table-cell table:formula="of:=RAND()*5+1" office:value-type="float" office:value="1.73603409575298">
            <text:p>1.7360340958</text:p>
          </table:table-cell>
          <table:table-cell table:formula="of:=RAND()*5+1" office:value-type="float" office:value="5.57729668356478">
            <text:p>5.5772966836</text:p>
          </table:table-cell>
          <table:table-cell table:formula="of:=IF([.A440]/[.B440]&gt;=1.4;&quot;defender&quot;;IF([.C440]/[.D440]&gt;=1.3;&quot;demon hunter&quot;;IF([.D440]&gt;[.B44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69442607695237">
            <text:p>1.694426077</text:p>
          </table:table-cell>
          <table:table-cell table:formula="of:=RAND()*5+1" office:value-type="float" office:value="3.36599164316431">
            <text:p>3.3659916432</text:p>
          </table:table-cell>
          <table:table-cell table:formula="of:=RAND()*5+1" office:value-type="float" office:value="2.05131859658286">
            <text:p>2.0513185966</text:p>
          </table:table-cell>
          <table:table-cell table:formula="of:=RAND()*5+1" office:value-type="float" office:value="2.98014322901145">
            <text:p>2.980143229</text:p>
          </table:table-cell>
          <table:table-cell table:formula="of:=IF([.A441]/[.B441]&gt;=1.4;&quot;defender&quot;;IF([.C441]/[.D441]&gt;=1.3;&quot;demon hunter&quot;;IF([.D441]&gt;[.B44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57077057659626">
            <text:p>1.5707705766</text:p>
          </table:table-cell>
          <table:table-cell table:formula="of:=RAND()*5+1" office:value-type="float" office:value="3.97244217712432">
            <text:p>3.9724421771</text:p>
          </table:table-cell>
          <table:table-cell table:formula="of:=RAND()*5+1" office:value-type="float" office:value="5.01543428422883">
            <text:p>5.0154342842</text:p>
          </table:table-cell>
          <table:table-cell table:formula="of:=RAND()*5+1" office:value-type="float" office:value="3.37176774302497">
            <text:p>3.371767743</text:p>
          </table:table-cell>
          <table:table-cell table:formula="of:=IF([.A442]/[.B442]&gt;=1.4;&quot;defender&quot;;IF([.C442]/[.D442]&gt;=1.3;&quot;demon hunter&quot;;IF([.D442]&gt;[.B44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06898268824443">
            <text:p>1.0689826882</text:p>
          </table:table-cell>
          <table:table-cell table:formula="of:=RAND()*5+1" office:value-type="float" office:value="5.53341994900256">
            <text:p>5.533419949</text:p>
          </table:table-cell>
          <table:table-cell table:formula="of:=RAND()*5+1" office:value-type="float" office:value="4.81375339115039">
            <text:p>4.8137533912</text:p>
          </table:table-cell>
          <table:table-cell table:formula="of:=RAND()*5+1" office:value-type="float" office:value="2.22558570001274">
            <text:p>2.2255857</text:p>
          </table:table-cell>
          <table:table-cell table:formula="of:=IF([.A443]/[.B443]&gt;=1.4;&quot;defender&quot;;IF([.C443]/[.D443]&gt;=1.3;&quot;demon hunter&quot;;IF([.D443]&gt;[.B44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9618248660117">
            <text:p>4.6961824866</text:p>
          </table:table-cell>
          <table:table-cell table:formula="of:=RAND()*5+1" office:value-type="float" office:value="5.22942694975063">
            <text:p>5.2294269498</text:p>
          </table:table-cell>
          <table:table-cell table:formula="of:=RAND()*5+1" office:value-type="float" office:value="2.46696606418118">
            <text:p>2.4669660642</text:p>
          </table:table-cell>
          <table:table-cell table:formula="of:=RAND()*5+1" office:value-type="float" office:value="5.67175058554858">
            <text:p>5.6717505855</text:p>
          </table:table-cell>
          <table:table-cell table:formula="of:=IF([.A444]/[.B444]&gt;=1.4;&quot;defender&quot;;IF([.C444]/[.D444]&gt;=1.3;&quot;demon hunter&quot;;IF([.D444]&gt;[.B44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10407126741484">
            <text:p>1.1040712674</text:p>
          </table:table-cell>
          <table:table-cell table:formula="of:=RAND()*5+1" office:value-type="float" office:value="1.92983659124002">
            <text:p>1.9298365912</text:p>
          </table:table-cell>
          <table:table-cell table:formula="of:=RAND()*5+1" office:value-type="float" office:value="1.75763751287013">
            <text:p>1.7576375129</text:p>
          </table:table-cell>
          <table:table-cell table:formula="of:=RAND()*5+1" office:value-type="float" office:value="5.37958773924038">
            <text:p>5.3795877392</text:p>
          </table:table-cell>
          <table:table-cell table:formula="of:=IF([.A445]/[.B445]&gt;=1.4;&quot;defender&quot;;IF([.C445]/[.D445]&gt;=1.3;&quot;demon hunter&quot;;IF([.D445]&gt;[.B44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61737545626238">
            <text:p>2.6173754563</text:p>
          </table:table-cell>
          <table:table-cell table:formula="of:=RAND()*5+1" office:value-type="float" office:value="3.24523563403636">
            <text:p>3.245235634</text:p>
          </table:table-cell>
          <table:table-cell table:formula="of:=RAND()*5+1" office:value-type="float" office:value="3.24508809391409">
            <text:p>3.2450880939</text:p>
          </table:table-cell>
          <table:table-cell table:formula="of:=RAND()*5+1" office:value-type="float" office:value="5.66205998091027">
            <text:p>5.6620599809</text:p>
          </table:table-cell>
          <table:table-cell table:formula="of:=IF([.A446]/[.B446]&gt;=1.4;&quot;defender&quot;;IF([.C446]/[.D446]&gt;=1.3;&quot;demon hunter&quot;;IF([.D446]&gt;[.B44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56327137583867">
            <text:p>3.5632713758</text:p>
          </table:table-cell>
          <table:table-cell table:formula="of:=RAND()*5+1" office:value-type="float" office:value="2.23388031264767">
            <text:p>2.2338803126</text:p>
          </table:table-cell>
          <table:table-cell table:formula="of:=RAND()*5+1" office:value-type="float" office:value="2.66072594001889">
            <text:p>2.66072594</text:p>
          </table:table-cell>
          <table:table-cell table:formula="of:=RAND()*5+1" office:value-type="float" office:value="2.50784896686673">
            <text:p>2.5078489669</text:p>
          </table:table-cell>
          <table:table-cell table:formula="of:=IF([.A447]/[.B447]&gt;=1.4;&quot;defender&quot;;IF([.C447]/[.D447]&gt;=1.3;&quot;demon hunter&quot;;IF([.D447]&gt;[.B44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5776766166091">
            <text:p>5.4577676617</text:p>
          </table:table-cell>
          <table:table-cell table:formula="of:=RAND()*5+1" office:value-type="float" office:value="2.90212381538004">
            <text:p>2.9021238154</text:p>
          </table:table-cell>
          <table:table-cell table:formula="of:=RAND()*5+1" office:value-type="float" office:value="4.90014188829809">
            <text:p>4.9001418883</text:p>
          </table:table-cell>
          <table:table-cell table:formula="of:=RAND()*5+1" office:value-type="float" office:value="1.21418705349788">
            <text:p>1.2141870535</text:p>
          </table:table-cell>
          <table:table-cell table:formula="of:=IF([.A448]/[.B448]&gt;=1.4;&quot;defender&quot;;IF([.C448]/[.D448]&gt;=1.3;&quot;demon hunter&quot;;IF([.D448]&gt;[.B44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7942049894482">
            <text:p>2.4794204989</text:p>
          </table:table-cell>
          <table:table-cell table:formula="of:=RAND()*5+1" office:value-type="float" office:value="4.87784538790584">
            <text:p>4.8778453879</text:p>
          </table:table-cell>
          <table:table-cell table:formula="of:=RAND()*5+1" office:value-type="float" office:value="2.24383703107014">
            <text:p>2.2438370311</text:p>
          </table:table-cell>
          <table:table-cell table:formula="of:=RAND()*5+1" office:value-type="float" office:value="1.1938017597422">
            <text:p>1.1938017597</text:p>
          </table:table-cell>
          <table:table-cell table:formula="of:=IF([.A449]/[.B449]&gt;=1.4;&quot;defender&quot;;IF([.C449]/[.D449]&gt;=1.3;&quot;demon hunter&quot;;IF([.D449]&gt;[.B44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17394498875365">
            <text:p>3.1739449888</text:p>
          </table:table-cell>
          <table:table-cell table:formula="of:=RAND()*5+1" office:value-type="float" office:value="3.17384657822549">
            <text:p>3.1738465782</text:p>
          </table:table-cell>
          <table:table-cell table:formula="of:=RAND()*5+1" office:value-type="float" office:value="1.14628875534981">
            <text:p>1.1462887553</text:p>
          </table:table-cell>
          <table:table-cell table:formula="of:=RAND()*5+1" office:value-type="float" office:value="3.29515562998131">
            <text:p>3.29515563</text:p>
          </table:table-cell>
          <table:table-cell table:formula="of:=IF([.A450]/[.B450]&gt;=1.4;&quot;defender&quot;;IF([.C450]/[.D450]&gt;=1.3;&quot;demon hunter&quot;;IF([.D450]&gt;[.B45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66692337300628">
            <text:p>5.666923373</text:p>
          </table:table-cell>
          <table:table-cell table:formula="of:=RAND()*5+1" office:value-type="float" office:value="3.74471556534991">
            <text:p>3.7447155653</text:p>
          </table:table-cell>
          <table:table-cell table:formula="of:=RAND()*5+1" office:value-type="float" office:value="3.28854249697179">
            <text:p>3.288542497</text:p>
          </table:table-cell>
          <table:table-cell table:formula="of:=RAND()*5+1" office:value-type="float" office:value="2.91053320188075">
            <text:p>2.9105332019</text:p>
          </table:table-cell>
          <table:table-cell table:formula="of:=IF([.A451]/[.B451]&gt;=1.4;&quot;defender&quot;;IF([.C451]/[.D451]&gt;=1.3;&quot;demon hunter&quot;;IF([.D451]&gt;[.B45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7813551668078">
            <text:p>3.2781355167</text:p>
          </table:table-cell>
          <table:table-cell table:formula="of:=RAND()*5+1" office:value-type="float" office:value="5.16172303957865">
            <text:p>5.1617230396</text:p>
          </table:table-cell>
          <table:table-cell table:formula="of:=RAND()*5+1" office:value-type="float" office:value="1.38730873959139">
            <text:p>1.3873087396</text:p>
          </table:table-cell>
          <table:table-cell table:formula="of:=RAND()*5+1" office:value-type="float" office:value="5.73590606125072">
            <text:p>5.7359060613</text:p>
          </table:table-cell>
          <table:table-cell table:formula="of:=IF([.A452]/[.B452]&gt;=1.4;&quot;defender&quot;;IF([.C452]/[.D452]&gt;=1.3;&quot;demon hunter&quot;;IF([.D452]&gt;[.B45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96533301100135">
            <text:p>4.965333011</text:p>
          </table:table-cell>
          <table:table-cell table:formula="of:=RAND()*5+1" office:value-type="float" office:value="2.09188890783116">
            <text:p>2.0918889078</text:p>
          </table:table-cell>
          <table:table-cell table:formula="of:=RAND()*5+1" office:value-type="float" office:value="1.66464140079916">
            <text:p>1.6646414008</text:p>
          </table:table-cell>
          <table:table-cell table:formula="of:=RAND()*5+1" office:value-type="float" office:value="3.99700548639521">
            <text:p>3.9970054864</text:p>
          </table:table-cell>
          <table:table-cell table:formula="of:=IF([.A453]/[.B453]&gt;=1.4;&quot;defender&quot;;IF([.C453]/[.D453]&gt;=1.3;&quot;demon hunter&quot;;IF([.D453]&gt;[.B45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76363949337974">
            <text:p>1.7636394934</text:p>
          </table:table-cell>
          <table:table-cell table:formula="of:=RAND()*5+1" office:value-type="float" office:value="5.08349122852087">
            <text:p>5.0834912285</text:p>
          </table:table-cell>
          <table:table-cell table:formula="of:=RAND()*5+1" office:value-type="float" office:value="1.01332781976089">
            <text:p>1.0133278198</text:p>
          </table:table-cell>
          <table:table-cell table:formula="of:=RAND()*5+1" office:value-type="float" office:value="1.43229907751083">
            <text:p>1.4322990775</text:p>
          </table:table-cell>
          <table:table-cell table:formula="of:=IF([.A454]/[.B454]&gt;=1.4;&quot;defender&quot;;IF([.C454]/[.D454]&gt;=1.3;&quot;demon hunter&quot;;IF([.D454]&gt;[.B45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81188681675121">
            <text:p>5.8118868168</text:p>
          </table:table-cell>
          <table:table-cell table:formula="of:=RAND()*5+1" office:value-type="float" office:value="1.86771076079458">
            <text:p>1.8677107608</text:p>
          </table:table-cell>
          <table:table-cell table:formula="of:=RAND()*5+1" office:value-type="float" office:value="1.38922207662836">
            <text:p>1.3892220766</text:p>
          </table:table-cell>
          <table:table-cell table:formula="of:=RAND()*5+1" office:value-type="float" office:value="2.05843493482098">
            <text:p>2.0584349348</text:p>
          </table:table-cell>
          <table:table-cell table:formula="of:=IF([.A455]/[.B455]&gt;=1.4;&quot;defender&quot;;IF([.C455]/[.D455]&gt;=1.3;&quot;demon hunter&quot;;IF([.D455]&gt;[.B45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1294639483094">
            <text:p>4.1129463948</text:p>
          </table:table-cell>
          <table:table-cell table:formula="of:=RAND()*5+1" office:value-type="float" office:value="1.77096533263102">
            <text:p>1.7709653326</text:p>
          </table:table-cell>
          <table:table-cell table:formula="of:=RAND()*5+1" office:value-type="float" office:value="5.15561073459685">
            <text:p>5.1556107346</text:p>
          </table:table-cell>
          <table:table-cell table:formula="of:=RAND()*5+1" office:value-type="float" office:value="1.97779189934954">
            <text:p>1.9777918993</text:p>
          </table:table-cell>
          <table:table-cell table:formula="of:=IF([.A456]/[.B456]&gt;=1.4;&quot;defender&quot;;IF([.C456]/[.D456]&gt;=1.3;&quot;demon hunter&quot;;IF([.D456]&gt;[.B45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4330253158696">
            <text:p>1.4330253159</text:p>
          </table:table-cell>
          <table:table-cell table:formula="of:=RAND()*5+1" office:value-type="float" office:value="2.42926227301359">
            <text:p>2.429262273</text:p>
          </table:table-cell>
          <table:table-cell table:formula="of:=RAND()*5+1" office:value-type="float" office:value="3.66314258798957">
            <text:p>3.663142588</text:p>
          </table:table-cell>
          <table:table-cell table:formula="of:=RAND()*5+1" office:value-type="float" office:value="1.35803448874503">
            <text:p>1.3580344887</text:p>
          </table:table-cell>
          <table:table-cell table:formula="of:=IF([.A457]/[.B457]&gt;=1.4;&quot;defender&quot;;IF([.C457]/[.D457]&gt;=1.3;&quot;demon hunter&quot;;IF([.D457]&gt;[.B45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6015830412507">
            <text:p>3.2601583041</text:p>
          </table:table-cell>
          <table:table-cell table:formula="of:=RAND()*5+1" office:value-type="float" office:value="3.99629669170827">
            <text:p>3.9962966917</text:p>
          </table:table-cell>
          <table:table-cell table:formula="of:=RAND()*5+1" office:value-type="float" office:value="2.87414208194241">
            <text:p>2.8741420819</text:p>
          </table:table-cell>
          <table:table-cell table:formula="of:=RAND()*5+1" office:value-type="float" office:value="3.12091024965048">
            <text:p>3.1209102497</text:p>
          </table:table-cell>
          <table:table-cell table:formula="of:=IF([.A458]/[.B458]&gt;=1.4;&quot;defender&quot;;IF([.C458]/[.D458]&gt;=1.3;&quot;demon hunter&quot;;IF([.D458]&gt;[.B45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31471200939268">
            <text:p>3.3147120094</text:p>
          </table:table-cell>
          <table:table-cell table:formula="of:=RAND()*5+1" office:value-type="float" office:value="4.7395788053982">
            <text:p>4.7395788054</text:p>
          </table:table-cell>
          <table:table-cell table:formula="of:=RAND()*5+1" office:value-type="float" office:value="1.91342538362369">
            <text:p>1.9134253836</text:p>
          </table:table-cell>
          <table:table-cell table:formula="of:=RAND()*5+1" office:value-type="float" office:value="4.11797911301255">
            <text:p>4.117979113</text:p>
          </table:table-cell>
          <table:table-cell table:formula="of:=IF([.A459]/[.B459]&gt;=1.4;&quot;defender&quot;;IF([.C459]/[.D459]&gt;=1.3;&quot;demon hunter&quot;;IF([.D459]&gt;[.B45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41313474299386">
            <text:p>1.413134743</text:p>
          </table:table-cell>
          <table:table-cell table:formula="of:=RAND()*5+1" office:value-type="float" office:value="5.48865699814633">
            <text:p>5.4886569981</text:p>
          </table:table-cell>
          <table:table-cell table:formula="of:=RAND()*5+1" office:value-type="float" office:value="3.23337256582454">
            <text:p>3.2333725658</text:p>
          </table:table-cell>
          <table:table-cell table:formula="of:=RAND()*5+1" office:value-type="float" office:value="2.0597141389735">
            <text:p>2.059714139</text:p>
          </table:table-cell>
          <table:table-cell table:formula="of:=IF([.A460]/[.B460]&gt;=1.4;&quot;defender&quot;;IF([.C460]/[.D460]&gt;=1.3;&quot;demon hunter&quot;;IF([.D460]&gt;[.B46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22143717855215">
            <text:p>1.2214371786</text:p>
          </table:table-cell>
          <table:table-cell table:formula="of:=RAND()*5+1" office:value-type="float" office:value="1.08005811600015">
            <text:p>1.080058116</text:p>
          </table:table-cell>
          <table:table-cell table:formula="of:=RAND()*5+1" office:value-type="float" office:value="5.81596417957917">
            <text:p>5.8159641796</text:p>
          </table:table-cell>
          <table:table-cell table:formula="of:=RAND()*5+1" office:value-type="float" office:value="5.51150808250532">
            <text:p>5.5115080825</text:p>
          </table:table-cell>
          <table:table-cell table:formula="of:=IF([.A461]/[.B461]&gt;=1.4;&quot;defender&quot;;IF([.C461]/[.D461]&gt;=1.3;&quot;demon hunter&quot;;IF([.D461]&gt;[.B46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60339699033648">
            <text:p>1.6033969903</text:p>
          </table:table-cell>
          <table:table-cell table:formula="of:=RAND()*5+1" office:value-type="float" office:value="1.60874591814354">
            <text:p>1.6087459181</text:p>
          </table:table-cell>
          <table:table-cell table:formula="of:=RAND()*5+1" office:value-type="float" office:value="5.69223714666441">
            <text:p>5.6922371467</text:p>
          </table:table-cell>
          <table:table-cell table:formula="of:=RAND()*5+1" office:value-type="float" office:value="4.78129719058052">
            <text:p>4.7812971906</text:p>
          </table:table-cell>
          <table:table-cell table:formula="of:=IF([.A462]/[.B462]&gt;=1.4;&quot;defender&quot;;IF([.C462]/[.D462]&gt;=1.3;&quot;demon hunter&quot;;IF([.D462]&gt;[.B46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21359626809135">
            <text:p>5.2135962681</text:p>
          </table:table-cell>
          <table:table-cell table:formula="of:=RAND()*5+1" office:value-type="float" office:value="2.36703648604453">
            <text:p>2.367036486</text:p>
          </table:table-cell>
          <table:table-cell table:formula="of:=RAND()*5+1" office:value-type="float" office:value="4.72987072449178">
            <text:p>4.7298707245</text:p>
          </table:table-cell>
          <table:table-cell table:formula="of:=RAND()*5+1" office:value-type="float" office:value="3.88567439187318">
            <text:p>3.8856743919</text:p>
          </table:table-cell>
          <table:table-cell table:formula="of:=IF([.A463]/[.B463]&gt;=1.4;&quot;defender&quot;;IF([.C463]/[.D463]&gt;=1.3;&quot;demon hunter&quot;;IF([.D463]&gt;[.B46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3474724683911">
            <text:p>3.2347472468</text:p>
          </table:table-cell>
          <table:table-cell table:formula="of:=RAND()*5+1" office:value-type="float" office:value="5.70556496875361">
            <text:p>5.7055649688</text:p>
          </table:table-cell>
          <table:table-cell table:formula="of:=RAND()*5+1" office:value-type="float" office:value="1.47653030138463">
            <text:p>1.4765303014</text:p>
          </table:table-cell>
          <table:table-cell table:formula="of:=RAND()*5+1" office:value-type="float" office:value="5.02548308484256">
            <text:p>5.0254830848</text:p>
          </table:table-cell>
          <table:table-cell table:formula="of:=IF([.A464]/[.B464]&gt;=1.4;&quot;defender&quot;;IF([.C464]/[.D464]&gt;=1.3;&quot;demon hunter&quot;;IF([.D464]&gt;[.B46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45474536018446">
            <text:p>1.4547453602</text:p>
          </table:table-cell>
          <table:table-cell table:formula="of:=RAND()*5+1" office:value-type="float" office:value="1.34769364399835">
            <text:p>1.347693644</text:p>
          </table:table-cell>
          <table:table-cell table:formula="of:=RAND()*5+1" office:value-type="float" office:value="1.70572813274339">
            <text:p>1.7057281327</text:p>
          </table:table-cell>
          <table:table-cell table:formula="of:=RAND()*5+1" office:value-type="float" office:value="1.90955561725423">
            <text:p>1.9095556173</text:p>
          </table:table-cell>
          <table:table-cell table:formula="of:=IF([.A465]/[.B465]&gt;=1.4;&quot;defender&quot;;IF([.C465]/[.D465]&gt;=1.3;&quot;demon hunter&quot;;IF([.D465]&gt;[.B46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9058523112908">
            <text:p>4.9058523113</text:p>
          </table:table-cell>
          <table:table-cell table:formula="of:=RAND()*5+1" office:value-type="float" office:value="4.11788794817403">
            <text:p>4.1178879482</text:p>
          </table:table-cell>
          <table:table-cell table:formula="of:=RAND()*5+1" office:value-type="float" office:value="1.23879819782451">
            <text:p>1.2387981978</text:p>
          </table:table-cell>
          <table:table-cell table:formula="of:=RAND()*5+1" office:value-type="float" office:value="3.96588643919677">
            <text:p>3.9658864392</text:p>
          </table:table-cell>
          <table:table-cell table:formula="of:=IF([.A466]/[.B466]&gt;=1.4;&quot;defender&quot;;IF([.C466]/[.D466]&gt;=1.3;&quot;demon hunter&quot;;IF([.D466]&gt;[.B46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70546524459496">
            <text:p>2.7054652446</text:p>
          </table:table-cell>
          <table:table-cell table:formula="of:=RAND()*5+1" office:value-type="float" office:value="1.77999439323321">
            <text:p>1.7799943932</text:p>
          </table:table-cell>
          <table:table-cell table:formula="of:=RAND()*5+1" office:value-type="float" office:value="5.05650962144136">
            <text:p>5.0565096214</text:p>
          </table:table-cell>
          <table:table-cell table:formula="of:=RAND()*5+1" office:value-type="float" office:value="5.8121859272942">
            <text:p>5.8121859273</text:p>
          </table:table-cell>
          <table:table-cell table:formula="of:=IF([.A467]/[.B467]&gt;=1.4;&quot;defender&quot;;IF([.C467]/[.D467]&gt;=1.3;&quot;demon hunter&quot;;IF([.D467]&gt;[.B46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9797350624576">
            <text:p>4.8979735062</text:p>
          </table:table-cell>
          <table:table-cell table:formula="of:=RAND()*5+1" office:value-type="float" office:value="3.55351020954549">
            <text:p>3.5535102095</text:p>
          </table:table-cell>
          <table:table-cell table:formula="of:=RAND()*5+1" office:value-type="float" office:value="3.04216720769182">
            <text:p>3.0421672077</text:p>
          </table:table-cell>
          <table:table-cell table:formula="of:=RAND()*5+1" office:value-type="float" office:value="3.61889062821865">
            <text:p>3.6188906282</text:p>
          </table:table-cell>
          <table:table-cell table:formula="of:=IF([.A468]/[.B468]&gt;=1.4;&quot;defender&quot;;IF([.C468]/[.D468]&gt;=1.3;&quot;demon hunter&quot;;IF([.D468]&gt;[.B46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67860476719216">
            <text:p>4.6786047672</text:p>
          </table:table-cell>
          <table:table-cell table:formula="of:=RAND()*5+1" office:value-type="float" office:value="5.31110825156793">
            <text:p>5.3111082516</text:p>
          </table:table-cell>
          <table:table-cell table:formula="of:=RAND()*5+1" office:value-type="float" office:value="5.39116636756808">
            <text:p>5.3911663676</text:p>
          </table:table-cell>
          <table:table-cell table:formula="of:=RAND()*5+1" office:value-type="float" office:value="5.27553977351636">
            <text:p>5.2755397735</text:p>
          </table:table-cell>
          <table:table-cell table:formula="of:=IF([.A469]/[.B469]&gt;=1.4;&quot;defender&quot;;IF([.C469]/[.D469]&gt;=1.3;&quot;demon hunter&quot;;IF([.D469]&gt;[.B46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78704785602167">
            <text:p>4.787047856</text:p>
          </table:table-cell>
          <table:table-cell table:formula="of:=RAND()*5+1" office:value-type="float" office:value="4.90004194574431">
            <text:p>4.9000419457</text:p>
          </table:table-cell>
          <table:table-cell table:formula="of:=RAND()*5+1" office:value-type="float" office:value="5.50878786388785">
            <text:p>5.5087878639</text:p>
          </table:table-cell>
          <table:table-cell table:formula="of:=RAND()*5+1" office:value-type="float" office:value="5.20713054714724">
            <text:p>5.2071305471</text:p>
          </table:table-cell>
          <table:table-cell table:formula="of:=IF([.A470]/[.B470]&gt;=1.4;&quot;defender&quot;;IF([.C470]/[.D470]&gt;=1.3;&quot;demon hunter&quot;;IF([.D470]&gt;[.B47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98842774005607">
            <text:p>3.9884277401</text:p>
          </table:table-cell>
          <table:table-cell table:formula="of:=RAND()*5+1" office:value-type="float" office:value="5.39044484868646">
            <text:p>5.3904448487</text:p>
          </table:table-cell>
          <table:table-cell table:formula="of:=RAND()*5+1" office:value-type="float" office:value="1.75748133473098">
            <text:p>1.7574813347</text:p>
          </table:table-cell>
          <table:table-cell table:formula="of:=RAND()*5+1" office:value-type="float" office:value="5.20102501288056">
            <text:p>5.2010250129</text:p>
          </table:table-cell>
          <table:table-cell table:formula="of:=IF([.A471]/[.B471]&gt;=1.4;&quot;defender&quot;;IF([.C471]/[.D471]&gt;=1.3;&quot;demon hunter&quot;;IF([.D471]&gt;[.B47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0658998163417">
            <text:p>4.9065899816</text:p>
          </table:table-cell>
          <table:table-cell table:formula="of:=RAND()*5+1" office:value-type="float" office:value="3.20202400814742">
            <text:p>3.2020240081</text:p>
          </table:table-cell>
          <table:table-cell table:formula="of:=RAND()*5+1" office:value-type="float" office:value="2.77460245555267">
            <text:p>2.7746024556</text:p>
          </table:table-cell>
          <table:table-cell table:formula="of:=RAND()*5+1" office:value-type="float" office:value="2.83877580799162">
            <text:p>2.838775808</text:p>
          </table:table-cell>
          <table:table-cell table:formula="of:=IF([.A472]/[.B472]&gt;=1.4;&quot;defender&quot;;IF([.C472]/[.D472]&gt;=1.3;&quot;demon hunter&quot;;IF([.D472]&gt;[.B47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22750709531829">
            <text:p>2.2275070953</text:p>
          </table:table-cell>
          <table:table-cell table:formula="of:=RAND()*5+1" office:value-type="float" office:value="3.99222858157009">
            <text:p>3.9922285816</text:p>
          </table:table-cell>
          <table:table-cell table:formula="of:=RAND()*5+1" office:value-type="float" office:value="4.33992222556844">
            <text:p>4.3399222256</text:p>
          </table:table-cell>
          <table:table-cell table:formula="of:=RAND()*5+1" office:value-type="float" office:value="5.3831202830188">
            <text:p>5.383120283</text:p>
          </table:table-cell>
          <table:table-cell table:formula="of:=IF([.A473]/[.B473]&gt;=1.4;&quot;defender&quot;;IF([.C473]/[.D473]&gt;=1.3;&quot;demon hunter&quot;;IF([.D473]&gt;[.B47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29267590260133">
            <text:p>1.2926759026</text:p>
          </table:table-cell>
          <table:table-cell table:formula="of:=RAND()*5+1" office:value-type="float" office:value="2.68225245550275">
            <text:p>2.6822524555</text:p>
          </table:table-cell>
          <table:table-cell table:formula="of:=RAND()*5+1" office:value-type="float" office:value="5.80014040367678">
            <text:p>5.8001404037</text:p>
          </table:table-cell>
          <table:table-cell table:formula="of:=RAND()*5+1" office:value-type="float" office:value="5.04565036064014">
            <text:p>5.0456503606</text:p>
          </table:table-cell>
          <table:table-cell table:formula="of:=IF([.A474]/[.B474]&gt;=1.4;&quot;defender&quot;;IF([.C474]/[.D474]&gt;=1.3;&quot;demon hunter&quot;;IF([.D474]&gt;[.B47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0115367998369">
            <text:p>3.0115367998</text:p>
          </table:table-cell>
          <table:table-cell table:formula="of:=RAND()*5+1" office:value-type="float" office:value="5.19852821389213">
            <text:p>5.1985282139</text:p>
          </table:table-cell>
          <table:table-cell table:formula="of:=RAND()*5+1" office:value-type="float" office:value="5.97852260712534">
            <text:p>5.9785226071</text:p>
          </table:table-cell>
          <table:table-cell table:formula="of:=RAND()*5+1" office:value-type="float" office:value="1.03893860150129">
            <text:p>1.0389386015</text:p>
          </table:table-cell>
          <table:table-cell table:formula="of:=IF([.A475]/[.B475]&gt;=1.4;&quot;defender&quot;;IF([.C475]/[.D475]&gt;=1.3;&quot;demon hunter&quot;;IF([.D475]&gt;[.B47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59244881104678">
            <text:p>3.592448811</text:p>
          </table:table-cell>
          <table:table-cell table:formula="of:=RAND()*5+1" office:value-type="float" office:value="4.71700204443187">
            <text:p>4.7170020444</text:p>
          </table:table-cell>
          <table:table-cell table:formula="of:=RAND()*5+1" office:value-type="float" office:value="2.33589267265052">
            <text:p>2.3358926727</text:p>
          </table:table-cell>
          <table:table-cell table:formula="of:=RAND()*5+1" office:value-type="float" office:value="4.8764961133711">
            <text:p>4.8764961134</text:p>
          </table:table-cell>
          <table:table-cell table:formula="of:=IF([.A476]/[.B476]&gt;=1.4;&quot;defender&quot;;IF([.C476]/[.D476]&gt;=1.3;&quot;demon hunter&quot;;IF([.D476]&gt;[.B47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18760436493903">
            <text:p>4.1876043649</text:p>
          </table:table-cell>
          <table:table-cell table:formula="of:=RAND()*5+1" office:value-type="float" office:value="5.6346160210669">
            <text:p>5.6346160211</text:p>
          </table:table-cell>
          <table:table-cell table:formula="of:=RAND()*5+1" office:value-type="float" office:value="4.91015579458326">
            <text:p>4.9101557946</text:p>
          </table:table-cell>
          <table:table-cell table:formula="of:=RAND()*5+1" office:value-type="float" office:value="1.01449743984267">
            <text:p>1.0144974398</text:p>
          </table:table-cell>
          <table:table-cell table:formula="of:=IF([.A477]/[.B477]&gt;=1.4;&quot;defender&quot;;IF([.C477]/[.D477]&gt;=1.3;&quot;demon hunter&quot;;IF([.D477]&gt;[.B47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91453938558698">
            <text:p>4.9145393856</text:p>
          </table:table-cell>
          <table:table-cell table:formula="of:=RAND()*5+1" office:value-type="float" office:value="3.57877073483542">
            <text:p>3.5787707348</text:p>
          </table:table-cell>
          <table:table-cell table:formula="of:=RAND()*5+1" office:value-type="float" office:value="2.78590128198266">
            <text:p>2.785901282</text:p>
          </table:table-cell>
          <table:table-cell table:formula="of:=RAND()*5+1" office:value-type="float" office:value="3.69720365293324">
            <text:p>3.6972036529</text:p>
          </table:table-cell>
          <table:table-cell table:formula="of:=IF([.A478]/[.B478]&gt;=1.4;&quot;defender&quot;;IF([.C478]/[.D478]&gt;=1.3;&quot;demon hunter&quot;;IF([.D478]&gt;[.B47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0876485016197">
            <text:p>3.0876485016</text:p>
          </table:table-cell>
          <table:table-cell table:formula="of:=RAND()*5+1" office:value-type="float" office:value="4.42332724947482">
            <text:p>4.4233272495</text:p>
          </table:table-cell>
          <table:table-cell table:formula="of:=RAND()*5+1" office:value-type="float" office:value="3.62435226235539">
            <text:p>3.6243522624</text:p>
          </table:table-cell>
          <table:table-cell table:formula="of:=RAND()*5+1" office:value-type="float" office:value="5.77432902203873">
            <text:p>5.774329022</text:p>
          </table:table-cell>
          <table:table-cell table:formula="of:=IF([.A479]/[.B479]&gt;=1.4;&quot;defender&quot;;IF([.C479]/[.D479]&gt;=1.3;&quot;demon hunter&quot;;IF([.D479]&gt;[.B47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97635303251445">
            <text:p>2.9763530325</text:p>
          </table:table-cell>
          <table:table-cell table:formula="of:=RAND()*5+1" office:value-type="float" office:value="3.84512983635068">
            <text:p>3.8451298364</text:p>
          </table:table-cell>
          <table:table-cell table:formula="of:=RAND()*5+1" office:value-type="float" office:value="1.83735841792077">
            <text:p>1.8373584179</text:p>
          </table:table-cell>
          <table:table-cell table:formula="of:=RAND()*5+1" office:value-type="float" office:value="2.53094224398956">
            <text:p>2.530942244</text:p>
          </table:table-cell>
          <table:table-cell table:formula="of:=IF([.A480]/[.B480]&gt;=1.4;&quot;defender&quot;;IF([.C480]/[.D480]&gt;=1.3;&quot;demon hunter&quot;;IF([.D480]&gt;[.B48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91406252933666">
            <text:p>1.9140625293</text:p>
          </table:table-cell>
          <table:table-cell table:formula="of:=RAND()*5+1" office:value-type="float" office:value="4.20386012783274">
            <text:p>4.2038601278</text:p>
          </table:table-cell>
          <table:table-cell table:formula="of:=RAND()*5+1" office:value-type="float" office:value="5.88611258333549">
            <text:p>5.8861125833</text:p>
          </table:table-cell>
          <table:table-cell table:formula="of:=RAND()*5+1" office:value-type="float" office:value="5.17728064581752">
            <text:p>5.1772806458</text:p>
          </table:table-cell>
          <table:table-cell table:formula="of:=IF([.A481]/[.B481]&gt;=1.4;&quot;defender&quot;;IF([.C481]/[.D481]&gt;=1.3;&quot;demon hunter&quot;;IF([.D481]&gt;[.B48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22293100645766">
            <text:p>4.2229310065</text:p>
          </table:table-cell>
          <table:table-cell table:formula="of:=RAND()*5+1" office:value-type="float" office:value="2.20673843193799">
            <text:p>2.2067384319</text:p>
          </table:table-cell>
          <table:table-cell table:formula="of:=RAND()*5+1" office:value-type="float" office:value="1.13005933025852">
            <text:p>1.1300593303</text:p>
          </table:table-cell>
          <table:table-cell table:formula="of:=RAND()*5+1" office:value-type="float" office:value="3.56501930067316">
            <text:p>3.5650193007</text:p>
          </table:table-cell>
          <table:table-cell table:formula="of:=IF([.A482]/[.B482]&gt;=1.4;&quot;defender&quot;;IF([.C482]/[.D482]&gt;=1.3;&quot;demon hunter&quot;;IF([.D482]&gt;[.B48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40526664583012">
            <text:p>1.4052666458</text:p>
          </table:table-cell>
          <table:table-cell table:formula="of:=RAND()*5+1" office:value-type="float" office:value="5.68625298701227">
            <text:p>5.686252987</text:p>
          </table:table-cell>
          <table:table-cell table:formula="of:=RAND()*5+1" office:value-type="float" office:value="5.72519158851355">
            <text:p>5.7251915885</text:p>
          </table:table-cell>
          <table:table-cell table:formula="of:=RAND()*5+1" office:value-type="float" office:value="1.23446780629456">
            <text:p>1.2344678063</text:p>
          </table:table-cell>
          <table:table-cell table:formula="of:=IF([.A483]/[.B483]&gt;=1.4;&quot;defender&quot;;IF([.C483]/[.D483]&gt;=1.3;&quot;demon hunter&quot;;IF([.D483]&gt;[.B48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95146985072643">
            <text:p>4.9514698507</text:p>
          </table:table-cell>
          <table:table-cell table:formula="of:=RAND()*5+1" office:value-type="float" office:value="1.38378925295547">
            <text:p>1.383789253</text:p>
          </table:table-cell>
          <table:table-cell table:formula="of:=RAND()*5+1" office:value-type="float" office:value="5.83785444637761">
            <text:p>5.8378544464</text:p>
          </table:table-cell>
          <table:table-cell table:formula="of:=RAND()*5+1" office:value-type="float" office:value="2.52677622856572">
            <text:p>2.5267762286</text:p>
          </table:table-cell>
          <table:table-cell table:formula="of:=IF([.A484]/[.B484]&gt;=1.4;&quot;defender&quot;;IF([.C484]/[.D484]&gt;=1.3;&quot;demon hunter&quot;;IF([.D484]&gt;[.B48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6028536632657">
            <text:p>5.2602853663</text:p>
          </table:table-cell>
          <table:table-cell table:formula="of:=RAND()*5+1" office:value-type="float" office:value="3.31764040188864">
            <text:p>3.3176404019</text:p>
          </table:table-cell>
          <table:table-cell table:formula="of:=RAND()*5+1" office:value-type="float" office:value="3.31150813866407">
            <text:p>3.3115081387</text:p>
          </table:table-cell>
          <table:table-cell table:formula="of:=RAND()*5+1" office:value-type="float" office:value="3.60018254863098">
            <text:p>3.6001825486</text:p>
          </table:table-cell>
          <table:table-cell table:formula="of:=IF([.A485]/[.B485]&gt;=1.4;&quot;defender&quot;;IF([.C485]/[.D485]&gt;=1.3;&quot;demon hunter&quot;;IF([.D485]&gt;[.B48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5225642295554">
            <text:p>2.952256423</text:p>
          </table:table-cell>
          <table:table-cell table:formula="of:=RAND()*5+1" office:value-type="float" office:value="1.28736252337694">
            <text:p>1.2873625234</text:p>
          </table:table-cell>
          <table:table-cell table:formula="of:=RAND()*5+1" office:value-type="float" office:value="2.05682095978409">
            <text:p>2.0568209598</text:p>
          </table:table-cell>
          <table:table-cell table:formula="of:=RAND()*5+1" office:value-type="float" office:value="4.72831331565976">
            <text:p>4.7283133157</text:p>
          </table:table-cell>
          <table:table-cell table:formula="of:=IF([.A486]/[.B486]&gt;=1.4;&quot;defender&quot;;IF([.C486]/[.D486]&gt;=1.3;&quot;demon hunter&quot;;IF([.D486]&gt;[.B48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30185996321961">
            <text:p>1.3018599632</text:p>
          </table:table-cell>
          <table:table-cell table:formula="of:=RAND()*5+1" office:value-type="float" office:value="3.44788973359391">
            <text:p>3.4478897336</text:p>
          </table:table-cell>
          <table:table-cell table:formula="of:=RAND()*5+1" office:value-type="float" office:value="1.02666046842933">
            <text:p>1.0266604684</text:p>
          </table:table-cell>
          <table:table-cell table:formula="of:=RAND()*5+1" office:value-type="float" office:value="1.8624122175388">
            <text:p>1.8624122175</text:p>
          </table:table-cell>
          <table:table-cell table:formula="of:=IF([.A487]/[.B487]&gt;=1.4;&quot;defender&quot;;IF([.C487]/[.D487]&gt;=1.3;&quot;demon hunter&quot;;IF([.D487]&gt;[.B48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5961587047204">
            <text:p>4.5596158705</text:p>
          </table:table-cell>
          <table:table-cell table:formula="of:=RAND()*5+1" office:value-type="float" office:value="5.21639934880659">
            <text:p>5.2163993488</text:p>
          </table:table-cell>
          <table:table-cell table:formula="of:=RAND()*5+1" office:value-type="float" office:value="3.63972659828141">
            <text:p>3.6397265983</text:p>
          </table:table-cell>
          <table:table-cell table:formula="of:=RAND()*5+1" office:value-type="float" office:value="2.81256175041199">
            <text:p>2.8125617504</text:p>
          </table:table-cell>
          <table:table-cell table:formula="of:=IF([.A488]/[.B488]&gt;=1.4;&quot;defender&quot;;IF([.C488]/[.D488]&gt;=1.3;&quot;demon hunter&quot;;IF([.D488]&gt;[.B48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58689077477902">
            <text:p>2.5868907748</text:p>
          </table:table-cell>
          <table:table-cell table:formula="of:=RAND()*5+1" office:value-type="float" office:value="1.64726437209174">
            <text:p>1.6472643721</text:p>
          </table:table-cell>
          <table:table-cell table:formula="of:=RAND()*5+1" office:value-type="float" office:value="3.6683200430125">
            <text:p>3.668320043</text:p>
          </table:table-cell>
          <table:table-cell table:formula="of:=RAND()*5+1" office:value-type="float" office:value="4.48414385458455">
            <text:p>4.4841438546</text:p>
          </table:table-cell>
          <table:table-cell table:formula="of:=IF([.A489]/[.B489]&gt;=1.4;&quot;defender&quot;;IF([.C489]/[.D489]&gt;=1.3;&quot;demon hunter&quot;;IF([.D489]&gt;[.B48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9239420844242">
            <text:p>4.4923942084</text:p>
          </table:table-cell>
          <table:table-cell table:formula="of:=RAND()*5+1" office:value-type="float" office:value="1.26407886296511">
            <text:p>1.264078863</text:p>
          </table:table-cell>
          <table:table-cell table:formula="of:=RAND()*5+1" office:value-type="float" office:value="4.79293046658859">
            <text:p>4.7929304666</text:p>
          </table:table-cell>
          <table:table-cell table:formula="of:=RAND()*5+1" office:value-type="float" office:value="5.45623419247568">
            <text:p>5.4562341925</text:p>
          </table:table-cell>
          <table:table-cell table:formula="of:=IF([.A490]/[.B490]&gt;=1.4;&quot;defender&quot;;IF([.C490]/[.D490]&gt;=1.3;&quot;demon hunter&quot;;IF([.D490]&gt;[.B49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79502110695466">
            <text:p>2.795021107</text:p>
          </table:table-cell>
          <table:table-cell table:formula="of:=RAND()*5+1" office:value-type="float" office:value="4.56324380729348">
            <text:p>4.5632438073</text:p>
          </table:table-cell>
          <table:table-cell table:formula="of:=RAND()*5+1" office:value-type="float" office:value="2.76710393512622">
            <text:p>2.7671039351</text:p>
          </table:table-cell>
          <table:table-cell table:formula="of:=RAND()*5+1" office:value-type="float" office:value="5.32975262869149">
            <text:p>5.3297526287</text:p>
          </table:table-cell>
          <table:table-cell table:formula="of:=IF([.A491]/[.B491]&gt;=1.4;&quot;defender&quot;;IF([.C491]/[.D491]&gt;=1.3;&quot;demon hunter&quot;;IF([.D491]&gt;[.B49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50703327450901">
            <text:p>4.5070332745</text:p>
          </table:table-cell>
          <table:table-cell table:formula="of:=RAND()*5+1" office:value-type="float" office:value="3.70908363629132">
            <text:p>3.7090836363</text:p>
          </table:table-cell>
          <table:table-cell table:formula="of:=RAND()*5+1" office:value-type="float" office:value="4.91582206822932">
            <text:p>4.9158220682</text:p>
          </table:table-cell>
          <table:table-cell table:formula="of:=RAND()*5+1" office:value-type="float" office:value="2.6532165184617">
            <text:p>2.6532165185</text:p>
          </table:table-cell>
          <table:table-cell table:formula="of:=IF([.A492]/[.B492]&gt;=1.4;&quot;defender&quot;;IF([.C492]/[.D492]&gt;=1.3;&quot;demon hunter&quot;;IF([.D492]&gt;[.B49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3946950547397">
            <text:p>2.3394695055</text:p>
          </table:table-cell>
          <table:table-cell table:formula="of:=RAND()*5+1" office:value-type="float" office:value="2.72996428096667">
            <text:p>2.729964281</text:p>
          </table:table-cell>
          <table:table-cell table:formula="of:=RAND()*5+1" office:value-type="float" office:value="2.96443208726123">
            <text:p>2.9644320873</text:p>
          </table:table-cell>
          <table:table-cell table:formula="of:=RAND()*5+1" office:value-type="float" office:value="5.32108871405944">
            <text:p>5.3210887141</text:p>
          </table:table-cell>
          <table:table-cell table:formula="of:=IF([.A493]/[.B493]&gt;=1.4;&quot;defender&quot;;IF([.C493]/[.D493]&gt;=1.3;&quot;demon hunter&quot;;IF([.D493]&gt;[.B49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70487796701491">
            <text:p>5.704877967</text:p>
          </table:table-cell>
          <table:table-cell table:formula="of:=RAND()*5+1" office:value-type="float" office:value="2.06466109398752">
            <text:p>2.064661094</text:p>
          </table:table-cell>
          <table:table-cell table:formula="of:=RAND()*5+1" office:value-type="float" office:value="4.71987321646884">
            <text:p>4.7198732165</text:p>
          </table:table-cell>
          <table:table-cell table:formula="of:=RAND()*5+1" office:value-type="float" office:value="1.45365640660748">
            <text:p>1.4536564066</text:p>
          </table:table-cell>
          <table:table-cell table:formula="of:=IF([.A494]/[.B494]&gt;=1.4;&quot;defender&quot;;IF([.C494]/[.D494]&gt;=1.3;&quot;demon hunter&quot;;IF([.D494]&gt;[.B49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38230149587616">
            <text:p>4.3823014959</text:p>
          </table:table-cell>
          <table:table-cell table:formula="of:=RAND()*5+1" office:value-type="float" office:value="1.91590193798766">
            <text:p>1.915901938</text:p>
          </table:table-cell>
          <table:table-cell table:formula="of:=RAND()*5+1" office:value-type="float" office:value="1.96408316167071">
            <text:p>1.9640831617</text:p>
          </table:table-cell>
          <table:table-cell table:formula="of:=RAND()*5+1" office:value-type="float" office:value="3.62001510476693">
            <text:p>3.6200151048</text:p>
          </table:table-cell>
          <table:table-cell table:formula="of:=IF([.A495]/[.B495]&gt;=1.4;&quot;defender&quot;;IF([.C495]/[.D495]&gt;=1.3;&quot;demon hunter&quot;;IF([.D495]&gt;[.B49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2032644613646">
            <text:p>2.2032644614</text:p>
          </table:table-cell>
          <table:table-cell table:formula="of:=RAND()*5+1" office:value-type="float" office:value="4.96516333566979">
            <text:p>4.9651633357</text:p>
          </table:table-cell>
          <table:table-cell table:formula="of:=RAND()*5+1" office:value-type="float" office:value="2.4130530692637">
            <text:p>2.4130530693</text:p>
          </table:table-cell>
          <table:table-cell table:formula="of:=RAND()*5+1" office:value-type="float" office:value="1.33455791883171">
            <text:p>1.3345579188</text:p>
          </table:table-cell>
          <table:table-cell table:formula="of:=IF([.A496]/[.B496]&gt;=1.4;&quot;defender&quot;;IF([.C496]/[.D496]&gt;=1.3;&quot;demon hunter&quot;;IF([.D496]&gt;[.B49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19697013869882">
            <text:p>2.1969701387</text:p>
          </table:table-cell>
          <table:table-cell table:formula="of:=RAND()*5+1" office:value-type="float" office:value="2.50512442458421">
            <text:p>2.5051244246</text:p>
          </table:table-cell>
          <table:table-cell table:formula="of:=RAND()*5+1" office:value-type="float" office:value="1.7215237733908">
            <text:p>1.7215237734</text:p>
          </table:table-cell>
          <table:table-cell table:formula="of:=RAND()*5+1" office:value-type="float" office:value="2.43971353769302">
            <text:p>2.4397135377</text:p>
          </table:table-cell>
          <table:table-cell table:formula="of:=IF([.A497]/[.B497]&gt;=1.4;&quot;defender&quot;;IF([.C497]/[.D497]&gt;=1.3;&quot;demon hunter&quot;;IF([.D497]&gt;[.B49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25227528810501">
            <text:p>4.2522752881</text:p>
          </table:table-cell>
          <table:table-cell table:formula="of:=RAND()*5+1" office:value-type="float" office:value="5.75658600917086">
            <text:p>5.7565860092</text:p>
          </table:table-cell>
          <table:table-cell table:formula="of:=RAND()*5+1" office:value-type="float" office:value="1.40385038359091">
            <text:p>1.4038503836</text:p>
          </table:table-cell>
          <table:table-cell table:formula="of:=RAND()*5+1" office:value-type="float" office:value="4.36125037167221">
            <text:p>4.3612503717</text:p>
          </table:table-cell>
          <table:table-cell table:formula="of:=IF([.A498]/[.B498]&gt;=1.4;&quot;defender&quot;;IF([.C498]/[.D498]&gt;=1.3;&quot;demon hunter&quot;;IF([.D498]&gt;[.B49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62532923463732">
            <text:p>4.6253292346</text:p>
          </table:table-cell>
          <table:table-cell table:formula="of:=RAND()*5+1" office:value-type="float" office:value="5.83916606288403">
            <text:p>5.8391660629</text:p>
          </table:table-cell>
          <table:table-cell table:formula="of:=RAND()*5+1" office:value-type="float" office:value="4.40240987017751">
            <text:p>4.4024098702</text:p>
          </table:table-cell>
          <table:table-cell table:formula="of:=RAND()*5+1" office:value-type="float" office:value="4.89624459203333">
            <text:p>4.896244592</text:p>
          </table:table-cell>
          <table:table-cell table:formula="of:=IF([.A499]/[.B499]&gt;=1.4;&quot;defender&quot;;IF([.C499]/[.D499]&gt;=1.3;&quot;demon hunter&quot;;IF([.D499]&gt;[.B49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22599722072482">
            <text:p>4.2259972207</text:p>
          </table:table-cell>
          <table:table-cell table:formula="of:=RAND()*5+1" office:value-type="float" office:value="1.42035034392029">
            <text:p>1.4203503439</text:p>
          </table:table-cell>
          <table:table-cell table:formula="of:=RAND()*5+1" office:value-type="float" office:value="1.66784346243367">
            <text:p>1.6678434624</text:p>
          </table:table-cell>
          <table:table-cell table:formula="of:=RAND()*5+1" office:value-type="float" office:value="4.2526256586425">
            <text:p>4.2526256586</text:p>
          </table:table-cell>
          <table:table-cell table:formula="of:=IF([.A500]/[.B500]&gt;=1.4;&quot;defender&quot;;IF([.C500]/[.D500]&gt;=1.3;&quot;demon hunter&quot;;IF([.D500]&gt;[.B50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2943398021162">
            <text:p>4.1294339802</text:p>
          </table:table-cell>
          <table:table-cell table:formula="of:=RAND()*5+1" office:value-type="float" office:value="1.16951380530372">
            <text:p>1.1695138053</text:p>
          </table:table-cell>
          <table:table-cell table:formula="of:=RAND()*5+1" office:value-type="float" office:value="5.53054830664769">
            <text:p>5.5305483066</text:p>
          </table:table-cell>
          <table:table-cell table:formula="of:=RAND()*5+1" office:value-type="float" office:value="2.33248486323282">
            <text:p>2.3324848632</text:p>
          </table:table-cell>
          <table:table-cell table:formula="of:=IF([.A501]/[.B501]&gt;=1.4;&quot;defender&quot;;IF([.C501]/[.D501]&gt;=1.3;&quot;demon hunter&quot;;IF([.D501]&gt;[.B50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82273032376543">
            <text:p>2.8227303238</text:p>
          </table:table-cell>
          <table:table-cell table:formula="of:=RAND()*5+1" office:value-type="float" office:value="2.73303049523383">
            <text:p>2.7330304952</text:p>
          </table:table-cell>
          <table:table-cell table:formula="of:=RAND()*5+1" office:value-type="float" office:value="4.4629947762005">
            <text:p>4.4629947762</text:p>
          </table:table-cell>
          <table:table-cell table:formula="of:=RAND()*5+1" office:value-type="float" office:value="3.04525605076924">
            <text:p>3.0452560508</text:p>
          </table:table-cell>
          <table:table-cell table:formula="of:=IF([.A502]/[.B502]&gt;=1.4;&quot;defender&quot;;IF([.C502]/[.D502]&gt;=1.3;&quot;demon hunter&quot;;IF([.D502]&gt;[.B50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6634476482868">
            <text:p>2.3663447648</text:p>
          </table:table-cell>
          <table:table-cell table:formula="of:=RAND()*5+1" office:value-type="float" office:value="4.1621998292394">
            <text:p>4.1621998292</text:p>
          </table:table-cell>
          <table:table-cell table:formula="of:=RAND()*5+1" office:value-type="float" office:value="5.22686092555523">
            <text:p>5.2268609256</text:p>
          </table:table-cell>
          <table:table-cell table:formula="of:=RAND()*5+1" office:value-type="float" office:value="1.42742686346173">
            <text:p>1.4274268635</text:p>
          </table:table-cell>
          <table:table-cell table:formula="of:=IF([.A503]/[.B503]&gt;=1.4;&quot;defender&quot;;IF([.C503]/[.D503]&gt;=1.3;&quot;demon hunter&quot;;IF([.D503]&gt;[.B50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4332880144939">
            <text:p>2.3433288014</text:p>
          </table:table-cell>
          <table:table-cell table:formula="of:=RAND()*5+1" office:value-type="float" office:value="2.0712227341719">
            <text:p>2.0712227342</text:p>
          </table:table-cell>
          <table:table-cell table:formula="of:=RAND()*5+1" office:value-type="float" office:value="1.03638606984168">
            <text:p>1.0363860698</text:p>
          </table:table-cell>
          <table:table-cell table:formula="of:=RAND()*5+1" office:value-type="float" office:value="3.60916242143139">
            <text:p>3.6091624214</text:p>
          </table:table-cell>
          <table:table-cell table:formula="of:=IF([.A504]/[.B504]&gt;=1.4;&quot;defender&quot;;IF([.C504]/[.D504]&gt;=1.3;&quot;demon hunter&quot;;IF([.D504]&gt;[.B50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9437203425914">
            <text:p>3.9437203426</text:p>
          </table:table-cell>
          <table:table-cell table:formula="of:=RAND()*5+1" office:value-type="float" office:value="3.54659326281399">
            <text:p>3.5465932628</text:p>
          </table:table-cell>
          <table:table-cell table:formula="of:=RAND()*5+1" office:value-type="float" office:value="5.0517176873982">
            <text:p>5.0517176874</text:p>
          </table:table-cell>
          <table:table-cell table:formula="of:=RAND()*5+1" office:value-type="float" office:value="2.44943913910538">
            <text:p>2.4494391391</text:p>
          </table:table-cell>
          <table:table-cell table:formula="of:=IF([.A505]/[.B505]&gt;=1.4;&quot;defender&quot;;IF([.C505]/[.D505]&gt;=1.3;&quot;demon hunter&quot;;IF([.D505]&gt;[.B50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8891526767984">
            <text:p>3.8891526768</text:p>
          </table:table-cell>
          <table:table-cell table:formula="of:=RAND()*5+1" office:value-type="float" office:value="5.14069048129022">
            <text:p>5.1406904813</text:p>
          </table:table-cell>
          <table:table-cell table:formula="of:=RAND()*5+1" office:value-type="float" office:value="4.89727649046108">
            <text:p>4.8972764905</text:p>
          </table:table-cell>
          <table:table-cell table:formula="of:=RAND()*5+1" office:value-type="float" office:value="5.773241460789">
            <text:p>5.7732414608</text:p>
          </table:table-cell>
          <table:table-cell table:formula="of:=IF([.A506]/[.B506]&gt;=1.4;&quot;defender&quot;;IF([.C506]/[.D506]&gt;=1.3;&quot;demon hunter&quot;;IF([.D506]&gt;[.B50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13449183478951">
            <text:p>4.1344918348</text:p>
          </table:table-cell>
          <table:table-cell table:formula="of:=RAND()*5+1" office:value-type="float" office:value="2.14142796490341">
            <text:p>2.1414279649</text:p>
          </table:table-cell>
          <table:table-cell table:formula="of:=RAND()*5+1" office:value-type="float" office:value="2.24963114503771">
            <text:p>2.249631145</text:p>
          </table:table-cell>
          <table:table-cell table:formula="of:=RAND()*5+1" office:value-type="float" office:value="5.91977038327605">
            <text:p>5.9197703833</text:p>
          </table:table-cell>
          <table:table-cell table:formula="of:=IF([.A507]/[.B507]&gt;=1.4;&quot;defender&quot;;IF([.C507]/[.D507]&gt;=1.3;&quot;demon hunter&quot;;IF([.D507]&gt;[.B50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98059403011575">
            <text:p>1.9805940301</text:p>
          </table:table-cell>
          <table:table-cell table:formula="of:=RAND()*5+1" office:value-type="float" office:value="5.30112687405199">
            <text:p>5.3011268741</text:p>
          </table:table-cell>
          <table:table-cell table:formula="of:=RAND()*5+1" office:value-type="float" office:value="4.19737146841362">
            <text:p>4.1973714684</text:p>
          </table:table-cell>
          <table:table-cell table:formula="of:=RAND()*5+1" office:value-type="float" office:value="2.75982106942683">
            <text:p>2.7598210694</text:p>
          </table:table-cell>
          <table:table-cell table:formula="of:=IF([.A508]/[.B508]&gt;=1.4;&quot;defender&quot;;IF([.C508]/[.D508]&gt;=1.3;&quot;demon hunter&quot;;IF([.D508]&gt;[.B50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18017141334712">
            <text:p>3.1801714133</text:p>
          </table:table-cell>
          <table:table-cell table:formula="of:=RAND()*5+1" office:value-type="float" office:value="5.38300390029326">
            <text:p>5.3830039003</text:p>
          </table:table-cell>
          <table:table-cell table:formula="of:=RAND()*5+1" office:value-type="float" office:value="5.55251770792529">
            <text:p>5.5525177079</text:p>
          </table:table-cell>
          <table:table-cell table:formula="of:=RAND()*5+1" office:value-type="float" office:value="2.42336868913844">
            <text:p>2.4233686891</text:p>
          </table:table-cell>
          <table:table-cell table:formula="of:=IF([.A509]/[.B509]&gt;=1.4;&quot;defender&quot;;IF([.C509]/[.D509]&gt;=1.3;&quot;demon hunter&quot;;IF([.D509]&gt;[.B50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15639918670058">
            <text:p>4.1563991867</text:p>
          </table:table-cell>
          <table:table-cell table:formula="of:=RAND()*5+1" office:value-type="float" office:value="1.30960539588705">
            <text:p>1.3096053959</text:p>
          </table:table-cell>
          <table:table-cell table:formula="of:=RAND()*5+1" office:value-type="float" office:value="3.39091980038211">
            <text:p>3.3909198004</text:p>
          </table:table-cell>
          <table:table-cell table:formula="of:=RAND()*5+1" office:value-type="float" office:value="1.40524187963456">
            <text:p>1.4052418796</text:p>
          </table:table-cell>
          <table:table-cell table:formula="of:=IF([.A510]/[.B510]&gt;=1.4;&quot;defender&quot;;IF([.C510]/[.D510]&gt;=1.3;&quot;demon hunter&quot;;IF([.D510]&gt;[.B51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35486144665629">
            <text:p>3.3548614467</text:p>
          </table:table-cell>
          <table:table-cell table:formula="of:=RAND()*5+1" office:value-type="float" office:value="2.37524803169072">
            <text:p>2.3752480317</text:p>
          </table:table-cell>
          <table:table-cell table:formula="of:=RAND()*5+1" office:value-type="float" office:value="1.89756228495389">
            <text:p>1.897562285</text:p>
          </table:table-cell>
          <table:table-cell table:formula="of:=RAND()*5+1" office:value-type="float" office:value="2.12079052487388">
            <text:p>2.1207905249</text:p>
          </table:table-cell>
          <table:table-cell table:formula="of:=IF([.A511]/[.B511]&gt;=1.4;&quot;defender&quot;;IF([.C511]/[.D511]&gt;=1.3;&quot;demon hunter&quot;;IF([.D511]&gt;[.B51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3744786325842">
            <text:p>5.5374478633</text:p>
          </table:table-cell>
          <table:table-cell table:formula="of:=RAND()*5+1" office:value-type="float" office:value="2.61939396290109">
            <text:p>2.6193939629</text:p>
          </table:table-cell>
          <table:table-cell table:formula="of:=RAND()*5+1" office:value-type="float" office:value="4.29091627150774">
            <text:p>4.2909162715</text:p>
          </table:table-cell>
          <table:table-cell table:formula="of:=RAND()*5+1" office:value-type="float" office:value="5.95407190639526">
            <text:p>5.9540719064</text:p>
          </table:table-cell>
          <table:table-cell table:formula="of:=IF([.A512]/[.B512]&gt;=1.4;&quot;defender&quot;;IF([.C512]/[.D512]&gt;=1.3;&quot;demon hunter&quot;;IF([.D512]&gt;[.B51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04682082869112">
            <text:p>3.0468208287</text:p>
          </table:table-cell>
          <table:table-cell table:formula="of:=RAND()*5+1" office:value-type="float" office:value="4.72120621148497">
            <text:p>4.7212062115</text:p>
          </table:table-cell>
          <table:table-cell table:formula="of:=RAND()*5+1" office:value-type="float" office:value="5.79242894565687">
            <text:p>5.7924289457</text:p>
          </table:table-cell>
          <table:table-cell table:formula="of:=RAND()*5+1" office:value-type="float" office:value="4.76430878881365">
            <text:p>4.7643087888</text:p>
          </table:table-cell>
          <table:table-cell table:formula="of:=IF([.A513]/[.B513]&gt;=1.4;&quot;defender&quot;;IF([.C513]/[.D513]&gt;=1.3;&quot;demon hunter&quot;;IF([.D513]&gt;[.B51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37347121024504">
            <text:p>2.3734712102</text:p>
          </table:table-cell>
          <table:table-cell table:formula="of:=RAND()*5+1" office:value-type="float" office:value="4.39014963014051">
            <text:p>4.3901496301</text:p>
          </table:table-cell>
          <table:table-cell table:formula="of:=RAND()*5+1" office:value-type="float" office:value="1.93674289528281">
            <text:p>1.9367428953</text:p>
          </table:table-cell>
          <table:table-cell table:formula="of:=RAND()*5+1" office:value-type="float" office:value="5.82881501549855">
            <text:p>5.8288150155</text:p>
          </table:table-cell>
          <table:table-cell table:formula="of:=IF([.A514]/[.B514]&gt;=1.4;&quot;defender&quot;;IF([.C514]/[.D514]&gt;=1.3;&quot;demon hunter&quot;;IF([.D514]&gt;[.B51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27825415460393">
            <text:p>2.2782541546</text:p>
          </table:table-cell>
          <table:table-cell table:formula="of:=RAND()*5+1" office:value-type="float" office:value="5.31719155283645">
            <text:p>5.3171915528</text:p>
          </table:table-cell>
          <table:table-cell table:formula="of:=RAND()*5+1" office:value-type="float" office:value="4.45788203412667">
            <text:p>4.4578820341</text:p>
          </table:table-cell>
          <table:table-cell table:formula="of:=RAND()*5+1" office:value-type="float" office:value="5.988460582681">
            <text:p>5.9884605827</text:p>
          </table:table-cell>
          <table:table-cell table:formula="of:=IF([.A515]/[.B515]&gt;=1.4;&quot;defender&quot;;IF([.C515]/[.D515]&gt;=1.3;&quot;demon hunter&quot;;IF([.D515]&gt;[.B51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7617020457983">
            <text:p>5.7617020458</text:p>
          </table:table-cell>
          <table:table-cell table:formula="of:=RAND()*5+1" office:value-type="float" office:value="5.16740683140233">
            <text:p>5.1674068314</text:p>
          </table:table-cell>
          <table:table-cell table:formula="of:=RAND()*5+1" office:value-type="float" office:value="1.30883479863405">
            <text:p>1.3088347986</text:p>
          </table:table-cell>
          <table:table-cell table:formula="of:=RAND()*5+1" office:value-type="float" office:value="3.35515852691606">
            <text:p>3.3551585269</text:p>
          </table:table-cell>
          <table:table-cell table:formula="of:=IF([.A516]/[.B516]&gt;=1.4;&quot;defender&quot;;IF([.C516]/[.D516]&gt;=1.3;&quot;demon hunter&quot;;IF([.D516]&gt;[.B51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65628540096804">
            <text:p>2.656285401</text:p>
          </table:table-cell>
          <table:table-cell table:formula="of:=RAND()*5+1" office:value-type="float" office:value="3.89619388058782">
            <text:p>3.8961938806</text:p>
          </table:table-cell>
          <table:table-cell table:formula="of:=RAND()*5+1" office:value-type="float" office:value="5.65601495001465">
            <text:p>5.65601495</text:p>
          </table:table-cell>
          <table:table-cell table:formula="of:=RAND()*5+1" office:value-type="float" office:value="2.28942882874981">
            <text:p>2.2894288287</text:p>
          </table:table-cell>
          <table:table-cell table:formula="of:=IF([.A517]/[.B517]&gt;=1.4;&quot;defender&quot;;IF([.C517]/[.D517]&gt;=1.3;&quot;demon hunter&quot;;IF([.D517]&gt;[.B51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67243272904307">
            <text:p>1.672432729</text:p>
          </table:table-cell>
          <table:table-cell table:formula="of:=RAND()*5+1" office:value-type="float" office:value="5.85365686938167">
            <text:p>5.8536568694</text:p>
          </table:table-cell>
          <table:table-cell table:formula="of:=RAND()*5+1" office:value-type="float" office:value="2.27702556084841">
            <text:p>2.2770255608</text:p>
          </table:table-cell>
          <table:table-cell table:formula="of:=RAND()*5+1" office:value-type="float" office:value="2.83618636569008">
            <text:p>2.8361863657</text:p>
          </table:table-cell>
          <table:table-cell table:formula="of:=IF([.A518]/[.B518]&gt;=1.4;&quot;defender&quot;;IF([.C518]/[.D518]&gt;=1.3;&quot;demon hunter&quot;;IF([.D518]&gt;[.B51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14579176157713">
            <text:p>3.1457917616</text:p>
          </table:table-cell>
          <table:table-cell table:formula="of:=RAND()*5+1" office:value-type="float" office:value="1.22495043696836">
            <text:p>1.224950437</text:p>
          </table:table-cell>
          <table:table-cell table:formula="of:=RAND()*5+1" office:value-type="float" office:value="1.93297645449638">
            <text:p>1.9329764545</text:p>
          </table:table-cell>
          <table:table-cell table:formula="of:=RAND()*5+1" office:value-type="float" office:value="1.06551872706041">
            <text:p>1.0655187271</text:p>
          </table:table-cell>
          <table:table-cell table:formula="of:=IF([.A519]/[.B519]&gt;=1.4;&quot;defender&quot;;IF([.C519]/[.D519]&gt;=1.3;&quot;demon hunter&quot;;IF([.D519]&gt;[.B51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60019847098738">
            <text:p>2.600198471</text:p>
          </table:table-cell>
          <table:table-cell table:formula="of:=RAND()*5+1" office:value-type="float" office:value="5.433424747549">
            <text:p>5.4334247475</text:p>
          </table:table-cell>
          <table:table-cell table:formula="of:=RAND()*5+1" office:value-type="float" office:value="2.05281871045008">
            <text:p>2.0528187105</text:p>
          </table:table-cell>
          <table:table-cell table:formula="of:=RAND()*5+1" office:value-type="float" office:value="5.50065320823342">
            <text:p>5.5006532082</text:p>
          </table:table-cell>
          <table:table-cell table:formula="of:=IF([.A520]/[.B520]&gt;=1.4;&quot;defender&quot;;IF([.C520]/[.D520]&gt;=1.3;&quot;demon hunter&quot;;IF([.D520]&gt;[.B52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22185941971839">
            <text:p>4.2218594197</text:p>
          </table:table-cell>
          <table:table-cell table:formula="of:=RAND()*5+1" office:value-type="float" office:value="2.1376463342458">
            <text:p>2.1376463342</text:p>
          </table:table-cell>
          <table:table-cell table:formula="of:=RAND()*5+1" office:value-type="float" office:value="2.79284771671519">
            <text:p>2.7928477167</text:p>
          </table:table-cell>
          <table:table-cell table:formula="of:=RAND()*5+1" office:value-type="float" office:value="2.0630357847549">
            <text:p>2.0630357848</text:p>
          </table:table-cell>
          <table:table-cell table:formula="of:=IF([.A521]/[.B521]&gt;=1.4;&quot;defender&quot;;IF([.C521]/[.D521]&gt;=1.3;&quot;demon hunter&quot;;IF([.D521]&gt;[.B52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0195512305945">
            <text:p>5.9019551231</text:p>
          </table:table-cell>
          <table:table-cell table:formula="of:=RAND()*5+1" office:value-type="float" office:value="4.09963953914121">
            <text:p>4.0996395391</text:p>
          </table:table-cell>
          <table:table-cell table:formula="of:=RAND()*5+1" office:value-type="float" office:value="3.63053802773356">
            <text:p>3.6305380277</text:p>
          </table:table-cell>
          <table:table-cell table:formula="of:=RAND()*5+1" office:value-type="float" office:value="2.63070216309279">
            <text:p>2.6307021631</text:p>
          </table:table-cell>
          <table:table-cell table:formula="of:=IF([.A522]/[.B522]&gt;=1.4;&quot;defender&quot;;IF([.C522]/[.D522]&gt;=1.3;&quot;demon hunter&quot;;IF([.D522]&gt;[.B52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8978917161003">
            <text:p>2.4897891716</text:p>
          </table:table-cell>
          <table:table-cell table:formula="of:=RAND()*5+1" office:value-type="float" office:value="4.01428836770356">
            <text:p>4.0142883677</text:p>
          </table:table-cell>
          <table:table-cell table:formula="of:=RAND()*5+1" office:value-type="float" office:value="3.84310338320211">
            <text:p>3.8431033832</text:p>
          </table:table-cell>
          <table:table-cell table:formula="of:=RAND()*5+1" office:value-type="float" office:value="2.27542633330449">
            <text:p>2.2754263333</text:p>
          </table:table-cell>
          <table:table-cell table:formula="of:=IF([.A523]/[.B523]&gt;=1.4;&quot;defender&quot;;IF([.C523]/[.D523]&gt;=1.3;&quot;demon hunter&quot;;IF([.D523]&gt;[.B52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59261788846925">
            <text:p>1.5926178885</text:p>
          </table:table-cell>
          <table:table-cell table:formula="of:=RAND()*5+1" office:value-type="float" office:value="3.42653206689283">
            <text:p>3.4265320669</text:p>
          </table:table-cell>
          <table:table-cell table:formula="of:=RAND()*5+1" office:value-type="float" office:value="3.41499264957383">
            <text:p>3.4149926496</text:p>
          </table:table-cell>
          <table:table-cell table:formula="of:=RAND()*5+1" office:value-type="float" office:value="5.12135754013434">
            <text:p>5.1213575401</text:p>
          </table:table-cell>
          <table:table-cell table:formula="of:=IF([.A524]/[.B524]&gt;=1.4;&quot;defender&quot;;IF([.C524]/[.D524]&gt;=1.3;&quot;demon hunter&quot;;IF([.D524]&gt;[.B52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28876437153667">
            <text:p>4.2887643715</text:p>
          </table:table-cell>
          <table:table-cell table:formula="of:=RAND()*5+1" office:value-type="float" office:value="5.05049992259592">
            <text:p>5.0504999226</text:p>
          </table:table-cell>
          <table:table-cell table:formula="of:=RAND()*5+1" office:value-type="float" office:value="2.40565844951197">
            <text:p>2.4056584495</text:p>
          </table:table-cell>
          <table:table-cell table:formula="of:=RAND()*5+1" office:value-type="float" office:value="3.17669469537213">
            <text:p>3.1766946954</text:p>
          </table:table-cell>
          <table:table-cell table:formula="of:=IF([.A525]/[.B525]&gt;=1.4;&quot;defender&quot;;IF([.C525]/[.D525]&gt;=1.3;&quot;demon hunter&quot;;IF([.D525]&gt;[.B52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07288857595995">
            <text:p>1.072888576</text:p>
          </table:table-cell>
          <table:table-cell table:formula="of:=RAND()*5+1" office:value-type="float" office:value="4.59759917017072">
            <text:p>4.5975991702</text:p>
          </table:table-cell>
          <table:table-cell table:formula="of:=RAND()*5+1" office:value-type="float" office:value="5.88702799892053">
            <text:p>5.8870279989</text:p>
          </table:table-cell>
          <table:table-cell table:formula="of:=RAND()*5+1" office:value-type="float" office:value="4.06194385280833">
            <text:p>4.0619438528</text:p>
          </table:table-cell>
          <table:table-cell table:formula="of:=IF([.A526]/[.B526]&gt;=1.4;&quot;defender&quot;;IF([.C526]/[.D526]&gt;=1.3;&quot;demon hunter&quot;;IF([.D526]&gt;[.B52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91560072218999">
            <text:p>3.9156007222</text:p>
          </table:table-cell>
          <table:table-cell table:formula="of:=RAND()*5+1" office:value-type="float" office:value="5.72890352830291">
            <text:p>5.7289035283</text:p>
          </table:table-cell>
          <table:table-cell table:formula="of:=RAND()*5+1" office:value-type="float" office:value="2.56508989399299">
            <text:p>2.565089894</text:p>
          </table:table-cell>
          <table:table-cell table:formula="of:=RAND()*5+1" office:value-type="float" office:value="1.5594607302919">
            <text:p>1.5594607303</text:p>
          </table:table-cell>
          <table:table-cell table:formula="of:=IF([.A527]/[.B527]&gt;=1.4;&quot;defender&quot;;IF([.C527]/[.D527]&gt;=1.3;&quot;demon hunter&quot;;IF([.D527]&gt;[.B52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78441116726026">
            <text:p>1.7844111673</text:p>
          </table:table-cell>
          <table:table-cell table:formula="of:=RAND()*5+1" office:value-type="float" office:value="5.19262628303841">
            <text:p>5.192626283</text:p>
          </table:table-cell>
          <table:table-cell table:formula="of:=RAND()*5+1" office:value-type="float" office:value="4.62605103058741">
            <text:p>4.6260510306</text:p>
          </table:table-cell>
          <table:table-cell table:formula="of:=RAND()*5+1" office:value-type="float" office:value="4.71088165557012">
            <text:p>4.7108816556</text:p>
          </table:table-cell>
          <table:table-cell table:formula="of:=IF([.A528]/[.B528]&gt;=1.4;&quot;defender&quot;;IF([.C528]/[.D528]&gt;=1.3;&quot;demon hunter&quot;;IF([.D528]&gt;[.B52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21153486380354">
            <text:p>4.2115348638</text:p>
          </table:table-cell>
          <table:table-cell table:formula="of:=RAND()*5+1" office:value-type="float" office:value="3.38460963824764">
            <text:p>3.3846096382</text:p>
          </table:table-cell>
          <table:table-cell table:formula="of:=RAND()*5+1" office:value-type="float" office:value="4.52225597249344">
            <text:p>4.5222559725</text:p>
          </table:table-cell>
          <table:table-cell table:formula="of:=RAND()*5+1" office:value-type="float" office:value="5.67886974336579">
            <text:p>5.6788697434</text:p>
          </table:table-cell>
          <table:table-cell table:formula="of:=IF([.A529]/[.B529]&gt;=1.4;&quot;defender&quot;;IF([.C529]/[.D529]&gt;=1.3;&quot;demon hunter&quot;;IF([.D529]&gt;[.B52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778509282507">
            <text:p>3.7785092825</text:p>
          </table:table-cell>
          <table:table-cell table:formula="of:=RAND()*5+1" office:value-type="float" office:value="2.43339428352192">
            <text:p>2.4333942835</text:p>
          </table:table-cell>
          <table:table-cell table:formula="of:=RAND()*5+1" office:value-type="float" office:value="3.58981201332062">
            <text:p>3.5898120133</text:p>
          </table:table-cell>
          <table:table-cell table:formula="of:=RAND()*5+1" office:value-type="float" office:value="5.94204616639763">
            <text:p>5.9420461664</text:p>
          </table:table-cell>
          <table:table-cell table:formula="of:=IF([.A530]/[.B530]&gt;=1.4;&quot;defender&quot;;IF([.C530]/[.D530]&gt;=1.3;&quot;demon hunter&quot;;IF([.D530]&gt;[.B53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4768265122548">
            <text:p>5.4476826512</text:p>
          </table:table-cell>
          <table:table-cell table:formula="of:=RAND()*5+1" office:value-type="float" office:value="4.42421109555289">
            <text:p>4.4242110956</text:p>
          </table:table-cell>
          <table:table-cell table:formula="of:=RAND()*5+1" office:value-type="float" office:value="5.69963743118569">
            <text:p>5.6996374312</text:p>
          </table:table-cell>
          <table:table-cell table:formula="of:=RAND()*5+1" office:value-type="float" office:value="5.26829845411703">
            <text:p>5.2682984541</text:p>
          </table:table-cell>
          <table:table-cell table:formula="of:=IF([.A531]/[.B531]&gt;=1.4;&quot;defender&quot;;IF([.C531]/[.D531]&gt;=1.3;&quot;demon hunter&quot;;IF([.D531]&gt;[.B53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69483052100986">
            <text:p>2.694830521</text:p>
          </table:table-cell>
          <table:table-cell table:formula="of:=RAND()*5+1" office:value-type="float" office:value="3.29078603675589">
            <text:p>3.2907860368</text:p>
          </table:table-cell>
          <table:table-cell table:formula="of:=RAND()*5+1" office:value-type="float" office:value="2.41214357689023">
            <text:p>2.4121435769</text:p>
          </table:table-cell>
          <table:table-cell table:formula="of:=RAND()*5+1" office:value-type="float" office:value="1.29225531965494">
            <text:p>1.2922553197</text:p>
          </table:table-cell>
          <table:table-cell table:formula="of:=IF([.A532]/[.B532]&gt;=1.4;&quot;defender&quot;;IF([.C532]/[.D532]&gt;=1.3;&quot;demon hunter&quot;;IF([.D532]&gt;[.B53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34275524225086">
            <text:p>5.3427552423</text:p>
          </table:table-cell>
          <table:table-cell table:formula="of:=RAND()*5+1" office:value-type="float" office:value="5.109823172912">
            <text:p>5.1098231729</text:p>
          </table:table-cell>
          <table:table-cell table:formula="of:=RAND()*5+1" office:value-type="float" office:value="2.28651786828414">
            <text:p>2.2865178683</text:p>
          </table:table-cell>
          <table:table-cell table:formula="of:=RAND()*5+1" office:value-type="float" office:value="5.7009079484269">
            <text:p>5.7009079484</text:p>
          </table:table-cell>
          <table:table-cell table:formula="of:=IF([.A533]/[.B533]&gt;=1.4;&quot;defender&quot;;IF([.C533]/[.D533]&gt;=1.3;&quot;demon hunter&quot;;IF([.D533]&gt;[.B53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29850712092593">
            <text:p>4.2985071209</text:p>
          </table:table-cell>
          <table:table-cell table:formula="of:=RAND()*5+1" office:value-type="float" office:value="1.74841369409114">
            <text:p>1.7484136941</text:p>
          </table:table-cell>
          <table:table-cell table:formula="of:=RAND()*5+1" office:value-type="float" office:value="5.23088471405208">
            <text:p>5.2308847141</text:p>
          </table:table-cell>
          <table:table-cell table:formula="of:=RAND()*5+1" office:value-type="float" office:value="4.64663297310472">
            <text:p>4.6466329731</text:p>
          </table:table-cell>
          <table:table-cell table:formula="of:=IF([.A534]/[.B534]&gt;=1.4;&quot;defender&quot;;IF([.C534]/[.D534]&gt;=1.3;&quot;demon hunter&quot;;IF([.D534]&gt;[.B53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1035754689947">
            <text:p>4.8103575469</text:p>
          </table:table-cell>
          <table:table-cell table:formula="of:=RAND()*5+1" office:value-type="float" office:value="2.35940644657239">
            <text:p>2.3594064466</text:p>
          </table:table-cell>
          <table:table-cell table:formula="of:=RAND()*5+1" office:value-type="float" office:value="4.67035948205739">
            <text:p>4.6703594821</text:p>
          </table:table-cell>
          <table:table-cell table:formula="of:=RAND()*5+1" office:value-type="float" office:value="2.89920475706458">
            <text:p>2.8992047571</text:p>
          </table:table-cell>
          <table:table-cell table:formula="of:=IF([.A535]/[.B535]&gt;=1.4;&quot;defender&quot;;IF([.C535]/[.D535]&gt;=1.3;&quot;demon hunter&quot;;IF([.D535]&gt;[.B53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0883099748753">
            <text:p>2.0883099749</text:p>
          </table:table-cell>
          <table:table-cell table:formula="of:=RAND()*5+1" office:value-type="float" office:value="4.18553511984646">
            <text:p>4.1855351198</text:p>
          </table:table-cell>
          <table:table-cell table:formula="of:=RAND()*5+1" office:value-type="float" office:value="4.74499585013837">
            <text:p>4.7449958501</text:p>
          </table:table-cell>
          <table:table-cell table:formula="of:=RAND()*5+1" office:value-type="float" office:value="2.72595826908946">
            <text:p>2.7259582691</text:p>
          </table:table-cell>
          <table:table-cell table:formula="of:=IF([.A536]/[.B536]&gt;=1.4;&quot;defender&quot;;IF([.C536]/[.D536]&gt;=1.3;&quot;demon hunter&quot;;IF([.D536]&gt;[.B53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91858455445617">
            <text:p>1.9185845545</text:p>
          </table:table-cell>
          <table:table-cell table:formula="of:=RAND()*5+1" office:value-type="float" office:value="3.65339986886829">
            <text:p>3.6533998689</text:p>
          </table:table-cell>
          <table:table-cell table:formula="of:=RAND()*5+1" office:value-type="float" office:value="2.36428152443841">
            <text:p>2.3642815244</text:p>
          </table:table-cell>
          <table:table-cell table:formula="of:=RAND()*5+1" office:value-type="float" office:value="5.52940701972693">
            <text:p>5.5294070197</text:p>
          </table:table-cell>
          <table:table-cell table:formula="of:=IF([.A537]/[.B537]&gt;=1.4;&quot;defender&quot;;IF([.C537]/[.D537]&gt;=1.3;&quot;demon hunter&quot;;IF([.D537]&gt;[.B53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91401665797457">
            <text:p>2.914016658</text:p>
          </table:table-cell>
          <table:table-cell table:formula="of:=RAND()*5+1" office:value-type="float" office:value="5.54463558504358">
            <text:p>5.544635585</text:p>
          </table:table-cell>
          <table:table-cell table:formula="of:=RAND()*5+1" office:value-type="float" office:value="5.22350532840937">
            <text:p>5.2235053284</text:p>
          </table:table-cell>
          <table:table-cell table:formula="of:=RAND()*5+1" office:value-type="float" office:value="5.57581638824195">
            <text:p>5.5758163882</text:p>
          </table:table-cell>
          <table:table-cell table:formula="of:=IF([.A538]/[.B538]&gt;=1.4;&quot;defender&quot;;IF([.C538]/[.D538]&gt;=1.3;&quot;demon hunter&quot;;IF([.D538]&gt;[.B53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00921067176387">
            <text:p>2.0092106718</text:p>
          </table:table-cell>
          <table:table-cell table:formula="of:=RAND()*5+1" office:value-type="float" office:value="1.43627263279632">
            <text:p>1.4362726328</text:p>
          </table:table-cell>
          <table:table-cell table:formula="of:=RAND()*5+1" office:value-type="float" office:value="4.86048372834921">
            <text:p>4.8604837283</text:p>
          </table:table-cell>
          <table:table-cell table:formula="of:=RAND()*5+1" office:value-type="float" office:value="3.00201461324468">
            <text:p>3.0020146132</text:p>
          </table:table-cell>
          <table:table-cell table:formula="of:=IF([.A539]/[.B539]&gt;=1.4;&quot;defender&quot;;IF([.C539]/[.D539]&gt;=1.3;&quot;demon hunter&quot;;IF([.D539]&gt;[.B53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27031306736171">
            <text:p>2.2703130674</text:p>
          </table:table-cell>
          <table:table-cell table:formula="of:=RAND()*5+1" office:value-type="float" office:value="1.45689332531765">
            <text:p>1.4568933253</text:p>
          </table:table-cell>
          <table:table-cell table:formula="of:=RAND()*5+1" office:value-type="float" office:value="3.13077682768926">
            <text:p>3.1307768277</text:p>
          </table:table-cell>
          <table:table-cell table:formula="of:=RAND()*5+1" office:value-type="float" office:value="3.46328994864598">
            <text:p>3.4632899486</text:p>
          </table:table-cell>
          <table:table-cell table:formula="of:=IF([.A540]/[.B540]&gt;=1.4;&quot;defender&quot;;IF([.C540]/[.D540]&gt;=1.3;&quot;demon hunter&quot;;IF([.D540]&gt;[.B54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74767936207354">
            <text:p>3.7476793621</text:p>
          </table:table-cell>
          <table:table-cell table:formula="of:=RAND()*5+1" office:value-type="float" office:value="4.5601211595349">
            <text:p>4.5601211595</text:p>
          </table:table-cell>
          <table:table-cell table:formula="of:=RAND()*5+1" office:value-type="float" office:value="4.85237647918984">
            <text:p>4.8523764792</text:p>
          </table:table-cell>
          <table:table-cell table:formula="of:=RAND()*5+1" office:value-type="float" office:value="3.96514359069988">
            <text:p>3.9651435907</text:p>
          </table:table-cell>
          <table:table-cell table:formula="of:=IF([.A541]/[.B541]&gt;=1.4;&quot;defender&quot;;IF([.C541]/[.D541]&gt;=1.3;&quot;demon hunter&quot;;IF([.D541]&gt;[.B54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07496676361188">
            <text:p>3.0749667636</text:p>
          </table:table-cell>
          <table:table-cell table:formula="of:=RAND()*5+1" office:value-type="float" office:value="5.15982293896377">
            <text:p>5.159822939</text:p>
          </table:table-cell>
          <table:table-cell table:formula="of:=RAND()*5+1" office:value-type="float" office:value="4.86073088739067">
            <text:p>4.8607308874</text:p>
          </table:table-cell>
          <table:table-cell table:formula="of:=RAND()*5+1" office:value-type="float" office:value="4.19513172376901">
            <text:p>4.1951317238</text:p>
          </table:table-cell>
          <table:table-cell table:formula="of:=IF([.A542]/[.B542]&gt;=1.4;&quot;defender&quot;;IF([.C542]/[.D542]&gt;=1.3;&quot;demon hunter&quot;;IF([.D542]&gt;[.B54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4354541786015">
            <text:p>4.9435454179</text:p>
          </table:table-cell>
          <table:table-cell table:formula="of:=RAND()*5+1" office:value-type="float" office:value="4.36148463189602">
            <text:p>4.3614846319</text:p>
          </table:table-cell>
          <table:table-cell table:formula="of:=RAND()*5+1" office:value-type="float" office:value="5.72089107846841">
            <text:p>5.7208910785</text:p>
          </table:table-cell>
          <table:table-cell table:formula="of:=RAND()*5+1" office:value-type="float" office:value="3.15923800831661">
            <text:p>3.1592380083</text:p>
          </table:table-cell>
          <table:table-cell table:formula="of:=IF([.A543]/[.B543]&gt;=1.4;&quot;defender&quot;;IF([.C543]/[.D543]&gt;=1.3;&quot;demon hunter&quot;;IF([.D543]&gt;[.B54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34477313049138">
            <text:p>1.3447731305</text:p>
          </table:table-cell>
          <table:table-cell table:formula="of:=RAND()*5+1" office:value-type="float" office:value="3.75390296475962">
            <text:p>3.7539029648</text:p>
          </table:table-cell>
          <table:table-cell table:formula="of:=RAND()*5+1" office:value-type="float" office:value="5.47986123384908">
            <text:p>5.4798612338</text:p>
          </table:table-cell>
          <table:table-cell table:formula="of:=RAND()*5+1" office:value-type="float" office:value="1.80920105334371">
            <text:p>1.8092010533</text:p>
          </table:table-cell>
          <table:table-cell table:formula="of:=IF([.A544]/[.B544]&gt;=1.4;&quot;defender&quot;;IF([.C544]/[.D544]&gt;=1.3;&quot;demon hunter&quot;;IF([.D544]&gt;[.B54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462600922212">
            <text:p>4.4626009222</text:p>
          </table:table-cell>
          <table:table-cell table:formula="of:=RAND()*5+1" office:value-type="float" office:value="5.08976898062974">
            <text:p>5.0897689806</text:p>
          </table:table-cell>
          <table:table-cell table:formula="of:=RAND()*5+1" office:value-type="float" office:value="4.61917600035667">
            <text:p>4.6191760004</text:p>
          </table:table-cell>
          <table:table-cell table:formula="of:=RAND()*5+1" office:value-type="float" office:value="1.39844578830525">
            <text:p>1.3984457883</text:p>
          </table:table-cell>
          <table:table-cell table:formula="of:=IF([.A545]/[.B545]&gt;=1.4;&quot;defender&quot;;IF([.C545]/[.D545]&gt;=1.3;&quot;demon hunter&quot;;IF([.D545]&gt;[.B54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94308137567714">
            <text:p>5.9430813757</text:p>
          </table:table-cell>
          <table:table-cell table:formula="of:=RAND()*5+1" office:value-type="float" office:value="5.82688244665042">
            <text:p>5.8268824467</text:p>
          </table:table-cell>
          <table:table-cell table:formula="of:=RAND()*5+1" office:value-type="float" office:value="5.40269883489236">
            <text:p>5.4026988349</text:p>
          </table:table-cell>
          <table:table-cell table:formula="of:=RAND()*5+1" office:value-type="float" office:value="1.53319266065955">
            <text:p>1.5331926607</text:p>
          </table:table-cell>
          <table:table-cell table:formula="of:=IF([.A546]/[.B546]&gt;=1.4;&quot;defender&quot;;IF([.C546]/[.D546]&gt;=1.3;&quot;demon hunter&quot;;IF([.D546]&gt;[.B54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96946529345587">
            <text:p>1.9694652935</text:p>
          </table:table-cell>
          <table:table-cell table:formula="of:=RAND()*5+1" office:value-type="float" office:value="5.16658670408651">
            <text:p>5.1665867041</text:p>
          </table:table-cell>
          <table:table-cell table:formula="of:=RAND()*5+1" office:value-type="float" office:value="2.16860131733119">
            <text:p>2.1686013173</text:p>
          </table:table-cell>
          <table:table-cell table:formula="of:=RAND()*5+1" office:value-type="float" office:value="1.41190950898454">
            <text:p>1.411909509</text:p>
          </table:table-cell>
          <table:table-cell table:formula="of:=IF([.A547]/[.B547]&gt;=1.4;&quot;defender&quot;;IF([.C547]/[.D547]&gt;=1.3;&quot;demon hunter&quot;;IF([.D547]&gt;[.B54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86880283430219">
            <text:p>1.8688028343</text:p>
          </table:table-cell>
          <table:table-cell table:formula="of:=RAND()*5+1" office:value-type="float" office:value="5.82994902180508">
            <text:p>5.8299490218</text:p>
          </table:table-cell>
          <table:table-cell table:formula="of:=RAND()*5+1" office:value-type="float" office:value="4.39007018366829">
            <text:p>4.3900701837</text:p>
          </table:table-cell>
          <table:table-cell table:formula="of:=RAND()*5+1" office:value-type="float" office:value="3.43891438702121">
            <text:p>3.438914387</text:p>
          </table:table-cell>
          <table:table-cell table:formula="of:=IF([.A548]/[.B548]&gt;=1.4;&quot;defender&quot;;IF([.C548]/[.D548]&gt;=1.3;&quot;demon hunter&quot;;IF([.D548]&gt;[.B54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4040579777211">
            <text:p>1.4040579777</text:p>
          </table:table-cell>
          <table:table-cell table:formula="of:=RAND()*5+1" office:value-type="float" office:value="4.61648219637573">
            <text:p>4.6164821964</text:p>
          </table:table-cell>
          <table:table-cell table:formula="of:=RAND()*5+1" office:value-type="float" office:value="3.7763051353395">
            <text:p>3.7763051353</text:p>
          </table:table-cell>
          <table:table-cell table:formula="of:=RAND()*5+1" office:value-type="float" office:value="3.24244666285813">
            <text:p>3.2424466629</text:p>
          </table:table-cell>
          <table:table-cell table:formula="of:=IF([.A549]/[.B549]&gt;=1.4;&quot;defender&quot;;IF([.C549]/[.D549]&gt;=1.3;&quot;demon hunter&quot;;IF([.D549]&gt;[.B54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43757838662714">
            <text:p>1.4375783866</text:p>
          </table:table-cell>
          <table:table-cell table:formula="of:=RAND()*5+1" office:value-type="float" office:value="3.47902474133298">
            <text:p>3.4790247413</text:p>
          </table:table-cell>
          <table:table-cell table:formula="of:=RAND()*5+1" office:value-type="float" office:value="1.840509373229">
            <text:p>1.8405093732</text:p>
          </table:table-cell>
          <table:table-cell table:formula="of:=RAND()*5+1" office:value-type="float" office:value="2.63703602273017">
            <text:p>2.6370360227</text:p>
          </table:table-cell>
          <table:table-cell table:formula="of:=IF([.A550]/[.B550]&gt;=1.4;&quot;defender&quot;;IF([.C550]/[.D550]&gt;=1.3;&quot;demon hunter&quot;;IF([.D550]&gt;[.B55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79627403337508">
            <text:p>4.7962740334</text:p>
          </table:table-cell>
          <table:table-cell table:formula="of:=RAND()*5+1" office:value-type="float" office:value="5.38112380448729">
            <text:p>5.3811238045</text:p>
          </table:table-cell>
          <table:table-cell table:formula="of:=RAND()*5+1" office:value-type="float" office:value="3.13502676924691">
            <text:p>3.1350267692</text:p>
          </table:table-cell>
          <table:table-cell table:formula="of:=RAND()*5+1" office:value-type="float" office:value="1.56140045402572">
            <text:p>1.561400454</text:p>
          </table:table-cell>
          <table:table-cell table:formula="of:=IF([.A551]/[.B551]&gt;=1.4;&quot;defender&quot;;IF([.C551]/[.D551]&gt;=1.3;&quot;demon hunter&quot;;IF([.D551]&gt;[.B55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7060150736943">
            <text:p>2.3706015074</text:p>
          </table:table-cell>
          <table:table-cell table:formula="of:=RAND()*5+1" office:value-type="float" office:value="5.14104716386646">
            <text:p>5.1410471639</text:p>
          </table:table-cell>
          <table:table-cell table:formula="of:=RAND()*5+1" office:value-type="float" office:value="4.2308161444962">
            <text:p>4.2308161445</text:p>
          </table:table-cell>
          <table:table-cell table:formula="of:=RAND()*5+1" office:value-type="float" office:value="2.61488800542429">
            <text:p>2.6148880054</text:p>
          </table:table-cell>
          <table:table-cell table:formula="of:=IF([.A552]/[.B552]&gt;=1.4;&quot;defender&quot;;IF([.C552]/[.D552]&gt;=1.3;&quot;demon hunter&quot;;IF([.D552]&gt;[.B55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1333379372954">
            <text:p>3.0133337937</text:p>
          </table:table-cell>
          <table:table-cell table:formula="of:=RAND()*5+1" office:value-type="float" office:value="5.83320243190974">
            <text:p>5.8332024319</text:p>
          </table:table-cell>
          <table:table-cell table:formula="of:=RAND()*5+1" office:value-type="float" office:value="5.66008487856016">
            <text:p>5.6600848786</text:p>
          </table:table-cell>
          <table:table-cell table:formula="of:=RAND()*5+1" office:value-type="float" office:value="2.84999214718118">
            <text:p>2.8499921472</text:p>
          </table:table-cell>
          <table:table-cell table:formula="of:=IF([.A553]/[.B553]&gt;=1.4;&quot;defender&quot;;IF([.C553]/[.D553]&gt;=1.3;&quot;demon hunter&quot;;IF([.D553]&gt;[.B55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38318480784073">
            <text:p>3.3831848078</text:p>
          </table:table-cell>
          <table:table-cell table:formula="of:=RAND()*5+1" office:value-type="float" office:value="2.95641516940668">
            <text:p>2.9564151694</text:p>
          </table:table-cell>
          <table:table-cell table:formula="of:=RAND()*5+1" office:value-type="float" office:value="2.1230018758215">
            <text:p>2.1230018758</text:p>
          </table:table-cell>
          <table:table-cell table:formula="of:=RAND()*5+1" office:value-type="float" office:value="5.06278371578082">
            <text:p>5.0627837158</text:p>
          </table:table-cell>
          <table:table-cell table:formula="of:=IF([.A554]/[.B554]&gt;=1.4;&quot;defender&quot;;IF([.C554]/[.D554]&gt;=1.3;&quot;demon hunter&quot;;IF([.D554]&gt;[.B55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47469322476536">
            <text:p>5.4746932248</text:p>
          </table:table-cell>
          <table:table-cell table:formula="of:=RAND()*5+1" office:value-type="float" office:value="4.3526501012966">
            <text:p>4.3526501013</text:p>
          </table:table-cell>
          <table:table-cell table:formula="of:=RAND()*5+1" office:value-type="float" office:value="4.18259912310168">
            <text:p>4.1825991231</text:p>
          </table:table-cell>
          <table:table-cell table:formula="of:=RAND()*5+1" office:value-type="float" office:value="3.2916031931527">
            <text:p>3.2916031932</text:p>
          </table:table-cell>
          <table:table-cell table:formula="of:=IF([.A555]/[.B555]&gt;=1.4;&quot;defender&quot;;IF([.C555]/[.D555]&gt;=1.3;&quot;demon hunter&quot;;IF([.D555]&gt;[.B55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73051758017391">
            <text:p>5.7305175802</text:p>
          </table:table-cell>
          <table:table-cell table:formula="of:=RAND()*5+1" office:value-type="float" office:value="1.34349605906755">
            <text:p>1.3434960591</text:p>
          </table:table-cell>
          <table:table-cell table:formula="of:=RAND()*5+1" office:value-type="float" office:value="1.91079305391759">
            <text:p>1.9107930539</text:p>
          </table:table-cell>
          <table:table-cell table:formula="of:=RAND()*5+1" office:value-type="float" office:value="2.80549176642671">
            <text:p>2.8054917664</text:p>
          </table:table-cell>
          <table:table-cell table:formula="of:=IF([.A556]/[.B556]&gt;=1.4;&quot;defender&quot;;IF([.C556]/[.D556]&gt;=1.3;&quot;demon hunter&quot;;IF([.D556]&gt;[.B55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95997825544328">
            <text:p>4.9599782554</text:p>
          </table:table-cell>
          <table:table-cell table:formula="of:=RAND()*5+1" office:value-type="float" office:value="2.57266930676997">
            <text:p>2.5726693068</text:p>
          </table:table-cell>
          <table:table-cell table:formula="of:=RAND()*5+1" office:value-type="float" office:value="5.43107068538666">
            <text:p>5.4310706854</text:p>
          </table:table-cell>
          <table:table-cell table:formula="of:=RAND()*5+1" office:value-type="float" office:value="1.63304433133453">
            <text:p>1.6330443313</text:p>
          </table:table-cell>
          <table:table-cell table:formula="of:=IF([.A557]/[.B557]&gt;=1.4;&quot;defender&quot;;IF([.C557]/[.D557]&gt;=1.3;&quot;demon hunter&quot;;IF([.D557]&gt;[.B55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151159719564">
            <text:p>4.815115972</text:p>
          </table:table-cell>
          <table:table-cell table:formula="of:=RAND()*5+1" office:value-type="float" office:value="1.134575557895">
            <text:p>1.1345755579</text:p>
          </table:table-cell>
          <table:table-cell table:formula="of:=RAND()*5+1" office:value-type="float" office:value="5.52177897328511">
            <text:p>5.5217789733</text:p>
          </table:table-cell>
          <table:table-cell table:formula="of:=RAND()*5+1" office:value-type="float" office:value="3.61190204648301">
            <text:p>3.6119020465</text:p>
          </table:table-cell>
          <table:table-cell table:formula="of:=IF([.A558]/[.B558]&gt;=1.4;&quot;defender&quot;;IF([.C558]/[.D558]&gt;=1.3;&quot;demon hunter&quot;;IF([.D558]&gt;[.B55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1360029922798">
            <text:p>3.6136002992</text:p>
          </table:table-cell>
          <table:table-cell table:formula="of:=RAND()*5+1" office:value-type="float" office:value="2.73628339078277">
            <text:p>2.7362833908</text:p>
          </table:table-cell>
          <table:table-cell table:formula="of:=RAND()*5+1" office:value-type="float" office:value="4.37331941351295">
            <text:p>4.3733194135</text:p>
          </table:table-cell>
          <table:table-cell table:formula="of:=RAND()*5+1" office:value-type="float" office:value="5.25269435858354">
            <text:p>5.2526943586</text:p>
          </table:table-cell>
          <table:table-cell table:formula="of:=IF([.A559]/[.B559]&gt;=1.4;&quot;defender&quot;;IF([.C559]/[.D559]&gt;=1.3;&quot;demon hunter&quot;;IF([.D559]&gt;[.B55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63381816539913">
            <text:p>4.6338181654</text:p>
          </table:table-cell>
          <table:table-cell table:formula="of:=RAND()*5+1" office:value-type="float" office:value="4.45410967478529">
            <text:p>4.4541096748</text:p>
          </table:table-cell>
          <table:table-cell table:formula="of:=RAND()*5+1" office:value-type="float" office:value="5.015510128811">
            <text:p>5.0155101288</text:p>
          </table:table-cell>
          <table:table-cell table:formula="of:=RAND()*5+1" office:value-type="float" office:value="3.16959344688803">
            <text:p>3.1695934469</text:p>
          </table:table-cell>
          <table:table-cell table:formula="of:=IF([.A560]/[.B560]&gt;=1.4;&quot;defender&quot;;IF([.C560]/[.D560]&gt;=1.3;&quot;demon hunter&quot;;IF([.D560]&gt;[.B56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1064061075449">
            <text:p>2.3106406108</text:p>
          </table:table-cell>
          <table:table-cell table:formula="of:=RAND()*5+1" office:value-type="float" office:value="1.76884493464604">
            <text:p>1.7688449346</text:p>
          </table:table-cell>
          <table:table-cell table:formula="of:=RAND()*5+1" office:value-type="float" office:value="3.38373294007033">
            <text:p>3.3837329401</text:p>
          </table:table-cell>
          <table:table-cell table:formula="of:=RAND()*5+1" office:value-type="float" office:value="1.38611163618043">
            <text:p>1.3861116362</text:p>
          </table:table-cell>
          <table:table-cell table:formula="of:=IF([.A561]/[.B561]&gt;=1.4;&quot;defender&quot;;IF([.C561]/[.D561]&gt;=1.3;&quot;demon hunter&quot;;IF([.D561]&gt;[.B56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21931406809017">
            <text:p>1.2193140681</text:p>
          </table:table-cell>
          <table:table-cell table:formula="of:=RAND()*5+1" office:value-type="float" office:value="5.541456757579">
            <text:p>5.5414567576</text:p>
          </table:table-cell>
          <table:table-cell table:formula="of:=RAND()*5+1" office:value-type="float" office:value="2.39144890476018">
            <text:p>2.3914489048</text:p>
          </table:table-cell>
          <table:table-cell table:formula="of:=RAND()*5+1" office:value-type="float" office:value="5.39706673612818">
            <text:p>5.3970667361</text:p>
          </table:table-cell>
          <table:table-cell table:formula="of:=IF([.A562]/[.B562]&gt;=1.4;&quot;defender&quot;;IF([.C562]/[.D562]&gt;=1.3;&quot;demon hunter&quot;;IF([.D562]&gt;[.B56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35348190553486">
            <text:p>2.3534819055</text:p>
          </table:table-cell>
          <table:table-cell table:formula="of:=RAND()*5+1" office:value-type="float" office:value="5.87939894897863">
            <text:p>5.879398949</text:p>
          </table:table-cell>
          <table:table-cell table:formula="of:=RAND()*5+1" office:value-type="float" office:value="4.94218266475946">
            <text:p>4.9421826648</text:p>
          </table:table-cell>
          <table:table-cell table:formula="of:=RAND()*5+1" office:value-type="float" office:value="4.77463371260092">
            <text:p>4.7746337126</text:p>
          </table:table-cell>
          <table:table-cell table:formula="of:=IF([.A563]/[.B563]&gt;=1.4;&quot;defender&quot;;IF([.C563]/[.D563]&gt;=1.3;&quot;demon hunter&quot;;IF([.D563]&gt;[.B56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12728381389752">
            <text:p>3.1272838139</text:p>
          </table:table-cell>
          <table:table-cell table:formula="of:=RAND()*5+1" office:value-type="float" office:value="3.47648378135636">
            <text:p>3.4764837814</text:p>
          </table:table-cell>
          <table:table-cell table:formula="of:=RAND()*5+1" office:value-type="float" office:value="5.76808697683737">
            <text:p>5.7680869768</text:p>
          </table:table-cell>
          <table:table-cell table:formula="of:=RAND()*5+1" office:value-type="float" office:value="4.41687588952482">
            <text:p>4.4168758895</text:p>
          </table:table-cell>
          <table:table-cell table:formula="of:=IF([.A564]/[.B564]&gt;=1.4;&quot;defender&quot;;IF([.C564]/[.D564]&gt;=1.3;&quot;demon hunter&quot;;IF([.D564]&gt;[.B56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76037194859237">
            <text:p>4.7603719486</text:p>
          </table:table-cell>
          <table:table-cell table:formula="of:=RAND()*5+1" office:value-type="float" office:value="1.3098829369992">
            <text:p>1.309882937</text:p>
          </table:table-cell>
          <table:table-cell table:formula="of:=RAND()*5+1" office:value-type="float" office:value="2.34077184600756">
            <text:p>2.340771846</text:p>
          </table:table-cell>
          <table:table-cell table:formula="of:=RAND()*5+1" office:value-type="float" office:value="4.56565836817026">
            <text:p>4.5656583682</text:p>
          </table:table-cell>
          <table:table-cell table:formula="of:=IF([.A565]/[.B565]&gt;=1.4;&quot;defender&quot;;IF([.C565]/[.D565]&gt;=1.3;&quot;demon hunter&quot;;IF([.D565]&gt;[.B56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88255224609748">
            <text:p>2.8825522461</text:p>
          </table:table-cell>
          <table:table-cell table:formula="of:=RAND()*5+1" office:value-type="float" office:value="5.49860455701128">
            <text:p>5.498604557</text:p>
          </table:table-cell>
          <table:table-cell table:formula="of:=RAND()*5+1" office:value-type="float" office:value="5.63318011723459">
            <text:p>5.6331801172</text:p>
          </table:table-cell>
          <table:table-cell table:formula="of:=RAND()*5+1" office:value-type="float" office:value="3.72035020403564">
            <text:p>3.720350204</text:p>
          </table:table-cell>
          <table:table-cell table:formula="of:=IF([.A566]/[.B566]&gt;=1.4;&quot;defender&quot;;IF([.C566]/[.D566]&gt;=1.3;&quot;demon hunter&quot;;IF([.D566]&gt;[.B56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45663359481841">
            <text:p>5.4566335948</text:p>
          </table:table-cell>
          <table:table-cell table:formula="of:=RAND()*5+1" office:value-type="float" office:value="1.69766821805388">
            <text:p>1.6976682181</text:p>
          </table:table-cell>
          <table:table-cell table:formula="of:=RAND()*5+1" office:value-type="float" office:value="3.60406661778688">
            <text:p>3.6040666178</text:p>
          </table:table-cell>
          <table:table-cell table:formula="of:=RAND()*5+1" office:value-type="float" office:value="2.61815634230152">
            <text:p>2.6181563423</text:p>
          </table:table-cell>
          <table:table-cell table:formula="of:=IF([.A567]/[.B567]&gt;=1.4;&quot;defender&quot;;IF([.C567]/[.D567]&gt;=1.3;&quot;demon hunter&quot;;IF([.D567]&gt;[.B56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5036257663742">
            <text:p>5.9503625766</text:p>
          </table:table-cell>
          <table:table-cell table:formula="of:=RAND()*5+1" office:value-type="float" office:value="3.24678041646257">
            <text:p>3.2467804165</text:p>
          </table:table-cell>
          <table:table-cell table:formula="of:=RAND()*5+1" office:value-type="float" office:value="4.93667640862986">
            <text:p>4.9366764086</text:p>
          </table:table-cell>
          <table:table-cell table:formula="of:=RAND()*5+1" office:value-type="float" office:value="5.12396461702883">
            <text:p>5.123964617</text:p>
          </table:table-cell>
          <table:table-cell table:formula="of:=IF([.A568]/[.B568]&gt;=1.4;&quot;defender&quot;;IF([.C568]/[.D568]&gt;=1.3;&quot;demon hunter&quot;;IF([.D568]&gt;[.B56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70089009124786">
            <text:p>1.7008900912</text:p>
          </table:table-cell>
          <table:table-cell table:formula="of:=RAND()*5+1" office:value-type="float" office:value="3.82995300833136">
            <text:p>3.8299530083</text:p>
          </table:table-cell>
          <table:table-cell table:formula="of:=RAND()*5+1" office:value-type="float" office:value="5.99954645754769">
            <text:p>5.9995464575</text:p>
          </table:table-cell>
          <table:table-cell table:formula="of:=RAND()*5+1" office:value-type="float" office:value="4.58418074203655">
            <text:p>4.584180742</text:p>
          </table:table-cell>
          <table:table-cell table:formula="of:=IF([.A569]/[.B569]&gt;=1.4;&quot;defender&quot;;IF([.C569]/[.D569]&gt;=1.3;&quot;demon hunter&quot;;IF([.D569]&gt;[.B56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3530256790109">
            <text:p>5.353025679</text:p>
          </table:table-cell>
          <table:table-cell table:formula="of:=RAND()*5+1" office:value-type="float" office:value="5.71640022005886">
            <text:p>5.7164002201</text:p>
          </table:table-cell>
          <table:table-cell table:formula="of:=RAND()*5+1" office:value-type="float" office:value="1.1025118585676">
            <text:p>1.1025118586</text:p>
          </table:table-cell>
          <table:table-cell table:formula="of:=RAND()*5+1" office:value-type="float" office:value="2.31018706830218">
            <text:p>2.3101870683</text:p>
          </table:table-cell>
          <table:table-cell table:formula="of:=IF([.A570]/[.B570]&gt;=1.4;&quot;defender&quot;;IF([.C570]/[.D570]&gt;=1.3;&quot;demon hunter&quot;;IF([.D570]&gt;[.B57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85164382588118">
            <text:p>1.8516438259</text:p>
          </table:table-cell>
          <table:table-cell table:formula="of:=RAND()*5+1" office:value-type="float" office:value="2.73675861908123">
            <text:p>2.7367586191</text:p>
          </table:table-cell>
          <table:table-cell table:formula="of:=RAND()*5+1" office:value-type="float" office:value="2.13382535520941">
            <text:p>2.1338253552</text:p>
          </table:table-cell>
          <table:table-cell table:formula="of:=RAND()*5+1" office:value-type="float" office:value="1.32182592665777">
            <text:p>1.3218259267</text:p>
          </table:table-cell>
          <table:table-cell table:formula="of:=IF([.A571]/[.B571]&gt;=1.4;&quot;defender&quot;;IF([.C571]/[.D571]&gt;=1.3;&quot;demon hunter&quot;;IF([.D571]&gt;[.B57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2012248756364">
            <text:p>1.2012248756</text:p>
          </table:table-cell>
          <table:table-cell table:formula="of:=RAND()*5+1" office:value-type="float" office:value="3.24309273064136">
            <text:p>3.2430927306</text:p>
          </table:table-cell>
          <table:table-cell table:formula="of:=RAND()*5+1" office:value-type="float" office:value="2.01772644324228">
            <text:p>2.0177264432</text:p>
          </table:table-cell>
          <table:table-cell table:formula="of:=RAND()*5+1" office:value-type="float" office:value="3.48730726307258">
            <text:p>3.4873072631</text:p>
          </table:table-cell>
          <table:table-cell table:formula="of:=IF([.A572]/[.B572]&gt;=1.4;&quot;defender&quot;;IF([.C572]/[.D572]&gt;=1.3;&quot;demon hunter&quot;;IF([.D572]&gt;[.B57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96379104442894">
            <text:p>5.9637910444</text:p>
          </table:table-cell>
          <table:table-cell table:formula="of:=RAND()*5+1" office:value-type="float" office:value="5.14340754039586">
            <text:p>5.1434075404</text:p>
          </table:table-cell>
          <table:table-cell table:formula="of:=RAND()*5+1" office:value-type="float" office:value="3.56028342992067">
            <text:p>3.5602834299</text:p>
          </table:table-cell>
          <table:table-cell table:formula="of:=RAND()*5+1" office:value-type="float" office:value="4.1450102571398">
            <text:p>4.1450102571</text:p>
          </table:table-cell>
          <table:table-cell table:formula="of:=IF([.A573]/[.B573]&gt;=1.4;&quot;defender&quot;;IF([.C573]/[.D573]&gt;=1.3;&quot;demon hunter&quot;;IF([.D573]&gt;[.B57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45489319646731">
            <text:p>4.4548931965</text:p>
          </table:table-cell>
          <table:table-cell table:formula="of:=RAND()*5+1" office:value-type="float" office:value="5.73187802126631">
            <text:p>5.7318780213</text:p>
          </table:table-cell>
          <table:table-cell table:formula="of:=RAND()*5+1" office:value-type="float" office:value="5.23048258060589">
            <text:p>5.2304825806</text:p>
          </table:table-cell>
          <table:table-cell table:formula="of:=RAND()*5+1" office:value-type="float" office:value="2.32065537851304">
            <text:p>2.3206553785</text:p>
          </table:table-cell>
          <table:table-cell table:formula="of:=IF([.A574]/[.B574]&gt;=1.4;&quot;defender&quot;;IF([.C574]/[.D574]&gt;=1.3;&quot;demon hunter&quot;;IF([.D574]&gt;[.B57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04100558254868">
            <text:p>5.0410055825</text:p>
          </table:table-cell>
          <table:table-cell table:formula="of:=RAND()*5+1" office:value-type="float" office:value="1.33744544256479">
            <text:p>1.3374454426</text:p>
          </table:table-cell>
          <table:table-cell table:formula="of:=RAND()*5+1" office:value-type="float" office:value="1.81822349922732">
            <text:p>1.8182234992</text:p>
          </table:table-cell>
          <table:table-cell table:formula="of:=RAND()*5+1" office:value-type="float" office:value="2.9450201629661">
            <text:p>2.945020163</text:p>
          </table:table-cell>
          <table:table-cell table:formula="of:=IF([.A575]/[.B575]&gt;=1.4;&quot;defender&quot;;IF([.C575]/[.D575]&gt;=1.3;&quot;demon hunter&quot;;IF([.D575]&gt;[.B57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03511366061866">
            <text:p>2.0351136606</text:p>
          </table:table-cell>
          <table:table-cell table:formula="of:=RAND()*5+1" office:value-type="float" office:value="4.86366269784048">
            <text:p>4.8636626978</text:p>
          </table:table-cell>
          <table:table-cell table:formula="of:=RAND()*5+1" office:value-type="float" office:value="2.11044311430305">
            <text:p>2.1104431143</text:p>
          </table:table-cell>
          <table:table-cell table:formula="of:=RAND()*5+1" office:value-type="float" office:value="4.49763917736709">
            <text:p>4.4976391774</text:p>
          </table:table-cell>
          <table:table-cell table:formula="of:=IF([.A576]/[.B576]&gt;=1.4;&quot;defender&quot;;IF([.C576]/[.D576]&gt;=1.3;&quot;demon hunter&quot;;IF([.D576]&gt;[.B57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32759218802676">
            <text:p>2.327592188</text:p>
          </table:table-cell>
          <table:table-cell table:formula="of:=RAND()*5+1" office:value-type="float" office:value="1.98547623725608">
            <text:p>1.9854762373</text:p>
          </table:table-cell>
          <table:table-cell table:formula="of:=RAND()*5+1" office:value-type="float" office:value="5.56965698162094">
            <text:p>5.5696569816</text:p>
          </table:table-cell>
          <table:table-cell table:formula="of:=RAND()*5+1" office:value-type="float" office:value="2.81133320787922">
            <text:p>2.8113332079</text:p>
          </table:table-cell>
          <table:table-cell table:formula="of:=IF([.A577]/[.B577]&gt;=1.4;&quot;defender&quot;;IF([.C577]/[.D577]&gt;=1.3;&quot;demon hunter&quot;;IF([.D577]&gt;[.B57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52773342793807">
            <text:p>2.5277334279</text:p>
          </table:table-cell>
          <table:table-cell table:formula="of:=RAND()*5+1" office:value-type="float" office:value="2.32713864557445">
            <text:p>2.3271386456</text:p>
          </table:table-cell>
          <table:table-cell table:formula="of:=RAND()*5+1" office:value-type="float" office:value="3.63732571387663">
            <text:p>3.6373257139</text:p>
          </table:table-cell>
          <table:table-cell table:formula="of:=RAND()*5+1" office:value-type="float" office:value="4.92268266063184">
            <text:p>4.9226826606</text:p>
          </table:table-cell>
          <table:table-cell table:formula="of:=IF([.A578]/[.B578]&gt;=1.4;&quot;defender&quot;;IF([.C578]/[.D578]&gt;=1.3;&quot;demon hunter&quot;;IF([.D578]&gt;[.B57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65944127971306">
            <text:p>1.6594412797</text:p>
          </table:table-cell>
          <table:table-cell table:formula="of:=RAND()*5+1" office:value-type="float" office:value="2.63024528650567">
            <text:p>2.6302452865</text:p>
          </table:table-cell>
          <table:table-cell table:formula="of:=RAND()*5+1" office:value-type="float" office:value="2.95207121549174">
            <text:p>2.9520712155</text:p>
          </table:table-cell>
          <table:table-cell table:formula="of:=RAND()*5+1" office:value-type="float" office:value="4.48896954208612">
            <text:p>4.4889695421</text:p>
          </table:table-cell>
          <table:table-cell table:formula="of:=IF([.A579]/[.B579]&gt;=1.4;&quot;defender&quot;;IF([.C579]/[.D579]&gt;=1.3;&quot;demon hunter&quot;;IF([.D579]&gt;[.B57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1.73206227272749">
            <text:p>1.7320622727</text:p>
          </table:table-cell>
          <table:table-cell table:formula="of:=RAND()*5+1" office:value-type="float" office:value="2.79326663725078">
            <text:p>2.7932666373</text:p>
          </table:table-cell>
          <table:table-cell table:formula="of:=RAND()*5+1" office:value-type="float" office:value="5.28057390032336">
            <text:p>5.2805739003</text:p>
          </table:table-cell>
          <table:table-cell table:formula="of:=RAND()*5+1" office:value-type="float" office:value="3.15329609112814">
            <text:p>3.1532960911</text:p>
          </table:table-cell>
          <table:table-cell table:formula="of:=IF([.A580]/[.B580]&gt;=1.4;&quot;defender&quot;;IF([.C580]/[.D580]&gt;=1.3;&quot;demon hunter&quot;;IF([.D580]&gt;[.B58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2967036338523">
            <text:p>2.2967036339</text:p>
          </table:table-cell>
          <table:table-cell table:formula="of:=RAND()*5+1" office:value-type="float" office:value="2.74978871829808">
            <text:p>2.7497887183</text:p>
          </table:table-cell>
          <table:table-cell table:formula="of:=RAND()*5+1" office:value-type="float" office:value="5.89479897543788">
            <text:p>5.8947989754</text:p>
          </table:table-cell>
          <table:table-cell table:formula="of:=RAND()*5+1" office:value-type="float" office:value="5.24436494475231">
            <text:p>5.2443649448</text:p>
          </table:table-cell>
          <table:table-cell table:formula="of:=IF([.A581]/[.B581]&gt;=1.4;&quot;defender&quot;;IF([.C581]/[.D581]&gt;=1.3;&quot;demon hunter&quot;;IF([.D581]&gt;[.B58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4.97624296834692">
            <text:p>4.9762429683</text:p>
          </table:table-cell>
          <table:table-cell table:formula="of:=RAND()*5+1" office:value-type="float" office:value="4.85698706377298">
            <text:p>4.8569870638</text:p>
          </table:table-cell>
          <table:table-cell table:formula="of:=RAND()*5+1" office:value-type="float" office:value="1.17764244461432">
            <text:p>1.1776424446</text:p>
          </table:table-cell>
          <table:table-cell table:formula="of:=RAND()*5+1" office:value-type="float" office:value="4.34969217190519">
            <text:p>4.3496921719</text:p>
          </table:table-cell>
          <table:table-cell table:formula="of:=IF([.A582]/[.B582]&gt;=1.4;&quot;defender&quot;;IF([.C582]/[.D582]&gt;=1.3;&quot;demon hunter&quot;;IF([.D582]&gt;[.B58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68713761446998">
            <text:p>4.6871376145</text:p>
          </table:table-cell>
          <table:table-cell table:formula="of:=RAND()*5+1" office:value-type="float" office:value="4.20672554895282">
            <text:p>4.206725549</text:p>
          </table:table-cell>
          <table:table-cell table:formula="of:=RAND()*5+1" office:value-type="float" office:value="3.0703882467933">
            <text:p>3.0703882468</text:p>
          </table:table-cell>
          <table:table-cell table:formula="of:=RAND()*5+1" office:value-type="float" office:value="5.218648027163">
            <text:p>5.2186480272</text:p>
          </table:table-cell>
          <table:table-cell table:formula="of:=IF([.A583]/[.B583]&gt;=1.4;&quot;defender&quot;;IF([.C583]/[.D583]&gt;=1.3;&quot;demon hunter&quot;;IF([.D583]&gt;[.B58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7162872068584">
            <text:p>3.7162872069</text:p>
          </table:table-cell>
          <table:table-cell table:formula="of:=RAND()*5+1" office:value-type="float" office:value="5.72225127508864">
            <text:p>5.7222512751</text:p>
          </table:table-cell>
          <table:table-cell table:formula="of:=RAND()*5+1" office:value-type="float" office:value="1.70772751467302">
            <text:p>1.7077275147</text:p>
          </table:table-cell>
          <table:table-cell table:formula="of:=RAND()*5+1" office:value-type="float" office:value="4.18083136109635">
            <text:p>4.1808313611</text:p>
          </table:table-cell>
          <table:table-cell table:formula="of:=IF([.A584]/[.B584]&gt;=1.4;&quot;defender&quot;;IF([.C584]/[.D584]&gt;=1.3;&quot;demon hunter&quot;;IF([.D584]&gt;[.B58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99216456897557">
            <text:p>5.992164569</text:p>
          </table:table-cell>
          <table:table-cell table:formula="of:=RAND()*5+1" office:value-type="float" office:value="5.04387939488515">
            <text:p>5.0438793949</text:p>
          </table:table-cell>
          <table:table-cell table:formula="of:=RAND()*5+1" office:value-type="float" office:value="1.3710180404596">
            <text:p>1.3710180405</text:p>
          </table:table-cell>
          <table:table-cell table:formula="of:=RAND()*5+1" office:value-type="float" office:value="1.27738449629396">
            <text:p>1.2773844963</text:p>
          </table:table-cell>
          <table:table-cell table:formula="of:=IF([.A585]/[.B585]&gt;=1.4;&quot;defender&quot;;IF([.C585]/[.D585]&gt;=1.3;&quot;demon hunter&quot;;IF([.D585]&gt;[.B58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2000671569258">
            <text:p>5.2000671569</text:p>
          </table:table-cell>
          <table:table-cell table:formula="of:=RAND()*5+1" office:value-type="float" office:value="2.51989799924195">
            <text:p>2.5198979992</text:p>
          </table:table-cell>
          <table:table-cell table:formula="of:=RAND()*5+1" office:value-type="float" office:value="5.15395688964054">
            <text:p>5.1539568896</text:p>
          </table:table-cell>
          <table:table-cell table:formula="of:=RAND()*5+1" office:value-type="float" office:value="3.22365543944761">
            <text:p>3.2236554394</text:p>
          </table:table-cell>
          <table:table-cell table:formula="of:=IF([.A586]/[.B586]&gt;=1.4;&quot;defender&quot;;IF([.C586]/[.D586]&gt;=1.3;&quot;demon hunter&quot;;IF([.D586]&gt;[.B58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5014328574762">
            <text:p>4.1501432857</text:p>
          </table:table-cell>
          <table:table-cell table:formula="of:=RAND()*5+1" office:value-type="float" office:value="4.00834375433624">
            <text:p>4.0083437543</text:p>
          </table:table-cell>
          <table:table-cell table:formula="of:=RAND()*5+1" office:value-type="float" office:value="2.49731329642236">
            <text:p>2.4973132964</text:p>
          </table:table-cell>
          <table:table-cell table:formula="of:=RAND()*5+1" office:value-type="float" office:value="5.85950843663886">
            <text:p>5.8595084366</text:p>
          </table:table-cell>
          <table:table-cell table:formula="of:=IF([.A587]/[.B587]&gt;=1.4;&quot;defender&quot;;IF([.C587]/[.D587]&gt;=1.3;&quot;demon hunter&quot;;IF([.D587]&gt;[.B58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65277507388964">
            <text:p>2.6527750739</text:p>
          </table:table-cell>
          <table:table-cell table:formula="of:=RAND()*5+1" office:value-type="float" office:value="1.10221450123936">
            <text:p>1.1022145012</text:p>
          </table:table-cell>
          <table:table-cell table:formula="of:=RAND()*5+1" office:value-type="float" office:value="3.58684373693541">
            <text:p>3.5868437369</text:p>
          </table:table-cell>
          <table:table-cell table:formula="of:=RAND()*5+1" office:value-type="float" office:value="3.36068243859336">
            <text:p>3.3606824386</text:p>
          </table:table-cell>
          <table:table-cell table:formula="of:=IF([.A588]/[.B588]&gt;=1.4;&quot;defender&quot;;IF([.C588]/[.D588]&gt;=1.3;&quot;demon hunter&quot;;IF([.D588]&gt;[.B58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5551059469581">
            <text:p>3.2555105947</text:p>
          </table:table-cell>
          <table:table-cell table:formula="of:=RAND()*5+1" office:value-type="float" office:value="3.22937557147816">
            <text:p>3.2293755715</text:p>
          </table:table-cell>
          <table:table-cell table:formula="of:=RAND()*5+1" office:value-type="float" office:value="4.97916428977624">
            <text:p>4.9791642898</text:p>
          </table:table-cell>
          <table:table-cell table:formula="of:=RAND()*5+1" office:value-type="float" office:value="1.933348974213">
            <text:p>1.9333489742</text:p>
          </table:table-cell>
          <table:table-cell table:formula="of:=IF([.A589]/[.B589]&gt;=1.4;&quot;defender&quot;;IF([.C589]/[.D589]&gt;=1.3;&quot;demon hunter&quot;;IF([.D589]&gt;[.B58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17771392129362">
            <text:p>1.1777139213</text:p>
          </table:table-cell>
          <table:table-cell table:formula="of:=RAND()*5+1" office:value-type="float" office:value="4.55221422854811">
            <text:p>4.5522142285</text:p>
          </table:table-cell>
          <table:table-cell table:formula="of:=RAND()*5+1" office:value-type="float" office:value="3.40920129232109">
            <text:p>3.4092012923</text:p>
          </table:table-cell>
          <table:table-cell table:formula="of:=RAND()*5+1" office:value-type="float" office:value="4.87396326521412">
            <text:p>4.8739632652</text:p>
          </table:table-cell>
          <table:table-cell table:formula="of:=IF([.A590]/[.B590]&gt;=1.4;&quot;defender&quot;;IF([.C590]/[.D590]&gt;=1.3;&quot;demon hunter&quot;;IF([.D590]&gt;[.B59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6641907566227">
            <text:p>3.6641907566</text:p>
          </table:table-cell>
          <table:table-cell table:formula="of:=RAND()*5+1" office:value-type="float" office:value="5.5734946615994">
            <text:p>5.5734946616</text:p>
          </table:table-cell>
          <table:table-cell table:formula="of:=RAND()*5+1" office:value-type="float" office:value="5.73736585816368">
            <text:p>5.7373658582</text:p>
          </table:table-cell>
          <table:table-cell table:formula="of:=RAND()*5+1" office:value-type="float" office:value="1.56590963620693">
            <text:p>1.5659096362</text:p>
          </table:table-cell>
          <table:table-cell table:formula="of:=IF([.A591]/[.B591]&gt;=1.4;&quot;defender&quot;;IF([.C591]/[.D591]&gt;=1.3;&quot;demon hunter&quot;;IF([.D591]&gt;[.B59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0722240963951">
            <text:p>4.3072224096</text:p>
          </table:table-cell>
          <table:table-cell table:formula="of:=RAND()*5+1" office:value-type="float" office:value="3.77916840743273">
            <text:p>3.7791684074</text:p>
          </table:table-cell>
          <table:table-cell table:formula="of:=RAND()*5+1" office:value-type="float" office:value="5.0137876663357">
            <text:p>5.0137876663</text:p>
          </table:table-cell>
          <table:table-cell table:formula="of:=RAND()*5+1" office:value-type="float" office:value="2.48269474972039">
            <text:p>2.4826947497</text:p>
          </table:table-cell>
          <table:table-cell table:formula="of:=IF([.A592]/[.B592]&gt;=1.4;&quot;defender&quot;;IF([.C592]/[.D592]&gt;=1.3;&quot;demon hunter&quot;;IF([.D592]&gt;[.B59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626363998279">
            <text:p>3.2626363998</text:p>
          </table:table-cell>
          <table:table-cell table:formula="of:=RAND()*5+1" office:value-type="float" office:value="5.50508334673941">
            <text:p>5.5050833467</text:p>
          </table:table-cell>
          <table:table-cell table:formula="of:=RAND()*5+1" office:value-type="float" office:value="3.51843942329288">
            <text:p>3.5184394233</text:p>
          </table:table-cell>
          <table:table-cell table:formula="of:=RAND()*5+1" office:value-type="float" office:value="4.04596653440967">
            <text:p>4.0459665344</text:p>
          </table:table-cell>
          <table:table-cell table:formula="of:=IF([.A593]/[.B593]&gt;=1.4;&quot;defender&quot;;IF([.C593]/[.D593]&gt;=1.3;&quot;demon hunter&quot;;IF([.D593]&gt;[.B59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76515716547146">
            <text:p>4.7651571655</text:p>
          </table:table-cell>
          <table:table-cell table:formula="of:=RAND()*5+1" office:value-type="float" office:value="1.04783030366525">
            <text:p>1.0478303037</text:p>
          </table:table-cell>
          <table:table-cell table:formula="of:=RAND()*5+1" office:value-type="float" office:value="1.74782859999686">
            <text:p>1.7478286</text:p>
          </table:table-cell>
          <table:table-cell table:formula="of:=RAND()*5+1" office:value-type="float" office:value="1.94002317404374">
            <text:p>1.940023174</text:p>
          </table:table-cell>
          <table:table-cell table:formula="of:=IF([.A594]/[.B594]&gt;=1.4;&quot;defender&quot;;IF([.C594]/[.D594]&gt;=1.3;&quot;demon hunter&quot;;IF([.D594]&gt;[.B59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1305594341829">
            <text:p>3.5130559434</text:p>
          </table:table-cell>
          <table:table-cell table:formula="of:=RAND()*5+1" office:value-type="float" office:value="2.72710835002363">
            <text:p>2.72710835</text:p>
          </table:table-cell>
          <table:table-cell table:formula="of:=RAND()*5+1" office:value-type="float" office:value="2.28375402884558">
            <text:p>2.2837540288</text:p>
          </table:table-cell>
          <table:table-cell table:formula="of:=RAND()*5+1" office:value-type="float" office:value="4.64865765441209">
            <text:p>4.6486576544</text:p>
          </table:table-cell>
          <table:table-cell table:formula="of:=IF([.A595]/[.B595]&gt;=1.4;&quot;defender&quot;;IF([.C595]/[.D595]&gt;=1.3;&quot;demon hunter&quot;;IF([.D595]&gt;[.B59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03466237010434">
            <text:p>5.0346623701</text:p>
          </table:table-cell>
          <table:table-cell table:formula="of:=RAND()*5+1" office:value-type="float" office:value="4.12423025025055">
            <text:p>4.1242302503</text:p>
          </table:table-cell>
          <table:table-cell table:formula="of:=RAND()*5+1" office:value-type="float" office:value="3.74981163674965">
            <text:p>3.7498116367</text:p>
          </table:table-cell>
          <table:table-cell table:formula="of:=RAND()*5+1" office:value-type="float" office:value="3.89189488859847">
            <text:p>3.8918948886</text:p>
          </table:table-cell>
          <table:table-cell table:formula="of:=IF([.A596]/[.B596]&gt;=1.4;&quot;defender&quot;;IF([.C596]/[.D596]&gt;=1.3;&quot;demon hunter&quot;;IF([.D596]&gt;[.B59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7606510729529">
            <text:p>4.760651073</text:p>
          </table:table-cell>
          <table:table-cell table:formula="of:=RAND()*5+1" office:value-type="float" office:value="1.9267523791641">
            <text:p>1.9267523792</text:p>
          </table:table-cell>
          <table:table-cell table:formula="of:=RAND()*5+1" office:value-type="float" office:value="1.36728233797476">
            <text:p>1.367282338</text:p>
          </table:table-cell>
          <table:table-cell table:formula="of:=RAND()*5+1" office:value-type="float" office:value="1.00978474039584">
            <text:p>1.0097847404</text:p>
          </table:table-cell>
          <table:table-cell table:formula="of:=IF([.A597]/[.B597]&gt;=1.4;&quot;defender&quot;;IF([.C597]/[.D597]&gt;=1.3;&quot;demon hunter&quot;;IF([.D597]&gt;[.B59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7496767416596">
            <text:p>3.2749676742</text:p>
          </table:table-cell>
          <table:table-cell table:formula="of:=RAND()*5+1" office:value-type="float" office:value="5.98568370239809">
            <text:p>5.9856837024</text:p>
          </table:table-cell>
          <table:table-cell table:formula="of:=RAND()*5+1" office:value-type="float" office:value="5.06957386992872">
            <text:p>5.0695738699</text:p>
          </table:table-cell>
          <table:table-cell table:formula="of:=RAND()*5+1" office:value-type="float" office:value="5.93915843311697">
            <text:p>5.9391584331</text:p>
          </table:table-cell>
          <table:table-cell table:formula="of:=IF([.A598]/[.B598]&gt;=1.4;&quot;defender&quot;;IF([.C598]/[.D598]&gt;=1.3;&quot;demon hunter&quot;;IF([.D598]&gt;[.B59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55917836399749">
            <text:p>5.559178364</text:p>
          </table:table-cell>
          <table:table-cell table:formula="of:=RAND()*5+1" office:value-type="float" office:value="4.8069397280924">
            <text:p>4.8069397281</text:p>
          </table:table-cell>
          <table:table-cell table:formula="of:=RAND()*5+1" office:value-type="float" office:value="1.5050680693239">
            <text:p>1.5050680693</text:p>
          </table:table-cell>
          <table:table-cell table:formula="of:=RAND()*5+1" office:value-type="float" office:value="3.866400773637">
            <text:p>3.8664007736</text:p>
          </table:table-cell>
          <table:table-cell table:formula="of:=IF([.A599]/[.B599]&gt;=1.4;&quot;defender&quot;;IF([.C599]/[.D599]&gt;=1.3;&quot;demon hunter&quot;;IF([.D599]&gt;[.B59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58610813785344">
            <text:p>2.5861081379</text:p>
          </table:table-cell>
          <table:table-cell table:formula="of:=RAND()*5+1" office:value-type="float" office:value="5.51885573798791">
            <text:p>5.518855738</text:p>
          </table:table-cell>
          <table:table-cell table:formula="of:=RAND()*5+1" office:value-type="float" office:value="5.3490955256857">
            <text:p>5.3490955257</text:p>
          </table:table-cell>
          <table:table-cell table:formula="of:=RAND()*5+1" office:value-type="float" office:value="4.84874453768134">
            <text:p>4.8487445377</text:p>
          </table:table-cell>
          <table:table-cell table:formula="of:=IF([.A600]/[.B600]&gt;=1.4;&quot;defender&quot;;IF([.C600]/[.D600]&gt;=1.3;&quot;demon hunter&quot;;IF([.D600]&gt;[.B60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02393908472732">
            <text:p>5.0239390847</text:p>
          </table:table-cell>
          <table:table-cell table:formula="of:=RAND()*5+1" office:value-type="float" office:value="2.86753494897857">
            <text:p>2.867534949</text:p>
          </table:table-cell>
          <table:table-cell table:formula="of:=RAND()*5+1" office:value-type="float" office:value="2.89471107209101">
            <text:p>2.8947110721</text:p>
          </table:table-cell>
          <table:table-cell table:formula="of:=RAND()*5+1" office:value-type="float" office:value="3.78909625019878">
            <text:p>3.7890962502</text:p>
          </table:table-cell>
          <table:table-cell table:formula="of:=IF([.A601]/[.B601]&gt;=1.4;&quot;defender&quot;;IF([.C601]/[.D601]&gt;=1.3;&quot;demon hunter&quot;;IF([.D601]&gt;[.B60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1536525264382">
            <text:p>2.9153652526</text:p>
          </table:table-cell>
          <table:table-cell table:formula="of:=RAND()*5+1" office:value-type="float" office:value="3.64253967208788">
            <text:p>3.6425396721</text:p>
          </table:table-cell>
          <table:table-cell table:formula="of:=RAND()*5+1" office:value-type="float" office:value="4.72911942424253">
            <text:p>4.7291194242</text:p>
          </table:table-cell>
          <table:table-cell table:formula="of:=RAND()*5+1" office:value-type="float" office:value="5.42842119606212">
            <text:p>5.4284211961</text:p>
          </table:table-cell>
          <table:table-cell table:formula="of:=IF([.A602]/[.B602]&gt;=1.4;&quot;defender&quot;;IF([.C602]/[.D602]&gt;=1.3;&quot;demon hunter&quot;;IF([.D602]&gt;[.B60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36964802211151">
            <text:p>5.3696480221</text:p>
          </table:table-cell>
          <table:table-cell table:formula="of:=RAND()*5+1" office:value-type="float" office:value="1.0128734530881">
            <text:p>1.0128734531</text:p>
          </table:table-cell>
          <table:table-cell table:formula="of:=RAND()*5+1" office:value-type="float" office:value="4.07707885280252">
            <text:p>4.0770788528</text:p>
          </table:table-cell>
          <table:table-cell table:formula="of:=RAND()*5+1" office:value-type="float" office:value="4.40431039221585">
            <text:p>4.4043103922</text:p>
          </table:table-cell>
          <table:table-cell table:formula="of:=IF([.A603]/[.B603]&gt;=1.4;&quot;defender&quot;;IF([.C603]/[.D603]&gt;=1.3;&quot;demon hunter&quot;;IF([.D603]&gt;[.B60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3710370333865">
            <text:p>4.1371037033</text:p>
          </table:table-cell>
          <table:table-cell table:formula="of:=RAND()*5+1" office:value-type="float" office:value="1.82689048955217">
            <text:p>1.8268904896</text:p>
          </table:table-cell>
          <table:table-cell table:formula="of:=RAND()*5+1" office:value-type="float" office:value="2.29620528314263">
            <text:p>2.2962052831</text:p>
          </table:table-cell>
          <table:table-cell table:formula="of:=RAND()*5+1" office:value-type="float" office:value="2.89775477629155">
            <text:p>2.8977547763</text:p>
          </table:table-cell>
          <table:table-cell table:formula="of:=IF([.A604]/[.B604]&gt;=1.4;&quot;defender&quot;;IF([.C604]/[.D604]&gt;=1.3;&quot;demon hunter&quot;;IF([.D604]&gt;[.B60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75364287104458">
            <text:p>2.753642871</text:p>
          </table:table-cell>
          <table:table-cell table:formula="of:=RAND()*5+1" office:value-type="float" office:value="2.66348762111738">
            <text:p>2.6634876211</text:p>
          </table:table-cell>
          <table:table-cell table:formula="of:=RAND()*5+1" office:value-type="float" office:value="2.90753951668739">
            <text:p>2.9075395167</text:p>
          </table:table-cell>
          <table:table-cell table:formula="of:=RAND()*5+1" office:value-type="float" office:value="5.02861054521054">
            <text:p>5.0286105452</text:p>
          </table:table-cell>
          <table:table-cell table:formula="of:=IF([.A605]/[.B605]&gt;=1.4;&quot;defender&quot;;IF([.C605]/[.D605]&gt;=1.3;&quot;demon hunter&quot;;IF([.D605]&gt;[.B60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2.64917132351547">
            <text:p>2.6491713235</text:p>
          </table:table-cell>
          <table:table-cell table:formula="of:=RAND()*5+1" office:value-type="float" office:value="1.97711338894442">
            <text:p>1.9771133889</text:p>
          </table:table-cell>
          <table:table-cell table:formula="of:=RAND()*5+1" office:value-type="float" office:value="4.96776897832751">
            <text:p>4.9677689783</text:p>
          </table:table-cell>
          <table:table-cell table:formula="of:=RAND()*5+1" office:value-type="float" office:value="2.20834968984127">
            <text:p>2.2083496898</text:p>
          </table:table-cell>
          <table:table-cell table:formula="of:=IF([.A606]/[.B606]&gt;=1.4;&quot;defender&quot;;IF([.C606]/[.D606]&gt;=1.3;&quot;demon hunter&quot;;IF([.D606]&gt;[.B60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78405311703682">
            <text:p>5.784053117</text:p>
          </table:table-cell>
          <table:table-cell table:formula="of:=RAND()*5+1" office:value-type="float" office:value="5.47283704997972">
            <text:p>5.47283705</text:p>
          </table:table-cell>
          <table:table-cell table:formula="of:=RAND()*5+1" office:value-type="float" office:value="5.07475046347827">
            <text:p>5.0747504635</text:p>
          </table:table-cell>
          <table:table-cell table:formula="of:=RAND()*5+1" office:value-type="float" office:value="2.37016125489026">
            <text:p>2.3701612549</text:p>
          </table:table-cell>
          <table:table-cell table:formula="of:=IF([.A607]/[.B607]&gt;=1.4;&quot;defender&quot;;IF([.C607]/[.D607]&gt;=1.3;&quot;demon hunter&quot;;IF([.D607]&gt;[.B60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99169278796762">
            <text:p>4.991692788</text:p>
          </table:table-cell>
          <table:table-cell table:formula="of:=RAND()*5+1" office:value-type="float" office:value="4.42384598916397">
            <text:p>4.4238459892</text:p>
          </table:table-cell>
          <table:table-cell table:formula="of:=RAND()*5+1" office:value-type="float" office:value="1.2189057925716">
            <text:p>1.2189057926</text:p>
          </table:table-cell>
          <table:table-cell table:formula="of:=RAND()*5+1" office:value-type="float" office:value="4.01563187269494">
            <text:p>4.0156318727</text:p>
          </table:table-cell>
          <table:table-cell table:formula="of:=IF([.A608]/[.B608]&gt;=1.4;&quot;defender&quot;;IF([.C608]/[.D608]&gt;=1.3;&quot;demon hunter&quot;;IF([.D608]&gt;[.B60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9138093814254">
            <text:p>1.2913809381</text:p>
          </table:table-cell>
          <table:table-cell table:formula="of:=RAND()*5+1" office:value-type="float" office:value="3.11361686466262">
            <text:p>3.1136168647</text:p>
          </table:table-cell>
          <table:table-cell table:formula="of:=RAND()*5+1" office:value-type="float" office:value="1.80472812289372">
            <text:p>1.8047281229</text:p>
          </table:table-cell>
          <table:table-cell table:formula="of:=RAND()*5+1" office:value-type="float" office:value="3.20674619311467">
            <text:p>3.2067461931</text:p>
          </table:table-cell>
          <table:table-cell table:formula="of:=IF([.A609]/[.B609]&gt;=1.4;&quot;defender&quot;;IF([.C609]/[.D609]&gt;=1.3;&quot;demon hunter&quot;;IF([.D609]&gt;[.B60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5.7561565367505">
            <text:p>5.7561565368</text:p>
          </table:table-cell>
          <table:table-cell table:formula="of:=RAND()*5+1" office:value-type="float" office:value="5.53384754713625">
            <text:p>5.5338475471</text:p>
          </table:table-cell>
          <table:table-cell table:formula="of:=RAND()*5+1" office:value-type="float" office:value="2.63516738917679">
            <text:p>2.6351673892</text:p>
          </table:table-cell>
          <table:table-cell table:formula="of:=RAND()*5+1" office:value-type="float" office:value="5.125804558862">
            <text:p>5.1258045589</text:p>
          </table:table-cell>
          <table:table-cell table:formula="of:=IF([.A610]/[.B610]&gt;=1.4;&quot;defender&quot;;IF([.C610]/[.D610]&gt;=1.3;&quot;demon hunter&quot;;IF([.D610]&gt;[.B61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54672100022435">
            <text:p>5.5467210002</text:p>
          </table:table-cell>
          <table:table-cell table:formula="of:=RAND()*5+1" office:value-type="float" office:value="5.7122462419793">
            <text:p>5.712246242</text:p>
          </table:table-cell>
          <table:table-cell table:formula="of:=RAND()*5+1" office:value-type="float" office:value="3.53011495340615">
            <text:p>3.5301149534</text:p>
          </table:table-cell>
          <table:table-cell table:formula="of:=RAND()*5+1" office:value-type="float" office:value="3.683824703563">
            <text:p>3.6838247036</text:p>
          </table:table-cell>
          <table:table-cell table:formula="of:=IF([.A611]/[.B611]&gt;=1.4;&quot;defender&quot;;IF([.C611]/[.D611]&gt;=1.3;&quot;demon hunter&quot;;IF([.D611]&gt;[.B61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53913673385978">
            <text:p>1.5391367339</text:p>
          </table:table-cell>
          <table:table-cell table:formula="of:=RAND()*5+1" office:value-type="float" office:value="4.82632023654878">
            <text:p>4.8263202365</text:p>
          </table:table-cell>
          <table:table-cell table:formula="of:=RAND()*5+1" office:value-type="float" office:value="5.58157947985455">
            <text:p>5.5815794799</text:p>
          </table:table-cell>
          <table:table-cell table:formula="of:=RAND()*5+1" office:value-type="float" office:value="3.29277960490435">
            <text:p>3.2927796049</text:p>
          </table:table-cell>
          <table:table-cell table:formula="of:=IF([.A612]/[.B612]&gt;=1.4;&quot;defender&quot;;IF([.C612]/[.D612]&gt;=1.3;&quot;demon hunter&quot;;IF([.D612]&gt;[.B61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48980785766616">
            <text:p>1.4898078577</text:p>
          </table:table-cell>
          <table:table-cell table:formula="of:=RAND()*5+1" office:value-type="float" office:value="2.48911899887025">
            <text:p>2.4891189989</text:p>
          </table:table-cell>
          <table:table-cell table:formula="of:=RAND()*5+1" office:value-type="float" office:value="2.32139015011489">
            <text:p>2.3213901501</text:p>
          </table:table-cell>
          <table:table-cell table:formula="of:=RAND()*5+1" office:value-type="float" office:value="3.13897918118164">
            <text:p>3.1389791812</text:p>
          </table:table-cell>
          <table:table-cell table:formula="of:=IF([.A613]/[.B613]&gt;=1.4;&quot;defender&quot;;IF([.C613]/[.D613]&gt;=1.3;&quot;demon hunter&quot;;IF([.D613]&gt;[.B61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AND()*5+1" office:value-type="float" office:value="3.46623238781467">
            <text:p>3.4662323878</text:p>
          </table:table-cell>
          <table:table-cell table:formula="of:=RAND()*5+1" office:value-type="float" office:value="1.28915913077071">
            <text:p>1.2891591308</text:p>
          </table:table-cell>
          <table:table-cell table:formula="of:=RAND()*5+1" office:value-type="float" office:value="4.34732887102291">
            <text:p>4.347328871</text:p>
          </table:table-cell>
          <table:table-cell table:formula="of:=RAND()*5+1" office:value-type="float" office:value="3.25028550485149">
            <text:p>3.2502855049</text:p>
          </table:table-cell>
          <table:table-cell table:formula="of:=IF([.A614]/[.B614]&gt;=1.4;&quot;defender&quot;;IF([.C614]/[.D614]&gt;=1.3;&quot;demon hunter&quot;;IF([.D614]&gt;[.B614];&quot;monk&quot;;&quot;wizard&quot;)))" office:value-type="string" office:string-value="defender">
            <text:p>defender</text:p>
          </table:table-cell>
          <table:table-cell/>
        </table:table-row>
        <table:table-row table:style-name="ro1" table:number-rows-repeated="10479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 style:data-style-name="N2" text:time-value="0000-00-00T10:11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0:20:16</meta:creation-date>
    <meta:editing-duration>PT5M53S</meta:editing-duration>
    <meta:editing-cycles>6</meta:editing-cycles>
    <meta:generator>LibreOffice/4.0$Linux_x86 LibreOffice_project/400m0$Build-1</meta:generator>
    <meta:initial-creator>Go Gunawan</meta:initial-creator>
    <dc:date>2013-03-16T10:14:00</dc:date>
    <dc:creator>Go Gunawan</dc:creator>
    <meta:document-statistic meta:table-count="1" meta:cell-count="3074" meta:object-count="0"/>
  </office:meta>
</office:document-meta>
</file>